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3417in"/>
    </style:style>
    <style:style style:name="co8" style:family="table-column">
      <style:table-column-properties fo:break-before="auto" style:column-width="2.1846in"/>
    </style:style>
    <style:style style:name="co50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0.4646in"/>
    </style:style>
    <style:style style:name="co51" style:family="table-column">
      <style:table-column-properties fo:break-before="auto" style:column-width="0.289in"/>
    </style:style>
    <style:style style:name="co52" style:family="table-column">
      <style:table-column-properties fo:break-before="auto" style:column-width="0.8508in"/>
    </style:style>
    <style:style style:name="co53" style:family="table-column">
      <style:table-column-properties fo:break-before="auto" style:column-width="0.3827in"/>
    </style:style>
    <style:style style:name="co54" style:family="table-column">
      <style:table-column-properties fo:break-before="auto" style:column-width="2.3866in"/>
    </style:style>
    <style:style style:name="co14" style:family="table-column">
      <style:table-column-properties fo:break-before="auto" style:column-width="2.6236in"/>
    </style:style>
    <style:style style:name="co55" style:family="table-column">
      <style:table-column-properties fo:break-before="auto" style:column-width="1.5382in"/>
    </style:style>
    <style:style style:name="co56" style:family="table-column">
      <style:table-column-properties fo:break-before="auto" style:column-width="0.9791in"/>
    </style:style>
    <style:style style:name="co57" style:family="table-column">
      <style:table-column-properties fo:break-before="auto" style:column-width="1.4008in"/>
    </style:style>
    <style:style style:name="co58" style:family="table-column">
      <style:table-column-properties fo:break-before="auto" style:column-width="0.3646in"/>
    </style:style>
    <style:style style:name="co5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1.2543in"/>
    </style:style>
    <style:style style:name="co21" style:family="table-column">
      <style:table-column-properties fo:break-before="auto" style:column-width="0.7335in"/>
    </style:style>
    <style:style style:name="co60" style:family="table-column">
      <style:table-column-properties fo:break-before="auto" style:column-width="1.6091in"/>
    </style:style>
    <style:style style:name="co23" style:family="table-column">
      <style:table-column-properties fo:break-before="auto" style:column-width="2.2839in"/>
    </style:style>
    <style:style style:name="co61" style:family="table-column">
      <style:table-column-properties fo:break-before="auto" style:column-width="1.6575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0.4583in"/>
    </style:style>
    <style:style style:name="co62" style:family="table-column">
      <style:table-column-properties fo:break-before="auto" style:column-width="1.4591in"/>
    </style:style>
    <style:style style:name="co29" style:family="table-column">
      <style:table-column-properties fo:break-before="auto" style:column-width="0.4236in"/>
    </style:style>
    <style:style style:name="co63" style:family="table-column">
      <style:table-column-properties fo:break-before="auto" style:column-width="1.4236in"/>
    </style:style>
    <style:style style:name="co25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0.2654in"/>
    </style:style>
    <style:style style:name="co40" style:family="table-column">
      <style:table-column-properties fo:break-before="auto" style:column-width="1.1547in"/>
    </style:style>
    <style:style style:name="co41" style:family="table-column">
      <style:table-column-properties fo:break-before="auto" style:column-width="0.511in"/>
    </style:style>
    <style:style style:name="co47" style:family="table-column">
      <style:table-column-properties fo:break-before="auto" style:column-width="0.8681in"/>
    </style:style>
    <style:style style:name="co36" style:family="table-column">
      <style:table-column-properties fo:break-before="auto" style:column-width="1.0665in"/>
    </style:style>
    <style:style style:name="co37" style:family="table-column">
      <style:table-column-properties fo:break-before="auto" style:column-width="0.2417in"/>
    </style:style>
    <style:style style:name="co38" style:family="table-column">
      <style:table-column-properties fo:break-before="auto" style:column-width="2.0091in"/>
    </style:style>
    <style:style style:name="co42" style:family="table-column">
      <style:table-column-properties fo:break-before="auto" style:column-width="0.7429in"/>
    </style:style>
    <style:style style:name="co43" style:family="table-column">
      <style:table-column-properties fo:break-before="auto" style:column-width="2.1965in"/>
    </style:style>
    <style:style style:name="co44" style:family="table-column">
      <style:table-column-properties fo:break-before="auto" style:column-width="0.6457in"/>
    </style:style>
    <style:style style:name="co45" style:family="table-column">
      <style:table-column-properties fo:break-before="auto" style:column-width="2.6035in"/>
    </style:style>
    <style:style style:name="co46" style:family="table-column">
      <style:table-column-properties fo:break-before="auto" style:column-width="2.3984in"/>
    </style:style>
    <style:style style:name="co48" style:family="table-column">
      <style:table-column-properties fo:break-before="auto" style:column-width="1.652in"/>
    </style:style>
    <style:style style:name="co49" style:family="table-column">
      <style:table-column-properties fo:break-before="auto" style:column-width="1.4882in"/>
    </style:style>
    <style:style style:name="co64" style:family="table-column">
      <style:table-column-properties fo:break-before="auto" style:column-width="1.1374in"/>
    </style:style>
    <style:style style:name="co65" style:family="table-column">
      <style:table-column-properties fo:break-before="auto" style:column-width="1.3654in"/>
    </style:style>
    <style:style style:name="co66" style:family="table-column">
      <style:table-column-properties fo:break-before="auto" style:column-width="0.4819in"/>
    </style:style>
    <style:style style:name="ro3" style:family="table-row">
      <style:table-row-properties style:row-height="0.5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in" fo:break-before="auto" style:use-optimal-row-height="true"/>
    </style:style>
    <style:style style:name="ro7" style:family="table-row">
      <style:table-row-properties style:row-height="0.6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style:font-name="Ari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/>
    </style:style>
    <style:style style:name="ce3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43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/>
    </style:style>
    <style:style style:name="ce53" style:family="table-cell" style:parent-style-name="Default">
      <style:table-cell-properties style:text-align-source="fix" style:repeat-content="false"/>
      <style:paragraph-properties fo:text-align="center"/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</office:automatic-styles>
  <office:body>
    <office:spreadsheet>
      <table:table table:name="Weapons" table:style-name="ta1">
        <office:forms form:automatic-focus="false" form:apply-design-mode="false"/>
        <table:table-column table:style-name="co7" table:default-cell-style-name="ce28"/>
        <table:table-column table:style-name="co8" table:default-cell-style-name="ce30"/>
        <table:table-column table:style-name="co50" table:default-cell-style-name="ce32"/>
        <table:table-column table:style-name="co4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32"/>
        <table:table-column table:style-name="co14" table:default-cell-style-name="ce28"/>
        <table:table-column table:style-name="co55" table:default-cell-style-name="ce32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20" table:default-cell-style-name="ce28"/>
        <table:table-column table:style-name="co7" table:default-cell-style-name="ce28"/>
        <table:table-column table:style-name="co8" table:default-cell-style-name="ce30"/>
        <table:table-column table:style-name="co21" table:default-cell-style-name="ce28"/>
        <table:table-column table:style-name="co60" table:default-cell-style-name="ce34"/>
        <table:table-column table:style-name="co23" table:default-cell-style-name="ce36"/>
        <table:table-column table:style-name="co61" table:default-cell-style-name="ce36"/>
        <table:table-column table:style-name="co20" table:default-cell-style-name="ce28"/>
        <table:table-column table:style-name="co7" table:default-cell-style-name="ce28"/>
        <table:table-column table:style-name="co26" table:default-cell-style-name="ce30"/>
        <table:table-column table:style-name="co27" table:default-cell-style-name="ce28"/>
        <table:table-column table:style-name="co62" table:default-cell-style-name="ce38"/>
        <table:table-column table:style-name="co29" table:default-cell-style-name="ce36"/>
        <table:table-column table:style-name="co63" table:default-cell-style-name="ce36"/>
        <table:table-column table:style-name="co25" table:number-columns-repeated="996" table:default-cell-style-name="ce28"/>
        <table:table-row table:style-name="ro3">
          <table:table-cell table:style-name="ce27" office:value-type="string" calcext:value-type="string">
            <text:p>№</text:p>
          </table:table-cell>
          <table:table-cell table:style-name="ce29" office:value-type="string" calcext:value-type="string">
            <text:p>weapon name</text:p>
          </table:table-cell>
          <table:table-cell table:style-name="ce31" office:value-type="string" calcext:value-type="string">
            <text:p>trgrank</text:p>
            <text:p>(default: Front row enemy)</text:p>
          </table:table-cell>
          <table:table-cell table:style-name="ce27" office:value-type="string" calcext:value-type="string">
            <text:p>range</text:p>
          </table:table-cell>
          <table:table-cell table:style-name="ce27" office:value-type="string" calcext:value-type="string">
            <text:p>init</text:p>
          </table:table-cell>
          <table:table-cell table:style-name="ce27" office:value-type="string" calcext:value-type="string">
            <text:p>dmgtype</text:p>
          </table:table-cell>
          <table:table-cell table:style-name="ce27" office:value-type="string" calcext:value-type="string">
            <text:p>dmg</text:p>
          </table:table-cell>
          <table:table-cell table:style-name="ce31" office:value-type="string" calcext:value-type="string">
            <text:p>aoe</text:p>
            <text:p>(default: One square near target)</text:p>
          </table:table-cell>
          <table:table-cell table:style-name="ce27" office:value-type="string" calcext:value-type="string">
            <text:p>flags</text:p>
          </table:table-cell>
          <table:table-cell table:style-name="ce31" office:value-type="string" calcext:value-type="string">
            <text:p>flymode</text:p>
          </table:table-cell>
          <table:table-cell table:style-name="ce27" office:value-type="string" calcext:value-type="string">
            <text:p>flylook</text:p>
            <text:p>(/sprite)</text:p>
          </table:table-cell>
          <table:table-cell table:style-name="ce27" office:value-type="string" calcext:value-type="string">
            <text:p>flysound</text:p>
          </table:table-cell>
          <table:table-cell table:style-name="ce27" office:value-type="string" calcext:value-type="string">
            <text:p>look</text:p>
          </table:table-cell>
          <table:table-cell table:style-name="ce27" office:value-type="string" calcext:value-type="string">
            <text:p>sound</text:p>
          </table:table-cell>
          <table:table-cell table:style-name="ce27" office:value-type="string" calcext:value-type="string">
            <text:p>extra effect</text:p>
          </table:table-cell>
          <table:table-cell table:style-name="ce27"/>
          <table:table-cell table:style-name="ce29" office:value-type="string" calcext:value-type="string">
            <text:p>extra weapon</text:p>
          </table:table-cell>
          <table:table-cell table:style-name="ce27" office:value-type="string" calcext:value-type="string">
            <text:p>extra dmg</text:p>
          </table:table-cell>
          <table:table-cell table:style-name="ce33"/>
          <table:table-cell table:style-name="ce35" office:value-type="string" calcext:value-type="string">
            <text:p>extra aoe</text:p>
          </table:table-cell>
          <table:table-cell table:style-name="ce35" office:value-type="string" calcext:value-type="string">
            <text:p>extra flags</text:p>
          </table:table-cell>
          <table:table-cell table:style-name="ce27" office:value-type="string" calcext:value-type="string">
            <text:p>extra effect2</text:p>
          </table:table-cell>
          <table:table-cell table:style-name="ce27"/>
          <table:table-cell table:style-name="ce29" office:value-type="string" calcext:value-type="string">
            <text:p>extra weapon2</text:p>
          </table:table-cell>
          <table:table-cell table:style-name="ce27" office:value-type="string" calcext:value-type="string">
            <text:p>extra</text:p>
            <text:p>dmg2</text:p>
          </table:table-cell>
          <table:table-cell table:style-name="ce37"/>
          <table:table-cell table:style-name="ce35" office:value-type="string" calcext:value-type="string">
            <text:p>extra</text:p>
            <text:p>aoe2</text:p>
          </table:table-cell>
          <table:table-cell table:style-name="ce35" office:value-type="string" calcext:value-type="string">
            <text:p>extra flags2</text:p>
          </table:table-cell>
          <table:table-cell table:style-name="ce27" table:number-columns-repeated="99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oad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a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m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 + 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hor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ross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load1 + mundane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fe Dr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inanimat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nce Char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oneshot + mundane</text:p>
          </table:table-cell>
          <table:table-cell table:number-columns-repeated="4"/>
          <table:table-cell office:value-type="string" calcext:value-type="string">
            <text:p>84, hit_impact.sw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tl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aff (mr)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 + inanimate</text:p>
          </table:table-cell>
          <table:table-cell office:value-type="string" calcext:value-type="string">
            <text:p>Li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 sound on re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 tortyr.smp (pain)</text:p>
          </table:table-cell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Gaze of Fear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, fear.sm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an + inanimate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, drain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rea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undane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ik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lbe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Jave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eshot + mundane + arrow</text:p>
          </table:table-cell>
          <table:table-cell office:value-type="string" calcext:value-type="string">
            <text:p>Missile s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 javelin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l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ieldneg + 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rid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l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ndane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sling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Longbow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 + 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ben (self)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 table:number-columns-repeated="2"/>
          <table:table-cell office:value-type="string" calcext:value-type="string">
            <text:p>hardmr + 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Cloud of Death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tandard particle effec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66, windshort.wav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Bane Fir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16, fire.smp</text:p>
          </table:table-cell>
          <table:table-cell office:value-type="string" calcext:value-type="string">
            <text:p>if target is affected</text:p>
          </table:table-cell>
          <table:table-cell office:value-type="float" office:value="613" calcext:value-type="float">
            <text:p>613</text:p>
          </table:table-cell>
          <table:table-cell table:formula="of:=[.B615]" office:value-type="string" office:string-value="Bane Fire Decay" calcext:value-type="string">
            <text:p>Bane Fire 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615]" office:value-type="string" office:string-value="9 squares near and including target" calcext:value-type="string">
            <text:p>9 squares near and including target</text:p>
          </table:table-cell>
          <table:table-cell table:formula="of:=[.I615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Foul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oison 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 + 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ny enem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3"/>
          <table:table-cell office:value-type="string" calcext:value-type="string">
            <text:p>Lin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70, echo.wav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oison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Cone, 1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ail Sla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shieldneg</text:p>
          </table:table-cell>
          <table:table-cell table:number-columns-repeated="4"/>
          <table:table-cell office:value-type="string" calcext:value-type="string">
            <text:p>105, whip2.sw</text:p>
          </table:table-cell>
          <table:table-cell table:number-columns-repeated="1010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Death Gaz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Wide cone, 25 squares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0, echo.wav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Strong Venomous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Venomous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Weak Venomous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oison Cl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oison Spi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ncorpor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llow</text:p>
          </table:table-cell>
          <table:table-cell table:number-columns-repeated="2"/>
          <table:table-cell office:value-type="string" calcext:value-type="string">
            <text:p>mr + an + huge</text:p>
          </table:table-cell>
          <table:table-cell table:number-columns-repeated="4"/>
          <table:table-cell office:value-type="string" calcext:value-type="string">
            <text:p>103, incorp.sw</text:p>
          </table:table-cell>
          <table:table-cell table:number-columns-repeated="1010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Death W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undea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, shortsag.s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utrid Cloud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Wide 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2, fear.sm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Flame Bur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5 squares near and including target</text:p>
          </table:table-cell>
          <table:table-cell/>
          <table:table-cell office:value-type="string" calcext:value-type="string">
            <text:p>Standard particle effect, except single even for wide ao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8, small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Fire Cloud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9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Falling Fire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Line, but single effect even for wide ao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50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8, small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All squares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ny enem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scatter</text:p>
          </table:table-cell>
          <table:table-cell office:value-type="string" calcext:value-type="string">
            <text:p>Meteo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 fire.sm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0, bomb.sw</text:p>
          </table:table-cell>
          <table:table-cell office:value-type="string" calcext:value-type="string">
            <text:p>once target is hit</text:p>
          </table:table-cell>
          <table:table-cell office:value-type="float" office:value="191" calcext:value-type="float">
            <text:p>191</text:p>
          </table:table-cell>
          <table:table-cell table:formula="of:=[.B193]" office:value-type="string" office:string-value="Meteor Flame Burst" calcext:value-type="string">
            <text:p>Meteor 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.H193]" office:value-type="string" office:string-value="5 squares near and including target" calcext:value-type="string">
            <text:p>5 squares near and including target</text:p>
          </table:table-cell>
          <table:table-cell table:formula="of:=[.I193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Meteor Showers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% of all squares</text:p>
          </table:table-cell>
          <table:table-cell/>
          <table:table-cell office:value-type="string" calcext:value-type="string">
            <text:p>Meteo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, fire.sm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0, bomb.sw</text:p>
          </table:table-cell>
          <table:table-cell office:value-type="string" calcext:value-type="string">
            <text:p>once target is hit</text:p>
          </table:table-cell>
          <table:table-cell office:value-type="float" office:value="191" calcext:value-type="float">
            <text:p>191</text:p>
          </table:table-cell>
          <table:table-cell table:formula="of:=[.B193]" office:value-type="string" office:string-value="Meteor Flame Burst" calcext:value-type="string">
            <text:p>Meteor 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.H193]" office:value-type="string" office:string-value="5 squares near and including target" calcext:value-type="string">
            <text:p>5 squares near and including target</text:p>
          </table:table-cell>
          <table:table-cell table:formula="of:=[.I193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dmg (cold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 snow.s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Falling Frost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dmg (cold)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39, snow.sw</text:p>
          </table:table-cell>
          <table:table-cell table:number-columns-repeated="1010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, snow.s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r + an + inanimate</text:p>
          </table:table-cell>
          <table:table-cell office:value-type="string" calcext:value-type="string">
            <text:p>L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8, smallfire.sm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Frozen Hear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office:value-type="string" calcext:value-type="string">
            <text:p>Lin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5, whip2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Icicl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3"/>
          <table:table-cell office:value-type="string" calcext:value-type="string">
            <text:p>Very fast particle effec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9, snow.sw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61" calcext:value-type="float">
            <text:p>61</text:p>
          </table:table-cell>
          <table:table-cell table:formula="of:=[.B63]" office:value-type="string" office:string-value="Freeze" calcext:value-type="string">
            <text:p>Free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cold damage</text:p>
          </table:table-cell>
          <table:table-cell table:formula="of:=[.H63]" office:value-type="float" office:value="0" calcext:value-type="float">
            <text:p/>
          </table:table-cell>
          <table:table-cell table:formula="of:=[.I63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Ice Shard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3 random units</text:p>
          </table:table-cell>
          <table:table-cell/>
          <table:table-cell office:value-type="string" calcext:value-type="string">
            <text:p>Fast particle effec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9, snow.s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61" calcext:value-type="float">
            <text:p>61</text:p>
          </table:table-cell>
          <table:table-cell table:formula="of:=[.B63]" office:value-type="string" office:string-value="Freeze" calcext:value-type="string">
            <text:p>Free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cold damage</text:p>
          </table:table-cell>
          <table:table-cell table:formula="of:=[.H63]" office:value-type="float" office:value="0" calcext:value-type="float">
            <text:p/>
          </table:table-cell>
          <table:table-cell table:formula="of:=[.I63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Army of Gold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68, smallfire.s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Legion of Ice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39, snow.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easymr + an + mind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True Charm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hardmr + an + mind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 sound on rele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Polymorph into Frog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lymorph</text:p>
          </table:table-cell>
          <table:table-cell table:number-columns-repeated="2"/>
          <table:table-cell office:value-type="string" calcext:value-type="string">
            <text:p>mr + an + inanimate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0, echo.wa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hardmr + an + mind + onlyenemy</text:p>
          </table:table-cell>
          <table:table-cell office:value-type="string" calcext:value-type="string">
            <text:p>Li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 sound on relea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mind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, godlat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Mass Charm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15 squares near and including target</text:p>
          </table:table-cell>
          <table:table-cell office:value-type="string" calcext:value-type="string">
            <text:p>easymr + an + mind + onlyenemy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Enchanting Voic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mind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3, laughter.s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Flame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ast particle effec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sound on relea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Soul Drain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All units</text:p>
          </table:table-cell>
          <table:table-cell office:value-type="string" calcext:value-type="string">
            <text:p>drain + inanimate</text:p>
          </table:table-cell>
          <table:table-cell office:value-type="string" calcext:value-type="string">
            <text:p>L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, drain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Fiery Brea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Fiery Brea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Narrow cone, 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Fiery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Narrow 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onlyenemy</text:p>
          </table:table-cell>
          <table:table-cell office:value-type="string" calcext:value-type="string">
            <text:p>Li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2, emuller.sm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5, growl.smp</text:p>
          </table:table-cell>
          <table:table-cell table:number-columns-repeated="101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itchfo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lymorph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inanima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31, magic.smp</text:p>
          </table:table-cell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eat 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Cold 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an + blu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oison 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B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Tal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oo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harg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4, hit_impact.sw</text:p>
          </table:table-cell>
          <table:table-cell table:number-columns-repeated="1010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Throw Rock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</text:p>
          </table:table-cell>
          <table:table-cell office:value-type="string" calcext:value-type="string">
            <text:p>Missile sp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, javelin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Drop Boulder</text:p>
          </table:table-cell>
          <table:table-cell office:value-type="string" calcext:value-type="string">
            <text:p>Any enem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reload2 + mundane + scatter</text:p>
          </table:table-cell>
          <table:table-cell table:number-columns-repeated="4"/>
          <table:table-cell office:value-type="string" calcext:value-type="string">
            <text:p>19, javelin.smp</text:p>
          </table:table-cell>
          <table:table-cell table:number-columns-repeated="10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ick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Scyth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death to friend (mr)</text:p>
          </table:table-cell>
          <table:table-cell office:value-type="string" calcext:value-type="string">
            <text:p>Friendly unit(s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02" calcext:value-type="float">
            <text:p>102</text:p>
          </table:table-cell>
          <table:table-cell table:formula="of:=[.B104]" office:value-type="string" office:string-value="death to foe (no mr)" calcext:value-type="string">
            <text:p>death to foe (no mr)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D9999 magic damage</text:p>
          </table:table-cell>
          <table:table-cell table:formula="of:=[.H104]" office:value-type="float" office:value="0" calcext:value-type="float">
            <text:p/>
          </table:table-cell>
          <table:table-cell table:formula="of:=[.I104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death to foe (no mr)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onlyfriend</text:p>
          </table:table-cell>
          <table:table-cell table:number-columns-repeated="2"/>
          <table:table-cell office:value-type="string" calcext:value-type="string">
            <text:p>44, harpa.smp (harp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, harpa.smp (harp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3, airduct.sm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40, shatter.smp</text:p>
          </table:table-cell>
          <table:table-cell table:number-columns-repeated="1010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Dark Power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drain + an + inanimate</text:p>
          </table:table-cell>
          <table:table-cell office:value-type="string" calcext:value-type="string">
            <text:p>Lin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 sound on releas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4, swosh2.sw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Shock Damage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Shock Damage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Chain Lightning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Chain lightning, 8 targets at max distance of 2 square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Shock Damage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Shock Damag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ery fast particle effe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10, wind.s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1, windshort2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ery fast particle effe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10, wind.s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1, windshort2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onlyenemy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aff (str-resistable)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strresist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onlyfriend</text:p>
          </table:table-cell>
          <table:table-cell table:number-columns-repeated="2"/>
          <table:table-cell office:value-type="string" calcext:value-type="string">
            <text:p>44, harpa.smp (harp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onlyfriend</text:p>
          </table:table-cell>
          <table:table-cell table:number-columns-repeated="2"/>
          <table:table-cell office:value-type="string" calcext:value-type="string">
            <text:p>44, harpa.smp (harp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Summon Imp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7, orchhit.sm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ummon Fiend of Darkness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Summon Lesser Demon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onlyfriend</text:p>
          </table:table-cell>
          <table:table-cell table:number-columns-repeated="2"/>
          <table:table-cell office:value-type="string" calcext:value-type="string">
            <text:p>44, harpa.smp (harp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oneshot + mundane + nostr</text:p>
          </table:table-cell>
          <table:table-cell table:number-columns-repeated="4"/>
          <table:table-cell office:value-type="string" calcext:value-type="string">
            <text:p>19, javelin.smp</text:p>
          </table:table-cell>
          <table:table-cell table:number-columns-repeated="1010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an + holykill</text:p>
          </table:table-cell>
          <table:table-cell office:value-type="string" calcext:value-type="string">
            <text:p>Lin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8, sizzle.s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 + holykill</text:p>
          </table:table-cell>
          <table:table-cell office:value-type="string" calcext:value-type="string">
            <text:p>Lin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8, sizzle.s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Solar Ray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 + holykill</text:p>
          </table:table-cell>
          <table:table-cell office:value-type="string" calcext:value-type="string">
            <text:p>Lin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8, sizzle.s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9" calcext:value-type="float">
            <text:p>159</text:p>
          </table:table-cell>
          <table:table-cell table:formula="of:=[.B161]" office:value-type="string" office:string-value="blindness (easymr)" calcext:value-type="string">
            <text:p>blindness (easymr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161]" office:value-type="float" office:value="0" calcext:value-type="float">
            <text:p/>
          </table:table-cell>
          <table:table-cell table:formula="of:=[.I161]" office:value-type="string" office:string-value="easymr" calcext:value-type="string">
            <text:p>easymr</text:p>
          </table:table-cell>
          <table:table-cell table:number-columns-repeated="1003"/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string" calcext:value-type="string">
            <text:p>Solar Brillianc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an + holykill</text:p>
          </table:table-cell>
          <table:table-cell office:value-type="string" calcext:value-type="string">
            <text:p>Lin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8, sizzle.sw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130" calcext:value-type="float">
            <text:p>130</text:p>
          </table:table-cell>
          <table:table-cell office:value-type="string" calcext:value-type="string">
            <text:p>Cleansing Wate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holykil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dmg (holy water+knockback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holykil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Torrent of the Sacred River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olykil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33" calcext:value-type="float">
            <text:p>133</text:p>
          </table:table-cell>
          <table:table-cell office:value-type="string" calcext:value-type="string">
            <text:p>dmg (holy water+knockback)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holykil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Finger of Death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 + inanimate</text:p>
          </table:table-cell>
          <table:table-cell office:value-type="string" calcext:value-type="string">
            <text:p>Lin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2, fear.sm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35" calcext:value-type="float">
            <text:p>135</text:p>
          </table:table-cell>
          <table:table-cell office:value-type="string" calcext:value-type="string">
            <text:p>Serpent Sta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Summon Snake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Summon Serpent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Lesser Banishmen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office:value-type="string" calcext:value-type="string">
            <text:p>Lin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7, megabless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Banishmen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 table:number-columns-repeated="2"/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7, megabless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string" calcext:value-type="string">
            <text:p>Threefold Banishmen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7, megabless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Fivefold Banishmen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5 random units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07, megabless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Great M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Stin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Flick Bar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office:value-type="string" calcext:value-type="string">
            <text:p>Missile spr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, swosh2.sw</text:p>
          </table:table-cell>
          <table:table-cell/>
          <table:table-cell office:value-type="string" calcext:value-type="string">
            <text:p>13, crossb.smp</text:p>
          </table:table-cell>
          <table:table-cell table:number-columns-repeated="1010"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Thunder 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07" calcext:value-type="float">
            <text:p>107</text:p>
          </table:table-cell>
          <table:table-cell table:formula="of:=[.B109]" office:value-type="string" office:string-value="Shock" calcext:value-type="string">
            <text:p>Sh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shock damage</text:p>
          </table:table-cell>
          <table:table-cell table:formula="of:=[.H109]" office:value-type="float" office:value="0" calcext:value-type="float">
            <text:p/>
          </table:table-cell>
          <table:table-cell table:formula="of:=[.I10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996"/>
        </table:table-row>
        <table:table-row table:style-name="ro5">
          <table:table-cell office:value-type="float" office:value="146" calcext:value-type="float">
            <text:p>146</text:p>
          </table:table-cell>
          <table:table-cell office:value-type="string" calcext:value-type="string">
            <text:p>Poison Da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Wrest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49" calcext:value-type="float">
            <text:p>149</text:p>
          </table:table-cell>
          <table:table-cell office:value-type="string" calcext:value-type="string">
            <text:p>Thunderhead</text:p>
          </table:table-cell>
          <table:table-cell office:value-type="string" calcext:value-type="string">
            <text:p>Any enem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27, thunder.smp</text:p>
          </table:table-cell>
          <table:table-cell office:value-type="string" calcext:value-type="string">
            <text:p>if target is affected</text:p>
          </table:table-cell>
          <table:table-cell office:value-type="float" office:value="727" calcext:value-type="float">
            <text:p>727</text:p>
          </table:table-cell>
          <table:table-cell table:formula="of:=[.B729]" office:value-type="string" office:string-value="Area Shock Stun" calcext:value-type="string">
            <text:p>Area 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729]" office:value-type="string" office:string-value="6 squares near and including target" calcext:value-type="string">
            <text:p>6 squares near and including target</text:p>
          </table:table-cell>
          <table:table-cell table:formula="of:=[.I729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Orb lightning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1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4, el.smp (lightnin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151" calcext:value-type="float">
            <text:p>151</text:p>
          </table:table-cell>
          <table:table-cell office:value-type="string" calcext:value-type="string">
            <text:p>agony (dmg,mr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r + an + inanima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2, tortyr.smp (pain)</text:p>
          </table:table-cell>
          <table:table-cell table:number-columns-repeated="1010"/>
        </table:table-row>
        <table:table-row table:style-name="ro5">
          <table:table-cell office:value-type="float" office:value="152" calcext:value-type="float">
            <text:p>152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inanimate</text:p>
          </table:table-cell>
          <table:table-cell office:value-type="string" calcext:value-type="string">
            <text:p>Fast particle effec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2, tortyr.smp (pa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, swosh2.sw</text:p>
          </table:table-cell>
          <table:table-cell table:number-columns-repeated="1010"/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inanimate + onlyenemy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32, tortyr.smp (pain)</text:p>
          </table:table-cell>
          <table:table-cell table:number-columns-repeated="1010"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Petrifying Gaz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Beam, 10 squares</text:p>
          </table:table-cell>
          <table:table-cell office:value-type="string" calcext:value-type="string">
            <text:p>mr + an + stone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2, fear.sm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Obsidian Gla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tone Gla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pectral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pectral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59" calcext:value-type="float">
            <text:p>159</text:p>
          </table:table-cell>
          <table:table-cell office:value-type="string" calcext:value-type="string">
            <text:p>blindness (easymr)</text:p>
          </table:table-cell>
          <table:table-cell office:value-type="string" calcext:value-type="string">
            <text:p>Any enem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easymr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Grea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string" calcext:value-type="string">
            <text:p>Plague Bow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Summon Longdead</text:p>
          </table:table-cell>
          <table:table-cell office:value-type="string" calcext:value-type="string">
            <text:p>Target a squa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6, digrydoo.smp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eduction 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mr + hardmoral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64" calcext:value-type="float">
            <text:p>164</text:p>
          </table:table-cell>
          <table:table-cell office:value-type="string" calcext:value-type="string">
            <text:p>Deadly S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an + 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Shock Stun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strresist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Demon Wh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54, whip.smp</text:p>
          </table:table-cell>
          <table:table-cell office:value-type="string" calcext:value-type="string">
            <text:p>once target is hit</text:p>
          </table:table-cell>
          <table:table-cell office:value-type="float" office:value="53" calcext:value-type="float">
            <text:p>53</text:p>
          </table:table-cell>
          <table:table-cell table:formula="of:=[.B55]" office:value-type="string" office:string-value="Flame Burst" calcext:value-type="string">
            <text:p>Flame Bur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.H55]" office:value-type="float" office:value="0" calcext:value-type="float">
            <text:p/>
          </table:table-cell>
          <table:table-cell table:formula="of:=[.I55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167" calcext:value-type="float">
            <text:p>167</text:p>
          </table:table-cell>
          <table:table-cell office:value-type="string" calcext:value-type="string">
            <text:p>aff (unresistable + mundane + fly)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mundane + flying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68" calcext:value-type="float">
            <text:p>168</text:p>
          </table:table-cell>
          <table:table-cell office:value-type="string" calcext:value-type="string">
            <text:p>Project Fire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squares near and including target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8, small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Project Lightning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27, thunder.smp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170" calcext:value-type="float">
            <text:p>170</text:p>
          </table:table-cell>
          <table:table-cell office:value-type="string" calcext:value-type="string">
            <text:p>Coil Spring Gun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106, springgun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lyze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office:value-type="string" calcext:value-type="string">
            <text:p>L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sound on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Frost Br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75" calcext:value-type="float">
            <text:p>175</text:p>
          </table:table-cell>
          <table:table-cell table:formula="of:=[.B177]" office:value-type="string" office:string-value="Cold" calcext:value-type="string">
            <text:p>C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cold damage</text:p>
          </table:table-cell>
          <table:table-cell table:formula="of:=[.H177]" office:value-type="float" office:value="0" calcext:value-type="float">
            <text:p/>
          </table:table-cell>
          <table:table-cell table:formula="of:=[.I17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73" calcext:value-type="float">
            <text:p>173</text:p>
          </table:table-cell>
          <table:table-cell office:value-type="string" calcext:value-type="string">
            <text:p>Fire Br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once target is hit</text:p>
          </table:table-cell>
          <table:table-cell office:value-type="float" office:value="480" calcext:value-type="float">
            <text:p>480</text:p>
          </table:table-cell>
          <table:table-cell table:formula="of:=[.B482]" office:value-type="string" office:string-value="Fire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fire damage</text:p>
          </table:table-cell>
          <table:table-cell table:formula="of:=[.H482]" office:value-type="string" office:string-value="3 squares near and including target" calcext:value-type="string">
            <text:p>3 squares near and including target</text:p>
          </table:table-cell>
          <table:table-cell table:formula="of:=[.I482]" office:value-type="float" office:value="0" calcext:value-type="float">
            <text:p/>
          </table:table-cell>
          <table:table-cell table:number-columns-repeated="100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Co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Golden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Gusts of Win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ery fast particle effe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10, wind.s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1, windshort2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string" calcext:value-type="string">
            <text:p>Wave Strik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Wide cone, 6 squares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Fast particle effec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8, water1.wa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79" calcext:value-type="float">
            <text:p>179</text:p>
          </table:table-cell>
          <table:table-cell table:formula="of:=[.B181]" office:value-type="string" office:string-value="Sailor's Death" calcext:value-type="string">
            <text:p>Sailor's De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81]" office:value-type="float" office:value="0" calcext:value-type="float">
            <text:p/>
          </table:table-cell>
          <table:table-cell table:formula="of:=[.I181]" office:value-type="string" office:string-value="hardmr + an + drown" calcext:value-type="string">
            <text:p>hardmr + an + drown</text:p>
          </table:table-cell>
          <table:table-cell office:value-type="string" calcext:value-type="string">
            <text:p>if target is affected</text:p>
          </table:table-cell>
          <table:table-cell office:value-type="float" office:value="192" calcext:value-type="float">
            <text:p>192</text:p>
          </table:table-cell>
          <table:table-cell table:formula="of:=[.B194]" office:value-type="string" office:string-value="Drown" calcext:value-type="string">
            <text:p>Drow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194]" office:value-type="float" office:value="0" calcext:value-type="float">
            <text:p/>
          </table:table-cell>
          <table:table-cell table:formula="of:=[.I194]" office:value-type="string" office:string-value="easymr + an + drown" calcext:value-type="string">
            <text:p>easymr + an + drown</text:p>
          </table:table-cell>
          <table:table-cell table:number-columns-repeated="996"/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Sailor's Deat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 + an + drown</text:p>
          </table:table-cell>
          <table:table-cell office:value-type="string" calcext:value-type="string">
            <text:p>Slow li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8, water1.wa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92" calcext:value-type="float">
            <text:p>192</text:p>
          </table:table-cell>
          <table:table-cell table:formula="of:=[.B194]" office:value-type="string" office:string-value="Drown" calcext:value-type="string">
            <text:p>Drow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194]" office:value-type="float" office:value="0" calcext:value-type="float">
            <text:p/>
          </table:table-cell>
          <table:table-cell table:formula="of:=[.I194]" office:value-type="string" office:string-value="easymr + an + drown" calcext:value-type="string">
            <text:p>easymr + an + drown</text:p>
          </table:table-cell>
          <table:table-cell table:number-columns-repeated="1003"/>
        </table:table-row>
        <table:table-row table:style-name="ro5">
          <table:table-cell office:value-type="float" office:value="180" calcext:value-type="float">
            <text:p>180</text:p>
          </table:table-cell>
          <table:table-cell office:value-type="string" calcext:value-type="string">
            <text:p>Rumble Ear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Cone, 3 squares</text:p>
          </table:table-cell>
          <table:table-cell office:value-type="string" calcext:value-type="string">
            <text:p>an + mundan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81" calcext:value-type="float">
            <text:p>181</text:p>
          </table:table-cell>
          <table:table-cell office:value-type="string" calcext:value-type="string">
            <text:p>Serpent Kry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82" calcext:value-type="float">
            <text:p>182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Rear en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 + 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Burning Hoo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74" calcext:value-type="float">
            <text:p>174</text:p>
          </table:table-cell>
          <table:table-cell table:formula="of:=[.B176]" office:value-type="string" office:string-value="Fire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.H176]" office:value-type="float" office:value="0" calcext:value-type="float">
            <text:p/>
          </table:table-cell>
          <table:table-cell table:formula="of:=[.I176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184" calcext:value-type="float">
            <text:p>184</text:p>
          </table:table-cell>
          <table:table-cell office:value-type="string" calcext:value-type="string">
            <text:p>Burning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oneshot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74" calcext:value-type="float">
            <text:p>174</text:p>
          </table:table-cell>
          <table:table-cell table:formula="of:=[.B176]" office:value-type="string" office:string-value="Fire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fire damage</text:p>
          </table:table-cell>
          <table:table-cell table:formula="of:=[.H176]" office:value-type="float" office:value="0" calcext:value-type="float">
            <text:p/>
          </table:table-cell>
          <table:table-cell table:formula="of:=[.I176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185" calcext:value-type="float">
            <text:p>185</text:p>
          </table:table-cell>
          <table:table-cell office:value-type="string" calcext:value-type="string">
            <text:p>Lightning Hoo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07" calcext:value-type="float">
            <text:p>107</text:p>
          </table:table-cell>
          <table:table-cell table:formula="of:=[.B109]" office:value-type="string" office:string-value="Shock" calcext:value-type="string">
            <text:p>Sh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shock damage</text:p>
          </table:table-cell>
          <table:table-cell table:formula="of:=[.H109]" office:value-type="float" office:value="0" calcext:value-type="float">
            <text:p/>
          </table:table-cell>
          <table:table-cell table:formula="of:=[.I10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996"/>
        </table:table-row>
        <table:table-row table:style-name="ro5">
          <table:table-cell office:value-type="float" office:value="186" calcext:value-type="float">
            <text:p>186</text:p>
          </table:table-cell>
          <table:table-cell office:value-type="string" calcext:value-type="string">
            <text:p>Lightning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oneshot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07" calcext:value-type="float">
            <text:p>107</text:p>
          </table:table-cell>
          <table:table-cell table:formula="of:=[.B109]" office:value-type="string" office:string-value="Shock" calcext:value-type="string">
            <text:p>Sh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shock damage</text:p>
          </table:table-cell>
          <table:table-cell table:formula="of:=[.H109]" office:value-type="float" office:value="0" calcext:value-type="float">
            <text:p/>
          </table:table-cell>
          <table:table-cell table:formula="of:=[.I10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996"/>
        </table:table-row>
        <table:table-row table:style-name="ro5">
          <table:table-cell office:value-type="float" office:value="187" calcext:value-type="float">
            <text:p>187</text:p>
          </table:table-cell>
          <table:table-cell office:value-type="string" calcext:value-type="string">
            <text:p>Torrent of Wate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/>
          <table:table-cell office:value-type="string" calcext:value-type="string">
            <text:p>Fast particle effec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8, water1.wa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88" calcext:value-type="float">
            <text:p>188</text:p>
          </table:table-cell>
          <table:table-cell office:value-type="string" calcext:value-type="string">
            <text:p>Stone Shard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21, rapid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Briar Cag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9 squares near and including target</text:p>
          </table:table-cell>
          <table:table-cell/>
          <table:table-cell office:value-type="string" calcext:value-type="string">
            <text:p>Fast particle effec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9, godlat.smp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Chasm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Far crack, 15 squares</text:p>
          </table:table-cell>
          <table:table-cell office:value-type="string" calcext:value-type="string">
            <text:p>an + flying + larg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once target is hit</text:p>
          </table:table-cell>
          <table:table-cell office:value-type="float" office:value="167" calcext:value-type="float">
            <text:p>167</text:p>
          </table:table-cell>
          <table:table-cell table:formula="of:=[.B169]" office:value-type="string" office:string-value="aff (unresistable + mundane + fly)" calcext:value-type="string">
            <text:p>aff (unresistable + mundane + fly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.H169]" office:value-type="float" office:value="0" calcext:value-type="float">
            <text:p/>
          </table:table-cell>
          <table:table-cell table:formula="of:=[.I169]" office:value-type="string" office:string-value="an + mundane + flying" calcext:value-type="string">
            <text:p>an + mundane + flying</text:p>
          </table:table-cell>
          <table:table-cell table:number-columns-repeated="1003"/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Meteor Flame Bur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5 squares near and including target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Drow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easymr + an + drow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193" calcext:value-type="float">
            <text:p>193</text:p>
          </table:table-cell>
          <table:table-cell office:value-type="string" calcext:value-type="string">
            <text:p>Summon Lesser Fire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string" calcext:value-type="string">
            <text:p>Summon Cloud Elemental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96" calcext:value-type="float">
            <text:p>196</text:p>
          </table:table-cell>
          <table:table-cell office:value-type="string" calcext:value-type="string">
            <text:p>Summon Lesser Earth</text:p>
          </table:table-cell>
          <table:table-cell office:value-type="string" calcext:value-type="string">
            <text:p>Target a squa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ben (self)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25, growl.smp</text:p>
          </table:table-cell>
          <table:table-cell office:value-type="string" calcext:value-type="string">
            <text:p>if target is affected</text:p>
          </table:table-cell>
          <table:table-cell office:value-type="float" office:value="29" calcext:value-type="float">
            <text:p>29</text:p>
          </table:table-cell>
          <table:table-cell table:formula="of:=[.B31]" office:value-type="string" office:string-value="ben (self)" calcext:value-type="string">
            <text:p>ben (sel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.H31]" office:value-type="float" office:value="0" calcext:value-type="float">
            <text:p/>
          </table:table-cell>
          <table:table-cell table:formula="of:=[.I31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198" calcext:value-type="float">
            <text:p>198</text:p>
          </table:table-cell>
          <table:table-cell office:value-type="string" calcext:value-type="string">
            <text:p>Iron Storm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ery fast particle effec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4, swosh2.s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, rapid.smp</text:p>
          </table:table-cell>
          <table:table-cell table:number-columns-repeated="1010"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Iron Dart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7 random units</text:p>
          </table:table-cell>
          <table:table-cell/>
          <table:table-cell office:value-type="string" calcext:value-type="string">
            <text:p>Very fast particle effec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4, swosh2.s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string" calcext:value-type="string">
            <text:p>Seeking Arrow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21, rapid.smp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Staff of P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Terrain 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an + shieldneg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Summon Shade</text:p>
          </table:table-cell>
          <table:table-cell office:value-type="string" calcext:value-type="string">
            <text:p>Target a squ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Lin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7, orchhit.sm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Touch of the D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707" calcext:value-type="float">
            <text:p>707</text:p>
          </table:table-cell>
          <table:table-cell table:formula="of:=[.B709]" office:value-type="string" office:string-value="aff (mr+living only)" calcext:value-type="string">
            <text:p>aff (mr+living only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.H709]" office:value-type="float" office:value="0" calcext:value-type="float">
            <text:p/>
          </table:table-cell>
          <table:table-cell table:formula="of:=[.I709]" office:value-type="string" office:string-value="mr + undead + inanimate" calcext:value-type="string">
            <text:p>mr + undead + inanimate</text:p>
          </table:table-cell>
          <table:table-cell table:number-columns-repeated="100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attle Fatig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 + shieldneg</text:p>
          </table:table-cell>
          <table:table-cell table:number-columns-repeated="4"/>
          <table:table-cell office:value-type="string" calcext:value-type="string">
            <text:p>6, game_highlight.sw</text:p>
          </table:table-cell>
          <table:table-cell table:number-columns-repeated="1010"/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string" calcext:value-type="string">
            <text:p>Aura of the Su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undead + onlyfrie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30, chyme.smp</text:p>
          </table:table-cell>
          <table:table-cell table:number-columns-repeated="1010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Army of the Su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undead + onlyfrie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30, chyme.smp</text:p>
          </table:table-cell>
          <table:table-cell table:number-columns-repeated="1010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dmg (fire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random units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dmg (fire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5 random units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string" calcext:value-type="string">
            <text:p>dmg (fire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7 random units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Lashes of Fir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54, whip.sm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212" calcext:value-type="float">
            <text:p>212</text:p>
          </table:table-cell>
          <table:table-cell table:formula="of:=[.B214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214]" office:value-type="float" office:value="0" calcext:value-type="float">
            <text:p/>
          </table:table-cell>
          <table:table-cell table:formula="of:=[.I214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aff (mr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string" calcext:value-type="string">
            <text:p>Bane Fire Vortex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9, shortsizz.s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8, smallfire.smp</text:p>
          </table:table-cell>
          <table:table-cell office:value-type="string" calcext:value-type="string">
            <text:p>if target is affected</text:p>
          </table:table-cell>
          <table:table-cell office:value-type="float" office:value="614" calcext:value-type="float">
            <text:p>614</text:p>
          </table:table-cell>
          <table:table-cell table:formula="of:=[.B616]" office:value-type="string" office:string-value="Bane Vortex Decay" calcext:value-type="string">
            <text:p>Bane Vortex 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616]" office:value-type="string" office:string-value="3 squares near and including target" calcext:value-type="string">
            <text:p>3 squares near and including target</text:p>
          </table:table-cell>
          <table:table-cell table:formula="of:=[.I616]" office:value-type="string" office:string-value="easymr" calcext:value-type="string">
            <text:p>easymr</text:p>
          </table:table-cell>
          <table:table-cell table:number-columns-repeated="1003"/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string" calcext:value-type="string">
            <text:p>ben (five)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random units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Poison Vine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onlyenemy</text:p>
          </table:table-cell>
          <table:table-cell office:value-type="string" calcext:value-type="string">
            <text:p>Fast particle effec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9, godlat.smp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9, shortsizz.sw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an + strresist + onlyenemy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74, fswish.wav</text:p>
          </table:table-cell>
          <table:table-cell table:number-columns-repeated="1010"/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Charm Animal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easymr + an + affectanimal + onlyenemy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18" calcext:value-type="float">
            <text:p>218</text:p>
          </table:table-cell>
          <table:table-cell office:value-type="string" calcext:value-type="string">
            <text:p>Charm Animal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easymr + an + affectanimal + onlyenemy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19" calcext:value-type="float">
            <text:p>219</text:p>
          </table:table-cell>
          <table:table-cell office:value-type="string" calcext:value-type="string">
            <text:p>Charm Animal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asymr + an + affectanimal + onlyenemy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Polymorph into Boar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ymorph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easymr + an + inanimate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0, echo.wa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Polymorph into Woodma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ymorph</text:p>
          </table:table-cell>
          <table:table-cell table:number-columns-repeated="2"/>
          <table:table-cell office:value-type="string" calcext:value-type="string">
            <text:p>hardmr + an + inanimate + onlyenem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31, magic.smp</text:p>
          </table:table-cell>
          <table:table-cell table:number-columns-repeated="101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Spectral Weap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Spectral 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Spectral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oneshot</text:p>
          </table:table-cell>
          <table:table-cell table:number-columns-repeated="4"/>
          <table:table-cell office:value-type="string" calcext:value-type="string">
            <text:p>84, hit_impact.sw</text:p>
          </table:table-cell>
          <table:table-cell table:number-columns-repeated="1010"/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Slumbe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hardmr + an + mind + onlyenem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226" calcext:value-type="float">
            <text:p>226</text:p>
          </table:table-cell>
          <table:table-cell office:value-type="string" calcext:value-type="string">
            <text:p>Touch of the Moo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r + an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, godlat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Obsidian Club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Obsidian Club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string" calcext:value-type="string">
            <text:p>Poison Arrow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office:value-type="string" calcext:value-type="string">
            <text:p>Missile spr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4, swosh2.sw</text:p>
          </table:table-cell>
          <table:table-cell/>
          <table:table-cell office:value-type="string" calcext:value-type="string">
            <text:p>21, rapid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230" calcext:value-type="float">
            <text:p>230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Lin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sound on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231" calcext:value-type="float">
            <text:p>231</text:p>
          </table:table-cell>
          <table:table-cell table:formula="of:=[.B233]" office:value-type="string" office:string-value="..." calcext:value-type="string">
            <text:p>...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233]" office:value-type="float" office:value="0" calcext:value-type="float">
            <text:p/>
          </table:table-cell>
          <table:table-cell table:formula="of:=[.I233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231" calcext:value-type="float">
            <text:p>231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0, swosh.smp</text:p>
          </table:table-cell>
          <table:table-cell table:number-columns-repeated="1010"/>
        </table:table-row>
        <table:table-row table:style-name="ro5"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L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sound on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233" calcext:value-type="float">
            <text:p>233</text:p>
          </table:table-cell>
          <table:table-cell office:value-type="string" calcext:value-type="string">
            <text:p>Mass Command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hardmr</text:p>
          </table:table-cell>
          <table:table-cell office:value-type="string" calcext:value-type="string">
            <text:p>Lin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08, sizzle.s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34" calcext:value-type="float">
            <text:p>234</text:p>
          </table:table-cell>
          <table:table-cell office:value-type="string" calcext:value-type="string">
            <text:p>Enslav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slave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Bolt of Unlif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 + reanimate + inanimate</text:p>
          </table:table-cell>
          <table:table-cell office:value-type="string" calcext:value-type="string">
            <text:p>Very fast particle effec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, repulse.sm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36" calcext:value-type="float">
            <text:p>236</text:p>
          </table:table-cell>
          <table:table-cell office:value-type="string" calcext:value-type="string">
            <text:p>Stellar Bolt</text:p>
          </table:table-cell>
          <table:table-cell office:value-type="string" calcext:value-type="string">
            <text:p>Any enem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37" calcext:value-type="float">
            <text:p>237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Any enem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reload1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, earth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Boulders</text:p>
          </table:table-cell>
          <table:table-cell office:value-type="string" calcext:value-type="string">
            <text:p>Any enem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reload2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, earth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Giant Arr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1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40" calcext:value-type="float">
            <text:p>240</text:p>
          </table:table-cell>
          <table:table-cell office:value-type="string" calcext:value-type="string">
            <text:p>Encase in Ic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39, snow.s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Imprison in Ic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Ice Priso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39, snow.s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Imprison in Ic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8, smallfire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43" calcext:value-type="float">
            <text:p>243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4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8, smallfire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44" calcext:value-type="float">
            <text:p>244</text:p>
          </table:table-cell>
          <table:table-cell office:value-type="string" calcext:value-type="string">
            <text:p>Lashes of Pai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Lin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54, whip.sm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212" calcext:value-type="float">
            <text:p>212</text:p>
          </table:table-cell>
          <table:table-cell table:formula="of:=[.B214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214]" office:value-type="float" office:value="0" calcext:value-type="float">
            <text:p/>
          </table:table-cell>
          <table:table-cell table:formula="of:=[.I214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Black Cloud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tandard particle effec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2, emuller.sm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Tendrils of Death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7 random units</text:p>
          </table:table-cell>
          <table:table-cell office:value-type="string" calcext:value-type="string">
            <text:p>hardmr</text:p>
          </table:table-cell>
          <table:table-cell office:value-type="string" calcext:value-type="string">
            <text:p>Lin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 sound on releas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4, whip.smp</text:p>
          </table:table-cell>
          <table:table-cell table:number-columns-repeated="1010"/>
        </table:table-row>
        <table:table-row table:style-name="ro5">
          <table:table-cell office:value-type="float" office:value="247" calcext:value-type="float">
            <text:p>247</text:p>
          </table:table-cell>
          <table:table-cell office:value-type="string" calcext:value-type="string">
            <text:p>Tangle Vine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undane + flying</text:p>
          </table:table-cell>
          <table:table-cell office:value-type="string" calcext:value-type="string">
            <text:p>Fast particle effec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9, godlat.smp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Spiked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Strength Sap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hardmr + undead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42, emuller.sm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 + undead</text:p>
          </table:table-cell>
          <table:table-cell office:value-type="string" calcext:value-type="string">
            <text:p>Standard particle effec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42, emuller.sm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51" calcext:value-type="float">
            <text:p>251</text:p>
          </table:table-cell>
          <table:table-cell office:value-type="string" calcext:value-type="string">
            <text:p>Chill of the Dea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4, swosh2.s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8, smallsnow.sw</text:p>
          </table:table-cell>
          <table:table-cell office:value-type="string" calcext:value-type="string">
            <text:p>once target is hit</text:p>
          </table:table-cell>
          <table:table-cell office:value-type="float" office:value="409" calcext:value-type="float">
            <text:p>409</text:p>
          </table:table-cell>
          <table:table-cell table:formula="of:=[.B411]" office:value-type="string" office:string-value="Weakness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.H411]" office:value-type="float" office:value="0" calcext:value-type="float">
            <text:p/>
          </table:table-cell>
          <table:table-cell table:formula="of:=[.I411]" office:value-type="string" office:string-value="hardmr + undead" calcext:value-type="string">
            <text:p>hardmr + undead</text:p>
          </table:table-cell>
          <table:table-cell table:number-columns-repeated="1003"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Shade of Death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hardmr + undead</text:p>
          </table:table-cell>
          <table:table-cell office:value-type="string" calcext:value-type="string">
            <text:p>Standard particle effec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 sound on releas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8, sizzle.sw</text:p>
          </table:table-cell>
          <table:table-cell table:number-columns-repeated="1010"/>
        </table:table-row>
        <table:table-row table:style-name="ro5">
          <table:table-cell office:value-type="float" office:value="253" calcext:value-type="float">
            <text:p>253</text:p>
          </table:table-cell>
          <table:table-cell office:value-type="string" calcext:value-type="string">
            <text:p>Club of the Ogre K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254" calcext:value-type="float">
            <text:p>254</text:p>
          </table:table-cell>
          <table:table-cell office:value-type="string" calcext:value-type="string">
            <text:p>Sword of the Damn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Wind of Silenc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asymr + an</text:p>
          </table:table-cell>
          <table:table-cell table:number-columns-repeated="2"/>
          <table:table-cell office:value-type="string" calcext:value-type="string">
            <text:p>22, fear.s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string" calcext:value-type="string">
            <text:p>Call Spirits of the Dea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</text:p>
          </table:table-cell>
          <table:table-cell table:number-columns-repeated="2"/>
          <table:table-cell office:value-type="string" calcext:value-type="string">
            <text:p>22, fear.s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Row Greater Banishmen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 + a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Battle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Sickle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61" calcext:value-type="float">
            <text:p>261</text:p>
          </table:table-cell>
          <table:table-cell office:value-type="string" calcext:value-type="string">
            <text:p>Bane Bla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Stone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63" calcext:value-type="float">
            <text:p>263</text:p>
          </table:table-cell>
          <table:table-cell office:value-type="string" calcext:value-type="string">
            <text:p>Summon Ancestor Spirit</text:p>
          </table:table-cell>
          <table:table-cell office:value-type="string" calcext:value-type="string">
            <text:p>Target a squa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264" calcext:value-type="float">
            <text:p>264</text:p>
          </table:table-cell>
          <table:table-cell office:value-type="string" calcext:value-type="string">
            <text:p>Summon Ancestral Warrior</text:p>
          </table:table-cell>
          <table:table-cell office:value-type="string" calcext:value-type="string">
            <text:p>Target a squa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string" calcext:value-type="string">
            <text:p>Target a squa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6, digrydoo.smp</text:p>
          </table:table-cell>
          <table:table-cell table:number-columns-repeated="1010"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string" calcext:value-type="string">
            <text:p>Summon Soulless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6, digrydoo.smp</text:p>
          </table:table-cell>
          <table:table-cell table:number-columns-repeated="1010"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12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Project Fir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e, 7 squares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269" calcext:value-type="float">
            <text:p>269</text:p>
          </table:table-cell>
          <table:table-cell office:value-type="string" calcext:value-type="string">
            <text:p>Project Lightning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27, thunde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270" calcext:value-type="float">
            <text:p>270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L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sound on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271" calcext:value-type="float">
            <text:p>271</text:p>
          </table:table-cell>
          <table:table-cell office:value-type="string" calcext:value-type="string">
            <text:p>Poison Bolt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2, emulle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73" calcext:value-type="float">
            <text:p>273</text:p>
          </table:table-cell>
          <table:table-cell office:value-type="string" calcext:value-type="string">
            <text:p>Water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402" calcext:value-type="float">
            <text:p>402</text:p>
          </table:table-cell>
          <table:table-cell table:formula="of:=[.B404]" office:value-type="string" office:string-value="water stun" calcext:value-type="string">
            <text:p>water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404]" office:value-type="float" office:value="0" calcext:value-type="float">
            <text:p/>
          </table:table-cell>
          <table:table-cell table:formula="of:=[.I404]" office:value-type="string" office:string-value="an + strresist + drown" calcext:value-type="string">
            <text:p>an + strresist + drown</text:p>
          </table:table-cell>
          <table:table-cell table:number-columns-repeated="1003"/>
        </table:table-row>
        <table:table-row table:style-name="ro5">
          <table:table-cell office:value-type="float" office:value="274" calcext:value-type="float">
            <text:p>274</text:p>
          </table:table-cell>
          <table:table-cell office:value-type="string" calcext:value-type="string">
            <text:p>Icy Brea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75" calcext:value-type="float">
            <text:p>275</text:p>
          </table:table-cell>
          <table:table-cell office:value-type="string" calcext:value-type="string">
            <text:p>Icy Brea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Narrow cone, 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Icy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Narrow 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277" calcext:value-type="float">
            <text:p>277</text:p>
          </table:table-cell>
          <table:table-cell office:value-type="string" calcext:value-type="string">
            <text:p>Poison 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4, pil.smp (arrow)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278" calcext:value-type="float">
            <text:p>278</text:p>
          </table:table-cell>
          <table:table-cell office:value-type="string" calcext:value-type="string">
            <text:p>Poison Gla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4, pil.smp (arrow)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279" calcext:value-type="float">
            <text:p>279</text:p>
          </table:table-cell>
          <table:table-cell office:value-type="string" calcext:value-type="string">
            <text:p>Lightning Strik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281" calcext:value-type="float">
            <text:p>281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hardmr</text:p>
          </table:table-cell>
          <table:table-cell office:value-type="string" calcext:value-type="string">
            <text:p>Standard particle effec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42, emuller.sm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82" calcext:value-type="float">
            <text:p>282</text:p>
          </table:table-cell>
          <table:table-cell office:value-type="string" calcext:value-type="string">
            <text:p>Curse of Woo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Standard particle effec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13, laughter.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83" calcext:value-type="float">
            <text:p>283</text:p>
          </table:table-cell>
          <table:table-cell office:value-type="string" calcext:value-type="string">
            <text:p>Poison Explo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284" calcext:value-type="float">
            <text:p>284</text:p>
          </table:table-cell>
          <table:table-cell office:value-type="string" calcext:value-type="string">
            <text:p>Fire Explo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285" calcext:value-type="float">
            <text:p>285</text:p>
          </table:table-cell>
          <table:table-cell office:value-type="string" calcext:value-type="string">
            <text:p>Shard Explo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Missile spr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, rapid.sm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, rapid.smp</text:p>
          </table:table-cell>
          <table:table-cell table:number-columns-repeated="1010"/>
        </table:table-row>
        <table:table-row table:style-name="ro5">
          <table:table-cell office:value-type="float" office:value="286" calcext:value-type="float">
            <text:p>286</text:p>
          </table:table-cell>
          <table:table-cell office:value-type="string" calcext:value-type="string">
            <text:p>Putrid Explo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2, fear.sm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287" calcext:value-type="float">
            <text:p>287</text:p>
          </table:table-cell>
          <table:table-cell office:value-type="string" calcext:value-type="string">
            <text:p>Flail of P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ieldneg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289" calcext:value-type="float">
            <text:p>289</text:p>
          </table:table-cell>
          <table:table-cell table:formula="of:=[.B291]" office:value-type="string" office:string-value="aff (morale resist)" calcext:value-type="string">
            <text:p>aff (morale resist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291]" office:value-type="float" office:value="0" calcext:value-type="float">
            <text:p/>
          </table:table-cell>
          <table:table-cell table:formula="of:=[.I291]" office:value-type="string" office:string-value="hardmorale + inanimate" calcext:value-type="string">
            <text:p>hardmorale + inanimate</text:p>
          </table:table-cell>
          <table:table-cell table:number-columns-repeated="1003"/>
        </table:table-row>
        <table:table-row table:style-name="ro5">
          <table:table-cell office:value-type="float" office:value="288" calcext:value-type="float">
            <text:p>288</text:p>
          </table:table-cell>
          <table:table-cell office:value-type="string" calcext:value-type="string">
            <text:p>Sna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ieldneg + mundane + nost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289" calcext:value-type="float">
            <text:p>289</text:p>
          </table:table-cell>
          <table:table-cell office:value-type="string" calcext:value-type="string">
            <text:p>aff (morale resist)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orale + inanim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Snake Hai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Petrifi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 + sto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Granite 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293" calcext:value-type="float">
            <text:p>293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Any enem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an + mundane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94" calcext:value-type="float">
            <text:p>294</text:p>
          </table:table-cell>
          <table:table-cell office:value-type="string" calcext:value-type="string">
            <text:p>Cloud of Deca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nostr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Infernal Tor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5" calcext:value-type="float">
            <text:p>55</text:p>
          </table:table-cell>
          <table:table-cell table:formula="of:=[.B57]" office:value-type="string" office:string-value="Fire Cloud" calcext:value-type="string">
            <text:p>Fire 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fire damage</text:p>
          </table:table-cell>
          <table:table-cell table:formula="of:=[.H57]" office:value-type="string" office:string-value="9 squares near and including target" calcext:value-type="string">
            <text:p>9 squares near and including target</text:p>
          </table:table-cell>
          <table:table-cell table:formula="of:=[.I57]" office:value-type="float" office:value="0" calcext:value-type="float">
            <text:p/>
          </table:table-cell>
          <table:table-cell table:number-columns-repeated="100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utation 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 + mutat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297" calcext:value-type="float">
            <text:p>297</text:p>
          </table:table-cell>
          <table:table-cell office:value-type="string" calcext:value-type="string">
            <text:p>Ghoul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ghoulify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298" calcext:value-type="float">
            <text:p>298</text:p>
          </table:table-cell>
          <table:table-cell office:value-type="string" calcext:value-type="string">
            <text:p>Mace of Or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299" calcext:value-type="float">
            <text:p>299</text:p>
          </table:table-cell>
          <table:table-cell table:formula="of:=[.B301]" office:value-type="string" office:string-value="Strike of Order" calcext:value-type="string">
            <text:p>Strike of 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.H301]" office:value-type="string" office:string-value="3 squares near and including target" calcext:value-type="string">
            <text:p>3 squares near and including target</text:p>
          </table:table-cell>
          <table:table-cell table:formula="of:=[.I301]" office:value-type="string" office:string-value="onlyenemy" calcext:value-type="string">
            <text:p>onlyenemy</text:p>
          </table:table-cell>
          <table:table-cell table:number-columns-repeated="1003"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Strike of Or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onlyenem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00" calcext:value-type="float">
            <text:p>300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 sound on release</text:p>
          </table:table-cell>
          <table:table-cell/>
          <table:table-cell office:value-type="string" calcext:value-type="string">
            <text:p>10, bubble.sw</text:p>
          </table:table-cell>
          <table:table-cell table:number-columns-repeated="101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Astral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02" calcext:value-type="float">
            <text:p>302</text:p>
          </table:table-cell>
          <table:table-cell office:value-type="string" calcext:value-type="string">
            <text:p>Astral Hoo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03" calcext:value-type="float">
            <text:p>303</text:p>
          </table:table-cell>
          <table:table-cell table:formula="of:=[.B305]" office:value-type="string" office:string-value="aff (mark - hardresist)" calcext:value-type="string">
            <text:p>aff (mark - hardresist)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= 0x4000 (Horrormark)</text:p>
          </table:table-cell>
          <table:table-cell table:formula="of:=[.H305]" office:value-type="float" office:value="0" calcext:value-type="float">
            <text:p/>
          </table:table-cell>
          <table:table-cell table:formula="of:=[.I305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aff (mark - hardresist)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All units</text:p>
          </table:table-cell>
          <table:table-cell office:value-type="string" calcext:value-type="string">
            <text:p>mr + an + mind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, godlat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05" calcext:value-type="float">
            <text:p>305</text:p>
          </table:table-cell>
          <table:table-cell office:value-type="string" calcext:value-type="string">
            <text:p>Throw Boul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reload1 + mundane</text:p>
          </table:table-cell>
          <table:table-cell office:value-type="string" calcext:value-type="string">
            <text:p>Missile spr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, earth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06" calcext:value-type="float">
            <text:p>306</text:p>
          </table:table-cell>
          <table:table-cell office:value-type="string" calcext:value-type="string">
            <text:p>Mind Blas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 + min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212" calcext:value-type="float">
            <text:p>212</text:p>
          </table:table-cell>
          <table:table-cell table:formula="of:=[.B214]" office:value-type="string" office:string-value="aff (mr)" calcext:value-type="string">
            <text:p>aff (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214]" office:value-type="float" office:value="0" calcext:value-type="float">
            <text:p/>
          </table:table-cell>
          <table:table-cell table:formula="of:=[.I214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307" calcext:value-type="float">
            <text:p>307</text:p>
          </table:table-cell>
          <table:table-cell office:value-type="string" calcext:value-type="string">
            <text:p>Slumber of the Stone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mi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Summon Monster Toad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09" calcext:value-type="float">
            <text:p>309</text:p>
          </table:table-cell>
          <table:table-cell office:value-type="string" calcext:value-type="string">
            <text:p>Summon Frog</text:p>
          </table:table-cell>
          <table:table-cell office:value-type="string" calcext:value-type="string">
            <text:p>Target a squa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aff (earth, unresistable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fly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dmg (earth, blunt+knockback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dmg (earth, blunt+knockback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undane + flying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, swosh2.s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dmg (earth, blunt+knockback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dmg (earth, blunt+knockback)</text:p>
          </table:table-cell>
          <table:table-cell office:value-type="string" calcext:value-type="string">
            <text:p>Any en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undane + flying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7" calcext:value-type="float">
            <text:p>317</text:p>
          </table:table-cell>
          <table:table-cell office:value-type="string" calcext:value-type="string">
            <text:p>Earth Mel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9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318" calcext:value-type="float">
            <text:p>318</text:p>
          </table:table-cell>
          <table:table-cell office:value-type="string" calcext:value-type="string">
            <text:p>Delug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Very fast particle effec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8, water1.wa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Watery Doom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Standard particle effec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8, water1.wa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92" calcext:value-type="float">
            <text:p>192</text:p>
          </table:table-cell>
          <table:table-cell table:formula="of:=[.B194]" office:value-type="string" office:string-value="Drown" calcext:value-type="string">
            <text:p>Drow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194]" office:value-type="float" office:value="0" calcext:value-type="float">
            <text:p/>
          </table:table-cell>
          <table:table-cell table:formula="of:=[.I194]" office:value-type="string" office:string-value="easymr + an + drown" calcext:value-type="string">
            <text:p>easymr + an + drown</text:p>
          </table:table-cell>
          <table:table-cell table:number-columns-repeated="1003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string" calcext:value-type="string">
            <text:p>ben (one)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5"/>
          <table:table-cell office:value-type="string" calcext:value-type="string">
            <text:p>29, godlat.s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ben (row)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Scep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23" calcext:value-type="float">
            <text:p>323</text:p>
          </table:table-cell>
          <table:table-cell office:value-type="string" calcext:value-type="string">
            <text:p>Summon Fiend of Darkness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office:value-type="string" calcext:value-type="string">
            <text:p>once target is hit</text:p>
          </table:table-cell>
          <table:table-cell office:value-type="float" office:value="324" calcext:value-type="float">
            <text:p>324</text:p>
          </table:table-cell>
          <table:table-cell table:formula="of:=[.B326]" office:value-type="string" office:string-value="Summon Lesser Demon" calcext:value-type="string">
            <text:p>Summon Lesser D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.H326]" office:value-type="float" office:value="0" calcext:value-type="float">
            <text:p/>
          </table:table-cell>
          <table:table-cell table:formula="of:=[.I326]" office:value-type="string" office:string-value="an" calcext:value-type="string">
            <text:p>an</text:p>
          </table:table-cell>
          <table:table-cell office:value-type="string" calcext:value-type="string">
            <text:p>once target is hit</text:p>
          </table:table-cell>
          <table:table-cell office:value-type="float" office:value="325" calcext:value-type="float">
            <text:p>325</text:p>
          </table:table-cell>
          <table:table-cell table:formula="of:=[.B327]" office:value-type="string" office:string-value="Summon Devil" calcext:value-type="string">
            <text:p>Summon 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.H327]" office:value-type="float" office:value="0" calcext:value-type="float">
            <text:p/>
          </table:table-cell>
          <table:table-cell table:formula="of:=[.I327]" office:value-type="string" office:string-value="an" calcext:value-type="string">
            <text:p>an</text:p>
          </table:table-cell>
          <table:table-cell table:number-columns-repeated="996"/>
        </table:table-row>
        <table:table-row table:style-name="ro5">
          <table:table-cell office:value-type="float" office:value="324" calcext:value-type="float">
            <text:p>324</text:p>
          </table:table-cell>
          <table:table-cell office:value-type="string" calcext:value-type="string">
            <text:p>Summon Lesser Demon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office:value-type="string" calcext:value-type="string">
            <text:p>once target is hit</text:p>
          </table:table-cell>
          <table:table-cell office:value-type="float" office:value="325" calcext:value-type="float">
            <text:p>325</text:p>
          </table:table-cell>
          <table:table-cell table:formula="of:=[.B327]" office:value-type="string" office:string-value="Summon Devil" calcext:value-type="string">
            <text:p>Summon 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.H327]" office:value-type="float" office:value="0" calcext:value-type="float">
            <text:p/>
          </table:table-cell>
          <table:table-cell table:formula="of:=[.I32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325" calcext:value-type="float">
            <text:p>325</text:p>
          </table:table-cell>
          <table:table-cell office:value-type="string" calcext:value-type="string">
            <text:p>Summon Devil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Bran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27" calcext:value-type="float">
            <text:p>327</text:p>
          </table:table-cell>
          <table:table-cell office:value-type="string" calcext:value-type="string">
            <text:p>Rain of Stone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squares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328" calcext:value-type="float">
            <text:p>328</text:p>
          </table:table-cell>
          <table:table-cell office:value-type="string" calcext:value-type="string">
            <text:p>Hail Storm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ll squares</text:p>
          </table:table-cell>
          <table:table-cell/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, windshort.wav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29" calcext:value-type="float">
            <text:p>329</text:p>
          </table:table-cell>
          <table:table-cell office:value-type="string" calcext:value-type="string">
            <text:p>Poison Vin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.dmg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9, whip.sw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dmg (pierce iron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7 random units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331" calcext:value-type="float">
            <text:p>331</text:p>
          </table:table-cell>
          <table:table-cell office:value-type="string" calcext:value-type="string">
            <text:p>Stone Shard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random units</text:p>
          </table:table-cell>
          <table:table-cell/>
          <table:table-cell office:value-type="string" calcext:value-type="string">
            <text:p>Missile spr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, rapid.sm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Tangle V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247" calcext:value-type="float">
            <text:p>247</text:p>
          </table:table-cell>
          <table:table-cell table:formula="of:=[.B249]" office:value-type="string" office:string-value="Tangle Vines" calcext:value-type="string">
            <text:p>Tangle Vin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.H249]" office:value-type="float" office:value="0" calcext:value-type="float">
            <text:p/>
          </table:table-cell>
          <table:table-cell table:formula="of:=[.I249]" office:value-type="string" office:string-value="mundane + flying" calcext:value-type="string">
            <text:p>mundane + flying</text:p>
          </table:table-cell>
          <table:table-cell table:number-columns-repeated="1003"/>
        </table:table-row>
        <table:table-row table:style-name="ro5">
          <table:table-cell office:value-type="float" office:value="333" calcext:value-type="float">
            <text:p>333</text:p>
          </table:table-cell>
          <table:table-cell office:value-type="string" calcext:value-type="string">
            <text:p>Brass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07" calcext:value-type="float">
            <text:p>107</text:p>
          </table:table-cell>
          <table:table-cell table:formula="of:=[.B109]" office:value-type="string" office:string-value="Shock" calcext:value-type="string">
            <text:p>Sh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shock damage</text:p>
          </table:table-cell>
          <table:table-cell table:formula="of:=[.H109]" office:value-type="float" office:value="0" calcext:value-type="float">
            <text:p/>
          </table:table-cell>
          <table:table-cell table:formula="of:=[.I10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996"/>
        </table:table-row>
        <table:table-row table:style-name="ro5">
          <table:table-cell office:value-type="float" office:value="334" calcext:value-type="float">
            <text:p>334</text:p>
          </table:table-cell>
          <table:table-cell office:value-type="string" calcext:value-type="string">
            <text:p>Black Death (only enemies)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5, growl.smp</text:p>
          </table:table-cell>
          <table:table-cell table:number-columns-repeated="1010"/>
        </table:table-row>
        <table:table-row table:style-name="ro5">
          <table:table-cell office:value-type="float" office:value="335" calcext:value-type="float">
            <text:p>335</text:p>
          </table:table-cell>
          <table:table-cell office:value-type="string" calcext:value-type="string">
            <text:p>Promise for Lif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8, sag.sm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36" calcext:value-type="float">
            <text:p>336</text:p>
          </table:table-cell>
          <table:table-cell office:value-type="string" calcext:value-type="string">
            <text:p>Sleep Clou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r + an</text:p>
          </table:table-cell>
          <table:table-cell table:number-columns-repeated="2"/>
          <table:table-cell office:value-type="string" calcext:value-type="string">
            <text:p>22, fear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37" calcext:value-type="float">
            <text:p>337</text:p>
          </table:table-cell>
          <table:table-cell office:value-type="string" calcext:value-type="string">
            <text:p>Dread Spell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hardmr + an</text:p>
          </table:table-cell>
          <table:table-cell table:number-columns-repeated="2"/>
          <table:table-cell office:value-type="string" calcext:value-type="string">
            <text:p>22, fear.s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Hor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39" calcext:value-type="float">
            <text:p>339</text:p>
          </table:table-cell>
          <table:table-cell office:value-type="string" calcext:value-type="string">
            <text:p>Hypnotizing Danc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reload1 + easymr + an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Summon Giant Toad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41" calcext:value-type="float">
            <text:p>341</text:p>
          </table:table-cell>
          <table:table-cell office:value-type="string" calcext:value-type="string">
            <text:p>Mutation Tentacle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an + mundane + mutat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42" calcext:value-type="float">
            <text:p>342</text:p>
          </table:table-cell>
          <table:table-cell office:value-type="string" calcext:value-type="string">
            <text:p>Scepter of the Goblin K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6" calcext:value-type="float">
            <text:p>36</text:p>
          </table:table-cell>
          <table:table-cell table:formula="of:=[.B38]" office:value-type="string" office:string-value="Curse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.H38]" office:value-type="float" office:value="0" calcext:value-type="float">
            <text:p/>
          </table:table-cell>
          <table:table-cell table:formula="of:=[.I38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Strange Hym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asymr</text:p>
          </table:table-cell>
          <table:table-cell office:value-type="string" calcext:value-type="string">
            <text:p>Standard particle effec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12, shortsag.sw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 + mind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41, trump.smp</text:p>
          </table:table-cell>
          <table:table-cell office:value-type="string" calcext:value-type="string">
            <text:p>once target is hit</text:p>
          </table:table-cell>
          <table:table-cell office:value-type="float" office:value="436" calcext:value-type="float">
            <text:p>436</text:p>
          </table:table-cell>
          <table:table-cell table:formula="of:=[.B438]" office:value-type="string" office:string-value="aff (mind+mr)" calcext:value-type="string">
            <text:p>aff (mind+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438]" office:value-type="float" office:value="0" calcext:value-type="float">
            <text:p/>
          </table:table-cell>
          <table:table-cell table:formula="of:=[.I438]" office:value-type="string" office:string-value="mr + mind" calcext:value-type="string">
            <text:p>mr + mind</text:p>
          </table:table-cell>
          <table:table-cell table:number-columns-repeated="1003"/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Star Shower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346" calcext:value-type="float">
            <text:p>346</text:p>
          </table:table-cell>
          <table:table-cell office:value-type="string" calcext:value-type="string">
            <text:p>aff (mr)[paralyze]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easymr + min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347" calcext:value-type="float">
            <text:p>347</text:p>
          </table:table-cell>
          <table:table-cell office:value-type="string" calcext:value-type="string">
            <text:p>Summon Mind Slime Horror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Summon Spine Membrane Horror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ummon Float Cat Horror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Mind Burn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 + mind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41, trump.smp</text:p>
          </table:table-cell>
          <table:table-cell table:number-columns-repeated="1010"/>
        </table:table-row>
        <table:table-row table:style-name="ro5">
          <table:table-cell office:value-type="float" office:value="351" calcext:value-type="float">
            <text:p>351</text:p>
          </table:table-cell>
          <table:table-cell office:value-type="string" calcext:value-type="string">
            <text:p>Star Light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352" calcext:value-type="float">
            <text:p>352</text:p>
          </table:table-cell>
          <table:table-cell table:formula="of:=[.B354]" office:value-type="string" office:string-value="aff (easymr)" calcext:value-type="string">
            <text:p>aff (easy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354]" office:value-type="float" office:value="0" calcext:value-type="float">
            <text:p/>
          </table:table-cell>
          <table:table-cell table:formula="of:=[.I354]" office:value-type="string" office:string-value="easymr" calcext:value-type="string">
            <text:p>easymr</text:p>
          </table:table-cell>
          <table:table-cell table:number-columns-repeated="1003"/>
        </table:table-row>
        <table:table-row table:style-name="ro5">
          <table:table-cell office:value-type="float" office:value="352" calcext:value-type="float">
            <text:p>352</text:p>
          </table:table-cell>
          <table:table-cell office:value-type="string" calcext:value-type="string">
            <text:p>aff (easymr)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easym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Words of the Void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ast particle effec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12, shortsag.s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354" calcext:value-type="float">
            <text:p>354</text:p>
          </table:table-cell>
          <table:table-cell office:value-type="string" calcext:value-type="string">
            <text:p>A New Way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7 random units</text:p>
          </table:table-cell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355" calcext:value-type="float">
            <text:p>355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onlyfrien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56" calcext:value-type="float">
            <text:p>356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random units</text:p>
          </table:table-cell>
          <table:table-cell office:value-type="string" calcext:value-type="string">
            <text:p>onlyfrien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57" calcext:value-type="float">
            <text:p>357</text:p>
          </table:table-cell>
          <table:table-cell office:value-type="string" calcext:value-type="string">
            <text:p>Strange Dimensions</text:p>
          </table:table-cell>
          <table:table-cell office:value-type="string" calcext:value-type="string">
            <text:p>Friendly unit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Basalt Pill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cicle 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hard 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tat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61" calcext:value-type="float">
            <text:p>361</text:p>
          </table:table-cell>
          <table:table-cell office:value-type="string" calcext:value-type="string">
            <text:p>Massive Boulder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reload1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, earth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Lashes of Death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3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4, whip.sm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363" calcext:value-type="float">
            <text:p>363</text:p>
          </table:table-cell>
          <table:table-cell table:formula="of:=[.B365]" office:value-type="string" office:string-value="aff (mr)" calcext:value-type="string">
            <text:p>aff (mr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365]" office:value-type="float" office:value="0" calcext:value-type="float">
            <text:p/>
          </table:table-cell>
          <table:table-cell table:formula="of:=[.I365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363" calcext:value-type="float">
            <text:p>363</text:p>
          </table:table-cell>
          <table:table-cell office:value-type="string" calcext:value-type="string">
            <text:p>aff (mr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Summon Small Spider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13, laughter.sw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366" calcext:value-type="float">
            <text:p>366</text:p>
          </table:table-cell>
          <table:table-cell table:formula="of:=[.B368]" office:value-type="string" office:string-value="aff (unresistable)" calcext:value-type="string">
            <text:p>aff (unresistabl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.H368]" office:value-type="float" office:value="0" calcext:value-type="float">
            <text:p/>
          </table:table-cell>
          <table:table-cell table:formula="of:=[.I368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aff (unresistable)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Blood Bur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asymr + inanimate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3, repulse.smp</text:p>
          </table:table-cell>
          <table:table-cell table:number-columns-repeated="1010"/>
        </table:table-row>
        <table:table-row table:style-name="ro5">
          <table:table-cell office:value-type="float" office:value="368" calcext:value-type="float">
            <text:p>368</text:p>
          </table:table-cell>
          <table:table-cell office:value-type="string" calcext:value-type="string">
            <text:p>Pillar of Fir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16, fire.smp</text:p>
          </table:table-cell>
          <table:table-cell office:value-type="string" calcext:value-type="string">
            <text:p>once target is hit</text:p>
          </table:table-cell>
          <table:table-cell office:value-type="float" office:value="55" calcext:value-type="float">
            <text:p>55</text:p>
          </table:table-cell>
          <table:table-cell table:formula="of:=[.B57]" office:value-type="string" office:string-value="Fire Cloud" calcext:value-type="string">
            <text:p>Fire 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.H57]" office:value-type="string" office:string-value="9 squares near and including target" calcext:value-type="string">
            <text:p>9 squares near and including target</text:p>
          </table:table-cell>
          <table:table-cell table:formula="of:=[.I57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369" calcext:value-type="float">
            <text:p>369</text:p>
          </table:table-cell>
          <table:table-cell office:value-type="string" calcext:value-type="string">
            <text:p>Shooting Thorn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/>
          <table:table-cell office:value-type="string" calcext:value-type="string">
            <text:p>7 random units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ery fast particle effe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4, swosh2.s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, rapid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370" calcext:value-type="float">
            <text:p>370</text:p>
          </table:table-cell>
          <table:table-cell office:value-type="string" calcext:value-type="string">
            <text:p>Summon Fiery Imp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71" calcext:value-type="float">
            <text:p>371</text:p>
          </table:table-cell>
          <table:table-cell office:value-type="string" calcext:value-type="string">
            <text:p>Summon Succubus</text:p>
          </table:table-cell>
          <table:table-cell office:value-type="string" calcext:value-type="string">
            <text:p>Target a squ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372" calcext:value-type="float">
            <text:p>372</text:p>
          </table:table-cell>
          <table:table-cell office:value-type="string" calcext:value-type="string">
            <text:p>Charm animal (easymr)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easymr + an + affectanimal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73" calcext:value-type="float">
            <text:p>373</text:p>
          </table:table-cell>
          <table:table-cell office:value-type="string" calcext:value-type="string">
            <text:p>Deadly Fum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39, snow.sw</text:p>
          </table:table-cell>
          <table:table-cell table:number-columns-repeated="1010"/>
        </table:table-row>
        <table:table-row table:style-name="ro5">
          <table:table-cell office:value-type="float" office:value="374" calcext:value-type="float">
            <text:p>374</text:p>
          </table:table-cell>
          <table:table-cell office:value-type="string" calcext:value-type="string">
            <text:p>Vengeance of the Sun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30, chyme.smp</text:p>
          </table:table-cell>
          <table:table-cell table:number-columns-repeated="1010"/>
        </table:table-row>
        <table:table-row table:style-name="ro5">
          <table:table-cell office:value-type="float" office:value="375" calcext:value-type="float">
            <text:p>375</text:p>
          </table:table-cell>
          <table:table-cell office:value-type="string" calcext:value-type="string">
            <text:p>Poison Blowgu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 + arrow</text:p>
          </table:table-cell>
          <table:table-cell table:number-columns-repeated="4"/>
          <table:table-cell office:value-type="string" calcext:value-type="string">
            <text:p>46, blasror.smp (blowgun)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Shurik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random units</text:p>
          </table:table-cell>
          <table:table-cell office:value-type="string" calcext:value-type="string">
            <text:p>mundane + arrow</text:p>
          </table:table-cell>
          <table:table-cell table:number-columns-repeated="4"/>
          <table:table-cell office:value-type="string" calcext:value-type="string">
            <text:p>46, blasror.smp (blowgun)</text:p>
          </table:table-cell>
          <table:table-cell table:number-columns-repeated="1010"/>
        </table:table-row>
        <table:table-row table:style-name="ro5">
          <table:table-cell office:value-type="float" office:value="377" calcext:value-type="float">
            <text:p>377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Rear enem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78" calcext:value-type="float">
            <text:p>378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79" calcext:value-type="float">
            <text:p>379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80" calcext:value-type="float">
            <text:p>380</text:p>
          </table:table-cell>
          <table:table-cell office:value-type="string" calcext:value-type="string">
            <text:p>Barkski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thereal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82" calcext:value-type="float">
            <text:p>382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Tempe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84" calcext:value-type="float">
            <text:p>384</text:p>
          </table:table-cell>
          <table:table-cell table:formula="of:=[.B386]" office:value-type="string" office:string-value="Shock" calcext:value-type="string">
            <text:p>Sh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shock damage</text:p>
          </table:table-cell>
          <table:table-cell table:formula="of:=[.H386]" office:value-type="float" office:value="0" calcext:value-type="float">
            <text:p/>
          </table:table-cell>
          <table:table-cell table:formula="of:=[.I386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h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Magic Sta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Magic Ro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Ch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eldneg + 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388" calcext:value-type="float">
            <text:p>388</text:p>
          </table:table-cell>
          <table:table-cell office:value-type="string" calcext:value-type="string">
            <text:p>Tartarian Ch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hieldneg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89" calcext:value-type="float">
            <text:p>389</text:p>
          </table:table-cell>
          <table:table-cell table:formula="of:=[.B391]" office:value-type="string" office:string-value="Command" calcext:value-type="string">
            <text:p>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.H391]" office:value-type="float" office:value="0" calcext:value-type="float">
            <text:p/>
          </table:table-cell>
          <table:table-cell table:formula="of:=[.I391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389" calcext:value-type="float">
            <text:p>389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390" calcext:value-type="float">
            <text:p>390</text:p>
          </table:table-cell>
          <table:table-cell office:value-type="string" calcext:value-type="string">
            <text:p>Syllable of Death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once target is hit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391" calcext:value-type="float">
            <text:p>391</text:p>
          </table:table-cell>
          <table:table-cell office:value-type="string" calcext:value-type="string">
            <text:p>Rising Tid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strresist</text:p>
          </table:table-cell>
          <table:table-cell office:value-type="string" calcext:value-type="string">
            <text:p>Standard particle effec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8, water1.wa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392" calcext:value-type="float">
            <text:p>392</text:p>
          </table:table-cell>
          <table:table-cell table:formula="of:=[.B394]" office:value-type="string" office:string-value="minor water damage" calcext:value-type="string">
            <text:p>minor water da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.H394]" office:value-type="float" office:value="0" calcext:value-type="float">
            <text:p/>
          </table:table-cell>
          <table:table-cell table:formula="of:=[.I394]" office:value-type="string" office:string-value="an + drown" calcext:value-type="string">
            <text:p>an + drown</text:p>
          </table:table-cell>
          <table:table-cell table:number-columns-repeated="1003"/>
        </table:table-row>
        <table:table-row table:style-name="ro5">
          <table:table-cell office:value-type="float" office:value="392" calcext:value-type="float">
            <text:p>392</text:p>
          </table:table-cell>
          <table:table-cell office:value-type="string" calcext:value-type="string">
            <text:p>minor water damag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an + drow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393" calcext:value-type="float">
            <text:p>393</text:p>
          </table:table-cell>
          <table:table-cell office:value-type="string" calcext:value-type="string">
            <text:p>Stream of Wate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r + strresis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392" calcext:value-type="float">
            <text:p>392</text:p>
          </table:table-cell>
          <table:table-cell table:formula="of:=[.B394]" office:value-type="string" office:string-value="minor water damage" calcext:value-type="string">
            <text:p>minor water da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.H394]" office:value-type="float" office:value="0" calcext:value-type="float">
            <text:p/>
          </table:table-cell>
          <table:table-cell table:formula="of:=[.I394]" office:value-type="string" office:string-value="an + drown" calcext:value-type="string">
            <text:p>an + drown</text:p>
          </table:table-cell>
          <table:table-cell table:number-columns-repeated="1003"/>
        </table:table-row>
        <table:table-row table:style-name="ro5">
          <table:table-cell office:value-type="float" office:value="394" calcext:value-type="float">
            <text:p>394</text:p>
          </table:table-cell>
          <table:table-cell office:value-type="string" calcext:value-type="string">
            <text:p>Purify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affectundea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89, water2.wav</text:p>
          </table:table-cell>
          <table:table-cell table:number-columns-repeated="1010"/>
        </table:table-row>
        <table:table-row table:style-name="ro5">
          <table:table-cell office:value-type="float" office:value="395" calcext:value-type="float">
            <text:p>395</text:p>
          </table:table-cell>
          <table:table-cell office:value-type="string" calcext:value-type="string">
            <text:p>Tendril of Darknes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 sound on releas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4, whip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Symbol of Death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onlyenem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Symbol of Drea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onlyenem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89, water2.wav</text:p>
          </table:table-cell>
          <table:table-cell office:value-type="string" calcext:value-type="string">
            <text:p>once target is hit</text:p>
          </table:table-cell>
          <table:table-cell office:value-type="float" office:value="30" calcext:value-type="float">
            <text:p>30</text:p>
          </table:table-cell>
          <table:table-cell table:formula="of:=[.B32]" office:value-type="string" office:string-value="Fear" calcext:value-type="string">
            <text:p>Fe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.H32]" office:value-type="float" office:value="0" calcext:value-type="float">
            <text:p/>
          </table:table-cell>
          <table:table-cell table:formula="of:=[.I32]" office:value-type="string" office:string-value="hardmr + an" calcext:value-type="string">
            <text:p>hardmr + an</text:p>
          </table:table-cell>
          <table:table-cell table:number-columns-repeated="1003"/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Symbol of Unlif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reanimate + onlyenem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89, water2.wav</text:p>
          </table:table-cell>
          <table:table-cell table:number-columns-repeated="1010"/>
        </table:table-row>
        <table:table-row table:style-name="ro5">
          <table:table-cell office:value-type="float" office:value="399" calcext:value-type="float">
            <text:p>399</text:p>
          </table:table-cell>
          <table:table-cell office:value-type="string" calcext:value-type="string">
            <text:p>Symbol of Light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an + holykill + onlyenemy</text:p>
          </table:table-cell>
          <table:table-cell office:value-type="string" calcext:value-type="string">
            <text:p>Lin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7, megabless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hardmr + an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30, chyme.smp</text:p>
          </table:table-cell>
          <table:table-cell table:number-columns-repeated="1010"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Stream of Wate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r + strresis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392" calcext:value-type="float">
            <text:p>392</text:p>
          </table:table-cell>
          <table:table-cell table:formula="of:=[.B394]" office:value-type="string" office:string-value="minor water damage" calcext:value-type="string">
            <text:p>minor water da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.H394]" office:value-type="float" office:value="0" calcext:value-type="float">
            <text:p/>
          </table:table-cell>
          <table:table-cell table:formula="of:=[.I394]" office:value-type="string" office:string-value="an + drown" calcext:value-type="string">
            <text:p>an + drown</text:p>
          </table:table-cell>
          <table:table-cell table:number-columns-repeated="1003"/>
        </table:table-row>
        <table:table-row table:style-name="ro5">
          <table:table-cell office:value-type="float" office:value="402" calcext:value-type="float">
            <text:p>402</text:p>
          </table:table-cell>
          <table:table-cell office:value-type="string" calcext:value-type="string">
            <text:p>water stun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strresist + drow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Iron Shower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Dagger of Fil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Dagger of Filth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 + 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407" calcext:value-type="float">
            <text:p>407</text:p>
          </table:table-cell>
          <table:table-cell office:value-type="string" calcext:value-type="string">
            <text:p>Enslave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08" calcext:value-type="float">
            <text:p>408</text:p>
          </table:table-cell>
          <table:table-cell office:value-type="string" calcext:value-type="string">
            <text:p>Venom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409" calcext:value-type="float">
            <text:p>409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 + undead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410" calcext:value-type="float">
            <text:p>410</text:p>
          </table:table-cell>
          <table:table-cell office:value-type="string" calcext:value-type="string">
            <text:p>Morningstar of Fla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hieldneg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once target is hit</text:p>
          </table:table-cell>
          <table:table-cell office:value-type="float" office:value="411" calcext:value-type="float">
            <text:p>411</text:p>
          </table:table-cell>
          <table:table-cell table:formula="of:=[.B413]" office:value-type="string" office:string-value="Fire" calcext:value-type="string">
            <text:p>F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fire damage</text:p>
          </table:table-cell>
          <table:table-cell table:formula="of:=[.H413]" office:value-type="float" office:value="0" calcext:value-type="float">
            <text:p/>
          </table:table-cell>
          <table:table-cell table:formula="of:=[.I413]" office:value-type="float" office:value="0" calcext:value-type="float">
            <text:p/>
          </table:table-cell>
          <table:table-cell table:number-columns-repeated="100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7"/>
          <table:table-cell office:value-type="string" calcext:value-type="string">
            <text:p>0, swosh.smp</text:p>
          </table:table-cell>
          <table:table-cell table:number-columns-repeated="1010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13" calcext:value-type="float">
            <text:p>413</text:p>
          </table:table-cell>
          <table:table-cell office:value-type="string" calcext:value-type="string">
            <text:p>Swallo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office:value-type="string" calcext:value-type="string">
            <text:p>once target is hit</text:p>
          </table:table-cell>
          <table:table-cell office:value-type="float" office:value="414" calcext:value-type="float">
            <text:p>414</text:p>
          </table:table-cell>
          <table:table-cell table:formula="of:=[.B416]" office:value-type="string" office:string-value="Swallow" calcext:value-type="string">
            <text:p>Swal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allow</text:p>
          </table:table-cell>
          <table:table-cell table:formula="of:=[.H416]" office:value-type="float" office:value="0" calcext:value-type="float">
            <text:p/>
          </table:table-cell>
          <table:table-cell table:formula="of:=[.I416]" office:value-type="string" office:string-value="an + huge" calcext:value-type="string">
            <text:p>an + huge</text:p>
          </table:table-cell>
          <table:table-cell table:number-columns-repeated="1003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wallo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llow</text:p>
          </table:table-cell>
          <table:table-cell table:number-columns-repeated="2"/>
          <table:table-cell office:value-type="string" calcext:value-type="string">
            <text:p>an + huge</text:p>
          </table:table-cell>
          <table:table-cell table:number-columns-repeated="4"/>
          <table:table-cell office:value-type="string" calcext:value-type="string">
            <text:p>0, swosh.smp</text:p>
          </table:table-cell>
          <table:table-cell table:number-columns-repeated="1010"/>
        </table:table-row>
        <table:table-row table:style-name="ro5">
          <table:table-cell office:value-type="float" office:value="415" calcext:value-type="float">
            <text:p>415</text:p>
          </table:table-cell>
          <table:table-cell office:value-type="string" calcext:value-type="string">
            <text:p>Withering Gaz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 sound on release</text:p>
          </table:table-cell>
          <table:table-cell/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416" calcext:value-type="float">
            <text:p>416</text:p>
          </table:table-cell>
          <table:table-cell office:value-type="string" calcext:value-type="string">
            <text:p>Enormous Bi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0, swosh.smp</text:p>
          </table:table-cell>
          <table:table-cell office:value-type="string" calcext:value-type="string">
            <text:p>once target is hit</text:p>
          </table:table-cell>
          <table:table-cell office:value-type="float" office:value="414" calcext:value-type="float">
            <text:p>414</text:p>
          </table:table-cell>
          <table:table-cell table:formula="of:=[.B416]" office:value-type="string" office:string-value="Swallow" calcext:value-type="string">
            <text:p>Swal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allow</text:p>
          </table:table-cell>
          <table:table-cell table:formula="of:=[.H416]" office:value-type="float" office:value="0" calcext:value-type="float">
            <text:p/>
          </table:table-cell>
          <table:table-cell table:formula="of:=[.I416]" office:value-type="string" office:string-value="an + huge" calcext:value-type="string">
            <text:p>an + huge</text:p>
          </table:table-cell>
          <table:table-cell table:number-columns-repeated="1003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Death Scep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n + nostr + reanimat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18" calcext:value-type="float">
            <text:p>418</text:p>
          </table:table-cell>
          <table:table-cell office:value-type="string" calcext:value-type="string">
            <text:p>Hell's Reig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Iron Stin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Mass Corrupt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upt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hardmr + an + affecthuma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4">
          <table:table-cell office:value-type="float" office:value="421" calcext:value-type="float">
            <text:p>421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6, digrydoo.smp</text:p>
          </table:table-cell>
          <table:table-cell table:number-columns-repeated="1010"/>
        </table:table-row>
        <table:table-row table:style-name="ro5">
          <table:table-cell office:value-type="float" office:value="422" calcext:value-type="float">
            <text:p>422</text:p>
          </table:table-cell>
          <table:table-cell office:value-type="string" calcext:value-type="string">
            <text:p>Dehydration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strresist + inanimate</text:p>
          </table:table-cell>
          <table:table-cell office:value-type="string" calcext:value-type="string">
            <text:p>Li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o sound on relea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Cause Diseas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Obsidian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Gla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string" calcext:value-type="string">
            <text:p>Magma Bol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16, fire.smp</text:p>
          </table:table-cell>
          <table:table-cell office:value-type="string" calcext:value-type="string">
            <text:p>once target is hit</text:p>
          </table:table-cell>
          <table:table-cell office:value-type="float" office:value="53" calcext:value-type="float">
            <text:p>53</text:p>
          </table:table-cell>
          <table:table-cell table:formula="of:=[.B55]" office:value-type="string" office:string-value="Flame Burst" calcext:value-type="string">
            <text:p>Flame B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fire damage</text:p>
          </table:table-cell>
          <table:table-cell table:formula="of:=[.H55]" office:value-type="float" office:value="0" calcext:value-type="float">
            <text:p/>
          </table:table-cell>
          <table:table-cell table:formula="of:=[.I55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427" calcext:value-type="float">
            <text:p>427</text:p>
          </table:table-cell>
          <table:table-cell office:value-type="string" calcext:value-type="string">
            <text:p>Horror 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inanimat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428" calcext:value-type="float">
            <text:p>428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rorimage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429" calcext:value-type="float">
            <text:p>429</text:p>
          </table:table-cell>
          <table:table-cell office:value-type="string" calcext:value-type="string">
            <text:p>Legion of Stone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Ironski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3" calcext:value-type="float">
            <text:p>433</text:p>
          </table:table-cell>
          <table:table-cell office:value-type="string" calcext:value-type="string">
            <text:p>Legion of Steel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 + 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ethereal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aff (mind+mr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mind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37" calcext:value-type="float">
            <text:p>437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4, swosh2.sw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hooting Shar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39" calcext:value-type="float">
            <text:p>439</text:p>
          </table:table-cell>
          <table:table-cell office:value-type="string" calcext:value-type="string">
            <text:p>Killing Sleep Spores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office:value-type="string" calcext:value-type="string">
            <text:p>once target is hit</text:p>
          </table:table-cell>
          <table:table-cell office:value-type="float" office:value="440" calcext:value-type="float">
            <text:p>440</text:p>
          </table:table-cell>
          <table:table-cell table:formula="of:=[.B442]" office:value-type="string" office:string-value="Sleep Spore" calcext:value-type="string">
            <text:p>Sleep S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.H442]" office:value-type="float" office:value="0" calcext:value-type="float">
            <text:p/>
          </table:table-cell>
          <table:table-cell table:formula="of:=[.I442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Sleep Spore</text:p>
          </table:table-cell>
          <table:table-cell office:value-type="string" calcext:value-type="string">
            <text:p>Any enem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Pick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42" calcext:value-type="float">
            <text:p>442</text:p>
          </table:table-cell>
          <table:table-cell office:value-type="string" calcext:value-type="string">
            <text:p>Arbales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load2 + mundane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3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44" calcext:value-type="float">
            <text:p>444</text:p>
          </table:table-cell>
          <table:table-cell office:value-type="string" calcext:value-type="string">
            <text:p>strength, row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45" calcext:value-type="float">
            <text:p>445</text:p>
          </table:table-cell>
          <table:table-cell office:value-type="string" calcext:value-type="string">
            <text:p>Nightmare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easymr + 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3 + mundane</text:p>
          </table:table-cell>
          <table:table-cell table:number-columns-repeated="4"/>
          <table:table-cell office:value-type="string" calcext:value-type="string">
            <text:p>13, crossb.smp</text:p>
          </table:table-cell>
          <table:table-cell table:number-columns-repeated="1010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Engul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llow</text:p>
          </table:table-cell>
          <table:table-cell table:number-columns-repeated="2"/>
          <table:table-cell office:value-type="string" calcext:value-type="string">
            <text:p>an + hug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5">
          <table:table-cell office:value-type="float" office:value="448" calcext:value-type="float">
            <text:p>448</text:p>
          </table:table-cell>
          <table:table-cell office:value-type="string" calcext:value-type="string">
            <text:p>Smokeless Flam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449" calcext:value-type="float">
            <text:p>449</text:p>
          </table:table-cell>
          <table:table-cell office:value-type="string" calcext:value-type="string">
            <text:p>Incinerat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Flame Pillar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random units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 + mind</text:p>
          </table:table-cell>
          <table:table-cell office:value-type="string" calcext:value-type="string">
            <text:p>L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r + nostr + mind</text:p>
          </table:table-cell>
          <table:table-cell office:value-type="string" calcext:value-type="string">
            <text:p>Standard particle effec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, windshort2.sw</text:p>
          </table:table-cell>
          <table:table-cell table:number-columns-repeated="1010"/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Mist of Confusion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nostr + mind</text:p>
          </table:table-cell>
          <table:table-cell office:value-type="string" calcext:value-type="string">
            <text:p>Standard particle effec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, windshort2.sw</text:p>
          </table:table-cell>
          <table:table-cell table:number-columns-repeated="1010"/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100 squares near and including target</text:p>
          </table:table-cell>
          <table:table-cell office:value-type="string" calcext:value-type="string">
            <text:p>mr + nostr + mind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, windshort2.sw</text:p>
          </table:table-cell>
          <table:table-cell table:number-columns-repeated="1010"/>
        </table:table-row>
        <table:table-row table:style-name="ro5">
          <table:table-cell office:value-type="float" office:value="455" calcext:value-type="float">
            <text:p>455</text:p>
          </table:table-cell>
          <table:table-cell office:value-type="string" calcext:value-type="string">
            <text:p>Mental Overload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4 random units</text:p>
          </table:table-cell>
          <table:table-cell office:value-type="string" calcext:value-type="string">
            <text:p>mr + nostr + mind + onlyenemy</text:p>
          </table:table-cell>
          <table:table-cell office:value-type="string" calcext:value-type="string">
            <text:p>L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56" calcext:value-type="float">
            <text:p>45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8 random units</text:p>
          </table:table-cell>
          <table:table-cell office:value-type="string" calcext:value-type="string">
            <text:p>hardmr + nostr + mind + onlyenemy</text:p>
          </table:table-cell>
          <table:table-cell table:number-columns-repeated="2"/>
          <table:table-cell office:value-type="string" calcext:value-type="string">
            <text:p>70, echo.wav</text:p>
          </table:table-cell>
          <table:table-cell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57" calcext:value-type="float">
            <text:p>457</text:p>
          </table:table-cell>
          <table:table-cell office:value-type="string" calcext:value-type="string">
            <text:p>Lunar Brilliance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 + onlyenem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451" calcext:value-type="float">
            <text:p>451</text:p>
          </table:table-cell>
          <table:table-cell table:formula="of:=[.B453]" office:value-type="string" office:string-value="Confusion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.H453]" office:value-type="float" office:value="0" calcext:value-type="float">
            <text:p/>
          </table:table-cell>
          <table:table-cell table:formula="of:=[.I453]" office:value-type="string" office:string-value="mr + nostr + mind" calcext:value-type="string">
            <text:p>mr + nostr + mind</text:p>
          </table:table-cell>
          <table:table-cell table:number-columns-repeated="1003"/>
        </table:table-row>
        <table:table-row table:style-name="ro5">
          <table:table-cell office:value-type="float" office:value="458" calcext:value-type="float">
            <text:p>458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 + onlyenem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451" calcext:value-type="float">
            <text:p>451</text:p>
          </table:table-cell>
          <table:table-cell table:formula="of:=[.B453]" office:value-type="string" office:string-value="Confusion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.H453]" office:value-type="float" office:value="0" calcext:value-type="float">
            <text:p/>
          </table:table-cell>
          <table:table-cell table:formula="of:=[.I453]" office:value-type="string" office:string-value="mr + nostr + mind" calcext:value-type="string">
            <text:p>mr + nostr + mind</text:p>
          </table:table-cell>
          <table:table-cell table:number-columns-repeated="1003"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Moonbeam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an + onlyenem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70, echo.wav</text:p>
          </table:table-cell>
          <table:table-cell office:value-type="string" calcext:value-type="string">
            <text:p>if target is affected</text:p>
          </table:table-cell>
          <table:table-cell office:value-type="float" office:value="451" calcext:value-type="float">
            <text:p>451</text:p>
          </table:table-cell>
          <table:table-cell table:formula="of:=[.B453]" office:value-type="string" office:string-value="Confusion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.H453]" office:value-type="float" office:value="0" calcext:value-type="float">
            <text:p/>
          </table:table-cell>
          <table:table-cell table:formula="of:=[.I453]" office:value-type="string" office:string-value="mr + nostr + mind" calcext:value-type="string">
            <text:p>mr + nostr + mind</text:p>
          </table:table-cell>
          <table:table-cell table:number-columns-repeated="1003"/>
        </table:table-row>
        <table:table-row table:style-name="ro5">
          <table:table-cell office:value-type="float" office:value="460" calcext:value-type="float">
            <text:p>460</text:p>
          </table:table-cell>
          <table:table-cell office:value-type="string" calcext:value-type="string">
            <text:p>Acid Brea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61" calcext:value-type="float">
            <text:p>461</text:p>
          </table:table-cell>
          <table:table-cell office:value-type="string" calcext:value-type="string">
            <text:p>Acid Brea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Beam, 3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62" calcext:value-type="float">
            <text:p>462</text:p>
          </table:table-cell>
          <table:table-cell office:value-type="string" calcext:value-type="string">
            <text:p>Acid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Beam, 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63" calcext:value-type="float">
            <text:p>463</text:p>
          </table:table-cell>
          <table:table-cell office:value-type="string" calcext:value-type="string">
            <text:p>Acid Breat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Beam, 7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Acid Brea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Beam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Stone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66" calcext:value-type="float">
            <text:p>466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Fast particle effec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, javelin.sm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467" calcext:value-type="float">
            <text:p>467</text:p>
          </table:table-cell>
          <table:table-cell office:value-type="string" calcext:value-type="string">
            <text:p>Gift of Death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9, javelin.smp</text:p>
          </table:table-cell>
          <table:table-cell table:number-columns-repeated="1010"/>
        </table:table-row>
        <table:table-row table:style-name="ro5">
          <table:table-cell office:value-type="float" office:value="468" calcext:value-type="float">
            <text:p>468</text:p>
          </table:table-cell>
          <table:table-cell office:value-type="string" calcext:value-type="string">
            <text:p>Rain of Bloo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r + an + onlyenem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88, water1.wav</text:p>
          </table:table-cell>
          <table:table-cell table:number-columns-repeated="1010"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Divine Aura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 chyme.smp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string" calcext:value-type="string">
            <text:p>Border squa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Summon Great Boar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Summon Scorpion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4">
          <table:table-cell office:value-type="float" office:value="473" calcext:value-type="float">
            <text:p>473</text:p>
          </table:table-cell>
          <table:table-cell office:value-type="string" calcext:value-type="string">
            <text:p>Summon Large Spider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Magic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Magic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Incorpora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allow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r + an + huge</text:p>
          </table:table-cell>
          <table:table-cell table:number-columns-repeated="4"/>
          <table:table-cell office:value-type="string" calcext:value-type="string">
            <text:p>103, incorp.sw</text:p>
          </table:table-cell>
          <table:table-cell table:number-columns-repeated="1010"/>
        </table:table-row>
        <table:table-row table:style-name="ro5">
          <table:table-cell office:value-type="float" office:value="477" calcext:value-type="float">
            <text:p>477</text:p>
          </table:table-cell>
          <table:table-cell office:value-type="string" calcext:value-type="string">
            <text:p>Giant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3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78" calcext:value-type="float">
            <text:p>478</text:p>
          </table:table-cell>
          <table:table-cell office:value-type="string" calcext:value-type="string">
            <text:p>Soul Vortex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drain + an + inanimate</text:p>
          </table:table-cell>
          <table:table-cell office:value-type="string" calcext:value-type="string">
            <text:p>L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, drain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79" calcext:value-type="float">
            <text:p>479</text:p>
          </table:table-cell>
          <table:table-cell office:value-type="string" calcext:value-type="string">
            <text:p>Mortal Terror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480" calcext:value-type="float">
            <text:p>480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squares near and including target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Cold Tou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 + nost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Shock 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 + blu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483" calcext:value-type="float">
            <text:p>483</text:p>
          </table:table-cell>
          <table:table-cell office:value-type="string" calcext:value-type="string">
            <text:p>Gaze of Midas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r + nostr</text:p>
          </table:table-cell>
          <table:table-cell office:value-type="string" calcext:value-type="string">
            <text:p>L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 sound on releas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 + inanimate</text:p>
          </table:table-cell>
          <table:table-cell office:value-type="string" calcext:value-type="string">
            <text:p>Li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o sound on releas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2, tortyr.smp (pain)</text:p>
          </table:table-cell>
          <table:table-cell table:number-columns-repeated="1010"/>
        </table:table-row>
        <table:table-row table:style-name="ro5">
          <table:table-cell office:value-type="float" office:value="485" calcext:value-type="float">
            <text:p>485</text:p>
          </table:table-cell>
          <table:table-cell office:value-type="string" calcext:value-type="string">
            <text:p>Tail Swee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shieldneg + fullsweep</text:p>
          </table:table-cell>
          <table:table-cell table:number-columns-repeated="4"/>
          <table:table-cell office:value-type="string" calcext:value-type="string">
            <text:p>105, whip2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486" calcext:value-type="float">
            <text:p>486</text:p>
          </table:table-cell>
          <table:table-cell office:value-type="string" calcext:value-type="string">
            <text:p>Dragon Terror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All enemy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Color Spray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hardmr + an</text:p>
          </table:table-cell>
          <table:table-cell office:value-type="string" calcext:value-type="string">
            <text:p>Fast particle effec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 sound on release</text:p>
          </table:table-cell>
          <table:table-cell/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488" calcext:value-type="float">
            <text:p>488</text:p>
          </table:table-cell>
          <table:table-cell table:formula="of:=[.B490]" office:value-type="string" office:string-value="aff (mr+huge)" calcext:value-type="string">
            <text:p>aff (mr+huge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490]" office:value-type="float" office:value="0" calcext:value-type="float">
            <text:p/>
          </table:table-cell>
          <table:table-cell table:formula="of:=[.I490]" office:value-type="string" office:string-value="mr + huge" calcext:value-type="string">
            <text:p>mr + huge</text:p>
          </table:table-cell>
          <table:table-cell table:number-columns-repeated="1003"/>
        </table:table-row>
        <table:table-row table:style-name="ro5">
          <table:table-cell office:value-type="float" office:value="488" calcext:value-type="float">
            <text:p>488</text:p>
          </table:table-cell>
          <table:table-cell office:value-type="string" calcext:value-type="string">
            <text:p>aff (mr+huge)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huge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Rune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Rune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491" calcext:value-type="float">
            <text:p>491</text:p>
          </table:table-cell>
          <table:table-cell office:value-type="string" calcext:value-type="string">
            <text:p>Wave of P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88, water1.wav</text:p>
          </table:table-cell>
          <table:table-cell office:value-type="string" calcext:value-type="string">
            <text:p>if target is affected</text:p>
          </table:table-cell>
          <table:table-cell office:value-type="float" office:value="179" calcext:value-type="float">
            <text:p>179</text:p>
          </table:table-cell>
          <table:table-cell table:formula="of:=[.B181]" office:value-type="string" office:string-value="Sailor's Death" calcext:value-type="string">
            <text:p>Sailor's De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81]" office:value-type="float" office:value="0" calcext:value-type="float">
            <text:p/>
          </table:table-cell>
          <table:table-cell table:formula="of:=[.I181]" office:value-type="string" office:string-value="hardmr + an + drown" calcext:value-type="string">
            <text:p>hardmr + an + drown</text:p>
          </table:table-cell>
          <table:table-cell office:value-type="string" calcext:value-type="string">
            <text:p>if target is affected</text:p>
          </table:table-cell>
          <table:table-cell office:value-type="float" office:value="192" calcext:value-type="float">
            <text:p>192</text:p>
          </table:table-cell>
          <table:table-cell table:formula="of:=[.B194]" office:value-type="string" office:string-value="Drown" calcext:value-type="string">
            <text:p>Drow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194]" office:value-type="float" office:value="0" calcext:value-type="float">
            <text:p/>
          </table:table-cell>
          <table:table-cell table:formula="of:=[.I194]" office:value-type="string" office:string-value="easymr + an + drown" calcext:value-type="string">
            <text:p>easymr + an + drown</text:p>
          </table:table-cell>
          <table:table-cell table:number-columns-repeated="996"/>
        </table:table-row>
        <table:table-row table:style-name="ro5">
          <table:table-cell office:value-type="float" office:value="492" calcext:value-type="float">
            <text:p>492</text:p>
          </table:table-cell>
          <table:table-cell office:value-type="string" calcext:value-type="string">
            <text:p>Curses</text:p>
          </table:table-cell>
          <table:table-cell office:value-type="string" calcext:value-type="string">
            <text:p>Any enem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15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70, echo.wav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93" calcext:value-type="float">
            <text:p>493</text:p>
          </table:table-cell>
          <table:table-cell office:value-type="string" calcext:value-type="string">
            <text:p>C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table:number-columns-repeated="5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494" calcext:value-type="float">
            <text:p>494</text:p>
          </table:table-cell>
          <table:table-cell office:value-type="string" calcext:value-type="string">
            <text:p>Total Confu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r + nostr + mind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495" calcext:value-type="float">
            <text:p>495</text:p>
          </table:table-cell>
          <table:table-cell office:value-type="string" calcext:value-type="string">
            <text:p>Astral Hooks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03" calcext:value-type="float">
            <text:p>303</text:p>
          </table:table-cell>
          <table:table-cell table:formula="of:=[.B305]" office:value-type="string" office:string-value="aff (mark - hardresist)" calcext:value-type="string">
            <text:p>aff (mark - hardresist)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= 0x4000 (Horrormark)</text:p>
          </table:table-cell>
          <table:table-cell table:formula="of:=[.H305]" office:value-type="float" office:value="0" calcext:value-type="float">
            <text:p/>
          </table:table-cell>
          <table:table-cell table:formula="of:=[.I305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497" calcext:value-type="float">
            <text:p>497</text:p>
          </table:table-cell>
          <table:table-cell office:value-type="string" calcext:value-type="string">
            <text:p>Curses</text:p>
          </table:table-cell>
          <table:table-cell office:value-type="string" calcext:value-type="string">
            <text:p>Any enemy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5 random units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70, echo.wav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98" calcext:value-type="float">
            <text:p>498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mr + an + mind + affecthuman + morale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499" calcext:value-type="float">
            <text:p>499</text:p>
          </table:table-cell>
          <table:table-cell office:value-type="string" calcext:value-type="string">
            <text:p>Mass Conversion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r + an + mind + affecthuman + morale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00" calcext:value-type="float">
            <text:p>500</text:p>
          </table:table-cell>
          <table:table-cell office:value-type="string" calcext:value-type="string">
            <text:p>True Faith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mind + affecthuman + morale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01" calcext:value-type="float">
            <text:p>501</text:p>
          </table:table-cell>
          <table:table-cell office:value-type="string" calcext:value-type="string">
            <text:p>Touch of the D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st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502" calcext:value-type="float">
            <text:p>502</text:p>
          </table:table-cell>
          <table:table-cell office:value-type="string" calcext:value-type="string">
            <text:p>Heavenly Hor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 + holykil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114, horn.sw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9, snow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04" calcext:value-type="float">
            <text:p>504</text:p>
          </table:table-cell>
          <table:table-cell office:value-type="string" calcext:value-type="string">
            <text:p>Mass Combustion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50 squares near and including target</text:p>
          </table:table-cell>
          <table:table-cell office:value-type="string" calcext:value-type="string">
            <text:p>onlyenemy</text:p>
          </table:table-cell>
          <table:table-cell office:value-type="string" calcext:value-type="string">
            <text:p>Lin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 fire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05" calcext:value-type="float">
            <text:p>505</text:p>
          </table:table-cell>
          <table:table-cell office:value-type="string" calcext:value-type="string">
            <text:p>Iron Spear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5">
          <table:table-cell office:value-type="float" office:value="506" calcext:value-type="float">
            <text:p>506</text:p>
          </table:table-cell>
          <table:table-cell office:value-type="string" calcext:value-type="string">
            <text:p>Iron Shar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random units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table:number-columns-repeated="101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Large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508" calcext:value-type="float">
            <text:p>508</text:p>
          </table:table-cell>
          <table:table-cell office:value-type="string" calcext:value-type="string">
            <text:p>Bolts of Unlife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9 random units</text:p>
          </table:table-cell>
          <table:table-cell office:value-type="string" calcext:value-type="string">
            <text:p>hardmr + an + reanimate</text:p>
          </table:table-cell>
          <table:table-cell office:value-type="string" calcext:value-type="string">
            <text:p>Very fast particle effec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, repulse.sm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Summon Giant Mantis</text:p>
          </table:table-cell>
          <table:table-cell office:value-type="string" calcext:value-type="string">
            <text:p>Border square, but not behind wal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5">
          <table:table-cell office:value-type="float" office:value="510" calcext:value-type="float">
            <text:p>510</text:p>
          </table:table-cell>
          <table:table-cell office:value-type="string" calcext:value-type="string">
            <text:p>Starvation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inanimate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511" calcext:value-type="float">
            <text:p>511</text:p>
          </table:table-cell>
          <table:table-cell office:value-type="string" calcext:value-type="string">
            <text:p>Soul Scyth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44" calcext:value-type="float">
            <text:p>344</text:p>
          </table:table-cell>
          <table:table-cell table:formula="of:=[.B346]" office:value-type="string" office:string-value="Soul Slay (+mr-paralyze)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346]" office:value-type="float" office:value="0" calcext:value-type="float">
            <text:p/>
          </table:table-cell>
          <table:table-cell table:formula="of:=[.I346]" office:value-type="string" office:string-value="hardmr + an + mind" calcext:value-type="string">
            <text:p>hardmr + an + mind</text:p>
          </table:table-cell>
          <table:table-cell office:value-type="string" calcext:value-type="string">
            <text:p>once target is hit</text:p>
          </table:table-cell>
          <table:table-cell office:value-type="float" office:value="436" calcext:value-type="float">
            <text:p>436</text:p>
          </table:table-cell>
          <table:table-cell table:formula="of:=[.B438]" office:value-type="string" office:string-value="aff (mind+mr)" calcext:value-type="string">
            <text:p>aff (mind+m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438]" office:value-type="float" office:value="0" calcext:value-type="float">
            <text:p/>
          </table:table-cell>
          <table:table-cell table:formula="of:=[.I438]" office:value-type="string" office:string-value="mr + mind" calcext:value-type="string">
            <text:p>mr + mind</text:p>
          </table:table-cell>
          <table:table-cell table:number-columns-repeated="996"/>
        </table:table-row>
        <table:table-row table:style-name="ro5">
          <table:table-cell office:value-type="float" office:value="512" calcext:value-type="float">
            <text:p>512</text:p>
          </table:table-cell>
          <table:table-cell office:value-type="string" calcext:value-type="string">
            <text:p>War Rally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an + mind + affecthuman + morale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13" calcext:value-type="float">
            <text:p>513</text:p>
          </table:table-cell>
          <table:table-cell office:value-type="string" calcext:value-type="string">
            <text:p>Mist of Diseas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Fast particle effec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 sound on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514" calcext:value-type="float">
            <text:p>514</text:p>
          </table:table-cell>
          <table:table-cell office:value-type="string" calcext:value-type="string">
            <text:p>Lesser Smite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30, chyme.smp</text:p>
          </table:table-cell>
          <table:table-cell table:number-columns-repeated="1010"/>
        </table:table-row>
        <table:table-row table:style-name="ro5">
          <table:table-cell office:value-type="float" office:value="515" calcext:value-type="float">
            <text:p>515</text:p>
          </table:table-cell>
          <table:table-cell office:value-type="string" calcext:value-type="string">
            <text:p>God Flesh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516" calcext:value-type="float">
            <text:p>516</text:p>
          </table:table-cell>
          <table:table-cell office:value-type="string" calcext:value-type="string">
            <text:p>Divine Flames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Sleep Tou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Lesser Flame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licor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Pi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21" calcext:value-type="float">
            <text:p>521</text:p>
          </table:table-cell>
          <table:table-cell office:value-type="string" calcext:value-type="string">
            <text:p>Frost Branded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175" calcext:value-type="float">
            <text:p>175</text:p>
          </table:table-cell>
          <table:table-cell table:formula="of:=[.B177]" office:value-type="string" office:string-value="Cold" calcext:value-type="string">
            <text:p>C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cold damage</text:p>
          </table:table-cell>
          <table:table-cell table:formula="of:=[.H177]" office:value-type="float" office:value="0" calcext:value-type="float">
            <text:p/>
          </table:table-cell>
          <table:table-cell table:formula="of:=[.I17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22" calcext:value-type="float">
            <text:p>522</text:p>
          </table:table-cell>
          <table:table-cell office:value-type="string" calcext:value-type="string">
            <text:p>Frost Branded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175" calcext:value-type="float">
            <text:p>175</text:p>
          </table:table-cell>
          <table:table-cell table:formula="of:=[.B177]" office:value-type="string" office:string-value="Cold" calcext:value-type="string">
            <text:p>C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cold damage</text:p>
          </table:table-cell>
          <table:table-cell table:formula="of:=[.H177]" office:value-type="float" office:value="0" calcext:value-type="float">
            <text:p/>
          </table:table-cell>
          <table:table-cell table:formula="of:=[.I17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23" calcext:value-type="float">
            <text:p>523</text:p>
          </table:table-cell>
          <table:table-cell office:value-type="string" calcext:value-type="string">
            <text:p>Flame Branded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174" calcext:value-type="float">
            <text:p>174</text:p>
          </table:table-cell>
          <table:table-cell table:formula="of:=[.B176]" office:value-type="string" office:string-value="Fire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fire damage</text:p>
          </table:table-cell>
          <table:table-cell table:formula="of:=[.H176]" office:value-type="float" office:value="0" calcext:value-type="float">
            <text:p/>
          </table:table-cell>
          <table:table-cell table:formula="of:=[.I176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524" calcext:value-type="float">
            <text:p>524</text:p>
          </table:table-cell>
          <table:table-cell office:value-type="string" calcext:value-type="string">
            <text:p>Flame Branded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174" calcext:value-type="float">
            <text:p>174</text:p>
          </table:table-cell>
          <table:table-cell table:formula="of:=[.B176]" office:value-type="string" office:string-value="Fire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fire damage</text:p>
          </table:table-cell>
          <table:table-cell table:formula="of:=[.H176]" office:value-type="float" office:value="0" calcext:value-type="float">
            <text:p/>
          </table:table-cell>
          <table:table-cell table:formula="of:=[.I176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525" calcext:value-type="float">
            <text:p>525</text:p>
          </table:table-cell>
          <table:table-cell office:value-type="string" calcext:value-type="string">
            <text:p>Earth Branded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once target is hit</text:p>
          </table:table-cell>
          <table:table-cell office:value-type="float" office:value="530" calcext:value-type="float">
            <text:p>530</text:p>
          </table:table-cell>
          <table:table-cell table:formula="of:=[.B532]" office:value-type="string" office:string-value="aff (mr-resistable)" calcext:value-type="string">
            <text:p>aff (m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532]" office:value-type="float" office:value="0" calcext:value-type="float">
            <text:p/>
          </table:table-cell>
          <table:table-cell table:formula="of:=[.I532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526" calcext:value-type="float">
            <text:p>526</text:p>
          </table:table-cell>
          <table:table-cell office:value-type="string" calcext:value-type="string">
            <text:p>Earth Branded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once target is hit</text:p>
          </table:table-cell>
          <table:table-cell office:value-type="float" office:value="530" calcext:value-type="float">
            <text:p>530</text:p>
          </table:table-cell>
          <table:table-cell table:formula="of:=[.B532]" office:value-type="string" office:string-value="aff (mr-resistable)" calcext:value-type="string">
            <text:p>aff (m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532]" office:value-type="float" office:value="0" calcext:value-type="float">
            <text:p/>
          </table:table-cell>
          <table:table-cell table:formula="of:=[.I532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Rime Branded Arbales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load2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175" calcext:value-type="float">
            <text:p>175</text:p>
          </table:table-cell>
          <table:table-cell table:formula="of:=[.B177]" office:value-type="string" office:string-value="Cold" calcext:value-type="string">
            <text:p>C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cold damage</text:p>
          </table:table-cell>
          <table:table-cell table:formula="of:=[.H177]" office:value-type="float" office:value="0" calcext:value-type="float">
            <text:p/>
          </table:table-cell>
          <table:table-cell table:formula="of:=[.I17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28" calcext:value-type="float">
            <text:p>528</text:p>
          </table:table-cell>
          <table:table-cell office:value-type="string" calcext:value-type="string">
            <text:p>Flame Branded Arbales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load2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174" calcext:value-type="float">
            <text:p>174</text:p>
          </table:table-cell>
          <table:table-cell table:formula="of:=[.B176]" office:value-type="string" office:string-value="Fire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fire damage</text:p>
          </table:table-cell>
          <table:table-cell table:formula="of:=[.H176]" office:value-type="float" office:value="0" calcext:value-type="float">
            <text:p/>
          </table:table-cell>
          <table:table-cell table:formula="of:=[.I176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529" calcext:value-type="float">
            <text:p>529</text:p>
          </table:table-cell>
          <table:table-cell office:value-type="string" calcext:value-type="string">
            <text:p>Earth Branded Arbales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load2 + arrow + rangepen</text:p>
          </table:table-cell>
          <table:table-cell office:value-type="string" calcext:value-type="string">
            <text:p>Missile spr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30" calcext:value-type="float">
            <text:p>530</text:p>
          </table:table-cell>
          <table:table-cell table:formula="of:=[.B532]" office:value-type="string" office:string-value="aff (mr-resistable)" calcext:value-type="string">
            <text:p>aff (m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532]" office:value-type="float" office:value="0" calcext:value-type="float">
            <text:p/>
          </table:table-cell>
          <table:table-cell table:formula="of:=[.I532]" office:value-type="string" office:string-value="mr + an" calcext:value-type="string">
            <text:p>mr + an</text:p>
          </table:table-cell>
          <table:table-cell table:number-columns-repeated="1003"/>
        </table:table-row>
        <table:table-row table:style-name="ro5">
          <table:table-cell office:value-type="float" office:value="530" calcext:value-type="float">
            <text:p>530</text:p>
          </table:table-cell>
          <table:table-cell office:value-type="string" calcext:value-type="string">
            <text:p>aff (mr-resistable)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31" calcext:value-type="float">
            <text:p>531</text:p>
          </table:table-cell>
          <table:table-cell office:value-type="string" calcext:value-type="string">
            <text:p>Entang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Reanimating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str + reanimat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33" calcext:value-type="float">
            <text:p>533</text:p>
          </table:table-cell>
          <table:table-cell office:value-type="string" calcext:value-type="string">
            <text:p>Poison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34" calcext:value-type="float">
            <text:p>534</text:p>
          </table:table-cell>
          <table:table-cell office:value-type="string" calcext:value-type="string">
            <text:p>Icy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Narrow 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Poison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36" calcext:value-type="float">
            <text:p>536</text:p>
          </table:table-cell>
          <table:table-cell office:value-type="string" calcext:value-type="string">
            <text:p>Barbed Ta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05, whip2.sw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37" calcext:value-type="float">
            <text:p>537</text:p>
          </table:table-cell>
          <table:table-cell office:value-type="string" calcext:value-type="string">
            <text:p>Serpent Skir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38" calcext:value-type="float">
            <text:p>538</text:p>
          </table:table-cell>
          <table:table-cell office:value-type="string" calcext:value-type="string">
            <text:p>Giant Rime Branded Arr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1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40" calcext:value-type="float">
            <text:p>540</text:p>
          </table:table-cell>
          <table:table-cell table:formula="of:=[.B542]" office:value-type="string" office:string-value="Cold Blast" calcext:value-type="string">
            <text:p>Cold B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cold damage</text:p>
          </table:table-cell>
          <table:table-cell table:formula="of:=[.H542]" office:value-type="string" office:string-value="3 squares near and including target" calcext:value-type="string">
            <text:p>3 squares near and including target</text:p>
          </table:table-cell>
          <table:table-cell table:formula="of:=[.I542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39" calcext:value-type="float">
            <text:p>539</text:p>
          </table:table-cell>
          <table:table-cell office:value-type="string" calcext:value-type="string">
            <text:p>Giant Rime Branded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3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40" calcext:value-type="float">
            <text:p>540</text:p>
          </table:table-cell>
          <table:table-cell table:formula="of:=[.B542]" office:value-type="string" office:string-value="Cold Blast" calcext:value-type="string">
            <text:p>Cold B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cold damage</text:p>
          </table:table-cell>
          <table:table-cell table:formula="of:=[.H542]" office:value-type="string" office:string-value="3 squares near and including target" calcext:value-type="string">
            <text:p>3 squares near and including target</text:p>
          </table:table-cell>
          <table:table-cell table:formula="of:=[.I542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40" calcext:value-type="float">
            <text:p>540</text:p>
          </table:table-cell>
          <table:table-cell office:value-type="string" calcext:value-type="string">
            <text:p>Cold Bl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39, snow.sw</text:p>
          </table:table-cell>
          <table:table-cell table:number-columns-repeated="1010"/>
        </table:table-row>
        <table:table-row table:style-name="ro5">
          <table:table-cell office:value-type="float" office:value="541" calcext:value-type="float">
            <text:p>541</text:p>
          </table:table-cell>
          <table:table-cell office:value-type="string" calcext:value-type="string">
            <text:p>Giant Flame Branded Arr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1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43" calcext:value-type="float">
            <text:p>543</text:p>
          </table:table-cell>
          <table:table-cell table:formula="of:=[.B545]" office:value-type="string" office:string-value="Fire Blast" calcext:value-type="string">
            <text:p>Fire B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.H545]" office:value-type="string" office:string-value="3 squares near and including target" calcext:value-type="string">
            <text:p>3 squares near and including target</text:p>
          </table:table-cell>
          <table:table-cell table:formula="of:=[.I545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542" calcext:value-type="float">
            <text:p>542</text:p>
          </table:table-cell>
          <table:table-cell office:value-type="string" calcext:value-type="string">
            <text:p>Giant Flame Branded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3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543" calcext:value-type="float">
            <text:p>543</text:p>
          </table:table-cell>
          <table:table-cell table:formula="of:=[.B545]" office:value-type="string" office:string-value="Fire Blast" calcext:value-type="string">
            <text:p>Fire Bl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.H545]" office:value-type="string" office:string-value="3 squares near and including target" calcext:value-type="string">
            <text:p>3 squares near and including target</text:p>
          </table:table-cell>
          <table:table-cell table:formula="of:=[.I545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543" calcext:value-type="float">
            <text:p>543</text:p>
          </table:table-cell>
          <table:table-cell office:value-type="string" calcext:value-type="string">
            <text:p>Fire Bl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squares near and including target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544" calcext:value-type="float">
            <text:p>544</text:p>
          </table:table-cell>
          <table:table-cell office:value-type="string" calcext:value-type="string">
            <text:p>Giant Earth Branded Arr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1 + an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13, crossb.smp</text:p>
          </table:table-cell>
          <table:table-cell office:value-type="string" calcext:value-type="string">
            <text:p>once target is hit</text:p>
          </table:table-cell>
          <table:table-cell office:value-type="float" office:value="546" calcext:value-type="float">
            <text:p>546</text:p>
          </table:table-cell>
          <table:table-cell table:formula="of:=[.B548]" office:value-type="string" office:string-value="Earth Blast" calcext:value-type="string">
            <text:p>Earth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.H548]" office:value-type="string" office:string-value="5 squares near and including target" calcext:value-type="string">
            <text:p>5 squares near and including target</text:p>
          </table:table-cell>
          <table:table-cell table:formula="of:=[.I548]" office:value-type="string" office:string-value="mundane" calcext:value-type="string">
            <text:p>mundane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996"/>
        </table:table-row>
        <table:table-row table:style-name="ro5">
          <table:table-cell office:value-type="float" office:value="545" calcext:value-type="float">
            <text:p>545</text:p>
          </table:table-cell>
          <table:table-cell office:value-type="string" calcext:value-type="string">
            <text:p>Giant Earth Branded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3 + an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13, crossb.smp</text:p>
          </table:table-cell>
          <table:table-cell office:value-type="string" calcext:value-type="string">
            <text:p>once target is hit</text:p>
          </table:table-cell>
          <table:table-cell office:value-type="float" office:value="546" calcext:value-type="float">
            <text:p>546</text:p>
          </table:table-cell>
          <table:table-cell table:formula="of:=[.B548]" office:value-type="string" office:string-value="Earth Blast" calcext:value-type="string">
            <text:p>Earth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.H548]" office:value-type="string" office:string-value="5 squares near and including target" calcext:value-type="string">
            <text:p>5 squares near and including target</text:p>
          </table:table-cell>
          <table:table-cell table:formula="of:=[.I548]" office:value-type="string" office:string-value="mundane" calcext:value-type="string">
            <text:p>mundane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996"/>
        </table:table-row>
        <table:table-row table:style-name="ro5">
          <table:table-cell office:value-type="float" office:value="546" calcext:value-type="float">
            <text:p>546</text:p>
          </table:table-cell>
          <table:table-cell office:value-type="string" calcext:value-type="string">
            <text:p>Earth Bl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547" calcext:value-type="float">
            <text:p>547</text:p>
          </table:table-cell>
          <table:table-cell office:value-type="string" calcext:value-type="string">
            <text:p>Mesmerize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 + min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548" calcext:value-type="float">
            <text:p>548</text:p>
          </table:table-cell>
          <table:table-cell office:value-type="string" calcext:value-type="string">
            <text:p>Release Phantasm</text:p>
          </table:table-cell>
          <table:table-cell office:value-type="string" calcext:value-type="string">
            <text:p>Target a squ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ntasm</text:p>
          </table:table-cell>
          <table:table-cell table:number-columns-repeated="3"/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sound on releas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2, catapult.wav</text:p>
          </table:table-cell>
          <table:table-cell table:number-columns-repeated="1010"/>
        </table:table-row>
        <table:table-row table:style-name="ro5">
          <table:table-cell office:value-type="float" office:value="549" calcext:value-type="float">
            <text:p>549</text:p>
          </table:table-cell>
          <table:table-cell office:value-type="string" calcext:value-type="string">
            <text:p>Phantasmal 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rdmr + 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Phantasmal Da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Phantasmal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Phantasmal 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Phantasmal Halbe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hantasmal Grea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ardmr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Phantasmal Pik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Phantasmal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oneshot + hardmr</text:p>
          </table:table-cell>
          <table:table-cell table:number-columns-repeated="4"/>
          <table:table-cell office:value-type="string" calcext:value-type="string">
            <text:p>84, hit_impact.sw</text:p>
          </table:table-cell>
          <table:table-cell table:number-columns-repeated="1010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Phantasmal Hoo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Phantasmal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Phantasmal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Phantasmal G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Phantasmal Hor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Phantasmal Antl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Phantasmal 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64" calcext:value-type="float">
            <text:p>564</text:p>
          </table:table-cell>
          <table:table-cell office:value-type="string" calcext:value-type="string">
            <text:p>Phantasmal Bur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65" calcext:value-type="float">
            <text:p>565</text:p>
          </table:table-cell>
          <table:table-cell office:value-type="string" calcext:value-type="string">
            <text:p>Phantasmal Bla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66" calcext:value-type="float">
            <text:p>566</text:p>
          </table:table-cell>
          <table:table-cell office:value-type="string" calcext:value-type="string">
            <text:p>Phantasmal Flame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Phantasmal Great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ardmr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Phantasmal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Phantasmal Miss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hardmr + arrow</text:p>
          </table:table-cell>
          <table:table-cell table:number-columns-repeated="4"/>
          <table:table-cell office:value-type="string" calcext:value-type="string">
            <text:p>14, pil.smp (arrow)</text:p>
          </table:table-cell>
          <table:table-cell table:number-columns-repeated="101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Phantasmal S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71" calcext:value-type="float">
            <text:p>571</text:p>
          </table:table-cell>
          <table:table-cell office:value-type="string" calcext:value-type="string">
            <text:p>Beam of Light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 + an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6, windshort.wav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488" calcext:value-type="float">
            <text:p>488</text:p>
          </table:table-cell>
          <table:table-cell table:formula="of:=[.B490]" office:value-type="string" office:string-value="aff (mr+huge)" calcext:value-type="string">
            <text:p>aff (mr+huge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490]" office:value-type="float" office:value="0" calcext:value-type="float">
            <text:p/>
          </table:table-cell>
          <table:table-cell table:formula="of:=[.I490]" office:value-type="string" office:string-value="mr + huge" calcext:value-type="string">
            <text:p>mr + huge</text:p>
          </table:table-cell>
          <table:table-cell table:number-columns-repeated="1003"/>
        </table:table-row>
        <table:table-row table:style-name="ro5">
          <table:table-cell office:value-type="float" office:value="572" calcext:value-type="float">
            <text:p>572</text:p>
          </table:table-cell>
          <table:table-cell office:value-type="string" calcext:value-type="string">
            <text:p>Serpent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573" calcext:value-type="float">
            <text:p>573</text:p>
          </table:table-cell>
          <table:table-cell office:value-type="string" calcext:value-type="string">
            <text:p>Strong Venomous Phase Bite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shieldneg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75" calcext:value-type="float">
            <text:p>575</text:p>
          </table:table-cell>
          <table:table-cell office:value-type="string" calcext:value-type="string">
            <text:p>Phantasmal Death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76" calcext:value-type="float">
            <text:p>576</text:p>
          </table:table-cell>
          <table:table-cell office:value-type="string" calcext:value-type="string">
            <text:p>Lashes of Darknes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random units</text:p>
          </table:table-cell>
          <table:table-cell office:value-type="string" calcext:value-type="string">
            <text:p>hardmr + an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54, whip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577" calcext:value-type="float">
            <text:p>577</text:p>
          </table:table-cell>
          <table:table-cell office:value-type="string" calcext:value-type="string">
            <text:p>Illusory 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r + 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Illusory Da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Illusory 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Illusory 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Illusory Halbe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Illusory Grea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r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Illusory Pik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Illusory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oneshot + mr</text:p>
          </table:table-cell>
          <table:table-cell table:number-columns-repeated="4"/>
          <table:table-cell office:value-type="string" calcext:value-type="string">
            <text:p>84, hit_impact.sw</text:p>
          </table:table-cell>
          <table:table-cell table:number-columns-repeated="1010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Illusory Hoo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Illusory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Illusory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Illusory Go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Illusory Hor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Illusory Antl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Illusory 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92" calcext:value-type="float">
            <text:p>592</text:p>
          </table:table-cell>
          <table:table-cell office:value-type="string" calcext:value-type="string">
            <text:p>Illusory Bur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Fast particle effec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4, swosh2.s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93" calcext:value-type="float">
            <text:p>593</text:p>
          </table:table-cell>
          <table:table-cell office:value-type="string" calcext:value-type="string">
            <text:p>Illusory Blas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ast particle effec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4, swosh2.s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594" calcext:value-type="float">
            <text:p>594</text:p>
          </table:table-cell>
          <table:table-cell office:value-type="string" calcext:value-type="string">
            <text:p>Illusory Flame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Fast particle effec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4, swosh2.s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Illusory Great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r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Illusory Ax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Illusory Miss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r + arrow</text:p>
          </table:table-cell>
          <table:table-cell table:number-columns-repeated="4"/>
          <table:table-cell office:value-type="string" calcext:value-type="string">
            <text:p>14, pil.smp (arrow)</text:p>
          </table:table-cell>
          <table:table-cell table:number-columns-repeated="101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Illusory S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Illusory Death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Lin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4, swosh2.sw</text:p>
          </table:table-cell>
          <table:table-cell/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600" calcext:value-type="float">
            <text:p>600</text:p>
          </table:table-cell>
          <table:table-cell office:value-type="string" calcext:value-type="string">
            <text:p>Ghost Rending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39" calcext:value-type="float">
            <text:p>139</text:p>
          </table:table-cell>
          <table:table-cell table:formula="of:=[.B141]" office:value-type="string" office:string-value="Banishment" calcext:value-type="string">
            <text:p>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.H141]" office:value-type="float" office:value="0" calcext:value-type="float">
            <text:p/>
          </table:table-cell>
          <table:table-cell table:formula="of:=[.I141]" office:value-type="string" office:string-value="hardmr + an" calcext:value-type="string">
            <text:p>hardmr + an</text:p>
          </table:table-cell>
          <table:table-cell table:number-columns-repeated="1003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Mancatc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602" calcext:value-type="float">
            <text:p>602</text:p>
          </table:table-cell>
          <table:table-cell table:formula="of:=[.B604]" office:value-type="string" office:string-value="Ghost Shackles" calcext:value-type="string">
            <text:p>Ghost Shackles</text:p>
          </table:table-cell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= 0x20000000 (Unrecognized Special Damage 29)</text:p>
          </table:table-cell>
          <table:table-cell table:formula="of:=[.H604]" office:value-type="float" office:value="0" calcext:value-type="float">
            <text:p/>
          </table:table-cell>
          <table:table-cell table:formula="of:=[.I604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602" calcext:value-type="float">
            <text:p>602</text:p>
          </table:table-cell>
          <table:table-cell office:value-type="string" calcext:value-type="string">
            <text:p>Ghost Shackles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table:number-columns-repeated="4"/>
          <table:table-cell office:value-type="string" calcext:value-type="string">
            <text:p>0, swosh.smp</text:p>
          </table:table-cell>
          <table:table-cell table:number-columns-repeated="1010"/>
        </table:table-row>
        <table:table-row table:style-name="ro5">
          <table:table-cell office:value-type="float" office:value="603" calcext:value-type="float">
            <text:p>603</text:p>
          </table:table-cell>
          <table:table-cell office:value-type="string" calcext:value-type="string">
            <text:p>Words of Sacrilege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 + min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Golden Tor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605" calcext:value-type="float">
            <text:p>605</text:p>
          </table:table-cell>
          <table:table-cell office:value-type="string" calcext:value-type="string">
            <text:p>Sna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eldneg + mundane + nostr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Magic Sp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rce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607" calcext:value-type="float">
            <text:p>607</text:p>
          </table:table-cell>
          <table:table-cell office:value-type="string" calcext:value-type="string">
            <text:p>Hunting Horn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 + 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14, horn.sw</text:p>
          </table:table-cell>
          <table:table-cell table:number-columns-repeated="1010"/>
        </table:table-row>
        <table:table-row table:style-name="ro5">
          <table:table-cell office:value-type="float" office:value="608" calcext:value-type="float">
            <text:p>608</text:p>
          </table:table-cell>
          <table:table-cell office:value-type="string" calcext:value-type="string">
            <text:p>Prismatic Light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10 random units</text:p>
          </table:table-cell>
          <table:table-cell office:value-type="string" calcext:value-type="string">
            <text:p>mr + an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488" calcext:value-type="float">
            <text:p>488</text:p>
          </table:table-cell>
          <table:table-cell table:formula="of:=[.B490]" office:value-type="string" office:string-value="aff (mr+huge)" calcext:value-type="string">
            <text:p>aff (mr+huge)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= 0x4000000 (Blindness)</text:p>
          </table:table-cell>
          <table:table-cell table:formula="of:=[.H490]" office:value-type="float" office:value="0" calcext:value-type="float">
            <text:p/>
          </table:table-cell>
          <table:table-cell table:formula="of:=[.I490]" office:value-type="string" office:string-value="mr + huge" calcext:value-type="string">
            <text:p>mr + huge</text:p>
          </table:table-cell>
          <table:table-cell table:number-columns-repeated="1003"/>
        </table:table-row>
        <table:table-row table:style-name="ro5"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office:value-type="string" calcext:value-type="string">
            <text:p>Fast particle effec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42, emuller.s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hardmr</text:p>
          </table:table-cell>
          <table:table-cell office:value-type="string" calcext:value-type="string">
            <text:p>L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 sound on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hardmr + an + onlyenemy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, fear.s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cid Bloo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bitflag_4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13" calcext:value-type="float">
            <text:p>613</text:p>
          </table:table-cell>
          <table:table-cell office:value-type="string" calcext:value-type="string">
            <text:p>Bane Fire Decay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m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614" calcext:value-type="float">
            <text:p>614</text:p>
          </table:table-cell>
          <table:table-cell office:value-type="string" calcext:value-type="string">
            <text:p>Bane Vortex Decay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easym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42, emuller.smp</text:p>
          </table:table-cell>
          <table:table-cell table:number-columns-repeated="1010"/>
        </table:table-row>
        <table:table-row table:style-name="ro5"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string" calcext:value-type="string">
            <text:p>107, megabless.sw</text:p>
          </table:table-cell>
          <table:table-cell table:number-columns-repeated="1010"/>
        </table:table-row>
        <table:table-row table:style-name="ro5">
          <table:table-cell office:value-type="float" office:value="616" calcext:value-type="float">
            <text:p>616</text:p>
          </table:table-cell>
          <table:table-cell office:value-type="string" calcext:value-type="string">
            <text:p>Ac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o sound on releas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Acid Da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2 random unit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4, swosh2.s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, sizzle.sw</text:p>
          </table:table-cell>
          <table:table-cell table:number-columns-repeated="1010"/>
        </table:table-row>
        <table:table-row table:style-name="ro5">
          <table:table-cell office:value-type="float" office:value="618" calcext:value-type="float">
            <text:p>618</text:p>
          </table:table-cell>
          <table:table-cell office:value-type="string" calcext:value-type="string">
            <text:p>Acid Spra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Narrow cone, 10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19" calcext:value-type="float">
            <text:p>619</text:p>
          </table:table-cell>
          <table:table-cell office:value-type="string" calcext:value-type="string">
            <text:p>Acid Clou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20" calcext:value-type="float">
            <text:p>620</text:p>
          </table:table-cell>
          <table:table-cell office:value-type="string" calcext:value-type="string">
            <text:p>Acid M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21" calcext:value-type="float">
            <text:p>621</text:p>
          </table:table-cell>
          <table:table-cell office:value-type="string" calcext:value-type="string">
            <text:p>Acid Rai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2, fear.sm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Acid Storm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623" calcext:value-type="float">
            <text:p>623</text:p>
          </table:table-cell>
          <table:table-cell office:value-type="string" calcext:value-type="string">
            <text:p>Shock Field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4, swosh2.sw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624" calcext:value-type="float">
            <text:p>624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Far beam, 5 squares</text:p>
          </table:table-cell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24, el.smp (lightning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 sound!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625" calcext:value-type="float">
            <text:p>625</text:p>
          </table:table-cell>
          <table:table-cell office:value-type="string" calcext:value-type="string">
            <text:p>Thunder Strike</text:p>
          </table:table-cell>
          <table:table-cell office:value-type="string" calcext:value-type="string">
            <text:p>Any enem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 + scatter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27, thunder.smp</text:p>
          </table:table-cell>
          <table:table-cell office:value-type="string" calcext:value-type="string">
            <text:p>once target is hit</text:p>
          </table:table-cell>
          <table:table-cell office:value-type="float" office:value="727" calcext:value-type="float">
            <text:p>727</text:p>
          </table:table-cell>
          <table:table-cell table:formula="of:=[.B729]" office:value-type="string" office:string-value="Area Shock Stun" calcext:value-type="string">
            <text:p>Area 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729]" office:value-type="string" office:string-value="6 squares near and including target" calcext:value-type="string">
            <text:p>6 squares near and including target</text:p>
          </table:table-cell>
          <table:table-cell table:formula="of:=[.I729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3 random unit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165, Unrecognized sound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627" calcext:value-type="float">
            <text:p>627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inanima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628" calcext:value-type="float">
            <text:p>628</text:p>
          </table:table-cell>
          <table:table-cell office:value-type="string" calcext:value-type="string">
            <text:p>Hydra's Blessing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inanimate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inanimate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0" calcext:value-type="float">
            <text:p>630</text:p>
          </table:table-cell>
          <table:table-cell office:value-type="string" calcext:value-type="string">
            <text:p>Mass Regeneration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inanimate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Army of Antaeus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Great Clu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 + sweep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633" calcext:value-type="float">
            <text:p>633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5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Shade Warriors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Shade Warriors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9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Army of Darkness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Fire Shield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5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Soldiers of Flame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39" calcext:value-type="float">
            <text:p>639</text:p>
          </table:table-cell>
          <table:table-cell office:value-type="string" calcext:value-type="string">
            <text:p>Army of Flames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Resist Magic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5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string" calcext:value-type="string">
            <text:p>Friendly unit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table:number-columns-repeated="3"/>
          <table:table-cell office:value-type="string" calcext:value-type="string">
            <text:p>29, godlat.s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42" calcext:value-type="float">
            <text:p>642</text:p>
          </table:table-cell>
          <table:table-cell office:value-type="string" calcext:value-type="string">
            <text:p>Hellbind Heart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43" calcext:value-type="float">
            <text:p>643</text:p>
          </table:table-cell>
          <table:table-cell office:value-type="string" calcext:value-type="string">
            <text:p>Enslave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44" calcext:value-type="float">
            <text:p>644</text:p>
          </table:table-cell>
          <table:table-cell office:value-type="string" calcext:value-type="string">
            <text:p>Invade Mind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slave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office:value-type="string" calcext:value-type="string">
            <text:p>Slow l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9, godlat.s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45" calcext:value-type="float">
            <text:p>645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drain + inanimate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5">
          <table:table-cell office:value-type="float" office:value="646" calcext:value-type="float">
            <text:p>646</text:p>
          </table:table-cell>
          <table:table-cell office:value-type="string" calcext:value-type="string">
            <text:p>Bones of Stone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647" calcext:value-type="float">
            <text:p>647</text:p>
          </table:table-cell>
          <table:table-cell office:value-type="string" calcext:value-type="string">
            <text:p>Stygian Skin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onlyfriend</text:p>
          </table:table-cell>
          <table:table-cell table:number-columns-repeated="2"/>
          <table:table-cell office:value-type="string" calcext:value-type="string">
            <text:p>29, godlat.sm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49" calcext:value-type="float">
            <text:p>649</text:p>
          </table:table-cell>
          <table:table-cell office:value-type="string" calcext:value-type="string">
            <text:p>Iron Bolt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5 random units</text:p>
          </table:table-cell>
          <table:table-cell/>
          <table:table-cell office:value-type="string" calcext:value-type="string">
            <text:p>Missile spr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, rapid.sm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50" calcext:value-type="float">
            <text:p>650</text:p>
          </table:table-cell>
          <table:table-cell office:value-type="string" calcext:value-type="string">
            <text:p>Maws of the Earth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Far crack, 5 squares</text:p>
          </table:table-cell>
          <table:table-cell office:value-type="string" calcext:value-type="string">
            <text:p>an + flying + large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once target is hit</text:p>
          </table:table-cell>
          <table:table-cell office:value-type="float" office:value="651" calcext:value-type="float">
            <text:p>651</text:p>
          </table:table-cell>
          <table:table-cell table:formula="of:=[.B653]" office:value-type="string" office:string-value="Maws of the Earth (grip)" calcext:value-type="string">
            <text:p>Maws of the Earth (grip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.H653]" office:value-type="float" office:value="0" calcext:value-type="float">
            <text:p/>
          </table:table-cell>
          <table:table-cell table:formula="of:=[.I653]" office:value-type="string" office:string-value="an + flying + large" calcext:value-type="string">
            <text:p>an + flying + large</text:p>
          </table:table-cell>
          <table:table-cell office:value-type="string" calcext:value-type="string">
            <text:p>once target is hit</text:p>
          </table:table-cell>
          <table:table-cell office:value-type="float" office:value="652" calcext:value-type="float">
            <text:p>652</text:p>
          </table:table-cell>
          <table:table-cell table:formula="of:=[.B654]" office:value-type="string" office:string-value="Maws of the Earth (fire)" calcext:value-type="string">
            <text:p>Maws of the Earth (fire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.H654]" office:value-type="float" office:value="0" calcext:value-type="float">
            <text:p/>
          </table:table-cell>
          <table:table-cell table:formula="of:=[.I654]" office:value-type="float" office:value="0" calcext:value-type="float">
            <text:p/>
          </table:table-cell>
          <table:table-cell table:number-columns-repeated="996"/>
        </table:table-row>
        <table:table-row table:style-name="ro5">
          <table:table-cell office:value-type="float" office:value="651" calcext:value-type="float">
            <text:p>651</text:p>
          </table:table-cell>
          <table:table-cell office:value-type="string" calcext:value-type="string">
            <text:p>Maws of the Earth (grip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an + flying + large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652" calcext:value-type="float">
            <text:p>652</text:p>
          </table:table-cell>
          <table:table-cell table:formula="of:=[.B654]" office:value-type="string" office:string-value="Maws of the Earth (fire)" calcext:value-type="string">
            <text:p>Maws of the Earth (fire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.H654]" office:value-type="float" office:value="0" calcext:value-type="float">
            <text:p/>
          </table:table-cell>
          <table:table-cell table:formula="of:=[.I654]" office:value-type="float" office:value="0" calcext:value-type="float">
            <text:p/>
          </table:table-cell>
          <table:table-cell table:number-columns-repeated="1003"/>
        </table:table-row>
        <table:table-row table:style-name="ro5">
          <table:table-cell office:value-type="float" office:value="652" calcext:value-type="float">
            <text:p>652</text:p>
          </table:table-cell>
          <table:table-cell office:value-type="string" calcext:value-type="string">
            <text:p>Maws of the Earth (fire)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5">
          <table:table-cell office:value-type="float" office:value="653" calcext:value-type="float">
            <text:p>653</text:p>
          </table:table-cell>
          <table:table-cell office:value-type="string" calcext:value-type="string">
            <text:p>Protective Winds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0 squares near and including target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, godlat.sm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54" calcext:value-type="float">
            <text:p>654</text:p>
          </table:table-cell>
          <table:table-cell office:value-type="string" calcext:value-type="string">
            <text:p>Friendly Storm</text:p>
          </table:table-cell>
          <table:table-cell office:value-type="string" calcext:value-type="string">
            <text:p>Friendly unit(s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, wind2.sm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55" calcext:value-type="float">
            <text:p>655</text:p>
          </table:table-cell>
          <table:table-cell office:value-type="string" calcext:value-type="string">
            <text:p>Strength of the Earth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656" calcext:value-type="float">
            <text:p>656</text:p>
          </table:table-cell>
          <table:table-cell office:value-type="string" calcext:value-type="string">
            <text:p>Poison Brea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arrow cone, 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Poison Spi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9, javelin.smp</text:p>
          </table:table-cell>
          <table:table-cell table:number-columns-repeated="1010"/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0, swosh.smp</text:p>
          </table:table-cell>
          <table:table-cell table:number-columns-repeated="1010"/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an + inanimat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3 squares near and including target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Vine Arrow</text:p>
          </table:table-cell>
          <table:table-cell office:value-type="string" calcext:value-type="string">
            <text:p>Any enem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office:value-type="string" calcext:value-type="string">
            <text:p>Missile spr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4, swosh2.sw</text:p>
          </table:table-cell>
          <table:table-cell/>
          <table:table-cell office:value-type="string" calcext:value-type="string">
            <text:p>21, rapid.smp</text:p>
          </table:table-cell>
          <table:table-cell office:value-type="string" calcext:value-type="string">
            <text:p>if target is affected</text:p>
          </table:table-cell>
          <table:table-cell office:value-type="float" office:value="662" calcext:value-type="float">
            <text:p>662</text:p>
          </table:table-cell>
          <table:table-cell table:formula="of:=[.B664]" office:value-type="string" office:string-value="Entangle" calcext:value-type="string">
            <text:p>Entangl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.H664]" office:value-type="float" office:value="0" calcext:value-type="float">
            <text:p/>
          </table:table-cell>
          <table:table-cell table:formula="of:=[.I664]" office:value-type="string" office:string-value="mundane + flying" calcext:value-type="string">
            <text:p>mundane + flying</text:p>
          </table:table-cell>
          <table:table-cell table:number-columns-repeated="100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Entang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undane + flying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Flame Strik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ast particle effec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 sound on releas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, fire.smp</text:p>
          </table:table-cell>
          <table:table-cell table:number-columns-repeated="1010"/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Poison Darts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9 random unit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65" calcext:value-type="float">
            <text:p>665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6 random units</text:p>
          </table:table-cell>
          <table:table-cell office:value-type="string" calcext:value-type="string">
            <text:p>mr + nostr + mind</text:p>
          </table:table-cell>
          <table:table-cell office:value-type="string" calcext:value-type="string">
            <text:p>Slow l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0, echo.wav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66" calcext:value-type="float">
            <text:p>666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oneshot + mundane + nostr</text:p>
          </table:table-cell>
          <table:table-cell office:value-type="string" calcext:value-type="string">
            <text:p>Fast particle effec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 sound on release</text:p>
          </table:table-cell>
          <table:table-cell/>
          <table:table-cell office:value-type="string" calcext:value-type="string">
            <text:p>19, javelin.smp</text:p>
          </table:table-cell>
          <table:table-cell table:number-columns-repeated="1010"/>
        </table:table-row>
        <table:table-row table:style-name="ro5">
          <table:table-cell office:value-type="float" office:value="667" calcext:value-type="float">
            <text:p>667</text:p>
          </table:table-cell>
          <table:table-cell office:value-type="string" calcext:value-type="string">
            <text:p>Corrosive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668" calcext:value-type="float">
            <text:p>668</text:p>
          </table:table-cell>
          <table:table-cell table:formula="of:=[.B670]" office:value-type="string" office:string-value="Acid" calcext:value-type="string">
            <text:p>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acid damage</text:p>
          </table:table-cell>
          <table:table-cell table:formula="of:=[.H670]" office:value-type="float" office:value="0" calcext:value-type="float">
            <text:p/>
          </table:table-cell>
          <table:table-cell table:formula="of:=[.I670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c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Acid Spi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4, swosh2.s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, sizzle.sw</text:p>
          </table:table-cell>
          <table:table-cell table:number-columns-repeated="1010"/>
        </table:table-row>
        <table:table-row table:style-name="ro5">
          <table:table-cell office:value-type="float" office:value="670" calcext:value-type="float">
            <text:p>670</text:p>
          </table:table-cell>
          <table:table-cell office:value-type="string" calcext:value-type="string">
            <text:p>Elemental Resistance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3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5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2" calcext:value-type="float">
            <text:p>672</text:p>
          </table:table-cell>
          <table:table-cell office:value-type="string" calcext:value-type="string">
            <text:p>Elemental Resistance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15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string" calcext:value-type="string">
            <text:p>Friendly unit(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/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, energy.wa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4" calcext:value-type="float">
            <text:p>674</text:p>
          </table:table-cell>
          <table:table-cell office:value-type="string" calcext:value-type="string">
            <text:p>Golden Bow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675" calcext:value-type="float">
            <text:p>675</text:p>
          </table:table-cell>
          <table:table-cell table:formula="of:=[.B677]" office:value-type="string" office:string-value="Sunlight" calcext:value-type="string">
            <text:p>Su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.H677]" office:value-type="float" office:value="0" calcext:value-type="float">
            <text:p/>
          </table:table-cell>
          <table:table-cell table:formula="of:=[.I677]" office:value-type="string" office:string-value="an + holykill" calcext:value-type="string">
            <text:p>an + holykill</text:p>
          </table:table-cell>
          <table:table-cell table:number-columns-repeated="1003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unl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an + holykil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Magic Scep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677" calcext:value-type="float">
            <text:p>677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78" calcext:value-type="float">
            <text:p>678</text:p>
          </table:table-cell>
          <table:table-cell office:value-type="string" calcext:value-type="string">
            <text:p>Acid Spra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id</text:p>
          </table:table-cell>
          <table:table-cell/>
          <table:table-cell office:value-type="string" calcext:value-type="string">
            <text:p>Beam, 2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4, swosh2.sw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79" calcext:value-type="float">
            <text:p>679</text:p>
          </table:table-cell>
          <table:table-cell office:value-type="string" calcext:value-type="string">
            <text:p>Call the Dead</text:p>
          </table:table-cell>
          <table:table-cell office:value-type="string" calcext:value-type="string">
            <text:p>Any enem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string" calcext:value-type="string">
            <text:p>All squares</text:p>
          </table:table-cell>
          <table:table-cell office:value-type="string" calcext:value-type="string">
            <text:p>easymr + a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680" calcext:value-type="float">
            <text:p>680</text:p>
          </table:table-cell>
          <table:table-cell office:value-type="string" calcext:value-type="string">
            <text:p>Divine Names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7 random units</text:p>
          </table:table-cell>
          <table:table-cell office:value-type="string" calcext:value-type="string">
            <text:p>hardmr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681" calcext:value-type="float">
            <text:p>681</text:p>
          </table:table-cell>
          <table:table-cell office:value-type="string" calcext:value-type="string">
            <text:p>Flesh is Stronger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 table:number-columns-repeated="2"/>
          <table:table-cell office:value-type="string" calcext:value-type="string">
            <text:p>ethere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29, godlat.smp</text:p>
          </table:table-cell>
          <table:table-cell table:number-columns-repeated="1010"/>
        </table:table-row>
        <table:table-row table:style-name="ro5"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9 squares near and including target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 chyme.smp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 chyme.smp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84" calcext:value-type="float">
            <text:p>684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Friendly unit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ben.</text:p>
          </table:table-cell>
          <table:table-cell/>
          <table:table-cell office:value-type="string" calcext:value-type="string">
            <text:p>All friendly units</text:p>
          </table:table-cell>
          <table:table-cell office:value-type="string" calcext:value-type="string">
            <text:p>onlyfriend</text:p>
          </table:table-cell>
          <table:table-cell office:value-type="string" calcext:value-type="string">
            <text:p>Fast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 chyme.smp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685" calcext:value-type="float">
            <text:p>685</text:p>
          </table:table-cell>
          <table:table-cell office:value-type="string" calcext:value-type="string">
            <text:p>Mesmerize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 + min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70, echo.wav</text:p>
          </table:table-cell>
          <table:table-cell table:number-columns-repeated="1010"/>
        </table:table-row>
        <table:table-row table:style-name="ro5">
          <table:table-cell office:value-type="float" office:value="686" calcext:value-type="float">
            <text:p>68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 + mundane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87" calcext:value-type="float">
            <text:p>687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Any enem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5 squares near and including target</text:p>
          </table:table-cell>
          <table:table-cell office:value-type="string" calcext:value-type="string">
            <text:p>an + mundane</text:p>
          </table:table-cell>
          <table:table-cell office:value-type="string" calcext:value-type="string">
            <text:p>Fast particle effec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4, swosh2.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, shortsizz.sw</text:p>
          </table:table-cell>
          <table:table-cell table:number-columns-repeated="1010"/>
        </table:table-row>
        <table:table-row table:style-name="ro5">
          <table:table-cell office:value-type="float" office:value="688" calcext:value-type="float">
            <text:p>688</text:p>
          </table:table-cell>
          <table:table-cell office:value-type="string" calcext:value-type="string">
            <text:p>Carnyx Horn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e, 6 squares</text:p>
          </table:table-cell>
          <table:table-cell office:value-type="string" calcext:value-type="string">
            <text:p>an + onlyenem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14, horn.sw</text:p>
          </table:table-cell>
          <table:table-cell table:number-columns-repeated="1010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Hoburg P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Lucerne Ham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691" calcext:value-type="float">
            <text:p>691</text:p>
          </table:table-cell>
          <table:table-cell office:value-type="string" calcext:value-type="string">
            <text:p>Horrible Howl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e, 6 squares</text:p>
          </table:table-cell>
          <table:table-cell office:value-type="string" calcext:value-type="string">
            <text:p>an + onlyenem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26, howl.sw</text:p>
          </table:table-cell>
          <table:table-cell table:number-columns-repeated="1010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Pill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Death Bla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animate + 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5">
          <table:table-cell office:value-type="float" office:value="694" calcext:value-type="float">
            <text:p>694</text:p>
          </table:table-cell>
          <table:table-cell office:value-type="string" calcext:value-type="string">
            <text:p>Petrifying 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85, snake.sw</text:p>
          </table:table-cell>
          <table:table-cell office:value-type="string" calcext:value-type="string">
            <text:p>if target is affected</text:p>
          </table:table-cell>
          <table:table-cell office:value-type="float" office:value="695" calcext:value-type="float">
            <text:p>695</text:p>
          </table:table-cell>
          <table:table-cell table:formula="of:=[.B697]" office:value-type="string" office:string-value="Petrification" calcext:value-type="string">
            <text:p>Petrificati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.H697]" office:value-type="float" office:value="0" calcext:value-type="float">
            <text:p/>
          </table:table-cell>
          <table:table-cell table:formula="of:=[.I697]" office:value-type="string" office:string-value="mr + an" calcext:value-type="string">
            <text:p>mr + an</text:p>
          </table:table-cell>
          <table:table-cell office:value-type="string" calcext:value-type="string">
            <text:p>once target is hit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996"/>
        </table:table-row>
        <table:table-row table:style-name="ro5">
          <table:table-cell office:value-type="float" office:value="695" calcext:value-type="float">
            <text:p>695</text:p>
          </table:table-cell>
          <table:table-cell office:value-type="string" calcext:value-type="string">
            <text:p>Petrification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office:value-type="string" calcext:value-type="string">
            <text:p>once target is hit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696" calcext:value-type="float">
            <text:p>696</text:p>
          </table:table-cell>
          <table:table-cell office:value-type="string" calcext:value-type="string">
            <text:p>Bane Fire Bow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row + lob + rangepen</text:p>
          </table:table-cell>
          <table:table-cell office:value-type="string" calcext:value-type="string">
            <text:p>Missile sp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, pil.smp (arrow)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once target is hit</text:p>
          </table:table-cell>
          <table:table-cell office:value-type="float" office:value="697" calcext:value-type="float">
            <text:p>697</text:p>
          </table:table-cell>
          <table:table-cell table:formula="of:=[.B699]" office:value-type="string" office:string-value="Bane Fire" calcext:value-type="string">
            <text:p>Bane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agic damage</text:p>
          </table:table-cell>
          <table:table-cell table:formula="of:=[.H699]" office:value-type="float" office:value="0" calcext:value-type="float">
            <text:p/>
          </table:table-cell>
          <table:table-cell table:formula="of:=[.I69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701" calcext:value-type="float">
            <text:p>701</text:p>
          </table:table-cell>
          <table:table-cell table:formula="of:=[.B703]" office:value-type="string" office:string-value="Bane Fire Decay" calcext:value-type="string">
            <text:p>Bane Fire 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703]" office:value-type="float" office:value="0" calcext:value-type="float">
            <text:p/>
          </table:table-cell>
          <table:table-cell table:formula="of:=[.I703]" office:value-type="string" office:string-value="easymr" calcext:value-type="string">
            <text:p>easymr</text:p>
          </table:table-cell>
          <table:table-cell table:number-columns-repeated="996"/>
        </table:table-row>
        <table:table-row table:style-name="ro5">
          <table:table-cell office:value-type="float" office:value="697" calcext:value-type="float">
            <text:p>697</text:p>
          </table:table-cell>
          <table:table-cell office:value-type="string" calcext:value-type="string">
            <text:p>Bane F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No sound!</text:p>
          </table:table-cell>
          <table:table-cell office:value-type="string" calcext:value-type="string">
            <text:p>if target is affected</text:p>
          </table:table-cell>
          <table:table-cell office:value-type="float" office:value="701" calcext:value-type="float">
            <text:p>701</text:p>
          </table:table-cell>
          <table:table-cell table:formula="of:=[.B703]" office:value-type="string" office:string-value="Bane Fire Decay" calcext:value-type="string">
            <text:p>Bane Fire 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703]" office:value-type="float" office:value="0" calcext:value-type="float">
            <text:p/>
          </table:table-cell>
          <table:table-cell table:formula="of:=[.I703]" office:value-type="string" office:string-value="easymr" calcext:value-type="string">
            <text:p>easymr</text:p>
          </table:table-cell>
          <table:table-cell table:number-columns-repeated="1003"/>
        </table:table-row>
        <table:table-row table:style-name="ro5">
          <table:table-cell office:value-type="float" office:value="698" calcext:value-type="float">
            <text:p>698</text:p>
          </table:table-cell>
          <table:table-cell office:value-type="string" calcext:value-type="string">
            <text:p>Ghoul Ham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houlify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5">
          <table:table-cell office:value-type="float" office:value="699" calcext:value-type="float">
            <text:p>699</text:p>
          </table:table-cell>
          <table:table-cell office:value-type="string" calcext:value-type="string">
            <text:p>Poison Brea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arrow cone, 3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Standard particle effec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, fear.s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00" calcext:value-type="float">
            <text:p>700</text:p>
          </table:table-cell>
          <table:table-cell office:value-type="string" calcext:value-type="string">
            <text:p>Bane Bla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701" calcext:value-type="float">
            <text:p>701</text:p>
          </table:table-cell>
          <table:table-cell office:value-type="string" calcext:value-type="string">
            <text:p>Bane Fire Decay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easym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02" calcext:value-type="float">
            <text:p>702</text:p>
          </table:table-cell>
          <table:table-cell office:value-type="string" calcext:value-type="string">
            <text:p>Throw Flames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 fire.sm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, smallfire.smp</text:p>
          </table:table-cell>
          <table:table-cell table:number-columns-repeated="1010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Throw Frost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d</text:p>
          </table:table-cell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Line, but single effect even for wide ao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9, snow.s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04" calcext:value-type="float">
            <text:p>704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3 squares near and including target</text:p>
          </table:table-cell>
          <table:table-cell office:value-type="string" calcext:value-type="string">
            <text:p>mundan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66, windshort.wav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5">
          <table:table-cell office:value-type="float" office:value="705" calcext:value-type="float">
            <text:p>705</text:p>
          </table:table-cell>
          <table:table-cell office:value-type="string" calcext:value-type="string">
            <text:p>Frost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3"/>
          <table:table-cell office:value-type="string" calcext:value-type="string">
            <text:p>Fast particle effec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 sound on relea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9, snow.sw</text:p>
          </table:table-cell>
          <table:table-cell table:number-columns-repeated="1010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Wall of Tor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7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07" calcext:value-type="float">
            <text:p>707</text:p>
          </table:table-cell>
          <table:table-cell office:value-type="string" calcext:value-type="string">
            <text:p>aff (mr+living only)</text:p>
          </table:table-cell>
          <table:table-cell office:value-type="string" calcext:value-type="string">
            <text:p>Any enem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undead + inanimate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08" calcext:value-type="float">
            <text:p>708</text:p>
          </table:table-cell>
          <table:table-cell office:value-type="string" calcext:value-type="string">
            <text:p>Fool's Laughter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nostr + mind</text:p>
          </table:table-cell>
          <table:table-cell office:value-type="string" calcext:value-type="string">
            <text:p>L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09" calcext:value-type="float">
            <text:p>709</text:p>
          </table:table-cell>
          <table:table-cell office:value-type="string" calcext:value-type="string">
            <text:p>Summon Dragonfly</text:p>
          </table:table-cell>
          <table:table-cell office:value-type="string" calcext:value-type="string">
            <text:p>Border squa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57, orchhit.smp</text:p>
          </table:table-cell>
          <table:table-cell table:number-columns-repeated="101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xe of Sharpn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11" calcext:value-type="float">
            <text:p>711</text:p>
          </table:table-cell>
          <table:table-cell office:value-type="string" calcext:value-type="string">
            <text:p>Club of Drea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712" calcext:value-type="float">
            <text:p>712</text:p>
          </table:table-cell>
          <table:table-cell table:formula="of:=[.B714]" office:value-type="string" office:string-value="Sleep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.H714]" office:value-type="float" office:value="0" calcext:value-type="float">
            <text:p/>
          </table:table-cell>
          <table:table-cell table:formula="of:=[.I714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Slee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2, fear.smp</text:p>
          </table:table-cell>
          <table:table-cell table:number-columns-repeated="1010"/>
        </table:table-row>
        <table:table-row table:style-name="ro5">
          <table:table-cell office:value-type="float" office:value="713" calcext:value-type="float">
            <text:p>713</text:p>
          </table:table-cell>
          <table:table-cell office:value-type="string" calcext:value-type="string">
            <text:p>Poison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Golden Sick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errain Poi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an + poison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16" calcext:value-type="float">
            <text:p>716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 + nostr + mind</text:p>
          </table:table-cell>
          <table:table-cell office:value-type="string" calcext:value-type="string">
            <text:p>Standard particle effec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0, echo.w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, windshort2.sw</text:p>
          </table:table-cell>
          <table:table-cell table:number-columns-repeated="1010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Wraith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eep + dispossess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18" calcext:value-type="float">
            <text:p>718</text:p>
          </table:table-cell>
          <table:table-cell office:value-type="string" calcext:value-type="string">
            <text:p>Moon Bla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720" calcext:value-type="float">
            <text:p>720</text:p>
          </table:table-cell>
          <table:table-cell table:formula="of:=[.B722]" office:value-type="string" office:string-value="Soul Rend" calcext:value-type="string">
            <text:p>Soul R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.H722]" office:value-type="float" office:value="0" calcext:value-type="float">
            <text:p/>
          </table:table-cell>
          <table:table-cell table:formula="of:=[.I722]" office:value-type="string" office:string-value="mr + an + mind" calcext:value-type="string">
            <text:p>mr + an + mind</text:p>
          </table:table-cell>
          <table:table-cell table:number-columns-repeated="1003"/>
        </table:table-row>
        <table:table-row table:style-name="ro5">
          <table:table-cell office:value-type="float" office:value="719" calcext:value-type="float">
            <text:p>719</text:p>
          </table:table-cell>
          <table:table-cell office:value-type="string" calcext:value-type="string">
            <text:p>Moon L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720" calcext:value-type="float">
            <text:p>720</text:p>
          </table:table-cell>
          <table:table-cell table:formula="of:=[.B722]" office:value-type="string" office:string-value="Soul Rend" calcext:value-type="string">
            <text:p>Soul R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.H722]" office:value-type="float" office:value="0" calcext:value-type="float">
            <text:p/>
          </table:table-cell>
          <table:table-cell table:formula="of:=[.I722]" office:value-type="string" office:string-value="mr + an + mind" calcext:value-type="string">
            <text:p>mr + an + mind</text:p>
          </table:table-cell>
          <table:table-cell table:number-columns-repeated="1003"/>
        </table:table-row>
        <table:table-row table:style-name="ro5">
          <table:table-cell office:value-type="float" office:value="720" calcext:value-type="float">
            <text:p>720</text:p>
          </table:table-cell>
          <table:table-cell office:value-type="string" calcext:value-type="string">
            <text:p>Soul Rend</text:p>
          </table:table-cell>
          <table:table-cell office:value-type="string" calcext:value-type="string">
            <text:p>Any ene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21" calcext:value-type="float">
            <text:p>721</text:p>
          </table:table-cell>
          <table:table-cell office:value-type="string" calcext:value-type="string">
            <text:p>Mind Tentacles</text:p>
          </table:table-cell>
          <table:table-cell office:value-type="string" calcext:value-type="string">
            <text:p>Any enem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Cone, 10 squares</text:p>
          </table:table-cell>
          <table:table-cell office:value-type="string" calcext:value-type="string">
            <text:p>an + mind</text:p>
          </table:table-cell>
          <table:table-cell office:value-type="string" calcext:value-type="string">
            <text:p>Very fast particle effec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70, echo.wa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723" calcext:value-type="float">
            <text:p>723</text:p>
          </table:table-cell>
          <table:table-cell table:formula="of:=[.B725]" office:value-type="string" office:string-value="Life Drain Tentacle" calcext:value-type="string">
            <text:p>Life Drain Tentac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16 magic damage</text:p>
          </table:table-cell>
          <table:table-cell table:formula="of:=[.H725]" office:value-type="float" office:value="0" calcext:value-type="float">
            <text:p/>
          </table:table-cell>
          <table:table-cell table:formula="of:=[.I725]" office:value-type="string" office:string-value="drain + inanimate" calcext:value-type="string">
            <text:p>drain + inanimate</text:p>
          </table:table-cell>
          <table:table-cell table:number-columns-repeated="1003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Mind Tentacles Paraly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an + mind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Life Drain Tenta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inanimate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5">
          <table:table-cell office:value-type="float" office:value="724" calcext:value-type="float">
            <text:p>724</text:p>
          </table:table-cell>
          <table:table-cell office:value-type="string" calcext:value-type="string">
            <text:p>Coral Gla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4, pil.smp (arrow)</text:p>
          </table:table-cell>
          <table:table-cell office:value-type="string" calcext:value-type="string">
            <text:p>if target is affected</text:p>
          </table:table-cell>
          <table:table-cell office:value-type="float" office:value="35" calcext:value-type="float">
            <text:p>35</text:p>
          </table:table-cell>
          <table:table-cell table:formula="of:=[.B37]" office:value-type="string" office:string-value="Poison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.H37]" office:value-type="float" office:value="0" calcext:value-type="float">
            <text:p/>
          </table:table-cell>
          <table:table-cell table:formula="of:=[.I37]" office:value-type="string" office:string-value="an" calcext:value-type="string">
            <text:p>an</text:p>
          </table:table-cell>
          <table:table-cell table:number-columns-repeated="1003"/>
        </table:table-row>
        <table:table-row table:style-name="ro5">
          <table:table-cell office:value-type="float" office:value="725" calcext:value-type="float">
            <text:p>725</text:p>
          </table:table-cell>
          <table:table-cell office:value-type="string" calcext:value-type="string">
            <text:p>Thunder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27, thunder.smp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Chain lightning, 12 targets at max distance of 2 squares</text:p>
          </table:table-cell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727" calcext:value-type="float">
            <text:p>727</text:p>
          </table:table-cell>
          <table:table-cell office:value-type="string" calcext:value-type="string">
            <text:p>Area Shock Stun</text:p>
          </table:table-cell>
          <table:table-cell office:value-type="string" calcext:value-type="string">
            <text:p>Any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6 squares near and including target</text:p>
          </table:table-cell>
          <table:table-cell office:value-type="string" calcext:value-type="string">
            <text:p>mr + strresist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28" calcext:value-type="float">
            <text:p>728</text:p>
          </table:table-cell>
          <table:table-cell office:value-type="string" calcext:value-type="string">
            <text:p>Dreamless Sleep</text:p>
          </table:table-cell>
          <table:table-cell office:value-type="string" calcext:value-type="string">
            <text:p>Any enem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All units</text:p>
          </table:table-cell>
          <table:table-cell office:value-type="string" calcext:value-type="string">
            <text:p>mr + an + mind</text:p>
          </table:table-cell>
          <table:table-cell office:value-type="string" calcext:value-type="string">
            <text:p>Standard particle effe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, godlat.sm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29" calcext:value-type="float">
            <text:p>729</text:p>
          </table:table-cell>
          <table:table-cell office:value-type="string" calcext:value-type="string">
            <text:p>Dream Seduction</text:p>
          </table:table-cell>
          <table:table-cell office:value-type="string" calcext:value-type="string">
            <text:p>Rear ene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hardmr + an + mind</text:p>
          </table:table-cell>
          <table:table-cell office:value-type="string" calcext:value-type="string">
            <text:p>Slow lin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, godlat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Magic Greatswor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table:number-columns-repeated="1010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Ath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32" calcext:value-type="float">
            <text:p>732</text:p>
          </table:table-cell>
          <table:table-cell office:value-type="string" calcext:value-type="string">
            <text:p>Sword of W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weep</text:p>
          </table:table-cell>
          <table:table-cell table:number-columns-repeated="4"/>
          <table:table-cell office:value-type="string" calcext:value-type="string">
            <text:p>8, sword.wav</text:p>
          </table:table-cell>
          <table:table-cell office:value-type="string" calcext:value-type="string">
            <text:p>if target is affected</text:p>
          </table:table-cell>
          <table:table-cell office:value-type="float" office:value="15" calcext:value-type="float">
            <text:p>15</text:p>
          </table:table-cell>
          <table:table-cell table:formula="of:=[.B17]" office:value-type="string" office:string-value="aff (mr)" calcext:value-type="string">
            <text:p>aff (m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.H17]" office:value-type="float" office:value="0" calcext:value-type="float">
            <text:p/>
          </table:table-cell>
          <table:table-cell table:formula="of:=[.I17]" office:value-type="string" office:string-value="mr" calcext:value-type="string">
            <text:p>mr</text:p>
          </table:table-cell>
          <table:table-cell table:number-columns-repeated="1003"/>
        </table:table-row>
        <table:table-row table:style-name="ro5">
          <table:table-cell office:value-type="float" office:value="733" calcext:value-type="float">
            <text:p>733</text:p>
          </table:table-cell>
          <table:table-cell office:value-type="string" calcext:value-type="string">
            <text:p>Thunder 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24, el.smp (lightning)</text:p>
          </table:table-cell>
          <table:table-cell office:value-type="string" calcext:value-type="string">
            <text:p>if target is affected</text:p>
          </table:table-cell>
          <table:table-cell office:value-type="float" office:value="107" calcext:value-type="float">
            <text:p>107</text:p>
          </table:table-cell>
          <table:table-cell table:formula="of:=[.B109]" office:value-type="string" office:string-value="Shock" calcext:value-type="string">
            <text:p>Sh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shock damage</text:p>
          </table:table-cell>
          <table:table-cell table:formula="of:=[.H109]" office:value-type="float" office:value="0" calcext:value-type="float">
            <text:p/>
          </table:table-cell>
          <table:table-cell table:formula="of:=[.I109]" office:value-type="string" office:string-value="an" calcext:value-type="string">
            <text:p>an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996"/>
        </table:table-row>
        <table:table-row table:style-name="ro5">
          <table:table-cell office:value-type="float" office:value="734" calcext:value-type="float">
            <text:p>734</text:p>
          </table:table-cell>
          <table:table-cell office:value-type="string" calcext:value-type="string">
            <text:p>Massive Ham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735" calcext:value-type="float">
            <text:p>735</text:p>
          </table:table-cell>
          <table:table-cell table:formula="of:=[.B737]" office:value-type="string" office:string-value="Minor Earthquake" calcext:value-type="string">
            <text:p>Minor Earth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blunt damage</text:p>
          </table:table-cell>
          <table:table-cell table:formula="of:=[.H737]" office:value-type="string" office:string-value="8 squares near and including target" calcext:value-type="string">
            <text:p>8 squares near and including target</text:p>
          </table:table-cell>
          <table:table-cell table:formula="of:=[.I737]" office:value-type="string" office:string-value="mundane + flying" calcext:value-type="string">
            <text:p>mundane + flying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996"/>
        </table:table-row>
        <table:table-row table:style-name="ro5">
          <table:table-cell office:value-type="float" office:value="735" calcext:value-type="float">
            <text:p>735</text:p>
          </table:table-cell>
          <table:table-cell office:value-type="string" calcext:value-type="string">
            <text:p>Minor Earthquake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8 squares near and including target</text:p>
          </table:table-cell>
          <table:table-cell office:value-type="string" calcext:value-type="string">
            <text:p>mundane + flying</text:p>
          </table:table-cell>
          <table:table-cell office:value-type="string" calcext:value-type="string">
            <text:p>Standard particle 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ound on relea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5, earth.smp</text:p>
          </table:table-cell>
          <table:table-cell office:value-type="string" calcext:value-type="string">
            <text:p>if target is affected</text:p>
          </table:table-cell>
          <table:table-cell office:value-type="float" office:value="118" calcext:value-type="float">
            <text:p>118</text:p>
          </table:table-cell>
          <table:table-cell table:formula="of:=[.B120]" office:value-type="string" office:string-value="aff (str-resistable)" calcext:value-type="string">
            <text:p>aff (str-resistabl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20]" office:value-type="float" office:value="0" calcext:value-type="float">
            <text:p/>
          </table:table-cell>
          <table:table-cell table:formula="of:=[.I120]" office:value-type="string" office:string-value="an + strresist" calcext:value-type="string">
            <text:p>an + strresist</text:p>
          </table:table-cell>
          <table:table-cell table:number-columns-repeated="1003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Iron Cl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Magic Bid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rce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Disease Cl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 table:number-columns-repeated="2"/>
          <table:table-cell office:value-type="string" calcext:value-type="string">
            <text:p>mr + 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39" calcext:value-type="float">
            <text:p>739</text:p>
          </table:table-cell>
          <table:table-cell office:value-type="string" calcext:value-type="string">
            <text:p>Mind Explosion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.dmg</text:p>
          </table:table-cell>
          <table:table-cell/>
          <table:table-cell office:value-type="string" calcext:value-type="string">
            <text:p>25 squares near and including targe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Very fast particle effec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70, echo.wa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5">
          <table:table-cell office:value-type="float" office:value="740" calcext:value-type="float">
            <text:p>740</text:p>
          </table:table-cell>
          <table:table-cell office:value-type="string" calcext:value-type="string">
            <text:p>Energy Bea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Beam, 5 squar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ery fast particle effec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o sound on release</text:p>
          </table:table-cell>
          <table:table-cell/>
          <table:table-cell office:value-type="string" calcext:value-type="string">
            <text:p>58, muffled.smp</text:p>
          </table:table-cell>
          <table:table-cell office:value-type="string" calcext:value-type="string">
            <text:p>if target is affected</text:p>
          </table:table-cell>
          <table:table-cell office:value-type="float" office:value="165" calcext:value-type="float">
            <text:p>165</text:p>
          </table:table-cell>
          <table:table-cell table:formula="of:=[.B167]" office:value-type="string" office:string-value="Shock Stun" calcext:value-type="string">
            <text:p>Shock St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.H167]" office:value-type="float" office:value="0" calcext:value-type="float">
            <text:p/>
          </table:table-cell>
          <table:table-cell table:formula="of:=[.I167]" office:value-type="string" office:string-value="mr + strresist" calcext:value-type="string">
            <text:p>mr + strresist</text:p>
          </table:table-cell>
          <table:table-cell table:number-columns-repeated="1003"/>
        </table:table-row>
        <table:table-row table:style-name="ro5">
          <table:table-cell office:value-type="float" office:value="741" calcext:value-type="float">
            <text:p>741</text:p>
          </table:table-cell>
          <table:table-cell office:value-type="string" calcext:value-type="string">
            <text:p>Pseudopod Strik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3, incorp.sw</text:p>
          </table:table-cell>
          <table:table-cell office:value-type="string" calcext:value-type="string">
            <text:p>if target is affected</text:p>
          </table:table-cell>
          <table:table-cell office:value-type="float" office:value="742" calcext:value-type="float">
            <text:p>742</text:p>
          </table:table-cell>
          <table:table-cell table:formula="of:=[.B744]" office:value-type="string" office:string-value="Incorporate" calcext:value-type="string">
            <text:p>Incorpora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wallow</text:p>
          </table:table-cell>
          <table:table-cell table:formula="of:=[.H744]" office:value-type="float" office:value="0" calcext:value-type="float">
            <text:p/>
          </table:table-cell>
          <table:table-cell table:formula="of:=[.I744]" office:value-type="string" office:string-value="mr + an + huge" calcext:value-type="string">
            <text:p>mr + an + huge</text:p>
          </table:table-cell>
          <table:table-cell table:number-columns-repeated="100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Incorpor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llow</text:p>
          </table:table-cell>
          <table:table-cell table:number-columns-repeated="2"/>
          <table:table-cell office:value-type="string" calcext:value-type="string">
            <text:p>mr + an + huge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5">
          <table:table-cell office:value-type="float" office:value="743" calcext:value-type="float">
            <text:p>743</text:p>
          </table:table-cell>
          <table:table-cell office:value-type="string" calcext:value-type="string">
            <text:p>Paralyzing Scream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Wide cone, 6 squares</text:p>
          </table:table-cell>
          <table:table-cell office:value-type="string" calcext:value-type="string">
            <text:p>mr + an</text:p>
          </table:table-cell>
          <table:table-cell office:value-type="string" calcext:value-type="string">
            <text:p>Standard particle effec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13, laughter.sw</text:p>
          </table:table-cell>
          <table:table-cell/>
          <table:table-cell office:value-type="string" calcext:value-type="string">
            <text:p>No sound on impact</text:p>
          </table:table-cell>
          <table:table-cell office:value-type="string" calcext:value-type="string">
            <text:p>if target is affected</text:p>
          </table:table-cell>
          <table:table-cell office:value-type="float" office:value="744" calcext:value-type="float">
            <text:p>744</text:p>
          </table:table-cell>
          <table:table-cell table:formula="of:=[.B746]" office:value-type="string" office:string-value="Paralyzing Scream" calcext:value-type="string">
            <text:p>Paralyzing Scre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paralyze</text:p>
          </table:table-cell>
          <table:table-cell table:formula="of:=[.H746]" office:value-type="float" office:value="0" calcext:value-type="float">
            <text:p/>
          </table:table-cell>
          <table:table-cell table:formula="of:=[.I746]" office:value-type="string" office:string-value="easymr + an" calcext:value-type="string">
            <text:p>easymr + an</text:p>
          </table:table-cell>
          <table:table-cell table:number-columns-repeated="1003"/>
        </table:table-row>
        <table:table-row table:style-name="ro5">
          <table:table-cell office:value-type="float" office:value="744" calcext:value-type="float">
            <text:p>744</text:p>
          </table:table-cell>
          <table:table-cell office:value-type="string" calcext:value-type="string">
            <text:p>Paralyzing Scream</text:p>
          </table:table-cell>
          <table:table-cell office:value-type="string" calcext:value-type="string">
            <text:p>Any enem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lyze</text:p>
          </table:table-cell>
          <table:table-cell table:number-columns-repeated="2"/>
          <table:table-cell office:value-type="string" calcext:value-type="string">
            <text:p>easymr + an</text:p>
          </table:table-cell>
          <table:table-cell table:number-columns-repeated="4"/>
          <table:table-cell office:value-type="string" calcext:value-type="string">
            <text:p>No sound!</text:p>
          </table:table-cell>
          <table:table-cell table:number-columns-repeated="1010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Shov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Sledge Ham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Bro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Bucket of Wa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49" calcext:value-type="float">
            <text:p>749</text:p>
          </table:table-cell>
          <table:table-cell office:value-type="string" calcext:value-type="string">
            <text:p>Giant Arr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reload2 + mundane + scatter</text:p>
          </table:table-cell>
          <table:table-cell office:value-type="string" calcext:value-type="string">
            <text:p>Missile spr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 crossb.smp</text:p>
          </table:table-cell>
          <table:table-cell/>
          <table:table-cell office:value-type="string" calcext:value-type="string">
            <text:p>No sound on impact</text:p>
          </table:table-cell>
          <table:table-cell table:number-columns-repeated="1010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Shov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Stellar Ma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drain + mr + mind</text:p>
          </table:table-cell>
          <table:table-cell table:number-columns-repeated="4"/>
          <table:table-cell office:value-type="string" calcext:value-type="string">
            <text:p>18, drain.smp</text:p>
          </table:table-cell>
          <table:table-cell table:number-columns-repeated="1010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Magic Trid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rce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, spear.smp</text:p>
          </table:table-cell>
          <table:table-cell table:number-columns-repeated="1010"/>
        </table:table-row>
        <table:table-row table:style-name="ro5">
          <table:table-cell office:value-type="float" office:value="753" calcext:value-type="float">
            <text:p>753</text:p>
          </table:table-cell>
          <table:table-cell office:value-type="string" calcext:value-type="string">
            <text:p>Foul B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</text:p>
          </table:table-cell>
          <table:table-cell table:number-columns-repeated="2"/>
          <table:table-cell office:value-type="string" calcext:value-type="string">
            <text:p>mundane</text:p>
          </table:table-cell>
          <table:table-cell table:number-columns-repeated="4"/>
          <table:table-cell office:value-type="string" calcext:value-type="string">
            <text:p>1, spear.smp</text:p>
          </table:table-cell>
          <table:table-cell office:value-type="string" calcext:value-type="string">
            <text:p>if target is affected</text:p>
          </table:table-cell>
          <table:table-cell office:value-type="float" office:value="50" calcext:value-type="float">
            <text:p>50</text:p>
          </table:table-cell>
          <table:table-cell table:formula="of:=[.B52]" office:value-type="string" office:string-value="Disease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.H52]" office:value-type="float" office:value="0" calcext:value-type="float">
            <text:p/>
          </table:table-cell>
          <table:table-cell table:formula="of:=[.I52]" office:value-type="string" office:string-value="hardmr" calcext:value-type="string">
            <text:p>hardmr</text:p>
          </table:table-cell>
          <table:table-cell table:number-columns-repeated="1003"/>
        </table:table-row>
        <table:table-row table:style-name="ro2" table:number-rows-repeated="10478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lls" table:style-name="ta1">
        <office:forms form:automatic-focus="false" form:apply-design-mode="false"/>
        <table:table-column table:style-name="co36" table:default-cell-style-name="ce22"/>
        <table:table-column table:style-name="co37" table:default-cell-style-name="ce22"/>
        <table:table-column table:style-name="co38" table:default-cell-style-name="ce24"/>
        <table:table-column table:style-name="co42" table:default-cell-style-name="ce40"/>
        <table:table-column table:style-name="co7" table:default-cell-style-name="ce22"/>
        <table:table-column table:style-name="co43" table:default-cell-style-name="ce24"/>
        <table:table-column table:style-name="co44" table:default-cell-style-name="ce22"/>
        <table:table-column table:style-name="co45" table:default-cell-style-name="ce42"/>
        <table:table-column table:style-name="co46" table:default-cell-style-name="ce48"/>
        <table:table-column table:style-name="co14" table:default-cell-style-name="ce44"/>
        <table:table-column table:style-name="co20" table:default-cell-style-name="ce22"/>
        <table:table-column table:style-name="co7" table:default-cell-style-name="ce22"/>
        <table:table-column table:style-name="co8" table:default-cell-style-name="ce24"/>
        <table:table-column table:style-name="co21" table:default-cell-style-name="ce22"/>
        <table:table-column table:style-name="co48" table:default-cell-style-name="ce22"/>
        <table:table-column table:style-name="co23" table:default-cell-style-name="ce44"/>
        <table:table-column table:style-name="co49" table:default-cell-style-name="ce44"/>
        <table:table-column table:style-name="co64" table:default-cell-style-name="ce22"/>
        <table:table-column table:style-name="co7" table:default-cell-style-name="ce22"/>
        <table:table-column table:style-name="co26" table:default-cell-style-name="ce24"/>
        <table:table-column table:style-name="co27" table:default-cell-style-name="ce22"/>
        <table:table-column table:style-name="co65" table:default-cell-style-name="ce22"/>
        <table:table-column table:style-name="co29" table:default-cell-style-name="ce44"/>
        <table:table-column table:style-name="co66" table:default-cell-style-name="ce44"/>
        <table:table-column table:style-name="co25" table:number-columns-repeated="1000" table:default-cell-style-name="ce22"/>
        <table:table-row table:style-name="ro4">
          <table:table-cell table:style-name="ce21" office:value-type="string" calcext:value-type="string">
            <text:p>path</text:p>
          </table:table-cell>
          <table:table-cell table:style-name="ce21" office:value-type="string" calcext:value-type="string">
            <text:p>lvl</text:p>
          </table:table-cell>
          <table:table-cell table:style-name="ce23" office:value-type="string" calcext:value-type="string">
            <text:p>spell name</text:p>
          </table:table-cell>
          <table:table-cell table:style-name="ce39" office:value-type="string" calcext:value-type="string">
            <text:p>flags</text:p>
          </table:table-cell>
          <table:table-cell table:style-name="ce21"/>
          <table:table-cell table:style-name="ce23" office:value-type="string" calcext:value-type="string">
            <text:p>weapon</text:p>
          </table:table-cell>
          <table:table-cell table:style-name="ce21" office:value-type="string" calcext:value-type="string">
            <text:p>dmg</text:p>
          </table:table-cell>
          <table:table-cell table:style-name="ce41"/>
          <table:table-cell table:style-name="ce47" office:value-type="string" calcext:value-type="string">
            <text:p>weapon aoe</text:p>
          </table:table-cell>
          <table:table-cell table:style-name="ce43" office:value-type="string" calcext:value-type="string">
            <text:p>weapon flags</text:p>
          </table:table-cell>
          <table:table-cell table:style-name="ce21" office:value-type="string" calcext:value-type="string">
            <text:p>extra effect</text:p>
          </table:table-cell>
          <table:table-cell table:style-name="ce21"/>
          <table:table-cell table:style-name="ce23" office:value-type="string" calcext:value-type="string">
            <text:p>extra weapon</text:p>
          </table:table-cell>
          <table:table-cell table:style-name="ce21" office:value-type="string" calcext:value-type="string">
            <text:p>extra dmg</text:p>
          </table:table-cell>
          <table:table-cell table:style-name="ce21"/>
          <table:table-cell table:style-name="ce43" office:value-type="string" calcext:value-type="string">
            <text:p>extra weapon aoe</text:p>
          </table:table-cell>
          <table:table-cell table:style-name="ce43" office:value-type="string" calcext:value-type="string">
            <text:p>extra weapon flags</text:p>
          </table:table-cell>
          <table:table-cell table:style-name="ce21" office:value-type="string" calcext:value-type="string">
            <text:p>extra effect2</text:p>
          </table:table-cell>
          <table:table-cell table:style-name="ce21"/>
          <table:table-cell table:style-name="ce23" office:value-type="string" calcext:value-type="string">
            <text:p>extra weapon2</text:p>
          </table:table-cell>
          <table:table-cell table:style-name="ce21" office:value-type="string" calcext:value-type="string">
            <text:p>extra</text:p>
            <text:p>dmg2</text:p>
          </table:table-cell>
          <table:table-cell table:style-name="ce21"/>
          <table:table-cell table:style-name="ce43" office:value-type="string" calcext:value-type="string">
            <text:p>extra</text:p>
            <text:p>aoe2</text:p>
          </table:table-cell>
          <table:table-cell table:style-name="ce43" office:value-type="string" calcext:value-type="string">
            <text:p>extra</text:p>
            <text:p>flags2</text:p>
          </table:table-cell>
          <table:table-cell table:style-name="ce21" table:number-columns-repeated="1000"/>
        </table:table-row>
        <table:table-row table:style-name="ro2">
          <table:table-cell office:value-type="string" calcext:value-type="string">
            <text:p>Necromancy</text:p>
          </table:table-cell>
          <table:table-cell table:number-columns-repeated="1023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y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468]" office:value-type="float" office:value="0" calcext:value-type="float">
            <text:p/>
          </table:table-cell>
          <table:table-cell table:formula="of:=[Weapons.I468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t of Unlif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Bolt of Un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37]" office:value-type="float" office:value="0" calcext:value-type="float">
            <text:p/>
          </table:table-cell>
          <table:table-cell table:formula="of:=[Weapons.I237]" office:value-type="string" office:string-value="hardmr + an + reanimate + inanimate" calcext:value-type="string">
            <text:p>hardmr + an + reanimate + inanimate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 Sap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trength Sap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1]" office:value-type="string" office:string-value="3 squares near and including target" calcext:value-type="string">
            <text:p>3 squares near and including target</text:p>
          </table:table-cell>
          <table:table-cell table:formula="of:=[Weapons.I251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Clou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lack 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247]" office:value-type="string" office:string-value="5 squares near and including target" calcext:value-type="string">
            <text:p>5 squares near and including target</text:p>
          </table:table-cell>
          <table:table-cell table:formula="of:=[Weapons.I247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nimation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Summon Soul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268]" office:value-type="float" office:value="0" calcext:value-type="float">
            <text:p/>
          </table:table-cell>
          <table:table-cell table:formula="of:=[Weapons.I26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e Longdea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 of Deat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loud of Dea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33]" office:value-type="string" office:string-value="25 squares near and including target" calcext:value-type="string">
            <text:p>25 squares near and including target</text:p>
          </table:table-cell>
          <table:table-cell table:formula="of:=[Weapons.I33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e Fir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ne F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34]" office:value-type="float" office:value="0" calcext:value-type="float">
            <text:p/>
          </table:table-cell>
          <table:table-cell table:formula="of:=[Weapons.I34]" office:value-type="string" office:string-value="an" calcext:value-type="string">
            <text:p>an</text:p>
          </table:table-cell>
          <table:table-cell table:formula="of:=[Weapons.O34]" office:value-type="string" office:string-value="if target is affected" calcext:value-type="string">
            <text:p>if target is affected</text:p>
          </table:table-cell>
          <table:table-cell table:formula="of:=[Weapons.P34]" office:value-type="float" office:value="613" calcext:value-type="float">
            <text:p>613</text:p>
          </table:table-cell>
          <table:table-cell table:formula="of:=[Weapons.Q34]" office:value-type="string" office:string-value="Bane Fire Decay" calcext:value-type="string">
            <text:p>Bane Fire Decay</text:p>
          </table:table-cell>
          <table:table-cell table:formula="of:=[Weapons.R34]" office:value-type="float" office:value="4" calcext:value-type="float">
            <text:p>4</text:p>
          </table:table-cell>
          <table:table-cell table:formula="of:=[Weapons.S34]" office:value-type="string" office:string-value="= 0x4 (Decay)" calcext:value-type="string">
            <text:p>= 0x4 (Decay)</text:p>
          </table:table-cell>
          <table:table-cell table:formula="of:=[Weapons.T34]" office:value-type="string" office:string-value="9 squares near and including target" calcext:value-type="string">
            <text:p>9 squares near and including target</text:p>
          </table:table-cell>
          <table:table-cell table:formula="of:=[Weapons.U34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Vortex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Soul Vorte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480]" office:value-type="string" office:string-value="9 squares near and including target" calcext:value-type="string">
            <text:p>9 squares near and including target</text:p>
          </table:table-cell>
          <table:table-cell table:formula="of:=[Weapons.I48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 of Death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Finger of De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136]" office:value-type="float" office:value="0" calcext:value-type="float">
            <text:p/>
          </table:table-cell>
          <table:table-cell table:formula="of:=[Weapons.I136]" office:value-type="string" office:string-value="hardmr + an + inanimate" calcext:value-type="string">
            <text:p>hardmr + an + inanimate</text:p>
          </table:table-cell>
          <table:table-cell table:formula="of:=[Weapons.O136]" office:value-type="string" office:string-value="once target is hit" calcext:value-type="string">
            <text:p>once target is hit</text:p>
          </table:table-cell>
          <table:table-cell table:formula="of:=[Weapons.P136]" office:value-type="float" office:value="118" calcext:value-type="float">
            <text:p>118</text:p>
          </table:table-cell>
          <table:table-cell table:formula="of:=[Weapons.Q136]" office:value-type="string" office:string-value="aff (str-resistable)" calcext:value-type="string">
            <text:p>aff (str-resistable)</text:p>
          </table:table-cell>
          <table:table-cell table:formula="of:=[Weapons.R136]" office:value-type="float" office:value="16" calcext:value-type="float">
            <text:p>16</text:p>
          </table:table-cell>
          <table:table-cell table:formula="of:=[Weapons.S136]" office:value-type="string" office:string-value="= 0x10 (Paralyzation)" calcext:value-type="string">
            <text:p>= 0x10 (Paralyzation)</text:p>
          </table:table-cell>
          <table:table-cell table:formula="of:=[Weapons.T136]" office:value-type="float" office:value="0" calcext:value-type="float">
            <text:p/>
          </table:table-cell>
          <table:table-cell table:formula="of:=[Weapons.U136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nes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2]" office:value-type="string" office:string-value="25 squares near and including target" calcext:value-type="string">
            <text:p>25 squares near and including target</text:p>
          </table:table-cell>
          <table:table-cell table:formula="of:=[Weapons.I252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er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Wi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283]" office:value-type="string" office:string-value="5 squares near and including target" calcext:value-type="string">
            <text:p>5 squares near and including target</text:p>
          </table:table-cell>
          <table:table-cell table:formula="of:=[Weapons.I283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ce Macabre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units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Power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ark P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magic damage</text:p>
          </table:table-cell>
          <table:table-cell table:formula="of:=[Weapons.H108]" office:value-type="string" office:string-value="3 random units" calcext:value-type="string">
            <text:p>3 random units</text:p>
          </table:table-cell>
          <table:table-cell table:formula="of:=[Weapons.I108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e Fire Vortex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ane Fire Vorte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0 magic damage</text:p>
          </table:table-cell>
          <table:table-cell table:formula="of:=[Weapons.H215]" office:value-type="string" office:string-value="9 squares near and including target" calcext:value-type="string">
            <text:p>9 squares near and including target</text:p>
          </table:table-cell>
          <table:table-cell table:formula="of:=[Weapons.I215]" office:value-type="string" office:string-value="an" calcext:value-type="string">
            <text:p>an</text:p>
          </table:table-cell>
          <table:table-cell table:formula="of:=[Weapons.O215]" office:value-type="string" office:string-value="if target is affected" calcext:value-type="string">
            <text:p>if target is affected</text:p>
          </table:table-cell>
          <table:table-cell table:formula="of:=[Weapons.P215]" office:value-type="float" office:value="614" calcext:value-type="float">
            <text:p>614</text:p>
          </table:table-cell>
          <table:table-cell table:formula="of:=[Weapons.Q215]" office:value-type="string" office:string-value="Bane Vortex Decay" calcext:value-type="string">
            <text:p>Bane Vortex Decay</text:p>
          </table:table-cell>
          <table:table-cell table:formula="of:=[Weapons.R215]" office:value-type="float" office:value="4" calcext:value-type="float">
            <text:p>4</text:p>
          </table:table-cell>
          <table:table-cell table:formula="of:=[Weapons.S215]" office:value-type="string" office:string-value="= 0x4 (Decay)" calcext:value-type="string">
            <text:p>= 0x4 (Decay)</text:p>
          </table:table-cell>
          <table:table-cell table:formula="of:=[Weapons.T215]" office:value-type="string" office:string-value="3 squares near and including target" calcext:value-type="string">
            <text:p>3 squares near and including target</text:p>
          </table:table-cell>
          <table:table-cell table:formula="of:=[Weapons.U215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ulnerability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Spel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eath Sp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107]" office:value-type="string" office:string-value="25 squares near and including target" calcext:value-type="string">
            <text:p>25 squares near and including target</text:p>
          </table:table-cell>
          <table:table-cell table:formula="of:=[Weapons.I10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l Drain</text:p>
          </table:table-cell>
          <table:table-cell office:value-type="string" calcext:value-type="string">
            <text:p>slowtocas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oul Dr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magic damage</text:p>
          </table:table-cell>
          <table:table-cell table:formula="of:=[Weapons.H84]" office:value-type="string" office:string-value="All units" calcext:value-type="string">
            <text:p>All units</text:p>
          </table:table-cell>
          <table:table-cell table:formula="of:=[Weapons.I84]" office:value-type="string" office:string-value="drain + inanimate" calcext:value-type="string">
            <text:p>drain + inanimate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l of the Dead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Chill of the De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cold damage</text:p>
          </table:table-cell>
          <table:table-cell table:formula="of:=[Weapons.H253]" office:value-type="string" office:string-value="25 squares near and including target" calcext:value-type="string">
            <text:p>25 squares near and including target</text:p>
          </table:table-cell>
          <table:table-cell table:formula="of:=[Weapons.I253]" office:value-type="string" office:string-value="an" calcext:value-type="string">
            <text:p>an</text:p>
          </table:table-cell>
          <table:table-cell table:formula="of:=[Weapons.O253]" office:value-type="string" office:string-value="once target is hit" calcext:value-type="string">
            <text:p>once target is hit</text:p>
          </table:table-cell>
          <table:table-cell table:formula="of:=[Weapons.P253]" office:value-type="float" office:value="409" calcext:value-type="float">
            <text:p>409</text:p>
          </table:table-cell>
          <table:table-cell table:formula="of:=[Weapons.Q253]" office:value-type="string" office:string-value="Weakness" calcext:value-type="string">
            <text:p>Weakness</text:p>
          </table:table-cell>
          <table:table-cell table:formula="of:=[Weapons.R253]" office:value-type="float" office:value="2048" calcext:value-type="float">
            <text:p>2048</text:p>
          </table:table-cell>
          <table:table-cell table:formula="of:=[Weapons.S253]" office:value-type="string" office:string-value="= 0x800 (Weakness)" calcext:value-type="string">
            <text:p>= 0x800 (Weakness)</text:p>
          </table:table-cell>
          <table:table-cell table:formula="of:=[Weapons.T253]" office:value-type="float" office:value="0" calcext:value-type="float">
            <text:p/>
          </table:table-cell>
          <table:table-cell table:formula="of:=[Weapons.U253]" office:value-type="string" office:string-value="hardmr + undead" calcext:value-type="string">
            <text:p>hardmr + undead</text:p>
          </table:table-cell>
          <table:table-cell table:number-columns-repeated="100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e of Death</text:p>
          </table:table-cell>
          <table:table-cell office:value-type="string" calcext:value-type="string">
            <text:p>slowtocas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hade of Death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4]" office:value-type="string" office:string-value="All squares" calcext:value-type="string">
            <text:p>All squares</text:p>
          </table:table-cell>
          <table:table-cell table:formula="of:=[Weapons.I254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drils of Death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Tendrils of Death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= 0x805 (Disease + Decay + Weakness)</text:p>
          </table:table-cell>
          <table:table-cell table:formula="of:=[Weapons.H248]" office:value-type="string" office:string-value="7 random units" calcext:value-type="string">
            <text:p>7 random units</text:p>
          </table:table-cell>
          <table:table-cell table:formula="of:=[Weapons.I248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the Dea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8 units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ul Magic</text:p>
          </table:table-cell>
          <table:table-cell table:number-columns-repeated="102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Clou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lack 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247]" office:value-type="string" office:string-value="5 squares near and including target" calcext:value-type="string">
            <text:p>5 squares near and including target</text:p>
          </table:table-cell>
          <table:table-cell table:formula="of:=[Weapons.I247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y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468]" office:value-type="float" office:value="0" calcext:value-type="float">
            <text:p/>
          </table:table-cell>
          <table:table-cell table:formula="of:=[Weapons.I468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er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Wi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283]" office:value-type="string" office:string-value="5 squares near and including target" calcext:value-type="string">
            <text:p>5 squares near and including target</text:p>
          </table:table-cell>
          <table:table-cell table:formula="of:=[Weapons.I283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ft of Death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Gift of Dea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 0x5 (Disease + Decay)</text:p>
          </table:table-cell>
          <table:table-cell table:formula="of:=[Weapons.H469]" office:value-type="float" office:value="0" calcext:value-type="float">
            <text:p/>
          </table:table-cell>
          <table:table-cell table:formula="of:=[Weapons.I469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drils of Death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Tendrils of Death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= 0x805 (Disease + Decay + Weakness)</text:p>
          </table:table-cell>
          <table:table-cell table:formula="of:=[Weapons.H248]" office:value-type="string" office:string-value="7 random units" calcext:value-type="string">
            <text:p>7 random units</text:p>
          </table:table-cell>
          <table:table-cell table:formula="of:=[Weapons.I248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bol of Death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Symbol of De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agic damage</text:p>
          </table:table-cell>
          <table:table-cell table:formula="of:=[Weapons.H398]" office:value-type="string" office:string-value="100 squares near and including target" calcext:value-type="string">
            <text:p>100 squares near and including target</text:p>
          </table:table-cell>
          <table:table-cell table:formula="of:=[Weapons.I398]" office:value-type="string" office:string-value="mr + an + onlyenemy" calcext:value-type="string">
            <text:p>mr + an + onlyenemy</text:p>
          </table:table-cell>
          <table:table-cell table:formula="of:=[Weapons.O398]" office:value-type="string" office:string-value="if target is affected" calcext:value-type="string">
            <text:p>if target is affected</text:p>
          </table:table-cell>
          <table:table-cell table:formula="of:=[Weapons.P398]" office:value-type="float" office:value="15" calcext:value-type="float">
            <text:p>15</text:p>
          </table:table-cell>
          <table:table-cell table:formula="of:=[Weapons.Q398]" office:value-type="string" office:string-value="aff (mr)" calcext:value-type="string">
            <text:p>aff (mr)</text:p>
          </table:table-cell>
          <table:table-cell table:formula="of:=[Weapons.R398]" office:value-type="float" office:value="1" calcext:value-type="float">
            <text:p>1</text:p>
          </table:table-cell>
          <table:table-cell table:formula="of:=[Weapons.S398]" office:value-type="string" office:string-value="= 0x1 (Disease)" calcext:value-type="string">
            <text:p>= 0x1 (Disease)</text:p>
          </table:table-cell>
          <table:table-cell table:formula="of:=[Weapons.T398]" office:value-type="float" office:value="0" calcext:value-type="float">
            <text:p/>
          </table:table-cell>
          <table:table-cell table:formula="of:=[Weapons.U398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nlife</text:p>
          </table:table-cell>
          <table:table-cell table:number-columns-repeated="102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 Sap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trength Sap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1]" office:value-type="string" office:string-value="3 squares near and including target" calcext:value-type="string">
            <text:p>3 squares near and including target</text:p>
          </table:table-cell>
          <table:table-cell table:formula="of:=[Weapons.I251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t of Unlif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Bolt of Un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37]" office:value-type="float" office:value="0" calcext:value-type="float">
            <text:p/>
          </table:table-cell>
          <table:table-cell table:formula="of:=[Weapons.I237]" office:value-type="string" office:string-value="hardmr + an + reanimate + inanimate" calcext:value-type="string">
            <text:p>hardmr + an + reanimate + inanimate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 of Death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Finger of De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136]" office:value-type="float" office:value="0" calcext:value-type="float">
            <text:p/>
          </table:table-cell>
          <table:table-cell table:formula="of:=[Weapons.I136]" office:value-type="string" office:string-value="hardmr + an + inanimate" calcext:value-type="string">
            <text:p>hardmr + an + inanimate</text:p>
          </table:table-cell>
          <table:table-cell table:formula="of:=[Weapons.O136]" office:value-type="string" office:string-value="once target is hit" calcext:value-type="string">
            <text:p>once target is hit</text:p>
          </table:table-cell>
          <table:table-cell table:formula="of:=[Weapons.P136]" office:value-type="float" office:value="118" calcext:value-type="float">
            <text:p>118</text:p>
          </table:table-cell>
          <table:table-cell table:formula="of:=[Weapons.Q136]" office:value-type="string" office:string-value="aff (str-resistable)" calcext:value-type="string">
            <text:p>aff (str-resistable)</text:p>
          </table:table-cell>
          <table:table-cell table:formula="of:=[Weapons.R136]" office:value-type="float" office:value="16" calcext:value-type="float">
            <text:p>16</text:p>
          </table:table-cell>
          <table:table-cell table:formula="of:=[Weapons.S136]" office:value-type="string" office:string-value="= 0x10 (Paralyzation)" calcext:value-type="string">
            <text:p>= 0x10 (Paralyzation)</text:p>
          </table:table-cell>
          <table:table-cell table:formula="of:=[Weapons.T136]" office:value-type="float" office:value="0" calcext:value-type="float">
            <text:p/>
          </table:table-cell>
          <table:table-cell table:formula="of:=[Weapons.U136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Power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ark P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magic damage</text:p>
          </table:table-cell>
          <table:table-cell table:formula="of:=[Weapons.H108]" office:value-type="string" office:string-value="3 random units" calcext:value-type="string">
            <text:p>3 random units</text:p>
          </table:table-cell>
          <table:table-cell table:formula="of:=[Weapons.I108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nes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2]" office:value-type="string" office:string-value="25 squares near and including target" calcext:value-type="string">
            <text:p>25 squares near and including target</text:p>
          </table:table-cell>
          <table:table-cell table:formula="of:=[Weapons.I252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Vortex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Soul Vorte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480]" office:value-type="string" office:string-value="9 squares near and including target" calcext:value-type="string">
            <text:p>9 squares near and including target</text:p>
          </table:table-cell>
          <table:table-cell table:formula="of:=[Weapons.I48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l Drain</text:p>
          </table:table-cell>
          <table:table-cell office:value-type="string" calcext:value-type="string">
            <text:p>slowtocas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oul D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84]" office:value-type="string" office:string-value="All units" calcext:value-type="string">
            <text:p>All units</text:p>
          </table:table-cell>
          <table:table-cell table:formula="of:=[Weapons.I84]" office:value-type="string" office:string-value="drain + inanimate" calcext:value-type="string">
            <text:p>drain + inanimate</text:p>
          </table:table-cell>
          <table:table-cell table:number-columns-repeated="101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l of the Dead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Chill of the De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cold damage</text:p>
          </table:table-cell>
          <table:table-cell table:formula="of:=[Weapons.H253]" office:value-type="string" office:string-value="25 squares near and including target" calcext:value-type="string">
            <text:p>25 squares near and including target</text:p>
          </table:table-cell>
          <table:table-cell table:formula="of:=[Weapons.I253]" office:value-type="string" office:string-value="an" calcext:value-type="string">
            <text:p>an</text:p>
          </table:table-cell>
          <table:table-cell table:formula="of:=[Weapons.O253]" office:value-type="string" office:string-value="once target is hit" calcext:value-type="string">
            <text:p>once target is hit</text:p>
          </table:table-cell>
          <table:table-cell table:formula="of:=[Weapons.P253]" office:value-type="float" office:value="409" calcext:value-type="float">
            <text:p>409</text:p>
          </table:table-cell>
          <table:table-cell table:formula="of:=[Weapons.Q253]" office:value-type="string" office:string-value="Weakness" calcext:value-type="string">
            <text:p>Weakness</text:p>
          </table:table-cell>
          <table:table-cell table:formula="of:=[Weapons.R253]" office:value-type="float" office:value="2048" calcext:value-type="float">
            <text:p>2048</text:p>
          </table:table-cell>
          <table:table-cell table:formula="of:=[Weapons.S253]" office:value-type="string" office:string-value="= 0x800 (Weakness)" calcext:value-type="string">
            <text:p>= 0x800 (Weakness)</text:p>
          </table:table-cell>
          <table:table-cell table:formula="of:=[Weapons.T253]" office:value-type="float" office:value="0" calcext:value-type="float">
            <text:p/>
          </table:table-cell>
          <table:table-cell table:formula="of:=[Weapons.U253]" office:value-type="string" office:string-value="hardmr + undead" calcext:value-type="string">
            <text:p>hardmr + undead</text:p>
          </table:table-cell>
          <table:table-cell table:number-columns-repeated="100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bol of Unlife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Symbol of Un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agic damage</text:p>
          </table:table-cell>
          <table:table-cell table:formula="of:=[Weapons.H400]" office:value-type="string" office:string-value="100 squares near and including target" calcext:value-type="string">
            <text:p>100 squares near and including target</text:p>
          </table:table-cell>
          <table:table-cell table:formula="of:=[Weapons.I400]" office:value-type="string" office:string-value="mr + an + reanimate + onlyenemy" calcext:value-type="string">
            <text:p>mr + an + reanimate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rk Magic</text:p>
          </table:table-cell>
          <table:table-cell table:number-columns-repeated="102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form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Shadow For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5]" office:value-type="float" office:value="0" calcext:value-type="float">
            <text:p/>
          </table:table-cell>
          <table:table-cell table:formula="of:=[Weapons.I63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dril of Darkness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Tendril of Dark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magic damage</text:p>
          </table:table-cell>
          <table:table-cell table:formula="of:=[Weapons.H397]" office:value-type="float" office:value="0" calcext:value-type="float">
            <text:p/>
          </table:table-cell>
          <table:table-cell table:formula="of:=[Weapons.I397]" office:value-type="string" office:string-value="hardmr + an" calcext:value-type="string">
            <text:p>hardmr + an</text:p>
          </table:table-cell>
          <table:table-cell table:formula="of:=[Weapons.O397]" office:value-type="string" office:string-value="if target is affected" calcext:value-type="string">
            <text:p>if target is affected</text:p>
          </table:table-cell>
          <table:table-cell table:formula="of:=[Weapons.P397]" office:value-type="float" office:value="15" calcext:value-type="float">
            <text:p>15</text:p>
          </table:table-cell>
          <table:table-cell table:formula="of:=[Weapons.Q397]" office:value-type="string" office:string-value="aff (mr)" calcext:value-type="string">
            <text:p>aff (mr)</text:p>
          </table:table-cell>
          <table:table-cell table:formula="of:=[Weapons.R397]" office:value-type="float" office:value="2048" calcext:value-type="float">
            <text:p>2048</text:p>
          </table:table-cell>
          <table:table-cell table:formula="of:=[Weapons.S397]" office:value-type="string" office:string-value="= 0x800 (Weakness)" calcext:value-type="string">
            <text:p>= 0x800 (Weakness)</text:p>
          </table:table-cell>
          <table:table-cell table:formula="of:=[Weapons.T397]" office:value-type="float" office:value="0" calcext:value-type="float">
            <text:p/>
          </table:table-cell>
          <table:table-cell table:formula="of:=[Weapons.U397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Shade</text:p>
          </table:table-cell>
          <table:table-cell office:value-type="string" calcext:value-type="string">
            <text:p>slowtocas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ummon Sh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205]" office:value-type="float" office:value="0" calcext:value-type="float">
            <text:p/>
          </table:table-cell>
          <table:table-cell table:formula="of:=[Weapons.I2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Shades</text:p>
          </table:table-cell>
          <table:table-cell office:value-type="string" calcext:value-type="string">
            <text:p>slowtocas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ummon Sh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205]" office:value-type="float" office:value="0" calcext:value-type="float">
            <text:p/>
          </table:table-cell>
          <table:table-cell table:formula="of:=[Weapons.I2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 Warriors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Shade Warrior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7]" office:value-type="string" office:string-value="9 squares near and including target" calcext:value-type="string">
            <text:p>9 squares near and including target</text:p>
          </table:table-cell>
          <table:table-cell table:formula="of:=[Weapons.I63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nes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2]" office:value-type="string" office:string-value="25 squares near and including target" calcext:value-type="string">
            <text:p>25 squares near and including target</text:p>
          </table:table-cell>
          <table:table-cell table:formula="of:=[Weapons.I252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hes of Darkness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Lashes of Dark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magic damage</text:p>
          </table:table-cell>
          <table:table-cell table:formula="of:=[Weapons.H578]" office:value-type="string" office:string-value="5 random units" calcext:value-type="string">
            <text:p>5 random units</text:p>
          </table:table-cell>
          <table:table-cell table:formula="of:=[Weapons.I578]" office:value-type="string" office:string-value="hardmr + an" calcext:value-type="string">
            <text:p>hardmr + an</text:p>
          </table:table-cell>
          <table:table-cell table:formula="of:=[Weapons.O578]" office:value-type="string" office:string-value="if target is affected" calcext:value-type="string">
            <text:p>if target is affected</text:p>
          </table:table-cell>
          <table:table-cell table:formula="of:=[Weapons.P578]" office:value-type="float" office:value="15" calcext:value-type="float">
            <text:p>15</text:p>
          </table:table-cell>
          <table:table-cell table:formula="of:=[Weapons.Q578]" office:value-type="string" office:string-value="aff (mr)" calcext:value-type="string">
            <text:p>aff (mr)</text:p>
          </table:table-cell>
          <table:table-cell table:formula="of:=[Weapons.R578]" office:value-type="float" office:value="2048" calcext:value-type="float">
            <text:p>2048</text:p>
          </table:table-cell>
          <table:table-cell table:formula="of:=[Weapons.S578]" office:value-type="string" office:string-value="= 0x800 (Weakness)" calcext:value-type="string">
            <text:p>= 0x800 (Weakness)</text:p>
          </table:table-cell>
          <table:table-cell table:formula="of:=[Weapons.T578]" office:value-type="float" office:value="0" calcext:value-type="float">
            <text:p/>
          </table:table-cell>
          <table:table-cell table:formula="of:=[Weapons.U578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de of the Night</text:p>
          </table:table-cell>
          <table:table-cell office:value-type="string" calcext:value-type="string">
            <text:p>slowtocas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ummon Sh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units summoned</text:p>
          </table:table-cell>
          <table:table-cell table:formula="of:=[Weapons.H205]" office:value-type="float" office:value="0" calcext:value-type="float">
            <text:p/>
          </table:table-cell>
          <table:table-cell table:formula="of:=[Weapons.I2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Darkness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Army of Darkn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8]" office:value-type="string" office:string-value="25 squares near and including target" calcext:value-type="string">
            <text:p>25 squares near and including target</text:p>
          </table:table-cell>
          <table:table-cell table:formula="of:=[Weapons.I6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e of Death</text:p>
          </table:table-cell>
          <table:table-cell office:value-type="string" calcext:value-type="string">
            <text:p>slowtocas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hade of Death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4]" office:value-type="string" office:string-value="All squares" calcext:value-type="string">
            <text:p>All squares</text:p>
          </table:table-cell>
          <table:table-cell table:formula="of:=[Weapons.I254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bol of Dread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Symbol of D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agic damage</text:p>
          </table:table-cell>
          <table:table-cell table:formula="of:=[Weapons.H399]" office:value-type="string" office:string-value="100 squares near and including target" calcext:value-type="string">
            <text:p>100 squares near and including target</text:p>
          </table:table-cell>
          <table:table-cell table:formula="of:=[Weapons.I399]" office:value-type="string" office:string-value="mr + an + onlyenemy" calcext:value-type="string">
            <text:p>mr + an + onlyenemy</text:p>
          </table:table-cell>
          <table:table-cell table:formula="of:=[Weapons.O399]" office:value-type="string" office:string-value="once target is hit" calcext:value-type="string">
            <text:p>once target is hit</text:p>
          </table:table-cell>
          <table:table-cell table:formula="of:=[Weapons.P399]" office:value-type="float" office:value="30" calcext:value-type="float">
            <text:p>30</text:p>
          </table:table-cell>
          <table:table-cell table:formula="of:=[Weapons.Q399]" office:value-type="string" office:string-value="Fear" calcext:value-type="string">
            <text:p>Fear</text:p>
          </table:table-cell>
          <table:table-cell table:formula="of:=[Weapons.R399]" office:value-type="float" office:value="8" calcext:value-type="float">
            <text:p>8</text:p>
          </table:table-cell>
          <table:table-cell table:formula="of:=[Weapons.S399]" office:value-type="string" office:string-value="fear: D8 vs morale" calcext:value-type="string">
            <text:p>fear: D8 vs morale</text:p>
          </table:table-cell>
          <table:table-cell table:formula="of:=[Weapons.T399]" office:value-type="float" office:value="0" calcext:value-type="float">
            <text:p/>
          </table:table-cell>
          <table:table-cell table:formula="of:=[Weapons.U399]" office:value-type="string" office:string-value="hardmr + an" calcext:value-type="string">
            <text:p>hardmr + a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chantment</text:p>
          </table:table-cell>
          <table:table-cell table:number-columns-repeated="1023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Shield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Fire Shield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39]" office:value-type="float" office:value="0" calcext:value-type="float">
            <text:p/>
          </table:table-cell>
          <table:table-cell table:formula="of:=[Weapons.I63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ghness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835008" calcext:value-type="float">
            <text:p>1835008</text:p>
          </table:table-cell>
          <table:table-cell office:value-type="string" calcext:value-type="string">
            <text:p>= 0x1C0000 (Pierce Resistance + Slash Resistance + Blunt Resistance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ter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Shock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y of Stone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2]" office:value-type="string" office:string-value="25 squares near and including target" calcext:value-type="string">
            <text:p>25 squares near and including target</text:p>
          </table:table-cell>
          <table:table-cell table:formula="of:=[Weapons.I432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Steel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nes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2]" office:value-type="string" office:string-value="25 squares near and including target" calcext:value-type="string">
            <text:p>25 squares near and including target</text:p>
          </table:table-cell>
          <table:table-cell table:formula="of:=[Weapons.I252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mitability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835008" calcext:value-type="float">
            <text:p>1835008</text:p>
          </table:table-cell>
          <table:table-cell office:value-type="string" calcext:value-type="string">
            <text:p>= 0x1C0000 (Pierce Resistance + Slash Resistance + Blunt Resistance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culean Soldiers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32]" office:value-type="string" office:string-value="25 squares near and including target" calcext:value-type="string">
            <text:p>25 squares near and including target</text:p>
          </table:table-cell>
          <table:table-cell table:formula="of:=[Weapons.I432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Flame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Soldiers of Flam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40]" office:value-type="string" office:string-value="5 squares near and including target" calcext:value-type="string">
            <text:p>5 squares near and including target</text:p>
          </table:table-cell>
          <table:table-cell table:formula="of:=[Weapons.I640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slowtoca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6]" office:value-type="string" office:string-value="All units" calcext:value-type="string">
            <text:p>All units</text:p>
          </table:table-cell>
          <table:table-cell table:formula="of:=[Weapons.I306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ulnerability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Flames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Army of Flame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41]" office:value-type="string" office:string-value="25 squares near and including target" calcext:value-type="string">
            <text:p>25 squares near and including target</text:p>
          </table:table-cell>
          <table:table-cell table:formula="of:=[Weapons.I64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Steel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Legion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5]" office:value-type="string" office:string-value="25 squares near and including target" calcext:value-type="string">
            <text:p>25 squares near and including target</text:p>
          </table:table-cell>
          <table:table-cell table:formula="of:=[Weapons.I435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 of Stone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Legion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1]" office:value-type="string" office:string-value="All friendly units" calcext:value-type="string">
            <text:p>All friendly units</text:p>
          </table:table-cell>
          <table:table-cell table:formula="of:=[Weapons.I431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ost Magic</text:p>
          </table:table-cell>
          <table:table-cell table:number-columns-repeated="1023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ze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ree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cold damage</text:p>
          </table:table-cell>
          <table:table-cell table:formula="of:=[Weapons.H63]" office:value-type="float" office:value="0" calcext:value-type="float">
            <text:p/>
          </table:table-cell>
          <table:table-cell table:formula="of:=[Weapons.I6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st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cold damage</text:p>
          </table:table-cell>
          <table:table-cell table:formula="of:=[Weapons.H64]" office:value-type="string" office:string-value="3 squares near and including target" calcext:value-type="string">
            <text:p>3 squares near and including target</text:p>
          </table:table-cell>
          <table:table-cell table:formula="of:=[Weapons.I6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zen Heart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rozen Hea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cold damage</text:p>
          </table:table-cell>
          <table:table-cell table:formula="of:=[Weapons.H70]" office:value-type="float" office:value="0" calcext:value-type="float">
            <text:p/>
          </table:table-cell>
          <table:table-cell table:formula="of:=[Weapons.I70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icle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ci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71]" office:value-type="float" office:value="0" calcext:value-type="float">
            <text:p/>
          </table:table-cell>
          <table:table-cell table:formula="of:=[Weapons.I71]" office:value-type="float" office:value="0" calcext:value-type="float">
            <text:p/>
          </table:table-cell>
          <table:table-cell table:formula="of:=[Weapons.O71]" office:value-type="string" office:string-value="if target is affected" calcext:value-type="string">
            <text:p>if target is affected</text:p>
          </table:table-cell>
          <table:table-cell table:formula="of:=[Weapons.P71]" office:value-type="float" office:value="61" calcext:value-type="float">
            <text:p>61</text:p>
          </table:table-cell>
          <table:table-cell table:formula="of:=[Weapons.Q71]" office:value-type="string" office:string-value="Freeze" calcext:value-type="string">
            <text:p>Freeze</text:p>
          </table:table-cell>
          <table:table-cell table:formula="of:=[Weapons.R71]" office:value-type="float" office:value="3" calcext:value-type="float">
            <text:p>3</text:p>
          </table:table-cell>
          <table:table-cell table:formula="of:=[Weapons.S71]" office:value-type="string" office:string-value="D3 cold damage" calcext:value-type="string">
            <text:p>D3 cold damage</text:p>
          </table:table-cell>
          <table:table-cell table:formula="of:=[Weapons.T71]" office:value-type="float" office:value="0" calcext:value-type="float">
            <text:p/>
          </table:table-cell>
          <table:table-cell table:formula="of:=[Weapons.U7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d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 Shard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ce Shar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pierce damage</text:p>
          </table:table-cell>
          <table:table-cell table:formula="of:=[Weapons.H72]" office:value-type="string" office:string-value="3 random units" calcext:value-type="string">
            <text:p>3 random units</text:p>
          </table:table-cell>
          <table:table-cell table:formula="of:=[Weapons.I72]" office:value-type="float" office:value="0" calcext:value-type="float">
            <text:p/>
          </table:table-cell>
          <table:table-cell table:formula="of:=[Weapons.O72]" office:value-type="string" office:string-value="if target is affected" calcext:value-type="string">
            <text:p>if target is affected</text:p>
          </table:table-cell>
          <table:table-cell table:formula="of:=[Weapons.P72]" office:value-type="float" office:value="61" calcext:value-type="float">
            <text:p>61</text:p>
          </table:table-cell>
          <table:table-cell table:formula="of:=[Weapons.Q72]" office:value-type="string" office:string-value="Freeze" calcext:value-type="string">
            <text:p>Freeze</text:p>
          </table:table-cell>
          <table:table-cell table:formula="of:=[Weapons.R72]" office:value-type="float" office:value="3" calcext:value-type="float">
            <text:p>3</text:p>
          </table:table-cell>
          <table:table-cell table:formula="of:=[Weapons.S72]" office:value-type="string" office:string-value="D3 cold damage" calcext:value-type="string">
            <text:p>D3 cold damage</text:p>
          </table:table-cell>
          <table:table-cell table:formula="of:=[Weapons.T72]" office:value-type="float" office:value="0" calcext:value-type="float">
            <text:p/>
          </table:table-cell>
          <table:table-cell table:formula="of:=[Weapons.U72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ing Fros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alling Fr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cold damage</text:p>
          </table:table-cell>
          <table:table-cell table:formula="of:=[Weapons.H66]" office:value-type="string" office:string-value="25 squares near and including target" calcext:value-type="string">
            <text:p>25 squares near and including target</text:p>
          </table:table-cell>
          <table:table-cell table:formula="of:=[Weapons.I6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lowtoc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cold damage</text:p>
          </table:table-cell>
          <table:table-cell table:formula="of:=[Weapons.H68]" office:value-type="string" office:string-value="All squares" calcext:value-type="string">
            <text:p>All squares</text:p>
          </table:table-cell>
          <table:table-cell table:formula="of:=[Weapons.I6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l Storm</text:p>
          </table:table-cell>
          <table:table-cell office:value-type="string" calcext:value-type="string">
            <text:p>slowtocas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Hail St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330]" office:value-type="string" office:string-value="All squares" calcext:value-type="string">
            <text:p>All squares</text:p>
          </table:table-cell>
          <table:table-cell table:formula="of:=[Weapons.I330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ase in Ic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Encase in 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cold damage</text:p>
          </table:table-cell>
          <table:table-cell table:formula="of:=[Weapons.H242]" office:value-type="string" office:string-value="5 squares near and including target" calcext:value-type="string">
            <text:p>5 squares near and including target</text:p>
          </table:table-cell>
          <table:table-cell table:formula="of:=[Weapons.I242]" office:value-type="string" office:string-value="an" calcext:value-type="string">
            <text:p>an</text:p>
          </table:table-cell>
          <table:table-cell table:formula="of:=[Weapons.O242]" office:value-type="string" office:string-value="if target is affected" calcext:value-type="string">
            <text:p>if target is affected</text:p>
          </table:table-cell>
          <table:table-cell table:formula="of:=[Weapons.P242]" office:value-type="float" office:value="15" calcext:value-type="float">
            <text:p>15</text:p>
          </table:table-cell>
          <table:table-cell table:formula="of:=[Weapons.Q242]" office:value-type="string" office:string-value="aff (mr)" calcext:value-type="string">
            <text:p>aff (mr)</text:p>
          </table:table-cell>
          <table:table-cell table:formula="of:=[Weapons.R242]" office:value-type="float" office:value="1024" calcext:value-type="float">
            <text:p>1024</text:p>
          </table:table-cell>
          <table:table-cell table:formula="of:=[Weapons.S242]" office:value-type="string" office:string-value="= 0x400 (Imprison in Ice)" calcext:value-type="string">
            <text:p>= 0x400 (Imprison in Ice)</text:p>
          </table:table-cell>
          <table:table-cell table:formula="of:=[Weapons.T242]" office:value-type="float" office:value="0" calcext:value-type="float">
            <text:p/>
          </table:table-cell>
          <table:table-cell table:formula="of:=[Weapons.U242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ter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zen Flame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alling Fr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17 cold damage</text:p>
          </table:table-cell>
          <table:table-cell table:formula="of:=[Weapons.H66]" office:value-type="string" office:string-value="25 squares near and including target" calcext:value-type="string">
            <text:p>25 squares near and including target</text:p>
          </table:table-cell>
          <table:table-cell table:formula="of:=[Weapons.I6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 of Ic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Legion of 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 0xA (Armor +1 + Cold Immunity)</text:p>
          </table:table-cell>
          <table:table-cell table:formula="of:=[Weapons.H74]" office:value-type="string" office:string-value="All friendly units" calcext:value-type="string">
            <text:p>All friendly units</text:p>
          </table:table-cell>
          <table:table-cell table:formula="of:=[Weapons.I74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 Prison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Ice Pri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cold damage</text:p>
          </table:table-cell>
          <table:table-cell table:formula="of:=[Weapons.H243]" office:value-type="string" office:string-value="25 squares near and including target" calcext:value-type="string">
            <text:p>25 squares near and including target</text:p>
          </table:table-cell>
          <table:table-cell table:formula="of:=[Weapons.I243]" office:value-type="string" office:string-value="an" calcext:value-type="string">
            <text:p>an</text:p>
          </table:table-cell>
          <table:table-cell table:formula="of:=[Weapons.O243]" office:value-type="string" office:string-value="if target is affected" calcext:value-type="string">
            <text:p>if target is affected</text:p>
          </table:table-cell>
          <table:table-cell table:formula="of:=[Weapons.P243]" office:value-type="float" office:value="15" calcext:value-type="float">
            <text:p>15</text:p>
          </table:table-cell>
          <table:table-cell table:formula="of:=[Weapons.Q243]" office:value-type="string" office:string-value="aff (mr)" calcext:value-type="string">
            <text:p>aff (mr)</text:p>
          </table:table-cell>
          <table:table-cell table:formula="of:=[Weapons.R243]" office:value-type="float" office:value="1024" calcext:value-type="float">
            <text:p>1024</text:p>
          </table:table-cell>
          <table:table-cell table:formula="of:=[Weapons.S243]" office:value-type="string" office:string-value="= 0x400 (Imprison in Ice)" calcext:value-type="string">
            <text:p>= 0x400 (Imprison in Ice)</text:p>
          </table:table-cell>
          <table:table-cell table:formula="of:=[Weapons.T243]" office:value-type="float" office:value="0" calcext:value-type="float">
            <text:p/>
          </table:table-cell>
          <table:table-cell table:formula="of:=[Weapons.U243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itchery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75]" office:value-type="float" office:value="0" calcext:value-type="float">
            <text:p/>
          </table:table-cell>
          <table:table-cell table:formula="of:=[Weapons.I75]" office:value-type="string" office:string-value="easymr + an + mind" calcext:value-type="string">
            <text:p>easymr + an + mind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Cloud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oison 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poison damage</text:p>
          </table:table-cell>
          <table:table-cell table:formula="of:=[Weapons.H274]" office:value-type="string" office:string-value="5 squares near and including target" calcext:value-type="string">
            <text:p>5 squares near and including target</text:p>
          </table:table-cell>
          <table:table-cell table:formula="of:=[Weapons.I27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Resistance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2]" office:value-type="string" office:string-value="3 squares near and including target" calcext:value-type="string">
            <text:p>3 squares near and including target</text:p>
          </table:table-cell>
          <table:table-cell table:formula="of:=[Weapons.I67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 Cloud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Acid 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acid damage</text:p>
          </table:table-cell>
          <table:table-cell table:formula="of:=[Weapons.H621]" office:value-type="string" office:string-value="9 squares near and including target" calcext:value-type="string">
            <text:p>9 squares near and including target</text:p>
          </table:table-cell>
          <table:table-cell table:formula="of:=[Weapons.I62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54]" office:value-type="float" office:value="0" calcext:value-type="float">
            <text:p/>
          </table:table-cell>
          <table:table-cell table:formula="of:=[Weapons.I54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the Frog Prince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olymorph int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morph</text:p>
          </table:table-cell>
          <table:table-cell table:formula="of:=[Weapons.H78]" office:value-type="float" office:value="0" calcext:value-type="float">
            <text:p/>
          </table:table-cell>
          <table:table-cell table:formula="of:=[Weapons.I78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Mis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ous Death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6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 Ward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4]" office:value-type="string" office:string-value="15 squares near and including target" calcext:value-type="string">
            <text:p>15 squares near and including target</text:p>
          </table:table-cell>
          <table:table-cell table:formula="of:=[Weapons.I674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 of Confusion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4]" office:value-type="string" office:string-value="9 squares near and including target" calcext:value-type="string">
            <text:p>9 squares near and including target</text:p>
          </table:table-cell>
          <table:table-cell table:formula="of:=[Weapons.I454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 Mist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Acid M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acid damage</text:p>
          </table:table-cell>
          <table:table-cell table:formula="of:=[Weapons.H622]" office:value-type="string" office:string-value="25 squares near and including target" calcext:value-type="string">
            <text:p>25 squares near and including target</text:p>
          </table:table-cell>
          <table:table-cell table:formula="of:=[Weapons.I62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 Charm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True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76]" office:value-type="float" office:value="0" calcext:value-type="float">
            <text:p/>
          </table:table-cell>
          <table:table-cell table:formula="of:=[Weapons.I76]" office:value-type="string" office:string-value="hardmr + an + mind" calcext:value-type="string">
            <text:p>hardmr + an + mind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 Voi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nchantin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2]" office:value-type="string" office:string-value="100 squares near and including target" calcext:value-type="string">
            <text:p>100 squares near and including target</text:p>
          </table:table-cell>
          <table:table-cell table:formula="of:=[Weapons.I82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Charm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ass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81]" office:value-type="string" office:string-value="15 squares near and including target" calcext:value-type="string">
            <text:p>15 squares near and including target</text:p>
          </table:table-cell>
          <table:table-cell table:formula="of:=[Weapons.I81]" office:value-type="string" office:string-value="easymr + an + mind + onlyenemy" calcext:value-type="string">
            <text:p>easymr + an + mind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e of Pigs</text:p>
          </table:table-cell>
          <table:table-cell office:value-type="string" calcext:value-type="string">
            <text:p>slowtocas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lymorph into 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morph</text:p>
          </table:table-cell>
          <table:table-cell table:formula="of:=[Weapons.H222]" office:value-type="string" office:string-value="100 squares near and including target" calcext:value-type="string">
            <text:p>100 squares near and including target</text:p>
          </table:table-cell>
          <table:table-cell table:formula="of:=[Weapons.I222]" office:value-type="string" office:string-value="easymr + an + inanimate + onlyenemy" calcext:value-type="string">
            <text:p>easy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 of Confusion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Mist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5]" office:value-type="string" office:string-value="25 squares near and including target" calcext:value-type="string">
            <text:p>25 squares near and including target</text:p>
          </table:table-cell>
          <table:table-cell table:formula="of:=[Weapons.I455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ernal Magic</text:p>
          </table:table-cell>
          <table:table-cell table:number-columns-repeated="102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me Burs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55]" office:value-type="float" office:value="0" calcext:value-type="float">
            <text:p/>
          </table:table-cell>
          <table:table-cell table:formula="of:=[Weapons.I5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i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18]" office:value-type="float" office:value="0" calcext:value-type="float">
            <text:p/>
          </table:table-cell>
          <table:table-cell table:formula="of:=[Weapons.I18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ntaneous Combustion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244]" office:value-type="string" office:string-value="3 random units" calcext:value-type="string">
            <text:p>3 random units</text:p>
          </table:table-cell>
          <table:table-cell table:formula="of:=[Weapons.I244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mon Imp</text:p>
          </table:table-cell>
          <table:table-cell office:value-type="string" calcext:value-type="string">
            <text:p>slowtoca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mmon 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23]" office:value-type="float" office:value="0" calcext:value-type="float">
            <text:p/>
          </table:table-cell>
          <table:table-cell table:formula="of:=[Weapons.I12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m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33 magic damage</text:p>
          </table:table-cell>
          <table:table-cell table:formula="of:=[Weapons.H486]" office:value-type="float" office:value="0" calcext:value-type="float">
            <text:p/>
          </table:table-cell>
          <table:table-cell table:formula="of:=[Weapons.I486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ony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gon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magic damage</text:p>
          </table:table-cell>
          <table:table-cell table:formula="of:=[Weapons.H154]" office:value-type="string" office:string-value="25 squares near and including target" calcext:value-type="string">
            <text:p>25 squares near and including target</text:p>
          </table:table-cell>
          <table:table-cell table:formula="of:=[Weapons.I154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bind Heart</text:p>
          </table:table-cell>
          <table:table-cell office:value-type="string" calcext:value-type="string">
            <text:p>slowtocast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ellbind 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4]" office:value-type="float" office:value="0" calcext:value-type="float">
            <text:p/>
          </table:table-cell>
          <table:table-cell table:formula="of:=[Weapons.I644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Imps</text:p>
          </table:table-cell>
          <table:table-cell office:value-type="string" calcext:value-type="string">
            <text:p>slowtoca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mmon I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23]" office:value-type="float" office:value="0" calcext:value-type="float">
            <text:p/>
          </table:table-cell>
          <table:table-cell table:formula="of:=[Weapons.I12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hes of Pain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Lashes of Pa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slash damage</text:p>
          </table:table-cell>
          <table:table-cell table:formula="of:=[Weapons.H246]" office:value-type="string" office:string-value="3 random units" calcext:value-type="string">
            <text:p>3 random units</text:p>
          </table:table-cell>
          <table:table-cell table:formula="of:=[Weapons.I246]" office:value-type="string" office:string-value="inanimate" calcext:value-type="string">
            <text:p>inanimate</text:p>
          </table:table-cell>
          <table:table-cell table:formula="of:=[Weapons.O246]" office:value-type="string" office:string-value="if target is affected" calcext:value-type="string">
            <text:p>if target is affected</text:p>
          </table:table-cell>
          <table:table-cell table:formula="of:=[Weapons.P246]" office:value-type="float" office:value="212" calcext:value-type="float">
            <text:p>212</text:p>
          </table:table-cell>
          <table:table-cell table:formula="of:=[Weapons.Q246]" office:value-type="string" office:string-value="aff (mr)" calcext:value-type="string">
            <text:p>aff (mr)</text:p>
          </table:table-cell>
          <table:table-cell table:formula="of:=[Weapons.R246]" office:value-type="float" office:value="64" calcext:value-type="float">
            <text:p>64</text:p>
          </table:table-cell>
          <table:table-cell table:formula="of:=[Weapons.S246]" office:value-type="string" office:string-value="= 0x40 (Stun)" calcext:value-type="string">
            <text:p>= 0x40 (Stun)</text:p>
          </table:table-cell>
          <table:table-cell table:formula="of:=[Weapons.T246]" office:value-type="float" office:value="0" calcext:value-type="float">
            <text:p/>
          </table:table-cell>
          <table:table-cell table:formula="of:=[Weapons.U246]" office:value-type="string" office:string-value="mr + an" calcext:value-type="string">
            <text:p>mr + an</text:p>
          </table:table-cell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Burst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Blood Bur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369]" office:value-type="string" office:string-value="5 squares near and including target" calcext:value-type="string">
            <text:p>5 squares near and including target</text:p>
          </table:table-cell>
          <table:table-cell table:formula="of:=[Weapons.I369]" office:value-type="string" office:string-value="easymr + inanimate" calcext:value-type="string">
            <text:p>easymr + inanimate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rnal Strength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strength, row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6]" office:value-type="string" office:string-value="25 squares near and including target" calcext:value-type="string">
            <text:p>25 squares near and including target</text:p>
          </table:table-cell>
          <table:table-cell table:formula="of:=[Weapons.I44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slowtocast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loodlet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647]" office:value-type="string" office:string-value="All squares" calcext:value-type="string">
            <text:p>All squares</text:p>
          </table:table-cell>
          <table:table-cell table:formula="of:=[Weapons.I647]" office:value-type="string" office:string-value="drain + inanimate" calcext:value-type="string">
            <text:p>drain + inanimate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ernal Gate</text:p>
          </table:table-cell>
          <table:table-cell office:value-type="string" calcext:value-type="string">
            <text:p>slowtoca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ummon Fiend of Dar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325]" office:value-type="float" office:value="0" calcext:value-type="float">
            <text:p/>
          </table:table-cell>
          <table:table-cell table:formula="of:=[Weapons.I325]" office:value-type="string" office:string-value="an" calcext:value-type="string">
            <text:p>an</text:p>
          </table:table-cell>
          <table:table-cell table:formula="of:=[Weapons.O325]" office:value-type="string" office:string-value="once target is hit" calcext:value-type="string">
            <text:p>once target is hit</text:p>
          </table:table-cell>
          <table:table-cell table:formula="of:=[Weapons.P325]" office:value-type="float" office:value="324" calcext:value-type="float">
            <text:p>324</text:p>
          </table:table-cell>
          <table:table-cell table:formula="of:=[Weapons.Q325]" office:value-type="string" office:string-value="Summon Lesser Demon" calcext:value-type="string">
            <text:p>Summon Lesser Demon</text:p>
          </table:table-cell>
          <table:table-cell table:formula="of:=[Weapons.R325]" office:value-type="float" office:value="1" calcext:value-type="float">
            <text:p>1</text:p>
          </table:table-cell>
          <table:table-cell table:formula="of:=[Weapons.S325]" office:value-type="string" office:string-value="One unit summoned" calcext:value-type="string">
            <text:p>One unit summoned</text:p>
          </table:table-cell>
          <table:table-cell table:formula="of:=[Weapons.T325]" office:value-type="float" office:value="0" calcext:value-type="float">
            <text:p/>
          </table:table-cell>
          <table:table-cell table:formula="of:=[Weapons.U325]" office:value-type="string" office:string-value="an" calcext:value-type="string">
            <text:p>an</text:p>
          </table:table-cell>
          <table:table-cell table:formula="of:=[Weapons.V325]" office:value-type="string" office:string-value="once target is hit" calcext:value-type="string">
            <text:p>once target is hit</text:p>
          </table:table-cell>
          <table:table-cell table:formula="of:=[Weapons.W325]" office:value-type="float" office:value="325" calcext:value-type="float">
            <text:p>325</text:p>
          </table:table-cell>
          <table:table-cell table:formula="of:=[Weapons.X325]" office:value-type="string" office:string-value="Summon Devil" calcext:value-type="string">
            <text:p>Summon Devil</text:p>
          </table:table-cell>
          <table:table-cell table:formula="of:=[Weapons.Y325]" office:value-type="float" office:value="1" calcext:value-type="float">
            <text:p>1</text:p>
          </table:table-cell>
          <table:table-cell table:formula="of:=[Weapons.Z325]" office:value-type="string" office:string-value="One unit summoned" calcext:value-type="string">
            <text:p>One unit summoned</text:p>
          </table:table-cell>
          <table:table-cell table:formula="of:=[Weapons.AA325]" office:value-type="float" office:value="0" calcext:value-type="float">
            <text:p/>
          </table:table-cell>
          <table:table-cell table:formula="of:=[Weapons.AB325]" office:value-type="string" office:string-value="an" calcext:value-type="string">
            <text:p>an</text:p>
          </table:table-cell>
          <table:table-cell table:number-columns-repeated="100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Fiend</text:p>
          </table:table-cell>
          <table:table-cell office:value-type="string" calcext:value-type="string">
            <text:p>slowtocas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ummon Fiend of Dark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24]" office:value-type="float" office:value="0" calcext:value-type="float">
            <text:p/>
          </table:table-cell>
          <table:table-cell table:formula="of:=[Weapons.I12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Demon</text:p>
          </table:table-cell>
          <table:table-cell office:value-type="string" calcext:value-type="string">
            <text:p>slowtoca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ummon Lesser De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25]" office:value-type="float" office:value="0" calcext:value-type="float">
            <text:p/>
          </table:table-cell>
          <table:table-cell table:formula="of:=[Weapons.I12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 Horde</text:p>
          </table:table-cell>
          <table:table-cell office:value-type="string" calcext:value-type="string">
            <text:p>slowtoca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mmon I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units summoned</text:p>
          </table:table-cell>
          <table:table-cell table:formula="of:=[Weapons.H123]" office:value-type="float" office:value="0" calcext:value-type="float">
            <text:p/>
          </table:table-cell>
          <table:table-cell table:formula="of:=[Weapons.I12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 of Blood</text:p>
          </table:table-cell>
          <table:table-cell office:value-type="string" calcext:value-type="string">
            <text:p>slowtocas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ain of Bl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ar: D7 vs morale</text:p>
          </table:table-cell>
          <table:table-cell table:formula="of:=[Weapons.H470]" office:value-type="string" office:string-value="All squares" calcext:value-type="string">
            <text:p>All squares</text:p>
          </table:table-cell>
          <table:table-cell table:formula="of:=[Weapons.I470]" office:value-type="string" office:string-value="mr + an + onlyenemy" calcext:value-type="string">
            <text:p>mr + an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 Magic</text:p>
          </table:table-cell>
          <table:table-cell table:number-columns-repeated="102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m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33 magic damage</text:p>
          </table:table-cell>
          <table:table-cell table:formula="of:=[Weapons.H486]" office:value-type="float" office:value="0" calcext:value-type="float">
            <text:p/>
          </table:table-cell>
          <table:table-cell table:formula="of:=[Weapons.I486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bind Heart</text:p>
          </table:table-cell>
          <table:table-cell office:value-type="string" calcext:value-type="string">
            <text:p>slowtocast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ellbind 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4]" office:value-type="float" office:value="0" calcext:value-type="float">
            <text:p/>
          </table:table-cell>
          <table:table-cell table:formula="of:=[Weapons.I644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Burst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Blood Bur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369]" office:value-type="string" office:string-value="5 squares near and including target" calcext:value-type="string">
            <text:p>5 squares near and including target</text:p>
          </table:table-cell>
          <table:table-cell table:formula="of:=[Weapons.I369]" office:value-type="string" office:string-value="easymr + inanimate" calcext:value-type="string">
            <text:p>easymr + inanimate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Rush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strength, row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6]" office:value-type="string" office:string-value="25 squares near and including target" calcext:value-type="string">
            <text:p>25 squares near and including target</text:p>
          </table:table-cell>
          <table:table-cell table:formula="of:=[Weapons.I44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slowtocas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oul D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84]" office:value-type="string" office:string-value="All units" calcext:value-type="string">
            <text:p>All units</text:p>
          </table:table-cell>
          <table:table-cell table:formula="of:=[Weapons.I84]" office:value-type="string" office:string-value="drain + inanimate" calcext:value-type="string">
            <text:p>drain + inanimate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slowtocas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up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magic damage</text:p>
          </table:table-cell>
          <table:table-cell table:formula="of:=[Weapons.H155]" office:value-type="string" office:string-value="100 squares near and including target" calcext:value-type="string">
            <text:p>100 squares near and including target</text:p>
          </table:table-cell>
          <table:table-cell table:formula="of:=[Weapons.I155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 of Blood</text:p>
          </table:table-cell>
          <table:table-cell office:value-type="string" calcext:value-type="string">
            <text:p>slowtocas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ain of Bl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ar: D7 vs morale</text:p>
          </table:table-cell>
          <table:table-cell table:formula="of:=[Weapons.H470]" office:value-type="string" office:string-value="All squares" calcext:value-type="string">
            <text:p>All squares</text:p>
          </table:table-cell>
          <table:table-cell table:formula="of:=[Weapons.I470]" office:value-type="string" office:string-value="mr + an + onlyenemy" calcext:value-type="string">
            <text:p>mr + an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dge Magic</text:p>
          </table:table-cell>
          <table:table-cell table:number-columns-repeated="102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Wolf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Cloud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oison 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poison damage</text:p>
          </table:table-cell>
          <table:table-cell table:formula="of:=[Weapons.H274]" office:value-type="string" office:string-value="5 squares near and including target" calcext:value-type="string">
            <text:p>5 squares near and including target</text:p>
          </table:table-cell>
          <table:table-cell table:formula="of:=[Weapons.I27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 Burs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55]" office:value-type="float" office:value="0" calcext:value-type="float">
            <text:p/>
          </table:table-cell>
          <table:table-cell table:formula="of:=[Weapons.I5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e Arrow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Vine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663]" office:value-type="float" office:value="0" calcext:value-type="float">
            <text:p/>
          </table:table-cell>
          <table:table-cell table:formula="of:=[Weapons.I663]" office:value-type="string" office:string-value="mundane" calcext:value-type="string">
            <text:p>mundane</text:p>
          </table:table-cell>
          <table:table-cell table:formula="of:=[Weapons.O663]" office:value-type="string" office:string-value="if target is affected" calcext:value-type="string">
            <text:p>if target is affected</text:p>
          </table:table-cell>
          <table:table-cell table:formula="of:=[Weapons.P663]" office:value-type="float" office:value="662" calcext:value-type="float">
            <text:p>662</text:p>
          </table:table-cell>
          <table:table-cell table:formula="of:=[Weapons.Q663]" office:value-type="string" office:string-value="Entangle" calcext:value-type="string">
            <text:p>Entangle</text:p>
          </table:table-cell>
          <table:table-cell table:formula="of:=[Weapons.R663]" office:value-type="float" office:value="512" calcext:value-type="float">
            <text:p>512</text:p>
          </table:table-cell>
          <table:table-cell table:formula="of:=[Weapons.S663]" office:value-type="string" office:string-value="= 0x200 (Entanglement)" calcext:value-type="string">
            <text:p>= 0x200 (Entanglement)</text:p>
          </table:table-cell>
          <table:table-cell table:formula="of:=[Weapons.T663]" office:value-type="float" office:value="0" calcext:value-type="float">
            <text:p/>
          </table:table-cell>
          <table:table-cell table:formula="of:=[Weapons.U663]" office:value-type="string" office:string-value="mundane + flying" calcext:value-type="string">
            <text:p>mundane + flying</text:p>
          </table:table-cell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the Frog Prince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olymorph int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morph</text:p>
          </table:table-cell>
          <table:table-cell table:formula="of:=[Weapons.H78]" office:value-type="float" office:value="0" calcext:value-type="float">
            <text:p/>
          </table:table-cell>
          <table:table-cell table:formula="of:=[Weapons.I78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Mis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Murder of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Great Boar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Summon Great 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473]" office:value-type="float" office:value="0" calcext:value-type="float">
            <text:p/>
          </table:table-cell>
          <table:table-cell table:formula="of:=[Weapons.I47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ystal Sorcery</text:p>
          </table:table-cell>
          <table:table-cell table:number-columns-repeated="102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king Arrow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eeking Arr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pierce damage</text:p>
          </table:table-cell>
          <table:table-cell table:formula="of:=[Weapons.H202]" office:value-type="float" office:value="0" calcext:value-type="float">
            <text:p/>
          </table:table-cell>
          <table:table-cell table:formula="of:=[Weapons.I202]" office:value-type="string" office:string-value="mundane" calcext:value-type="string">
            <text:p>mundane</text:p>
          </table:table-cell>
          <table:table-cell table:number-columns-repeated="101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1]" office:value-type="string" office:string-value="5 squares near and including target" calcext:value-type="string">
            <text:p>5 squares near and including target</text:p>
          </table:table-cell>
          <table:table-cell table:formula="of:=[Weapons.I121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6]" office:value-type="string" office:string-value="9 squares near and including target" calcext:value-type="string">
            <text:p>9 squares near and including target</text:p>
          </table:table-cell>
          <table:table-cell table:formula="of:=[Weapons.I116]" office:value-type="string" office:string-value="mundane" calcext:value-type="string">
            <text:p>mundane</text:p>
          </table:table-cell>
          <table:table-cell table:formula="of:=[Weapons.O116]" office:value-type="string" office:string-value="if target is affected" calcext:value-type="string">
            <text:p>if target is affected</text:p>
          </table:table-cell>
          <table:table-cell table:formula="of:=[Weapons.P116]" office:value-type="float" office:value="118" calcext:value-type="float">
            <text:p>118</text:p>
          </table:table-cell>
          <table:table-cell table:formula="of:=[Weapons.Q116]" office:value-type="string" office:string-value="aff (str-resistable)" calcext:value-type="string">
            <text:p>aff (str-resistable)</text:p>
          </table:table-cell>
          <table:table-cell table:formula="of:=[Weapons.R116]" office:value-type="float" office:value="64" calcext:value-type="float">
            <text:p>64</text:p>
          </table:table-cell>
          <table:table-cell table:formula="of:=[Weapons.S116]" office:value-type="string" office:string-value="= 0x40 (Stun)" calcext:value-type="string">
            <text:p>= 0x40 (Stun)</text:p>
          </table:table-cell>
          <table:table-cell table:formula="of:=[Weapons.T116]" office:value-type="float" office:value="0" calcext:value-type="float">
            <text:p/>
          </table:table-cell>
          <table:table-cell table:formula="of:=[Weapons.U116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ctive Wind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Protective Wind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5]" office:value-type="string" office:string-value="20 squares near and including target" calcext:value-type="string">
            <text:p>20 squares near and including target</text:p>
          </table:table-cell>
          <table:table-cell table:formula="of:=[Weapons.I65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 Lightning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hain Lightn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shock damage</text:p>
          </table:table-cell>
          <table:table-cell table:formula="of:=[Weapons.H112]" office:value-type="string" office:string-value="Chain lightning, 8 targets at max distance of 2 squares" calcext:value-type="string">
            <text:p>Chain lightning, 8 targets at max distance of 2 squares</text:p>
          </table:table-cell>
          <table:table-cell table:formula="of:=[Weapons.I112]" office:value-type="string" office:string-value="an" calcext:value-type="string">
            <text:p>an</text:p>
          </table:table-cell>
          <table:table-cell table:formula="of:=[Weapons.O112]" office:value-type="string" office:string-value="if target is affected" calcext:value-type="string">
            <text:p>if target is affected</text:p>
          </table:table-cell>
          <table:table-cell table:formula="of:=[Weapons.P112]" office:value-type="float" office:value="165" calcext:value-type="float">
            <text:p>165</text:p>
          </table:table-cell>
          <table:table-cell table:formula="of:=[Weapons.Q112]" office:value-type="string" office:string-value="Shock Stun" calcext:value-type="string">
            <text:p>Shock Stun</text:p>
          </table:table-cell>
          <table:table-cell table:formula="of:=[Weapons.R112]" office:value-type="float" office:value="64" calcext:value-type="float">
            <text:p>64</text:p>
          </table:table-cell>
          <table:table-cell table:formula="of:=[Weapons.S112]" office:value-type="string" office:string-value="= 0x40 (Stun)" calcext:value-type="string">
            <text:p>= 0x40 (Stun)</text:p>
          </table:table-cell>
          <table:table-cell table:formula="of:=[Weapons.T112]" office:value-type="float" office:value="0" calcext:value-type="float">
            <text:p/>
          </table:table-cell>
          <table:table-cell table:formula="of:=[Weapons.U112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arnet Sorcery</text:p>
          </table:table-cell>
          <table:table-cell table:number-columns-repeated="1023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18]" office:value-type="float" office:value="0" calcext:value-type="float">
            <text:p/>
          </table:table-cell>
          <table:table-cell table:formula="of:=[Weapons.I18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Strike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Flame Str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65]" office:value-type="float" office:value="0" calcext:value-type="float">
            <text:p/>
          </table:table-cell>
          <table:table-cell table:formula="of:=[Weapons.I66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ony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go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magic damage</text:p>
          </table:table-cell>
          <table:table-cell table:formula="of:=[Weapons.H154]" office:value-type="string" office:string-value="25 squares near and including target" calcext:value-type="string">
            <text:p>25 squares near and including target</text:p>
          </table:table-cell>
          <table:table-cell table:formula="of:=[Weapons.I154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ling Flames</text:p>
          </table:table-cell>
          <table:table-cell office:value-type="string" calcext:value-type="string">
            <text:p>burnfor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ling Fi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58]" office:value-type="string" office:string-value="25 squares near and including target" calcext:value-type="string">
            <text:p>25 squares near and including target</text:p>
          </table:table-cell>
          <table:table-cell table:formula="of:=[Weapons.I5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Explosion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Pillar of Fi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370]" office:value-type="float" office:value="0" calcext:value-type="float">
            <text:p/>
          </table:table-cell>
          <table:table-cell table:formula="of:=[Weapons.I370]" office:value-type="float" office:value="0" calcext:value-type="float">
            <text:p/>
          </table:table-cell>
          <table:table-cell table:formula="of:=[Weapons.O370]" office:value-type="string" office:string-value="once target is hit" calcext:value-type="string">
            <text:p>once target is hit</text:p>
          </table:table-cell>
          <table:table-cell table:formula="of:=[Weapons.P370]" office:value-type="float" office:value="55" calcext:value-type="float">
            <text:p>55</text:p>
          </table:table-cell>
          <table:table-cell table:formula="of:=[Weapons.Q370]" office:value-type="string" office:string-value="Fire Cloud" calcext:value-type="string">
            <text:p>Fire Cloud</text:p>
          </table:table-cell>
          <table:table-cell table:formula="of:=[Weapons.R370]" office:value-type="float" office:value="8" calcext:value-type="float">
            <text:p>8</text:p>
          </table:table-cell>
          <table:table-cell table:formula="of:=[Weapons.S370]" office:value-type="string" office:string-value="D8 fire damage" calcext:value-type="string">
            <text:p>D8 fire damage</text:p>
          </table:table-cell>
          <table:table-cell table:formula="of:=[Weapons.T370]" office:value-type="string" office:string-value="9 squares near and including target" calcext:value-type="string">
            <text:p>9 squares near and including target</text:p>
          </table:table-cell>
          <table:table-cell table:formula="of:=[Weapons.U370]" office:value-type="float" office:value="0" calcext:value-type="float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de Sorcery</text:p>
          </table:table-cell>
          <table:table-cell table:number-columns-repeated="1023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Bolt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Poison Bo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273]" office:value-type="string" office:string-value="3 random units" calcext:value-type="string">
            <text:p>3 random units</text:p>
          </table:table-cell>
          <table:table-cell table:formula="of:=[Weapons.I27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Resistance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2]" office:value-type="string" office:string-value="3 squares near and including target" calcext:value-type="string">
            <text:p>3 squares near and including target</text:p>
          </table:table-cell>
          <table:table-cell table:formula="of:=[Weapons.I67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eneration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Regeneration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29]" office:value-type="float" office:value="0" calcext:value-type="float">
            <text:p/>
          </table:table-cell>
          <table:table-cell table:formula="of:=[Weapons.I629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ous Death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4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 Ward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4]" office:value-type="string" office:string-value="15 squares near and including target" calcext:value-type="string">
            <text:p>15 squares near and including target</text:p>
          </table:table-cell>
          <table:table-cell table:formula="of:=[Weapons.I674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gs of Watery Death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Sailor's De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181]" office:value-type="float" office:value="0" calcext:value-type="float">
            <text:p/>
          </table:table-cell>
          <table:table-cell table:formula="of:=[Weapons.I181]" office:value-type="string" office:string-value="hardmr + an + drown" calcext:value-type="string">
            <text:p>hardmr + an + drown</text:p>
          </table:table-cell>
          <table:table-cell table:formula="of:=[Weapons.O181]" office:value-type="string" office:string-value="if target is affected" calcext:value-type="string">
            <text:p>if target is affected</text:p>
          </table:table-cell>
          <table:table-cell table:formula="of:=[Weapons.P181]" office:value-type="float" office:value="192" calcext:value-type="float">
            <text:p>192</text:p>
          </table:table-cell>
          <table:table-cell table:formula="of:=[Weapons.Q181]" office:value-type="string" office:string-value="Drown" calcext:value-type="string">
            <text:p>Drown</text:p>
          </table:table-cell>
          <table:table-cell table:formula="of:=[Weapons.R181]" office:value-type="float" office:value="999" calcext:value-type="float">
            <text:p>999</text:p>
          </table:table-cell>
          <table:table-cell table:formula="of:=[Weapons.S181]" office:value-type="string" office:string-value="D999 magic damage" calcext:value-type="string">
            <text:p>D999 magic damage</text:p>
          </table:table-cell>
          <table:table-cell table:formula="of:=[Weapons.T181]" office:value-type="float" office:value="0" calcext:value-type="float">
            <text:p/>
          </table:table-cell>
          <table:table-cell table:formula="of:=[Weapons.U181]" office:value-type="string" office:string-value="easymr + an + drown" calcext:value-type="string">
            <text:p>easymr + an + drown</text:p>
          </table:table-cell>
          <table:table-cell table:number-columns-repeated="100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a's Blessing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Hydra's Blessing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30]" office:value-type="string" office:string-value="5 squares near and including target" calcext:value-type="string">
            <text:p>5 squares near and including target</text:p>
          </table:table-cell>
          <table:table-cell table:formula="of:=[Weapons.I630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Regeneration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Mass Regeneration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32]" office:value-type="string" office:string-value="25 squares near and including target" calcext:value-type="string">
            <text:p>25 squares near and including target</text:p>
          </table:table-cell>
          <table:table-cell table:formula="of:=[Weapons.I632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 Mis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yx Sorcery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es of Stone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Bones of Stone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= 0x100000 (Blunt Resistance)</text:p>
          </table:table-cell>
          <table:table-cell table:formula="of:=[Weapons.H648]" office:value-type="string" office:string-value="5 squares near and including target" calcext:value-type="string">
            <text:p>5 squares near and including target</text:p>
          </table:table-cell>
          <table:table-cell table:formula="of:=[Weapons.I648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gian Skin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Stygian Ski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Pierce Resistance)</text:p>
          </table:table-cell>
          <table:table-cell table:formula="of:=[Weapons.H649]" office:value-type="string" office:string-value="5 squares near and including target" calcext:value-type="string">
            <text:p>5 squares near and including target</text:p>
          </table:table-cell>
          <table:table-cell table:formula="of:=[Weapons.I649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skin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e Longdea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ite Army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2]" office:value-type="string" office:string-value="25 squares near and including target" calcext:value-type="string">
            <text:p>25 squares near and including target</text:p>
          </table:table-cell>
          <table:table-cell table:formula="of:=[Weapons.I432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ce of Bones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mares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Nightma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ar: D7 vs morale</text:p>
          </table:table-cell>
          <table:table-cell table:formula="of:=[Weapons.H447]" office:value-type="string" office:string-value="100 squares near and including target" calcext:value-type="string">
            <text:p>100 squares near and including target</text:p>
          </table:table-cell>
          <table:table-cell table:formula="of:=[Weapons.I447]" office:value-type="string" office:string-value="easymr + an" calcext:value-type="string">
            <text:p>easymr + an</text:p>
          </table:table-cell>
          <table:table-cell table:number-columns-repeated="10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Bones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units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hite Magic</text:p>
          </table:table-cell>
          <table:table-cell table:number-columns-repeated="102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 Magic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ben (one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322]" office:value-type="float" office:value="0" calcext:value-type="float">
            <text:p/>
          </table:table-cell>
          <table:table-cell table:formula="of:=[Weapons.I32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light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u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128]" office:value-type="float" office:value="0" calcext:value-type="float">
            <text:p/>
          </table:table-cell>
          <table:table-cell table:formula="of:=[Weapons.I128]" office:value-type="string" office:string-value="an + holykill" calcext:value-type="string">
            <text:p>an + holykill</text:p>
          </table:table-cell>
          <table:table-cell table:formula="of:=[Weapons.O128]" office:value-type="string" office:string-value="if target is affected" calcext:value-type="string">
            <text:p>if target is affected</text:p>
          </table:table-cell>
          <table:table-cell table:formula="of:=[Weapons.P128]" office:value-type="float" office:value="15" calcext:value-type="float">
            <text:p>15</text:p>
          </table:table-cell>
          <table:table-cell table:formula="of:=[Weapons.Q128]" office:value-type="string" office:string-value="aff (mr)" calcext:value-type="string">
            <text:p>aff (mr)</text:p>
          </table:table-cell>
          <table:table-cell table:formula="of:=[Weapons.R128]" office:value-type="float" office:value="67108864" calcext:value-type="float">
            <text:p>67108864</text:p>
          </table:table-cell>
          <table:table-cell table:formula="of:=[Weapons.S128]" office:value-type="string" office:string-value="= 0x4000000 (Blindness)" calcext:value-type="string">
            <text:p>= 0x4000000 (Blindness)</text:p>
          </table:table-cell>
          <table:table-cell table:formula="of:=[Weapons.T128]" office:value-type="float" office:value="0" calcext:value-type="float">
            <text:p/>
          </table:table-cell>
          <table:table-cell table:formula="of:=[Weapons.U128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1]" office:value-type="float" office:value="0" calcext:value-type="float">
            <text:p/>
          </table:table-cell>
          <table:table-cell table:formula="of:=[Weapons.I141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 of Awe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ura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8]" office:value-type="float" office:value="0" calcext:value-type="float">
            <text:p/>
          </table:table-cell>
          <table:table-cell table:formula="of:=[Weapons.I208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Ray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Solar R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30]" office:value-type="string" office:string-value="25 squares near and including target" calcext:value-type="string">
            <text:p>25 squares near and including target</text:p>
          </table:table-cell>
          <table:table-cell table:formula="of:=[Weapons.I130]" office:value-type="string" office:string-value="an + holykill" calcext:value-type="string">
            <text:p>an + holykill</text:p>
          </table:table-cell>
          <table:table-cell table:formula="of:=[Weapons.O130]" office:value-type="string" office:string-value="if target is affected" calcext:value-type="string">
            <text:p>if target is affected</text:p>
          </table:table-cell>
          <table:table-cell table:formula="of:=[Weapons.P130]" office:value-type="float" office:value="159" calcext:value-type="float">
            <text:p>159</text:p>
          </table:table-cell>
          <table:table-cell table:formula="of:=[Weapons.Q130]" office:value-type="string" office:string-value="blindness (easymr)" calcext:value-type="string">
            <text:p>blindness (easymr)</text:p>
          </table:table-cell>
          <table:table-cell table:formula="of:=[Weapons.R130]" office:value-type="float" office:value="67108864" calcext:value-type="float">
            <text:p>67108864</text:p>
          </table:table-cell>
          <table:table-cell table:formula="of:=[Weapons.S130]" office:value-type="string" office:string-value="= 0x4000000 (Blindness)" calcext:value-type="string">
            <text:p>= 0x4000000 (Blindness)</text:p>
          </table:table-cell>
          <table:table-cell table:formula="of:=[Weapons.T130]" office:value-type="float" office:value="0" calcext:value-type="float">
            <text:p/>
          </table:table-cell>
          <table:table-cell table:formula="of:=[Weapons.U130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anishmen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hreefold 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2]" office:value-type="string" office:string-value="3 random units" calcext:value-type="string">
            <text:p>3 random units</text:p>
          </table:table-cell>
          <table:table-cell table:formula="of:=[Weapons.I14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ne Aura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Divine Aura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471]" office:value-type="string" office:string-value="9 squares near and including target" calcext:value-type="string">
            <text:p>9 squares near and including target</text:p>
          </table:table-cell>
          <table:table-cell table:formula="of:=[Weapons.I471]" office:value-type="string" office:string-value="undead" calcext:value-type="string">
            <text:p>undea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agic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643]" office:value-type="string" office:string-value="25 squares near and including target" calcext:value-type="string">
            <text:p>25 squares near and including target</text:p>
          </table:table-cell>
          <table:table-cell table:formula="of:=[Weapons.I64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 Word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Fivefold 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3]" office:value-type="string" office:string-value="5 random units" calcext:value-type="string">
            <text:p>5 random units</text:p>
          </table:table-cell>
          <table:table-cell table:formula="of:=[Weapons.I143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er Reality</text:p>
          </table:table-cell>
          <table:table-cell office:value-type="string" calcext:value-type="string">
            <text:p>slowtoca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6]" office:value-type="string" office:string-value="All friendly units" calcext:value-type="string">
            <text:p>All friendly units</text:p>
          </table:table-cell>
          <table:table-cell table:formula="of:=[Weapons.I12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bol of Ligh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Symbol of L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magic damage</text:p>
          </table:table-cell>
          <table:table-cell table:formula="of:=[Weapons.H401]" office:value-type="string" office:string-value="100 squares near and including target" calcext:value-type="string">
            <text:p>100 squares near and including target</text:p>
          </table:table-cell>
          <table:table-cell table:formula="of:=[Weapons.I401]" office:value-type="string" office:string-value="mr + an + holykill + onlyenemy" calcext:value-type="string">
            <text:p>mr + an + holykill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ritism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Ancestor</text:p>
          </table:table-cell>
          <table:table-cell office:value-type="string" calcext:value-type="string">
            <text:p>slowtocas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ummon Ancestral 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266]" office:value-type="float" office:value="0" calcext:value-type="float">
            <text:p/>
          </table:table-cell>
          <table:table-cell table:formula="of:=[Weapons.I26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 Spirit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1]" office:value-type="float" office:value="0" calcext:value-type="float">
            <text:p/>
          </table:table-cell>
          <table:table-cell table:formula="of:=[Weapons.I141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Vengeful Spirit</text:p>
          </table:table-cell>
          <table:table-cell office:value-type="string" calcext:value-type="string">
            <text:p>slowtoc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ar: D9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Spirit of the Western Wind</text:p>
          </table:table-cell>
          <table:table-cell office:value-type="string" calcext:value-type="string">
            <text:p>slowtoca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6]" office:value-type="string" office:string-value="9 squares near and including target" calcext:value-type="string">
            <text:p>9 squares near and including target</text:p>
          </table:table-cell>
          <table:table-cell table:formula="of:=[Weapons.I116]" office:value-type="string" office:string-value="mundane" calcext:value-type="string">
            <text:p>mundane</text:p>
          </table:table-cell>
          <table:table-cell table:formula="of:=[Weapons.O116]" office:value-type="string" office:string-value="if target is affected" calcext:value-type="string">
            <text:p>if target is affected</text:p>
          </table:table-cell>
          <table:table-cell table:formula="of:=[Weapons.P116]" office:value-type="float" office:value="118" calcext:value-type="float">
            <text:p>118</text:p>
          </table:table-cell>
          <table:table-cell table:formula="of:=[Weapons.Q116]" office:value-type="string" office:string-value="aff (str-resistable)" calcext:value-type="string">
            <text:p>aff (str-resistable)</text:p>
          </table:table-cell>
          <table:table-cell table:formula="of:=[Weapons.R116]" office:value-type="float" office:value="64" calcext:value-type="float">
            <text:p>64</text:p>
          </table:table-cell>
          <table:table-cell table:formula="of:=[Weapons.S116]" office:value-type="string" office:string-value="= 0x40 (Stun)" calcext:value-type="string">
            <text:p>= 0x40 (Stun)</text:p>
          </table:table-cell>
          <table:table-cell table:formula="of:=[Weapons.T116]" office:value-type="float" office:value="0" calcext:value-type="float">
            <text:p/>
          </table:table-cell>
          <table:table-cell table:formula="of:=[Weapons.U116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ath of the Ancestors</text:p>
          </table:table-cell>
          <table:table-cell office:value-type="string" calcext:value-type="string">
            <text:p>slowtocas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ummon Ancestor Spi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265]" office:value-type="float" office:value="0" calcext:value-type="float">
            <text:p/>
          </table:table-cell>
          <table:table-cell table:formula="of:=[Weapons.I26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 of Silenc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Wind of Silenc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257]" office:value-type="string" office:string-value="25 squares near and including target" calcext:value-type="string">
            <text:p>25 squares near and including target</text:p>
          </table:table-cell>
          <table:table-cell table:formula="of:=[Weapons.I257]" office:value-type="string" office:string-value="easymr + an" calcext:value-type="string">
            <text:p>easymr + 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 of the Ancestors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Storm Spirit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the Spirits of Thunder</text:p>
          </table:table-cell>
          <table:table-cell office:value-type="string" calcext:value-type="string">
            <text:p>slowtocas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hunderhe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shock damage</text:p>
          </table:table-cell>
          <table:table-cell table:formula="of:=[Weapons.H151]" office:value-type="string" office:string-value="3 random units" calcext:value-type="string">
            <text:p>3 random units</text:p>
          </table:table-cell>
          <table:table-cell table:formula="of:=[Weapons.I151]" office:value-type="string" office:string-value="an" calcext:value-type="string">
            <text:p>an</text:p>
          </table:table-cell>
          <table:table-cell table:formula="of:=[Weapons.O151]" office:value-type="string" office:string-value="if target is affected" calcext:value-type="string">
            <text:p>if target is affected</text:p>
          </table:table-cell>
          <table:table-cell table:formula="of:=[Weapons.P151]" office:value-type="float" office:value="727" calcext:value-type="float">
            <text:p>727</text:p>
          </table:table-cell>
          <table:table-cell table:formula="of:=[Weapons.Q151]" office:value-type="string" office:string-value="Area Shock Stun" calcext:value-type="string">
            <text:p>Area Shock Stun</text:p>
          </table:table-cell>
          <table:table-cell table:formula="of:=[Weapons.R151]" office:value-type="float" office:value="64" calcext:value-type="float">
            <text:p>64</text:p>
          </table:table-cell>
          <table:table-cell table:formula="of:=[Weapons.S151]" office:value-type="string" office:string-value="= 0x40 (Stun)" calcext:value-type="string">
            <text:p>= 0x40 (Stun)</text:p>
          </table:table-cell>
          <table:table-cell table:formula="of:=[Weapons.T151]" office:value-type="string" office:string-value="6 squares near and including target" calcext:value-type="string">
            <text:p>6 squares near and including target</text:p>
          </table:table-cell>
          <table:table-cell table:formula="of:=[Weapons.U151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the Spirits of Plague</text:p>
          </table:table-cell>
          <table:table-cell office:value-type="string" calcext:value-type="string">
            <text:p>slowtoca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Spirits of the Night</text:p>
          </table:table-cell>
          <table:table-cell office:value-type="string" calcext:value-type="string">
            <text:p>slowtocas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ar: D5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 Gate</text:p>
          </table:table-cell>
          <table:table-cell office:value-type="string" calcext:value-type="string">
            <text:p>slowtocas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ummon Ancestor Spir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units summoned</text:p>
          </table:table-cell>
          <table:table-cell table:formula="of:=[Weapons.H265]" office:value-type="float" office:value="0" calcext:value-type="float">
            <text:p/>
          </table:table-cell>
          <table:table-cell table:formula="of:=[Weapons.I26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Spirit Lord of the Sky</text:p>
          </table:table-cell>
          <table:table-cell office:value-type="string" calcext:value-type="string">
            <text:p>slowtocas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119]" office:value-type="string" office:string-value="All squares" calcext:value-type="string">
            <text:p>All squares</text:p>
          </table:table-cell>
          <table:table-cell table:formula="of:=[Weapons.I119]" office:value-type="string" office:string-value="mundane" calcext:value-type="string">
            <text:p>mundane</text:p>
          </table:table-cell>
          <table:table-cell table:formula="of:=[Weapons.O119]" office:value-type="string" office:string-value="if target is affected" calcext:value-type="string">
            <text:p>if target is affected</text:p>
          </table:table-cell>
          <table:table-cell table:formula="of:=[Weapons.P119]" office:value-type="float" office:value="118" calcext:value-type="float">
            <text:p>118</text:p>
          </table:table-cell>
          <table:table-cell table:formula="of:=[Weapons.Q119]" office:value-type="string" office:string-value="aff (str-resistable)" calcext:value-type="string">
            <text:p>aff (str-resistable)</text:p>
          </table:table-cell>
          <table:table-cell table:formula="of:=[Weapons.R119]" office:value-type="float" office:value="64" calcext:value-type="float">
            <text:p>64</text:p>
          </table:table-cell>
          <table:table-cell table:formula="of:=[Weapons.S119]" office:value-type="string" office:string-value="= 0x40 (Stun)" calcext:value-type="string">
            <text:p>= 0x40 (Stun)</text:p>
          </table:table-cell>
          <table:table-cell table:formula="of:=[Weapons.T119]" office:value-type="float" office:value="0" calcext:value-type="float">
            <text:p/>
          </table:table-cell>
          <table:table-cell table:formula="of:=[Weapons.U11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ernal Rest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Call Spirits of the Dea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258]" office:value-type="string" office:string-value="25 squares near and including target" calcext:value-type="string">
            <text:p>25 squares near and including target</text:p>
          </table:table-cell>
          <table:table-cell table:formula="of:=[Weapons.I258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tune Magic</text:p>
          </table:table-cell>
          <table:table-cell table:number-columns-repeated="102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 Magic</text:p>
          </table:table-cell>
          <table:table-cell table:number-columns-repeated="1023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light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u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128]" office:value-type="float" office:value="0" calcext:value-type="float">
            <text:p/>
          </table:table-cell>
          <table:table-cell table:formula="of:=[Weapons.I128]" office:value-type="string" office:string-value="an + holykill" calcext:value-type="string">
            <text:p>an + holykill</text:p>
          </table:table-cell>
          <table:table-cell table:formula="of:=[Weapons.O128]" office:value-type="string" office:string-value="if target is affected" calcext:value-type="string">
            <text:p>if target is affected</text:p>
          </table:table-cell>
          <table:table-cell table:formula="of:=[Weapons.P128]" office:value-type="float" office:value="15" calcext:value-type="float">
            <text:p>15</text:p>
          </table:table-cell>
          <table:table-cell table:formula="of:=[Weapons.Q128]" office:value-type="string" office:string-value="aff (mr)" calcext:value-type="string">
            <text:p>aff (mr)</text:p>
          </table:table-cell>
          <table:table-cell table:formula="of:=[Weapons.R128]" office:value-type="float" office:value="67108864" calcext:value-type="float">
            <text:p>67108864</text:p>
          </table:table-cell>
          <table:table-cell table:formula="of:=[Weapons.S128]" office:value-type="string" office:string-value="= 0x4000000 (Blindness)" calcext:value-type="string">
            <text:p>= 0x4000000 (Blindness)</text:p>
          </table:table-cell>
          <table:table-cell table:formula="of:=[Weapons.T128]" office:value-type="float" office:value="0" calcext:value-type="float">
            <text:p/>
          </table:table-cell>
          <table:table-cell table:formula="of:=[Weapons.U128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beam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 of the Su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ura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8]" office:value-type="float" office:value="0" calcext:value-type="float">
            <text:p/>
          </table:table-cell>
          <table:table-cell table:formula="of:=[Weapons.I208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Ray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Solar R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30]" office:value-type="string" office:string-value="25 squares near and including target" calcext:value-type="string">
            <text:p>25 squares near and including target</text:p>
          </table:table-cell>
          <table:table-cell table:formula="of:=[Weapons.I130]" office:value-type="string" office:string-value="an + holykill" calcext:value-type="string">
            <text:p>an + holykill</text:p>
          </table:table-cell>
          <table:table-cell table:formula="of:=[Weapons.O130]" office:value-type="string" office:string-value="if target is affected" calcext:value-type="string">
            <text:p>if target is affected</text:p>
          </table:table-cell>
          <table:table-cell table:formula="of:=[Weapons.P130]" office:value-type="float" office:value="159" calcext:value-type="float">
            <text:p>159</text:p>
          </table:table-cell>
          <table:table-cell table:formula="of:=[Weapons.Q130]" office:value-type="string" office:string-value="blindness (easymr)" calcext:value-type="string">
            <text:p>blindness (easymr)</text:p>
          </table:table-cell>
          <table:table-cell table:formula="of:=[Weapons.R130]" office:value-type="float" office:value="67108864" calcext:value-type="float">
            <text:p>67108864</text:p>
          </table:table-cell>
          <table:table-cell table:formula="of:=[Weapons.S130]" office:value-type="string" office:string-value="= 0x4000000 (Blindness)" calcext:value-type="string">
            <text:p>= 0x4000000 (Blindness)</text:p>
          </table:table-cell>
          <table:table-cell table:formula="of:=[Weapons.T130]" office:value-type="float" office:value="0" calcext:value-type="float">
            <text:p/>
          </table:table-cell>
          <table:table-cell table:formula="of:=[Weapons.U130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Flare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geance of the Sun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Vengeance of the Su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376]" office:value-type="string" office:string-value="5 squares near and including target" calcext:value-type="string">
            <text:p>5 squares near and including target</text:p>
          </table:table-cell>
          <table:table-cell table:formula="of:=[Weapons.I37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 Brilliance</text:p>
          </table:table-cell>
          <table:table-cell office:value-type="string" calcext:value-type="string">
            <text:p>slowtocas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olar Brill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31]" office:value-type="string" office:string-value="All squares" calcext:value-type="string">
            <text:p>All squares</text:p>
          </table:table-cell>
          <table:table-cell table:formula="of:=[Weapons.I131]" office:value-type="string" office:string-value="an + holykill" calcext:value-type="string">
            <text:p>an + holykill</text:p>
          </table:table-cell>
          <table:table-cell table:formula="of:=[Weapons.O131]" office:value-type="string" office:string-value="if target is affected" calcext:value-type="string">
            <text:p>if target is affected</text:p>
          </table:table-cell>
          <table:table-cell table:formula="of:=[Weapons.P131]" office:value-type="float" office:value="15" calcext:value-type="float">
            <text:p>15</text:p>
          </table:table-cell>
          <table:table-cell table:formula="of:=[Weapons.Q131]" office:value-type="string" office:string-value="aff (mr)" calcext:value-type="string">
            <text:p>aff (mr)</text:p>
          </table:table-cell>
          <table:table-cell table:formula="of:=[Weapons.R131]" office:value-type="float" office:value="67108864" calcext:value-type="float">
            <text:p>67108864</text:p>
          </table:table-cell>
          <table:table-cell table:formula="of:=[Weapons.S131]" office:value-type="string" office:string-value="= 0x4000000 (Blindness)" calcext:value-type="string">
            <text:p>= 0x4000000 (Blindness)</text:p>
          </table:table-cell>
          <table:table-cell table:formula="of:=[Weapons.T131]" office:value-type="float" office:value="0" calcext:value-type="float">
            <text:p/>
          </table:table-cell>
          <table:table-cell table:formula="of:=[Weapons.U131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the Sun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Army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9]" office:value-type="string" office:string-value="25 squares near and including target" calcext:value-type="string">
            <text:p>25 squares near and including target</text:p>
          </table:table-cell>
          <table:table-cell table:formula="of:=[Weapons.I209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dflesh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974276" calcext:value-type="float">
            <text:p>1974276</text:p>
          </table:table-cell>
          <table:table-cell office:value-type="string" calcext:value-type="string">
            <text:p>= 0x1E2004 (Fire Immunity + Awe +1 + Armor +2 + Pierce Resistance + Slash Resistance + Blunt Resistance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ysticism</text:p>
          </table:table-cell>
          <table:table-cell table:number-columns-repeated="1023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sing 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Cleansing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blunt damage</text:p>
          </table:table-cell>
          <table:table-cell table:formula="of:=[Weapons.H132]" office:value-type="float" office:value="0" calcext:value-type="float">
            <text:p/>
          </table:table-cell>
          <table:table-cell table:formula="of:=[Weapons.I132]" office:value-type="string" office:string-value="holykill" calcext:value-type="string">
            <text:p>holykill</text:p>
          </table:table-cell>
          <table:table-cell table:formula="of:=[Weapons.O132]" office:value-type="string" office:string-value="if target is affected" calcext:value-type="string">
            <text:p>if target is affected</text:p>
          </table:table-cell>
          <table:table-cell table:formula="of:=[Weapons.P132]" office:value-type="float" office:value="118" calcext:value-type="float">
            <text:p>118</text:p>
          </table:table-cell>
          <table:table-cell table:formula="of:=[Weapons.Q132]" office:value-type="string" office:string-value="aff (str-resistable)" calcext:value-type="string">
            <text:p>aff (str-resistable)</text:p>
          </table:table-cell>
          <table:table-cell table:formula="of:=[Weapons.R132]" office:value-type="float" office:value="64" calcext:value-type="float">
            <text:p>64</text:p>
          </table:table-cell>
          <table:table-cell table:formula="of:=[Weapons.S132]" office:value-type="string" office:string-value="= 0x40 (Stun)" calcext:value-type="string">
            <text:p>= 0x40 (Stun)</text:p>
          </table:table-cell>
          <table:table-cell table:formula="of:=[Weapons.T132]" office:value-type="float" office:value="0" calcext:value-type="float">
            <text:p/>
          </table:table-cell>
          <table:table-cell table:formula="of:=[Weapons.U132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ify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Puri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396]" office:value-type="string" office:string-value="2 random units" calcext:value-type="string">
            <text:p>2 random units</text:p>
          </table:table-cell>
          <table:table-cell table:formula="of:=[Weapons.I396]" office:value-type="string" office:string-value="affectundead" calcext:value-type="string">
            <text:p>affectundead</text:p>
          </table:table-cell>
          <table:table-cell table:number-columns-repeated="10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ydration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Dehyd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424]" office:value-type="float" office:value="0" calcext:value-type="float">
            <text:p/>
          </table:table-cell>
          <table:table-cell table:formula="of:=[Weapons.I424]" office:value-type="string" office:string-value="an + strresist + inanimate" calcext:value-type="string">
            <text:p>an + strresist + inanimate</text:p>
          </table:table-cell>
          <table:table-cell table:number-columns-repeated="10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sing Tide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ising Ti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93]" office:value-type="string" office:string-value="25 squares near and including target" calcext:value-type="string">
            <text:p>25 squares near and including target</text:p>
          </table:table-cell>
          <table:table-cell table:formula="of:=[Weapons.I393]" office:value-type="string" office:string-value="mr + strresist" calcext:value-type="string">
            <text:p>mr + strresist</text:p>
          </table:table-cell>
          <table:table-cell table:formula="of:=[Weapons.O393]" office:value-type="string" office:string-value="if target is affected" calcext:value-type="string">
            <text:p>if target is affected</text:p>
          </table:table-cell>
          <table:table-cell table:formula="of:=[Weapons.P393]" office:value-type="float" office:value="392" calcext:value-type="float">
            <text:p>392</text:p>
          </table:table-cell>
          <table:table-cell table:formula="of:=[Weapons.Q393]" office:value-type="string" office:string-value="minor water damage" calcext:value-type="string">
            <text:p>minor water damage</text:p>
          </table:table-cell>
          <table:table-cell table:formula="of:=[Weapons.R393]" office:value-type="float" office:value="3" calcext:value-type="float">
            <text:p>3</text:p>
          </table:table-cell>
          <table:table-cell table:formula="of:=[Weapons.S393]" office:value-type="string" office:string-value="D3 blunt damage" calcext:value-type="string">
            <text:p>D3 blunt damage</text:p>
          </table:table-cell>
          <table:table-cell table:formula="of:=[Weapons.T393]" office:value-type="float" office:value="0" calcext:value-type="float">
            <text:p/>
          </table:table-cell>
          <table:table-cell table:formula="of:=[Weapons.U393]" office:value-type="string" office:string-value="an + drown" calcext:value-type="string">
            <text:p>an + drown</text:p>
          </table:table-cell>
          <table:table-cell table:number-columns-repeated="100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rent of the Sacred River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Torrent of the Sacred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34]" office:value-type="string" office:string-value="25 squares near and including target" calcext:value-type="string">
            <text:p>25 squares near and including target</text:p>
          </table:table-cell>
          <table:table-cell table:formula="of:=[Weapons.I134]" office:value-type="string" office:string-value="holykill" calcext:value-type="string">
            <text:p>holykill</text:p>
          </table:table-cell>
          <table:table-cell table:formula="of:=[Weapons.O134]" office:value-type="string" office:string-value="if target is affected" calcext:value-type="string">
            <text:p>if target is affected</text:p>
          </table:table-cell>
          <table:table-cell table:formula="of:=[Weapons.P134]" office:value-type="float" office:value="118" calcext:value-type="float">
            <text:p>118</text:p>
          </table:table-cell>
          <table:table-cell table:formula="of:=[Weapons.Q134]" office:value-type="string" office:string-value="aff (str-resistable)" calcext:value-type="string">
            <text:p>aff (str-resistable)</text:p>
          </table:table-cell>
          <table:table-cell table:formula="of:=[Weapons.R134]" office:value-type="float" office:value="64" calcext:value-type="float">
            <text:p>64</text:p>
          </table:table-cell>
          <table:table-cell table:formula="of:=[Weapons.S134]" office:value-type="string" office:string-value="= 0x40 (Stun)" calcext:value-type="string">
            <text:p>= 0x40 (Stun)</text:p>
          </table:table-cell>
          <table:table-cell table:formula="of:=[Weapons.T134]" office:value-type="float" office:value="0" calcext:value-type="float">
            <text:p/>
          </table:table-cell>
          <table:table-cell table:formula="of:=[Weapons.U134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lable of Death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Syllable of De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92]" office:value-type="float" office:value="0" calcext:value-type="float">
            <text:p/>
          </table:table-cell>
          <table:table-cell table:formula="of:=[Weapons.I392]" office:value-type="string" office:string-value="mr + an" calcext:value-type="string">
            <text:p>mr + an</text:p>
          </table:table-cell>
          <table:table-cell table:formula="of:=[Weapons.O392]" office:value-type="string" office:string-value="once target is hit" calcext:value-type="string">
            <text:p>once target is hit</text:p>
          </table:table-cell>
          <table:table-cell table:formula="of:=[Weapons.P392]" office:value-type="float" office:value="50" calcext:value-type="float">
            <text:p>50</text:p>
          </table:table-cell>
          <table:table-cell table:formula="of:=[Weapons.Q392]" office:value-type="string" office:string-value="Disease" calcext:value-type="string">
            <text:p>Disease</text:p>
          </table:table-cell>
          <table:table-cell table:formula="of:=[Weapons.R392]" office:value-type="float" office:value="64" calcext:value-type="float">
            <text:p>64</text:p>
          </table:table-cell>
          <table:table-cell table:formula="of:=[Weapons.S392]" office:value-type="string" office:string-value="= 0x40 (Stun)" calcext:value-type="string">
            <text:p>= 0x40 (Stun)</text:p>
          </table:table-cell>
          <table:table-cell table:formula="of:=[Weapons.T392]" office:value-type="float" office:value="0" calcext:value-type="float">
            <text:p/>
          </table:table-cell>
          <table:table-cell table:formula="of:=[Weapons.U392]" office:value-type="string" office:string-value="hardmr" calcext:value-type="string">
            <text:p>hardmr</text:p>
          </table:table-cell>
          <table:table-cell table:number-columns-repeated="100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y Word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al Res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Call the D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ish</text:p>
          </table:table-cell>
          <table:table-cell table:formula="of:=[Weapons.H681]" office:value-type="string" office:string-value="All squares" calcext:value-type="string">
            <text:p>All squares</text:p>
          </table:table-cell>
          <table:table-cell table:formula="of:=[Weapons.I681]" office:value-type="string" office:string-value="easymr + an" calcext:value-type="string">
            <text:p>easymr + an</text:p>
          </table:table-cell>
          <table:table-cell table:number-columns-repeated="10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 Name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Divine Nam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82]" office:value-type="string" office:string-value="7 random units" calcext:value-type="string">
            <text:p>7 random units</text:p>
          </table:table-cell>
          <table:table-cell table:formula="of:=[Weapons.I68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rpent Magic</text:p>
          </table:table-cell>
          <table:table-cell table:number-columns-repeated="1023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26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Bolt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Poison Bo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273]" office:value-type="string" office:string-value="3 random units" calcext:value-type="string">
            <text:p>3 random units</text:p>
          </table:table-cell>
          <table:table-cell table:formula="of:=[Weapons.I27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Cloud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oison 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poison damage</text:p>
          </table:table-cell>
          <table:table-cell table:formula="of:=[Weapons.H274]" office:value-type="string" office:string-value="5 squares near and including target" calcext:value-type="string">
            <text:p>5 squares near and including target</text:p>
          </table:table-cell>
          <table:table-cell table:formula="of:=[Weapons.I27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Snak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ummon 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38]" office:value-type="float" office:value="0" calcext:value-type="float">
            <text:p/>
          </table:table-cell>
          <table:table-cell table:formula="of:=[Weapons.I13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Mis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ous Death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6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om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oison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 of Snake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ummon Sn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38]" office:value-type="float" office:value="0" calcext:value-type="float">
            <text:p/>
          </table:table-cell>
          <table:table-cell table:formula="of:=[Weapons.I13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a's Blessing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Hydra's Blessing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30]" office:value-type="string" office:string-value="5 squares near and including target" calcext:value-type="string">
            <text:p>5 squares near and including target</text:p>
          </table:table-cell>
          <table:table-cell table:formula="of:=[Weapons.I630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Serpent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ummon Serp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39]" office:value-type="float" office:value="0" calcext:value-type="float">
            <text:p/>
          </table:table-cell>
          <table:table-cell table:formula="of:=[Weapons.I13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Darts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Poison Da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oison damage</text:p>
          </table:table-cell>
          <table:table-cell table:formula="of:=[Weapons.H666]" office:value-type="string" office:string-value="9 random units" calcext:value-type="string">
            <text:p>9 random units</text:p>
          </table:table-cell>
          <table:table-cell table:formula="of:=[Weapons.I66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dly Fumes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Deadly Fu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oison damage</text:p>
          </table:table-cell>
          <table:table-cell table:formula="of:=[Weapons.H375]" office:value-type="string" office:string-value="100 squares near and including target" calcext:value-type="string">
            <text:p>100 squares near and including target</text:p>
          </table:table-cell>
          <table:table-cell table:formula="of:=[Weapons.I37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Serpents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ummon Serp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units summoned</text:p>
          </table:table-cell>
          <table:table-cell table:formula="of:=[Weapons.H139]" office:value-type="float" office:value="0" calcext:value-type="float">
            <text:p/>
          </table:table-cell>
          <table:table-cell table:formula="of:=[Weapons.I13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 Death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22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den Magic</text:p>
          </table:table-cell>
          <table:table-cell table:number-columns-repeated="1023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beam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s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662]" office:value-type="string" office:string-value="3 squares near and including target" calcext:value-type="string">
            <text:p>3 squares near and including target</text:p>
          </table:table-cell>
          <table:table-cell table:formula="of:=[Weapons.I66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burnfor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56]" office:value-type="string" office:string-value="5 squares near and including target" calcext:value-type="string">
            <text:p>5 squares near and including target</text:p>
          </table:table-cell>
          <table:table-cell table:formula="of:=[Weapons.I5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Flare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Storm</text:p>
          </table:table-cell>
          <table:table-cell office:value-type="string" calcext:value-type="string">
            <text:p>burnfo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fire damage</text:p>
          </table:table-cell>
          <table:table-cell table:formula="of:=[Weapons.H59]" office:value-type="string" office:string-value="50 squares near and including target" calcext:value-type="string">
            <text:p>50 squares near and including target</text:p>
          </table:table-cell>
          <table:table-cell table:formula="of:=[Weapons.I5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Gol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rmy of Gold</text:p>
          </table:table-cell>
          <table:table-cell office:value-type="float" office:value="131076" calcext:value-type="float">
            <text:p>131076</text:p>
          </table:table-cell>
          <table:table-cell office:value-type="string" calcext:value-type="string">
            <text:p>= 0x20004 (Fire Immunity + Armor +2)</text:p>
          </table:table-cell>
          <table:table-cell table:formula="of:=[Weapons.H73]" office:value-type="string" office:string-value="All friendly units" calcext:value-type="string">
            <text:p>All friendly units</text:p>
          </table:table-cell>
          <table:table-cell table:formula="of:=[Weapons.I7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the Sun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Army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9]" office:value-type="string" office:string-value="25 squares near and including target" calcext:value-type="string">
            <text:p>25 squares near and including target</text:p>
          </table:table-cell>
          <table:table-cell table:formula="of:=[Weapons.I209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slowtoca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6]" office:value-type="string" office:string-value="All units" calcext:value-type="string">
            <text:p>All units</text:p>
          </table:table-cell>
          <table:table-cell table:formula="of:=[Weapons.I306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ron Arcana</text:p>
          </table:table-cell>
          <table:table-cell table:number-columns-repeated="1023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hard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Iron Sh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508]" office:value-type="string" office:string-value="3 random units" calcext:value-type="string">
            <text:p>3 random units</text:p>
          </table:table-cell>
          <table:table-cell table:formula="of:=[Weapons.I50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pear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Iron Sp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pierce damage</text:p>
          </table:table-cell>
          <table:table-cell table:formula="of:=[Weapons.H507]" office:value-type="float" office:value="0" calcext:value-type="float">
            <text:p/>
          </table:table-cell>
          <table:table-cell table:formula="of:=[Weapons.I50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 Darts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Iron Dar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201]" office:value-type="string" office:string-value="7 random units" calcext:value-type="string">
            <text:p>7 random units</text:p>
          </table:table-cell>
          <table:table-cell table:formula="of:=[Weapons.I20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Steel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 Shower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Iron Sho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405]" office:value-type="string" office:string-value="25 squares near and including target" calcext:value-type="string">
            <text:p>25 squares near and including target</text:p>
          </table:table-cell>
          <table:table-cell table:formula="of:=[Weapons.I40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Earth</text:p>
          </table:table-cell>
          <table:table-cell office:value-type="string" calcext:value-type="string">
            <text:p>slowtocas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mmon Lesser Ea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198]" office:value-type="float" office:value="0" calcext:value-type="float">
            <text:p/>
          </table:table-cell>
          <table:table-cell table:formula="of:=[Weapons.I19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agic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643]" office:value-type="string" office:string-value="25 squares near and including target" calcext:value-type="string">
            <text:p>25 squares near and including target</text:p>
          </table:table-cell>
          <table:table-cell table:formula="of:=[Weapons.I64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 Storm</text:p>
          </table:table-cell>
          <table:table-cell office:value-type="string" calcext:value-type="string">
            <text:p>slowtoca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ron St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200]" office:value-type="string" office:string-value="All enemy units" calcext:value-type="string">
            <text:p>All enemy units</text:p>
          </table:table-cell>
          <table:table-cell table:formula="of:=[Weapons.I200]" office:value-type="string" office:string-value="mundane" calcext:value-type="string">
            <text:p>mundane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ulnerability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 Globes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Stone Shar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50 blunt damage</text:p>
          </table:table-cell>
          <table:table-cell table:formula="of:=[Weapons.H333]" office:value-type="string" office:string-value="3 random units" calcext:value-type="string">
            <text:p>3 random units</text:p>
          </table:table-cell>
          <table:table-cell table:formula="of:=[Weapons.I33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 of Steel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Legion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5]" office:value-type="string" office:string-value="25 squares near and including target" calcext:value-type="string">
            <text:p>25 squares near and including target</text:p>
          </table:table-cell>
          <table:table-cell table:formula="of:=[Weapons.I435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uro Do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18]" office:value-type="float" office:value="0" calcext:value-type="float">
            <text:p/>
          </table:table-cell>
          <table:table-cell table:formula="of:=[Weapons.I18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m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0 magic damage</text:p>
          </table:table-cell>
          <table:table-cell table:formula="of:=[Weapons.H486]" office:value-type="float" office:value="0" calcext:value-type="float">
            <text:p/>
          </table:table-cell>
          <table:table-cell table:formula="of:=[Weapons.I486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lowtocas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cold damage</text:p>
          </table:table-cell>
          <table:table-cell table:formula="of:=[Weapons.H68]" office:value-type="string" office:string-value="All squares" calcext:value-type="string">
            <text:p>All squares</text:p>
          </table:table-cell>
          <table:table-cell table:formula="of:=[Weapons.I6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head</text:p>
          </table:table-cell>
          <table:table-cell office:value-type="string" calcext:value-type="string">
            <text:p>slowtocas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hunder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shock damage</text:p>
          </table:table-cell>
          <table:table-cell table:formula="of:=[Weapons.H151]" office:value-type="string" office:string-value="3 random units" calcext:value-type="string">
            <text:p>3 random units</text:p>
          </table:table-cell>
          <table:table-cell table:formula="of:=[Weapons.I151]" office:value-type="string" office:string-value="an" calcext:value-type="string">
            <text:p>an</text:p>
          </table:table-cell>
          <table:table-cell table:formula="of:=[Weapons.O151]" office:value-type="string" office:string-value="if target is affected" calcext:value-type="string">
            <text:p>if target is affected</text:p>
          </table:table-cell>
          <table:table-cell table:formula="of:=[Weapons.P151]" office:value-type="float" office:value="727" calcext:value-type="float">
            <text:p>727</text:p>
          </table:table-cell>
          <table:table-cell table:formula="of:=[Weapons.Q151]" office:value-type="string" office:string-value="Area Shock Stun" calcext:value-type="string">
            <text:p>Area Shock Stun</text:p>
          </table:table-cell>
          <table:table-cell table:formula="of:=[Weapons.R151]" office:value-type="float" office:value="64" calcext:value-type="float">
            <text:p>64</text:p>
          </table:table-cell>
          <table:table-cell table:formula="of:=[Weapons.S151]" office:value-type="string" office:string-value="= 0x40 (Stun)" calcext:value-type="string">
            <text:p>= 0x40 (Stun)</text:p>
          </table:table-cell>
          <table:table-cell table:formula="of:=[Weapons.T151]" office:value-type="string" office:string-value="6 squares near and including target" calcext:value-type="string">
            <text:p>6 squares near and including target</text:p>
          </table:table-cell>
          <table:table-cell table:formula="of:=[Weapons.U151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 of Stones</text:p>
          </table:table-cell>
          <table:table-cell office:value-type="string" calcext:value-type="string">
            <text:p>slowtoca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in of Sto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blunt damage</text:p>
          </table:table-cell>
          <table:table-cell table:formula="of:=[Weapons.H329]" office:value-type="string" office:string-value="All squares" calcext:value-type="string">
            <text:p>All squares</text:p>
          </table:table-cell>
          <table:table-cell table:formula="of:=[Weapons.I32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ruidism</text:p>
          </table:table-cell>
          <table:table-cell table:number-columns-repeated="1023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riend Animal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19]" office:value-type="float" office:value="0" calcext:value-type="float">
            <text:p/>
          </table:table-cell>
          <table:table-cell table:formula="of:=[Weapons.I219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gle Vine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Tangle Vin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49]" office:value-type="float" office:value="0" calcext:value-type="float">
            <text:p/>
          </table:table-cell>
          <table:table-cell table:formula="of:=[Weapons.I249]" office:value-type="string" office:string-value="mundane + flying" calcext:value-type="string">
            <text:p>mundane + flying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Arrow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Poison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231]" office:value-type="float" office:value="0" calcext:value-type="float">
            <text:p/>
          </table:table-cell>
          <table:table-cell table:formula="of:=[Weapons.I231]" office:value-type="string" office:string-value="mundane" calcext:value-type="string">
            <text:p>mundane</text:p>
          </table:table-cell>
          <table:table-cell table:formula="of:=[Weapons.O231]" office:value-type="string" office:string-value="if target is affected" calcext:value-type="string">
            <text:p>if target is affected</text:p>
          </table:table-cell>
          <table:table-cell table:formula="of:=[Weapons.P231]" office:value-type="float" office:value="35" calcext:value-type="float">
            <text:p>35</text:p>
          </table:table-cell>
          <table:table-cell table:formula="of:=[Weapons.Q231]" office:value-type="string" office:string-value="Poison" calcext:value-type="string">
            <text:p>Poison</text:p>
          </table:table-cell>
          <table:table-cell table:formula="of:=[Weapons.R231]" office:value-type="float" office:value="10" calcext:value-type="float">
            <text:p>10</text:p>
          </table:table-cell>
          <table:table-cell table:formula="of:=[Weapons.S231]" office:value-type="string" office:string-value="D10 poison damage" calcext:value-type="string">
            <text:p>D10 poison damage</text:p>
          </table:table-cell>
          <table:table-cell table:formula="of:=[Weapons.T231]" office:value-type="float" office:value="0" calcext:value-type="float">
            <text:p/>
          </table:table-cell>
          <table:table-cell table:formula="of:=[Weapons.U23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e Arrow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Vine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663]" office:value-type="float" office:value="0" calcext:value-type="float">
            <text:p/>
          </table:table-cell>
          <table:table-cell table:formula="of:=[Weapons.I663]" office:value-type="string" office:string-value="mundane" calcext:value-type="string">
            <text:p>mundane</text:p>
          </table:table-cell>
          <table:table-cell table:formula="of:=[Weapons.O663]" office:value-type="string" office:string-value="if target is affected" calcext:value-type="string">
            <text:p>if target is affected</text:p>
          </table:table-cell>
          <table:table-cell table:formula="of:=[Weapons.P663]" office:value-type="float" office:value="662" calcext:value-type="float">
            <text:p>662</text:p>
          </table:table-cell>
          <table:table-cell table:formula="of:=[Weapons.Q663]" office:value-type="string" office:string-value="Entangle" calcext:value-type="string">
            <text:p>Entangle</text:p>
          </table:table-cell>
          <table:table-cell table:formula="of:=[Weapons.R663]" office:value-type="float" office:value="512" calcext:value-type="float">
            <text:p>512</text:p>
          </table:table-cell>
          <table:table-cell table:formula="of:=[Weapons.S663]" office:value-type="string" office:string-value="= 0x200 (Entanglement)" calcext:value-type="string">
            <text:p>= 0x200 (Entanglement)</text:p>
          </table:table-cell>
          <table:table-cell table:formula="of:=[Weapons.T663]" office:value-type="float" office:value="0" calcext:value-type="float">
            <text:p/>
          </table:table-cell>
          <table:table-cell table:formula="of:=[Weapons.U663]" office:value-type="string" office:string-value="mundane + flying" calcext:value-type="string">
            <text:p>mundane + flying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Vine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Poison Vi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331]" office:value-type="float" office:value="0" calcext:value-type="float">
            <text:p/>
          </table:table-cell>
          <table:table-cell table:formula="of:=[Weapons.I331]" office:value-type="float" office:value="0" calcext:value-type="float">
            <text:p/>
          </table:table-cell>
          <table:table-cell table:formula="of:=[Weapons.O331]" office:value-type="string" office:string-value="if target is affected" calcext:value-type="string">
            <text:p>if target is affected</text:p>
          </table:table-cell>
          <table:table-cell table:formula="of:=[Weapons.P331]" office:value-type="float" office:value="35" calcext:value-type="float">
            <text:p>35</text:p>
          </table:table-cell>
          <table:table-cell table:formula="of:=[Weapons.Q331]" office:value-type="string" office:string-value="Poison" calcext:value-type="string">
            <text:p>Poison</text:p>
          </table:table-cell>
          <table:table-cell table:formula="of:=[Weapons.R331]" office:value-type="float" office:value="5" calcext:value-type="float">
            <text:p>5</text:p>
          </table:table-cell>
          <table:table-cell table:formula="of:=[Weapons.S331]" office:value-type="string" office:string-value="D5 poison damage" calcext:value-type="string">
            <text:p>D5 poison damage</text:p>
          </table:table-cell>
          <table:table-cell table:formula="of:=[Weapons.T331]" office:value-type="float" office:value="0" calcext:value-type="float">
            <text:p/>
          </table:table-cell>
          <table:table-cell table:formula="of:=[Weapons.U33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kskin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Bark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382]" office:value-type="string" office:string-value="5 squares near and including target" calcext:value-type="string">
            <text:p>5 squares near and including target</text:p>
          </table:table-cell>
          <table:table-cell table:formula="of:=[Weapons.I382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ar Cage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Briar Cag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191]" office:value-type="string" office:string-value="9 squares near and including target" calcext:value-type="string">
            <text:p>9 squares near and including target</text:p>
          </table:table-cell>
          <table:table-cell table:formula="of:=[Weapons.I19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Vines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Poison Vin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17]" office:value-type="string" office:string-value="3 squares near and including target" calcext:value-type="string">
            <text:p>3 squares near and including target</text:p>
          </table:table-cell>
          <table:table-cell table:formula="of:=[Weapons.I217]" office:value-type="string" office:string-value="onlyenemy" calcext:value-type="string">
            <text:p>onlyenemy</text:p>
          </table:table-cell>
          <table:table-cell table:formula="of:=[Weapons.O217]" office:value-type="string" office:string-value="if target is affected" calcext:value-type="string">
            <text:p>if target is affected</text:p>
          </table:table-cell>
          <table:table-cell table:formula="of:=[Weapons.P217]" office:value-type="float" office:value="35" calcext:value-type="float">
            <text:p>35</text:p>
          </table:table-cell>
          <table:table-cell table:formula="of:=[Weapons.Q217]" office:value-type="string" office:string-value="Poison" calcext:value-type="string">
            <text:p>Poison</text:p>
          </table:table-cell>
          <table:table-cell table:formula="of:=[Weapons.R217]" office:value-type="float" office:value="5" calcext:value-type="float">
            <text:p>5</text:p>
          </table:table-cell>
          <table:table-cell table:formula="of:=[Weapons.S217]" office:value-type="string" office:string-value="D5 poison damage" calcext:value-type="string">
            <text:p>D5 poison damage</text:p>
          </table:table-cell>
          <table:table-cell table:formula="of:=[Weapons.T217]" office:value-type="float" office:value="0" calcext:value-type="float">
            <text:p/>
          </table:table-cell>
          <table:table-cell table:formula="of:=[Weapons.U217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Beasts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20]" office:value-type="string" office:string-value="9 squares near and including target" calcext:value-type="string">
            <text:p>9 squares near and including target</text:p>
          </table:table-cell>
          <table:table-cell table:formula="of:=[Weapons.I220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Wood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Curse of Wood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Transform into Tree)</text:p>
          </table:table-cell>
          <table:table-cell table:formula="of:=[Weapons.H284]" office:value-type="string" office:string-value="25 squares near and including target" calcext:value-type="string">
            <text:p>25 squares near and including target</text:p>
          </table:table-cell>
          <table:table-cell table:formula="of:=[Weapons.I284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k Army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383]" office:value-type="string" office:string-value="25 squares near and including target" calcext:value-type="string">
            <text:p>25 squares near and including target</text:p>
          </table:table-cell>
          <table:table-cell table:formula="of:=[Weapons.I383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ing Thorns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Shooting Tho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pierce damage</text:p>
          </table:table-cell>
          <table:table-cell table:formula="of:=[Weapons.H371]" office:value-type="string" office:string-value="7 random units" calcext:value-type="string">
            <text:p>7 random units</text:p>
          </table:table-cell>
          <table:table-cell table:formula="of:=[Weapons.I371]" office:value-type="string" office:string-value="mundane" calcext:value-type="string">
            <text:p>mundane</text:p>
          </table:table-cell>
          <table:table-cell table:formula="of:=[Weapons.O371]" office:value-type="string" office:string-value="if target is affected" calcext:value-type="string">
            <text:p>if target is affected</text:p>
          </table:table-cell>
          <table:table-cell table:formula="of:=[Weapons.P371]" office:value-type="float" office:value="35" calcext:value-type="float">
            <text:p>35</text:p>
          </table:table-cell>
          <table:table-cell table:formula="of:=[Weapons.Q371]" office:value-type="string" office:string-value="Poison" calcext:value-type="string">
            <text:p>Poison</text:p>
          </table:table-cell>
          <table:table-cell table:formula="of:=[Weapons.R371]" office:value-type="float" office:value="10" calcext:value-type="float">
            <text:p>10</text:p>
          </table:table-cell>
          <table:table-cell table:formula="of:=[Weapons.S371]" office:value-type="string" office:string-value="D10 poison damage" calcext:value-type="string">
            <text:p>D10 poison damage</text:p>
          </table:table-cell>
          <table:table-cell table:formula="of:=[Weapons.T371]" office:value-type="float" office:value="0" calcext:value-type="float">
            <text:p/>
          </table:table-cell>
          <table:table-cell table:formula="of:=[Weapons.U37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estication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Charm animal (easym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374]" office:value-type="string" office:string-value="3 random units" calcext:value-type="string">
            <text:p>3 random units</text:p>
          </table:table-cell>
          <table:table-cell table:formula="of:=[Weapons.I374]" office:value-type="string" office:string-value="easymr + an + affectanimal" calcext:value-type="string">
            <text:p>easymr + an + affectanimal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lowtoca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ild Growth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18]" office:value-type="string" office:string-value="100 squares near and including target" calcext:value-type="string">
            <text:p>100 squares near and including target</text:p>
          </table:table-cell>
          <table:table-cell table:formula="of:=[Weapons.I218]" office:value-type="string" office:string-value="an + strresist + onlyenemy" calcext:value-type="string">
            <text:p>an + strresist + onlyenemy</text:p>
          </table:table-cell>
          <table:table-cell table:number-columns-repeated="101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rd of the Wild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21]" office:value-type="string" office:string-value="25 squares near and including target" calcext:value-type="string">
            <text:p>25 squares near and including target</text:p>
          </table:table-cell>
          <table:table-cell table:formula="of:=[Weapons.I221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rayers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sion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500]" office:value-type="float" office:value="0" calcext:value-type="float">
            <text:p/>
          </table:table-cell>
          <table:table-cell table:formula="of:=[Weapons.I500]" office:value-type="string" office:string-value="mr + an + mind + affecthuman + morale" calcext:value-type="string">
            <text:p>mr + an + mind + affecthuman + morale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 Magic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ish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1]" office:value-type="float" office:value="0" calcext:value-type="float">
            <text:p/>
          </table:table-cell>
          <table:table-cell table:formula="of:=[Weapons.I141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 Conversion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Mass Con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501]" office:value-type="string" office:string-value="9 squares near and including target" calcext:value-type="string">
            <text:p>9 squares near and including target</text:p>
          </table:table-cell>
          <table:table-cell table:formula="of:=[Weapons.I501]" office:value-type="string" office:string-value="mr + an + mind + affecthuman + morale" calcext:value-type="string">
            <text:p>mr + an + mind + affecthuman + morale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anishmen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hreefold 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2]" office:value-type="string" office:string-value="3 random units" calcext:value-type="string">
            <text:p>3 random units</text:p>
          </table:table-cell>
          <table:table-cell table:formula="of:=[Weapons.I14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ess Army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6]" office:value-type="string" office:string-value="All friendly units" calcext:value-type="string">
            <text:p>All friendly units</text:p>
          </table:table-cell>
          <table:table-cell table:formula="of:=[Weapons.I68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 Faith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rue Fa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502]" office:value-type="string" office:string-value="25 squares near and including target" calcext:value-type="string">
            <text:p>25 squares near and including target</text:p>
          </table:table-cell>
          <table:table-cell table:formula="of:=[Weapons.I502]" office:value-type="string" office:string-value="mr + an + mind + affecthuman + morale" calcext:value-type="string">
            <text:p>mr + an + mind + affecthuman + morale</text:p>
          </table:table-cell>
          <table:table-cell table:number-columns-repeated="10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 Word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Fivefold Banishmen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anish</text:p>
          </table:table-cell>
          <table:table-cell table:formula="of:=[Weapons.H143]" office:value-type="string" office:string-value="5 random units" calcext:value-type="string">
            <text:p>5 random units</text:p>
          </table:table-cell>
          <table:table-cell table:formula="of:=[Weapons.I143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adin Magic</text:p>
          </table:table-cell>
          <table:table-cell table:number-columns-repeated="1023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er Banishment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Lesser Banishm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nish</text:p>
          </table:table-cell>
          <table:table-cell table:formula="of:=[Weapons.H140]" office:value-type="float" office:value="0" calcext:value-type="float">
            <text:p/>
          </table:table-cell>
          <table:table-cell table:formula="of:=[Weapons.I140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er Smite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Lesser Sm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fire damage</text:p>
          </table:table-cell>
          <table:table-cell table:formula="of:=[Weapons.H516]" office:value-type="float" office:value="0" calcext:value-type="float">
            <text:p/>
          </table:table-cell>
          <table:table-cell table:formula="of:=[Weapons.I516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 of God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God Flesh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517]" office:value-type="float" office:value="0" calcext:value-type="float">
            <text:p/>
          </table:table-cell>
          <table:table-cell table:formula="of:=[Weapons.I51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flesh</text:p>
          </table:table-cell>
          <table:table-cell office:value-type="string" calcext:value-type="string">
            <text:p>bitflag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od Flesh</text:p>
          </table:table-cell>
          <table:table-cell office:value-type="float" office:value="1966080" calcext:value-type="float">
            <text:p>1966080</text:p>
          </table:table-cell>
          <table:table-cell office:value-type="string" calcext:value-type="string">
            <text:p>= 0x1E0000 (Armor +2 + Pierce Resistance + Slash Resistance + Blunt Resistance)</text:p>
          </table:table-cell>
          <table:table-cell table:formula="of:=[Weapons.H517]" office:value-type="float" office:value="0" calcext:value-type="float">
            <text:p/>
          </table:table-cell>
          <table:table-cell table:formula="of:=[Weapons.I51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bitflag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zardry</text:p>
          </table:table-cell>
          <table:table-cell table:number-columns-repeated="1023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zen Heart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rozen Hea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cold damage</text:p>
          </table:table-cell>
          <table:table-cell table:formula="of:=[Weapons.H70]" office:value-type="float" office:value="0" calcext:value-type="float">
            <text:p/>
          </table:table-cell>
          <table:table-cell table:formula="of:=[Weapons.I70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s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662]" office:value-type="string" office:string-value="3 squares near and including target" calcext:value-type="string">
            <text:p>3 squares near and including target</text:p>
          </table:table-cell>
          <table:table-cell table:formula="of:=[Weapons.I66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om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Ven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poison damage</text:p>
          </table:table-cell>
          <table:table-cell table:formula="of:=[Weapons.H77]" office:value-type="float" office:value="0" calcext:value-type="float">
            <text:p/>
          </table:table-cell>
          <table:table-cell table:formula="of:=[Weapons.I7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 Darts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Acid D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acid damage</text:p>
          </table:table-cell>
          <table:table-cell table:formula="of:=[Weapons.H619]" office:value-type="string" office:string-value="2 random units" calcext:value-type="string">
            <text:p>2 random units</text:p>
          </table:table-cell>
          <table:table-cell table:formula="of:=[Weapons.I61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Shards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Stone Shar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333]" office:value-type="string" office:string-value="3 random units" calcext:value-type="string">
            <text:p>3 random units</text:p>
          </table:table-cell>
          <table:table-cell table:formula="of:=[Weapons.I33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burnfores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245]" office:value-type="string" office:string-value="4 random units" calcext:value-type="string">
            <text:p>4 random units</text:p>
          </table:table-cell>
          <table:table-cell table:formula="of:=[Weapons.I2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ak Army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383]" office:value-type="string" office:string-value="25 squares near and including target" calcext:value-type="string">
            <text:p>25 squares near and including target</text:p>
          </table:table-cell>
          <table:table-cell table:formula="of:=[Weapons.I383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 Lightning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hain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shock damage</text:p>
          </table:table-cell>
          <table:table-cell table:formula="of:=[Weapons.H112]" office:value-type="string" office:string-value="Chain lightning, 8 targets at max distance of 2 squares" calcext:value-type="string">
            <text:p>Chain lightning, 8 targets at max distance of 2 squares</text:p>
          </table:table-cell>
          <table:table-cell table:formula="of:=[Weapons.I112]" office:value-type="string" office:string-value="an" calcext:value-type="string">
            <text:p>an</text:p>
          </table:table-cell>
          <table:table-cell table:formula="of:=[Weapons.O112]" office:value-type="string" office:string-value="if target is affected" calcext:value-type="string">
            <text:p>if target is affected</text:p>
          </table:table-cell>
          <table:table-cell table:formula="of:=[Weapons.P112]" office:value-type="float" office:value="165" calcext:value-type="float">
            <text:p>165</text:p>
          </table:table-cell>
          <table:table-cell table:formula="of:=[Weapons.Q112]" office:value-type="string" office:string-value="Shock Stun" calcext:value-type="string">
            <text:p>Shock Stun</text:p>
          </table:table-cell>
          <table:table-cell table:formula="of:=[Weapons.R112]" office:value-type="float" office:value="64" calcext:value-type="float">
            <text:p>64</text:p>
          </table:table-cell>
          <table:table-cell table:formula="of:=[Weapons.S112]" office:value-type="string" office:string-value="= 0x40 (Stun)" calcext:value-type="string">
            <text:p>= 0x40 (Stun)</text:p>
          </table:table-cell>
          <table:table-cell table:formula="of:=[Weapons.T112]" office:value-type="float" office:value="0" calcext:value-type="float">
            <text:p/>
          </table:table-cell>
          <table:table-cell table:formula="of:=[Weapons.U112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burnfor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56]" office:value-type="string" office:string-value="5 squares near and including target" calcext:value-type="string">
            <text:p>5 squares near and including target</text:p>
          </table:table-cell>
          <table:table-cell table:formula="of:=[Weapons.I5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Mis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Poison Mi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poison damage</text:p>
          </table:table-cell>
          <table:table-cell table:formula="of:=[Weapons.H505]" office:value-type="string" office:string-value="25 squares near and including target" calcext:value-type="string">
            <text:p>25 squares near and including target</text:p>
          </table:table-cell>
          <table:table-cell table:formula="of:=[Weapons.I50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ctive Wind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Protective Wind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5]" office:value-type="string" office:string-value="20 squares near and including target" calcext:value-type="string">
            <text:p>20 squares near and including target</text:p>
          </table:table-cell>
          <table:table-cell table:formula="of:=[Weapons.I65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 Spray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Acid Spr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acid damage</text:p>
          </table:table-cell>
          <table:table-cell table:formula="of:=[Weapons.H620]" office:value-type="string" office:string-value="Narrow cone, 10 squares" calcext:value-type="string">
            <text:p>Narrow cone, 10 squares</text:p>
          </table:table-cell>
          <table:table-cell table:formula="of:=[Weapons.I62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tion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blunt damage</text:p>
          </table:table-cell>
          <table:table-cell table:formula="of:=[Weapons.H315]" office:value-type="string" office:string-value="5 squares near and including target" calcext:value-type="string">
            <text:p>5 squares near and including target</text:p>
          </table:table-cell>
          <table:table-cell table:formula="of:=[Weapons.I315]" office:value-type="string" office:string-value="mundane + flying" calcext:value-type="string">
            <text:p>mundane + flying</text:p>
          </table:table-cell>
          <table:table-cell table:formula="of:=[Weapons.O315]" office:value-type="string" office:string-value="if target is affected" calcext:value-type="string">
            <text:p>if target is affected</text:p>
          </table:table-cell>
          <table:table-cell table:formula="of:=[Weapons.P315]" office:value-type="float" office:value="118" calcext:value-type="float">
            <text:p>118</text:p>
          </table:table-cell>
          <table:table-cell table:formula="of:=[Weapons.Q315]" office:value-type="string" office:string-value="aff (str-resistable)" calcext:value-type="string">
            <text:p>aff (str-resistable)</text:p>
          </table:table-cell>
          <table:table-cell table:formula="of:=[Weapons.R315]" office:value-type="float" office:value="64" calcext:value-type="float">
            <text:p>64</text:p>
          </table:table-cell>
          <table:table-cell table:formula="of:=[Weapons.S315]" office:value-type="string" office:string-value="= 0x40 (Stun)" calcext:value-type="string">
            <text:p>= 0x40 (Stun)</text:p>
          </table:table-cell>
          <table:table-cell table:formula="of:=[Weapons.T315]" office:value-type="float" office:value="0" calcext:value-type="float">
            <text:p/>
          </table:table-cell>
          <table:table-cell table:formula="of:=[Weapons.U3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Storm</text:p>
          </table:table-cell>
          <table:table-cell office:value-type="string" calcext:value-type="string">
            <text:p>burnfo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Weapons.H59]" office:value-type="string" office:string-value="50 squares near and including target" calcext:value-type="string">
            <text:p>50 squares near and including target</text:p>
          </table:table-cell>
          <table:table-cell table:formula="of:=[Weapons.I5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ulnerability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Lightning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Call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269]" office:value-type="string" office:string-value="12 random units" calcext:value-type="string">
            <text:p>12 random units</text:p>
          </table:table-cell>
          <table:table-cell table:formula="of:=[Weapons.I269]" office:value-type="string" office:string-value="an" calcext:value-type="string">
            <text:p>an</text:p>
          </table:table-cell>
          <table:table-cell table:formula="of:=[Weapons.O269]" office:value-type="string" office:string-value="if target is affected" calcext:value-type="string">
            <text:p>if target is affected</text:p>
          </table:table-cell>
          <table:table-cell table:formula="of:=[Weapons.P269]" office:value-type="float" office:value="15" calcext:value-type="float">
            <text:p>15</text:p>
          </table:table-cell>
          <table:table-cell table:formula="of:=[Weapons.Q269]" office:value-type="string" office:string-value="aff (mr)" calcext:value-type="string">
            <text:p>aff (mr)</text:p>
          </table:table-cell>
          <table:table-cell table:formula="of:=[Weapons.R269]" office:value-type="float" office:value="64" calcext:value-type="float">
            <text:p>64</text:p>
          </table:table-cell>
          <table:table-cell table:formula="of:=[Weapons.S269]" office:value-type="string" office:string-value="= 0x40 (Stun)" calcext:value-type="string">
            <text:p>= 0x40 (Stun)</text:p>
          </table:table-cell>
          <table:table-cell table:formula="of:=[Weapons.T269]" office:value-type="float" office:value="0" calcext:value-type="float">
            <text:p/>
          </table:table-cell>
          <table:table-cell table:formula="of:=[Weapons.U26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lowtoca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ild Growth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18]" office:value-type="string" office:string-value="100 squares near and including target" calcext:value-type="string">
            <text:p>100 squares near and including target</text:p>
          </table:table-cell>
          <table:table-cell table:formula="of:=[Weapons.I218]" office:value-type="string" office:string-value="an + strresist + onlyenemy" calcext:value-type="string">
            <text:p>an + strresist + onlyenemy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 Rain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Acid R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acid damage</text:p>
          </table:table-cell>
          <table:table-cell table:formula="of:=[Weapons.H623]" office:value-type="string" office:string-value="25 squares near and including target" calcext:value-type="string">
            <text:p>25 squares near and including target</text:p>
          </table:table-cell>
          <table:table-cell table:formula="of:=[Weapons.I62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ws of the Earth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aws of the Ea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00 blunt damage</text:p>
          </table:table-cell>
          <table:table-cell table:formula="of:=[Weapons.H652]" office:value-type="string" office:string-value="Far crack, 5 squares" calcext:value-type="string">
            <text:p>Far crack, 5 squares</text:p>
          </table:table-cell>
          <table:table-cell table:formula="of:=[Weapons.I652]" office:value-type="string" office:string-value="an + flying + large" calcext:value-type="string">
            <text:p>an + flying + large</text:p>
          </table:table-cell>
          <table:table-cell table:formula="of:=[Weapons.O652]" office:value-type="string" office:string-value="once target is hit" calcext:value-type="string">
            <text:p>once target is hit</text:p>
          </table:table-cell>
          <table:table-cell table:formula="of:=[Weapons.P652]" office:value-type="float" office:value="651" calcext:value-type="float">
            <text:p>651</text:p>
          </table:table-cell>
          <table:table-cell table:formula="of:=[Weapons.Q652]" office:value-type="string" office:string-value="Maws of the Earth (grip)" calcext:value-type="string">
            <text:p>Maws of the Earth (grip)</text:p>
          </table:table-cell>
          <table:table-cell table:formula="of:=[Weapons.R652]" office:value-type="float" office:value="256" calcext:value-type="float">
            <text:p>256</text:p>
          </table:table-cell>
          <table:table-cell table:formula="of:=[Weapons.S652]" office:value-type="string" office:string-value="= 0x100 (Earth Grip)" calcext:value-type="string">
            <text:p>= 0x100 (Earth Grip)</text:p>
          </table:table-cell>
          <table:table-cell table:formula="of:=[Weapons.T652]" office:value-type="float" office:value="0" calcext:value-type="float">
            <text:p/>
          </table:table-cell>
          <table:table-cell table:formula="of:=[Weapons.U652]" office:value-type="string" office:string-value="an + flying + large" calcext:value-type="string">
            <text:p>an + flying + large</text:p>
          </table:table-cell>
          <table:table-cell table:formula="of:=[Weapons.V652]" office:value-type="string" office:string-value="once target is hit" calcext:value-type="string">
            <text:p>once target is hit</text:p>
          </table:table-cell>
          <table:table-cell table:formula="of:=[Weapons.W652]" office:value-type="float" office:value="652" calcext:value-type="float">
            <text:p>652</text:p>
          </table:table-cell>
          <table:table-cell table:formula="of:=[Weapons.X652]" office:value-type="string" office:string-value="Maws of the Earth (fire)" calcext:value-type="string">
            <text:p>Maws of the Earth (fire)</text:p>
          </table:table-cell>
          <table:table-cell table:formula="of:=[Weapons.Y652]" office:value-type="float" office:value="8" calcext:value-type="float">
            <text:p>8</text:p>
          </table:table-cell>
          <table:table-cell table:formula="of:=[Weapons.Z652]" office:value-type="string" office:string-value="D8 fire damage" calcext:value-type="string">
            <text:p>D8 fire damage</text:p>
          </table:table-cell>
          <table:table-cell table:formula="of:=[Weapons.AA652]" office:value-type="float" office:value="0" calcext:value-type="float">
            <text:p/>
          </table:table-cell>
          <table:table-cell table:formula="of:=[Weapons.AB652]" office:value-type="float" office:value="0" calcext:value-type="float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eomancy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r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blunt damage</text:p>
          </table:table-cell>
          <table:table-cell table:formula="of:=[Weapons.H315]" office:value-type="string" office:string-value="5 squares near and including target" calcext:value-type="string">
            <text:p>5 squares near and including target</text:p>
          </table:table-cell>
          <table:table-cell table:formula="of:=[Weapons.I315]" office:value-type="string" office:string-value="mundane + flying" calcext:value-type="string">
            <text:p>mundane + flying</text:p>
          </table:table-cell>
          <table:table-cell table:formula="of:=[Weapons.O315]" office:value-type="string" office:string-value="if target is affected" calcext:value-type="string">
            <text:p>if target is affected</text:p>
          </table:table-cell>
          <table:table-cell table:formula="of:=[Weapons.P315]" office:value-type="float" office:value="118" calcext:value-type="float">
            <text:p>118</text:p>
          </table:table-cell>
          <table:table-cell table:formula="of:=[Weapons.Q315]" office:value-type="string" office:string-value="aff (str-resistable)" calcext:value-type="string">
            <text:p>aff (str-resistable)</text:p>
          </table:table-cell>
          <table:table-cell table:formula="of:=[Weapons.R315]" office:value-type="float" office:value="64" calcext:value-type="float">
            <text:p>64</text:p>
          </table:table-cell>
          <table:table-cell table:formula="of:=[Weapons.S315]" office:value-type="string" office:string-value="= 0x40 (Stun)" calcext:value-type="string">
            <text:p>= 0x40 (Stun)</text:p>
          </table:table-cell>
          <table:table-cell table:formula="of:=[Weapons.T315]" office:value-type="float" office:value="0" calcext:value-type="float">
            <text:p/>
          </table:table-cell>
          <table:table-cell table:formula="of:=[Weapons.U3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Shards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Stone Shar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333]" office:value-type="string" office:string-value="3 random units" calcext:value-type="string">
            <text:p>3 random units</text:p>
          </table:table-cell>
          <table:table-cell table:formula="of:=[Weapons.I33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Grip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aff (earth, unresistable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2]" office:value-type="float" office:value="0" calcext:value-type="float">
            <text:p/>
          </table:table-cell>
          <table:table-cell table:formula="of:=[Weapons.I312]" office:value-type="string" office:string-value="flying" calcext:value-type="string">
            <text:p>flying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tion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blunt damage</text:p>
          </table:table-cell>
          <table:table-cell table:formula="of:=[Weapons.H315]" office:value-type="string" office:string-value="5 squares near and including target" calcext:value-type="string">
            <text:p>5 squares near and including target</text:p>
          </table:table-cell>
          <table:table-cell table:formula="of:=[Weapons.I315]" office:value-type="string" office:string-value="mundane + flying" calcext:value-type="string">
            <text:p>mundane + flying</text:p>
          </table:table-cell>
          <table:table-cell table:formula="of:=[Weapons.O315]" office:value-type="string" office:string-value="if target is affected" calcext:value-type="string">
            <text:p>if target is affected</text:p>
          </table:table-cell>
          <table:table-cell table:formula="of:=[Weapons.P315]" office:value-type="float" office:value="118" calcext:value-type="float">
            <text:p>118</text:p>
          </table:table-cell>
          <table:table-cell table:formula="of:=[Weapons.Q315]" office:value-type="string" office:string-value="aff (str-resistable)" calcext:value-type="string">
            <text:p>aff (str-resistable)</text:p>
          </table:table-cell>
          <table:table-cell table:formula="of:=[Weapons.R315]" office:value-type="float" office:value="64" calcext:value-type="float">
            <text:p>64</text:p>
          </table:table-cell>
          <table:table-cell table:formula="of:=[Weapons.S315]" office:value-type="string" office:string-value="= 0x40 (Stun)" calcext:value-type="string">
            <text:p>= 0x40 (Stun)</text:p>
          </table:table-cell>
          <table:table-cell table:formula="of:=[Weapons.T315]" office:value-type="float" office:value="0" calcext:value-type="float">
            <text:p/>
          </table:table-cell>
          <table:table-cell table:formula="of:=[Weapons.U3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 Meld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Earth Mel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9]" office:value-type="string" office:string-value="9 squares near and including target" calcext:value-type="string">
            <text:p>9 squares near and including target</text:p>
          </table:table-cell>
          <table:table-cell table:formula="of:=[Weapons.I31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Steel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Earth</text:p>
          </table:table-cell>
          <table:table-cell office:value-type="string" calcext:value-type="string">
            <text:p>slowtocas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mmon Lesser 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98]" office:value-type="float" office:value="0" calcext:value-type="float">
            <text:p/>
          </table:table-cell>
          <table:table-cell table:formula="of:=[Weapons.I19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ngth of the Earth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Strength of the Earth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= 0x1200 (Strength +2 + Regeneration)</text:p>
          </table:table-cell>
          <table:table-cell table:formula="of:=[Weapons.H657]" office:value-type="string" office:string-value="5 squares near and including target" calcext:value-type="string">
            <text:p>5 squares near and including target</text:p>
          </table:table-cell>
          <table:table-cell table:formula="of:=[Weapons.I65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 Bolts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Iron Bol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blunt damage</text:p>
          </table:table-cell>
          <table:table-cell table:formula="of:=[Weapons.H651]" office:value-type="string" office:string-value="5 random units" calcext:value-type="string">
            <text:p>5 random units</text:p>
          </table:table-cell>
          <table:table-cell table:formula="of:=[Weapons.I65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sm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Chas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00 blunt damage</text:p>
          </table:table-cell>
          <table:table-cell table:formula="of:=[Weapons.H192]" office:value-type="string" office:string-value="Far crack, 15 squares" calcext:value-type="string">
            <text:p>Far crack, 15 squares</text:p>
          </table:table-cell>
          <table:table-cell table:formula="of:=[Weapons.I192]" office:value-type="string" office:string-value="an + flying + large" calcext:value-type="string">
            <text:p>an + flying + large</text:p>
          </table:table-cell>
          <table:table-cell table:formula="of:=[Weapons.O192]" office:value-type="string" office:string-value="once target is hit" calcext:value-type="string">
            <text:p>once target is hit</text:p>
          </table:table-cell>
          <table:table-cell table:formula="of:=[Weapons.P192]" office:value-type="float" office:value="167" calcext:value-type="float">
            <text:p>167</text:p>
          </table:table-cell>
          <table:table-cell table:formula="of:=[Weapons.Q192]" office:value-type="string" office:string-value="aff (unresistable + mundane + fly)" calcext:value-type="string">
            <text:p>aff (unresistable + mundane + fly)</text:p>
          </table:table-cell>
          <table:table-cell table:formula="of:=[Weapons.R192]" office:value-type="float" office:value="256" calcext:value-type="float">
            <text:p>256</text:p>
          </table:table-cell>
          <table:table-cell table:formula="of:=[Weapons.S192]" office:value-type="string" office:string-value="= 0x100 (Earth Grip)" calcext:value-type="string">
            <text:p>= 0x100 (Earth Grip)</text:p>
          </table:table-cell>
          <table:table-cell table:formula="of:=[Weapons.T192]" office:value-type="float" office:value="0" calcext:value-type="float">
            <text:p/>
          </table:table-cell>
          <table:table-cell table:formula="of:=[Weapons.U192]" office:value-type="string" office:string-value="an + mundane + flying" calcext:value-type="string">
            <text:p>an + mundane + flying</text:p>
          </table:table-cell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ws of the Earth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aws of the Ea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00 blunt damage</text:p>
          </table:table-cell>
          <table:table-cell table:formula="of:=[Weapons.H652]" office:value-type="string" office:string-value="Far crack, 5 squares" calcext:value-type="string">
            <text:p>Far crack, 5 squares</text:p>
          </table:table-cell>
          <table:table-cell table:formula="of:=[Weapons.I652]" office:value-type="string" office:string-value="an + flying + large" calcext:value-type="string">
            <text:p>an + flying + large</text:p>
          </table:table-cell>
          <table:table-cell table:formula="of:=[Weapons.O652]" office:value-type="string" office:string-value="once target is hit" calcext:value-type="string">
            <text:p>once target is hit</text:p>
          </table:table-cell>
          <table:table-cell table:formula="of:=[Weapons.P652]" office:value-type="float" office:value="651" calcext:value-type="float">
            <text:p>651</text:p>
          </table:table-cell>
          <table:table-cell table:formula="of:=[Weapons.Q652]" office:value-type="string" office:string-value="Maws of the Earth (grip)" calcext:value-type="string">
            <text:p>Maws of the Earth (grip)</text:p>
          </table:table-cell>
          <table:table-cell table:formula="of:=[Weapons.R652]" office:value-type="float" office:value="256" calcext:value-type="float">
            <text:p>256</text:p>
          </table:table-cell>
          <table:table-cell table:formula="of:=[Weapons.S652]" office:value-type="string" office:string-value="= 0x100 (Earth Grip)" calcext:value-type="string">
            <text:p>= 0x100 (Earth Grip)</text:p>
          </table:table-cell>
          <table:table-cell table:formula="of:=[Weapons.T652]" office:value-type="float" office:value="0" calcext:value-type="float">
            <text:p/>
          </table:table-cell>
          <table:table-cell table:formula="of:=[Weapons.U652]" office:value-type="string" office:string-value="an + flying + large" calcext:value-type="string">
            <text:p>an + flying + large</text:p>
          </table:table-cell>
          <table:table-cell table:formula="of:=[Weapons.V652]" office:value-type="string" office:string-value="once target is hit" calcext:value-type="string">
            <text:p>once target is hit</text:p>
          </table:table-cell>
          <table:table-cell table:formula="of:=[Weapons.W652]" office:value-type="float" office:value="652" calcext:value-type="float">
            <text:p>652</text:p>
          </table:table-cell>
          <table:table-cell table:formula="of:=[Weapons.X652]" office:value-type="string" office:string-value="Maws of the Earth (fire)" calcext:value-type="string">
            <text:p>Maws of the Earth (fire)</text:p>
          </table:table-cell>
          <table:table-cell table:formula="of:=[Weapons.Y652]" office:value-type="float" office:value="8" calcext:value-type="float">
            <text:p>8</text:p>
          </table:table-cell>
          <table:table-cell table:formula="of:=[Weapons.Z652]" office:value-type="string" office:string-value="D8 fire damage" calcext:value-type="string">
            <text:p>D8 fire damage</text:p>
          </table:table-cell>
          <table:table-cell table:formula="of:=[Weapons.AA652]" office:value-type="float" office:value="0" calcext:value-type="float">
            <text:p/>
          </table:table-cell>
          <table:table-cell table:formula="of:=[Weapons.AB652]" office:value-type="float" office:value="0" calcext:value-type="float">
            <text:p/>
          </table:table-cell>
          <table:table-cell table:number-columns-repeated="100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Gold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float" office:value="131076" calcext:value-type="float">
            <text:p>131076</text:p>
          </table:table-cell>
          <table:table-cell office:value-type="string" calcext:value-type="string">
            <text:p>= 0x20004 (Fire Immunity + Armor +2)</text:p>
          </table:table-cell>
          <table:table-cell table:formula="of:=[Weapons.H383]" office:value-type="string" office:string-value="25 squares near and including target" calcext:value-type="string">
            <text:p>25 squares near and including target</text:p>
          </table:table-cell>
          <table:table-cell table:formula="of:=[Weapons.I383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ydromancy</text:p>
          </table:table-cell>
          <table:table-cell table:number-columns-repeated="102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ydration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Dehyd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424]" office:value-type="float" office:value="0" calcext:value-type="float">
            <text:p/>
          </table:table-cell>
          <table:table-cell table:formula="of:=[Weapons.I424]" office:value-type="string" office:string-value="an + strresist + inanimate" calcext:value-type="string">
            <text:p>an + strresist + inanimate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Water</text:p>
          </table:table-cell>
          <table:table-cell office:value-type="string" calcext:value-type="string">
            <text:p>slowtoca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97]" office:value-type="float" office:value="0" calcext:value-type="float">
            <text:p/>
          </table:table-cell>
          <table:table-cell table:formula="of:=[Weapons.I19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 of Water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Stream of Wat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403]" office:value-type="string" office:string-value="3 squares near and including target" calcext:value-type="string">
            <text:p>3 squares near and including target</text:p>
          </table:table-cell>
          <table:table-cell table:formula="of:=[Weapons.I403]" office:value-type="string" office:string-value="mr + strresist" calcext:value-type="string">
            <text:p>mr + strresist</text:p>
          </table:table-cell>
          <table:table-cell table:formula="of:=[Weapons.O403]" office:value-type="string" office:string-value="if target is affected" calcext:value-type="string">
            <text:p>if target is affected</text:p>
          </table:table-cell>
          <table:table-cell table:formula="of:=[Weapons.P403]" office:value-type="float" office:value="392" calcext:value-type="float">
            <text:p>392</text:p>
          </table:table-cell>
          <table:table-cell table:formula="of:=[Weapons.Q403]" office:value-type="string" office:string-value="minor water damage" calcext:value-type="string">
            <text:p>minor water damage</text:p>
          </table:table-cell>
          <table:table-cell table:formula="of:=[Weapons.R403]" office:value-type="float" office:value="3" calcext:value-type="float">
            <text:p>3</text:p>
          </table:table-cell>
          <table:table-cell table:formula="of:=[Weapons.S403]" office:value-type="string" office:string-value="D3 blunt damage" calcext:value-type="string">
            <text:p>D3 blunt damage</text:p>
          </table:table-cell>
          <table:table-cell table:formula="of:=[Weapons.T403]" office:value-type="float" office:value="0" calcext:value-type="float">
            <text:p/>
          </table:table-cell>
          <table:table-cell table:formula="of:=[Weapons.U403]" office:value-type="string" office:string-value="an + drown" calcext:value-type="string">
            <text:p>an + drown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 Darts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Acid D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acid damage</text:p>
          </table:table-cell>
          <table:table-cell table:formula="of:=[Weapons.H619]" office:value-type="string" office:string-value="2 random units" calcext:value-type="string">
            <text:p>2 random units</text:p>
          </table:table-cell>
          <table:table-cell table:formula="of:=[Weapons.I61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rent of Water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Torrent of Wa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blunt damage</text:p>
          </table:table-cell>
          <table:table-cell table:formula="of:=[Weapons.H189]" office:value-type="string" office:string-value="5 squares near and including target" calcext:value-type="string">
            <text:p>5 squares near and including target</text:p>
          </table:table-cell>
          <table:table-cell table:formula="of:=[Weapons.I189]" office:value-type="float" office:value="0" calcext:value-type="float">
            <text:p/>
          </table:table-cell>
          <table:table-cell table:formula="of:=[Weapons.O189]" office:value-type="string" office:string-value="if target is affected" calcext:value-type="string">
            <text:p>if target is affected</text:p>
          </table:table-cell>
          <table:table-cell table:formula="of:=[Weapons.P189]" office:value-type="float" office:value="118" calcext:value-type="float">
            <text:p>118</text:p>
          </table:table-cell>
          <table:table-cell table:formula="of:=[Weapons.Q189]" office:value-type="string" office:string-value="aff (str-resistable)" calcext:value-type="string">
            <text:p>aff (str-resistable)</text:p>
          </table:table-cell>
          <table:table-cell table:formula="of:=[Weapons.R189]" office:value-type="float" office:value="64" calcext:value-type="float">
            <text:p>64</text:p>
          </table:table-cell>
          <table:table-cell table:formula="of:=[Weapons.S189]" office:value-type="string" office:string-value="= 0x40 (Stun)" calcext:value-type="string">
            <text:p>= 0x40 (Stun)</text:p>
          </table:table-cell>
          <table:table-cell table:formula="of:=[Weapons.T189]" office:value-type="float" office:value="0" calcext:value-type="float">
            <text:p/>
          </table:table-cell>
          <table:table-cell table:formula="of:=[Weapons.U18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ilor's Death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Sailor's De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181]" office:value-type="float" office:value="0" calcext:value-type="float">
            <text:p/>
          </table:table-cell>
          <table:table-cell table:formula="of:=[Weapons.I181]" office:value-type="string" office:string-value="hardmr + an + drown" calcext:value-type="string">
            <text:p>hardmr + an + drown</text:p>
          </table:table-cell>
          <table:table-cell table:formula="of:=[Weapons.O181]" office:value-type="string" office:string-value="if target is affected" calcext:value-type="string">
            <text:p>if target is affected</text:p>
          </table:table-cell>
          <table:table-cell table:formula="of:=[Weapons.P181]" office:value-type="float" office:value="192" calcext:value-type="float">
            <text:p>192</text:p>
          </table:table-cell>
          <table:table-cell table:formula="of:=[Weapons.Q181]" office:value-type="string" office:string-value="Drown" calcext:value-type="string">
            <text:p>Drown</text:p>
          </table:table-cell>
          <table:table-cell table:formula="of:=[Weapons.R181]" office:value-type="float" office:value="999" calcext:value-type="float">
            <text:p>999</text:p>
          </table:table-cell>
          <table:table-cell table:formula="of:=[Weapons.S181]" office:value-type="string" office:string-value="D999 magic damage" calcext:value-type="string">
            <text:p>D999 magic damage</text:p>
          </table:table-cell>
          <table:table-cell table:formula="of:=[Weapons.T181]" office:value-type="float" office:value="0" calcext:value-type="float">
            <text:p/>
          </table:table-cell>
          <table:table-cell table:formula="of:=[Weapons.U181]" office:value-type="string" office:string-value="easymr + an + drown" calcext:value-type="string">
            <text:p>easymr + an + drown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Water</text:p>
          </table:table-cell>
          <table:table-cell office:value-type="string" calcext:value-type="string">
            <text:p>slowtoca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197]" office:value-type="float" office:value="0" calcext:value-type="float">
            <text:p/>
          </table:table-cell>
          <table:table-cell table:formula="of:=[Weapons.I19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sing Tide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ising Ti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93]" office:value-type="string" office:string-value="25 squares near and including target" calcext:value-type="string">
            <text:p>25 squares near and including target</text:p>
          </table:table-cell>
          <table:table-cell table:formula="of:=[Weapons.I393]" office:value-type="string" office:string-value="mr + strresist" calcext:value-type="string">
            <text:p>mr + strresist</text:p>
          </table:table-cell>
          <table:table-cell table:formula="of:=[Weapons.O393]" office:value-type="string" office:string-value="if target is affected" calcext:value-type="string">
            <text:p>if target is affected</text:p>
          </table:table-cell>
          <table:table-cell table:formula="of:=[Weapons.P393]" office:value-type="float" office:value="392" calcext:value-type="float">
            <text:p>392</text:p>
          </table:table-cell>
          <table:table-cell table:formula="of:=[Weapons.Q393]" office:value-type="string" office:string-value="minor water damage" calcext:value-type="string">
            <text:p>minor water damage</text:p>
          </table:table-cell>
          <table:table-cell table:formula="of:=[Weapons.R393]" office:value-type="float" office:value="3" calcext:value-type="float">
            <text:p>3</text:p>
          </table:table-cell>
          <table:table-cell table:formula="of:=[Weapons.S393]" office:value-type="string" office:string-value="D3 blunt damage" calcext:value-type="string">
            <text:p>D3 blunt damage</text:p>
          </table:table-cell>
          <table:table-cell table:formula="of:=[Weapons.T393]" office:value-type="float" office:value="0" calcext:value-type="float">
            <text:p/>
          </table:table-cell>
          <table:table-cell table:formula="of:=[Weapons.U393]" office:value-type="string" office:string-value="an + drown" calcext:value-type="string">
            <text:p>an + drown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id Spray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Acid Spr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acid damage</text:p>
          </table:table-cell>
          <table:table-cell table:formula="of:=[Weapons.H620]" office:value-type="string" office:string-value="Narrow cone, 10 squares" calcext:value-type="string">
            <text:p>Narrow cone, 10 squares</text:p>
          </table:table-cell>
          <table:table-cell table:formula="of:=[Weapons.I62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uge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Delu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blunt damage</text:p>
          </table:table-cell>
          <table:table-cell table:formula="of:=[Weapons.H320]" office:value-type="string" office:string-value="25 squares near and including target" calcext:value-type="string">
            <text:p>25 squares near and including target</text:p>
          </table:table-cell>
          <table:table-cell table:formula="of:=[Weapons.I320]" office:value-type="float" office:value="0" calcext:value-type="float">
            <text:p/>
          </table:table-cell>
          <table:table-cell table:formula="of:=[Weapons.O320]" office:value-type="string" office:string-value="if target is affected" calcext:value-type="string">
            <text:p>if target is affected</text:p>
          </table:table-cell>
          <table:table-cell table:formula="of:=[Weapons.P320]" office:value-type="float" office:value="118" calcext:value-type="float">
            <text:p>118</text:p>
          </table:table-cell>
          <table:table-cell table:formula="of:=[Weapons.Q320]" office:value-type="string" office:string-value="aff (str-resistable)" calcext:value-type="string">
            <text:p>aff (str-resistable)</text:p>
          </table:table-cell>
          <table:table-cell table:formula="of:=[Weapons.R320]" office:value-type="float" office:value="64" calcext:value-type="float">
            <text:p>64</text:p>
          </table:table-cell>
          <table:table-cell table:formula="of:=[Weapons.S320]" office:value-type="string" office:string-value="= 0x40 (Stun)" calcext:value-type="string">
            <text:p>= 0x40 (Stun)</text:p>
          </table:table-cell>
          <table:table-cell table:formula="of:=[Weapons.T320]" office:value-type="float" office:value="0" calcext:value-type="float">
            <text:p/>
          </table:table-cell>
          <table:table-cell table:formula="of:=[Weapons.U320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y Doom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Watery Doo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21]" office:value-type="string" office:string-value="100 squares near and including target" calcext:value-type="string">
            <text:p>100 squares near and including target</text:p>
          </table:table-cell>
          <table:table-cell table:formula="of:=[Weapons.I321]" office:value-type="string" office:string-value="mr + an" calcext:value-type="string">
            <text:p>mr + an</text:p>
          </table:table-cell>
          <table:table-cell table:formula="of:=[Weapons.O321]" office:value-type="string" office:string-value="if target is affected" calcext:value-type="string">
            <text:p>if target is affected</text:p>
          </table:table-cell>
          <table:table-cell table:formula="of:=[Weapons.P321]" office:value-type="float" office:value="192" calcext:value-type="float">
            <text:p>192</text:p>
          </table:table-cell>
          <table:table-cell table:formula="of:=[Weapons.Q321]" office:value-type="string" office:string-value="Drown" calcext:value-type="string">
            <text:p>Drown</text:p>
          </table:table-cell>
          <table:table-cell table:formula="of:=[Weapons.R321]" office:value-type="float" office:value="999" calcext:value-type="float">
            <text:p>999</text:p>
          </table:table-cell>
          <table:table-cell table:formula="of:=[Weapons.S321]" office:value-type="string" office:string-value="D999 magic damage" calcext:value-type="string">
            <text:p>D999 magic damage</text:p>
          </table:table-cell>
          <table:table-cell table:formula="of:=[Weapons.T321]" office:value-type="float" office:value="0" calcext:value-type="float">
            <text:p/>
          </table:table-cell>
          <table:table-cell table:formula="of:=[Weapons.U321]" office:value-type="string" office:string-value="easymr + an + drown" calcext:value-type="string">
            <text:p>easymr + an + drown</text:p>
          </table:table-cell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Waves</text:p>
          </table:table-cell>
          <table:table-cell office:value-type="string" calcext:value-type="string">
            <text:p>slowtoca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units summoned</text:p>
          </table:table-cell>
          <table:table-cell table:formula="of:=[Weapons.H197]" office:value-type="float" office:value="0" calcext:value-type="float">
            <text:p/>
          </table:table-cell>
          <table:table-cell table:formula="of:=[Weapons.I19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id Rain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Acid R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acid damage</text:p>
          </table:table-cell>
          <table:table-cell table:formula="of:=[Weapons.H623]" office:value-type="string" office:string-value="25 squares near and including target" calcext:value-type="string">
            <text:p>25 squares near and including target</text:p>
          </table:table-cell>
          <table:table-cell table:formula="of:=[Weapons.I62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yromancy</text:p>
          </table:table-cell>
          <table:table-cell table:number-columns-repeated="102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 Burs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55]" office:value-type="float" office:value="0" calcext:value-type="float">
            <text:p/>
          </table:table-cell>
          <table:table-cell table:formula="of:=[Weapons.I5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s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662]" office:value-type="string" office:string-value="3 squares near and including target" calcext:value-type="string">
            <text:p>3 squares near and including target</text:p>
          </table:table-cell>
          <table:table-cell table:formula="of:=[Weapons.I66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Shield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Fire Shield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39]" office:value-type="float" office:value="0" calcext:value-type="float">
            <text:p/>
          </table:table-cell>
          <table:table-cell table:formula="of:=[Weapons.I63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burnfores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245]" office:value-type="string" office:string-value="4 random units" calcext:value-type="string">
            <text:p>4 random units</text:p>
          </table:table-cell>
          <table:table-cell table:formula="of:=[Weapons.I2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slowtoc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e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40 blunt damage</text:p>
          </table:table-cell>
          <table:table-cell table:formula="of:=[Weapons.H61]" office:value-type="float" office:value="0" calcext:value-type="float">
            <text:p/>
          </table:table-cell>
          <table:table-cell table:formula="of:=[Weapons.I61]" office:value-type="string" office:string-value="scatter" calcext:value-type="string">
            <text:p>scatter</text:p>
          </table:table-cell>
          <table:table-cell table:formula="of:=[Weapons.O61]" office:value-type="string" office:string-value="once target is hit" calcext:value-type="string">
            <text:p>once target is hit</text:p>
          </table:table-cell>
          <table:table-cell table:formula="of:=[Weapons.P61]" office:value-type="float" office:value="191" calcext:value-type="float">
            <text:p>191</text:p>
          </table:table-cell>
          <table:table-cell table:formula="of:=[Weapons.Q61]" office:value-type="string" office:string-value="Meteor Flame Burst" calcext:value-type="string">
            <text:p>Meteor Flame Burst</text:p>
          </table:table-cell>
          <table:table-cell table:formula="of:=[Weapons.R61]" office:value-type="float" office:value="8" calcext:value-type="float">
            <text:p>8</text:p>
          </table:table-cell>
          <table:table-cell table:formula="of:=[Weapons.S61]" office:value-type="string" office:string-value="D8 fire damage" calcext:value-type="string">
            <text:p>D8 fire damage</text:p>
          </table:table-cell>
          <table:table-cell table:formula="of:=[Weapons.T61]" office:value-type="string" office:string-value="5 squares near and including target" calcext:value-type="string">
            <text:p>5 squares near and including target</text:p>
          </table:table-cell>
          <table:table-cell table:formula="of:=[Weapons.U61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inerate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Inciner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451]" office:value-type="float" office:value="0" calcext:value-type="float">
            <text:p/>
          </table:table-cell>
          <table:table-cell table:formula="of:=[Weapons.I45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burnfor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56]" office:value-type="string" office:string-value="5 squares near and including target" calcext:value-type="string">
            <text:p>5 squares near and including target</text:p>
          </table:table-cell>
          <table:table-cell table:formula="of:=[Weapons.I5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Cloud</text:p>
          </table:table-cell>
          <table:table-cell office:value-type="string" calcext:value-type="string">
            <text:p>burnfore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ire 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fire damage</text:p>
          </table:table-cell>
          <table:table-cell table:formula="of:=[Weapons.H57]" office:value-type="string" office:string-value="9 squares near and including target" calcext:value-type="string">
            <text:p>9 squares near and including target</text:p>
          </table:table-cell>
          <table:table-cell table:formula="of:=[Weapons.I5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ing Fires</text:p>
          </table:table-cell>
          <table:table-cell office:value-type="string" calcext:value-type="string">
            <text:p>burnfor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ling Fi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fire damage</text:p>
          </table:table-cell>
          <table:table-cell table:formula="of:=[Weapons.H58]" office:value-type="string" office:string-value="25 squares near and including target" calcext:value-type="string">
            <text:p>25 squares near and including target</text:p>
          </table:table-cell>
          <table:table-cell table:formula="of:=[Weapons.I5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Fire</text:p>
          </table:table-cell>
          <table:table-cell office:value-type="string" calcext:value-type="string">
            <text:p>burnforest slowtoca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mmon Lesser 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95]" office:value-type="float" office:value="0" calcext:value-type="float">
            <text:p/>
          </table:table-cell>
          <table:table-cell table:formula="of:=[Weapons.I19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 Combustion</text:p>
          </table:table-cell>
          <table:table-cell office:value-type="string" calcext:value-type="string">
            <text:p>burnforest slowtocas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ss 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506]" office:value-type="string" office:string-value="50 squares near and including target" calcext:value-type="string">
            <text:p>50 squares near and including target</text:p>
          </table:table-cell>
          <table:table-cell table:formula="of:=[Weapons.I506]" office:value-type="string" office:string-value="onlyenemy" calcext:value-type="string">
            <text:p>onlyenemy</text:p>
          </table:table-cell>
          <table:table-cell table:number-columns-repeated="1014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lame Eruption</text:p>
          </table:table-cell>
          <table:table-cell office:value-type="string" calcext:value-type="string">
            <text:p>burnfore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ling Fir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8 fire damage</text:p>
          </table:table-cell>
          <table:table-cell table:formula="of:=[Weapons.H58]" office:value-type="string" office:string-value="25 squares near and including target" calcext:value-type="string">
            <text:p>25 squares near and including target</text:p>
          </table:table-cell>
          <table:table-cell table:formula="of:=[Weapons.I5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lame Storm</text:p>
          </table:table-cell>
          <table:table-cell office:value-type="string" calcext:value-type="string">
            <text:p>burnfo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Weapons.H59]" office:value-type="string" office:string-value="50 squares near and including target" calcext:value-type="string">
            <text:p>50 squares near and including target</text:p>
          </table:table-cell>
          <table:table-cell table:formula="of:=[Weapons.I59]" office:value-type="float" office:value="0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burnforest slowtoc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ll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fire damage</text:p>
          </table:table-cell>
          <table:table-cell table:formula="of:=[Weapons.H60]" office:value-type="string" office:string-value="All squares" calcext:value-type="string">
            <text:p>All squares</text:p>
          </table:table-cell>
          <table:table-cell table:formula="of:=[Weapons.I60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teor Showers</text:p>
          </table:table-cell>
          <table:table-cell office:value-type="string" calcext:value-type="string">
            <text:p>slowtoc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eor Show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35 blunt damage</text:p>
          </table:table-cell>
          <table:table-cell table:formula="of:=[Weapons.H62]" office:value-type="string" office:string-value="25% of all squares" calcext:value-type="string">
            <text:p>25% of all squares</text:p>
          </table:table-cell>
          <table:table-cell table:formula="of:=[Weapons.I62]" office:value-type="float" office:value="0" calcext:value-type="float">
            <text:p/>
          </table:table-cell>
          <table:table-cell table:formula="of:=[Weapons.O62]" office:value-type="string" office:string-value="once target is hit" calcext:value-type="string">
            <text:p>once target is hit</text:p>
          </table:table-cell>
          <table:table-cell table:formula="of:=[Weapons.P62]" office:value-type="float" office:value="191" calcext:value-type="float">
            <text:p>191</text:p>
          </table:table-cell>
          <table:table-cell table:formula="of:=[Weapons.Q62]" office:value-type="string" office:string-value="Meteor Flame Burst" calcext:value-type="string">
            <text:p>Meteor Flame Burst</text:p>
          </table:table-cell>
          <table:table-cell table:formula="of:=[Weapons.R62]" office:value-type="float" office:value="8" calcext:value-type="float">
            <text:p>8</text:p>
          </table:table-cell>
          <table:table-cell table:formula="of:=[Weapons.S62]" office:value-type="string" office:string-value="D8 fire damage" calcext:value-type="string">
            <text:p>D8 fire damage</text:p>
          </table:table-cell>
          <table:table-cell table:formula="of:=[Weapons.T62]" office:value-type="string" office:string-value="5 squares near and including target" calcext:value-type="string">
            <text:p>5 squares near and including target</text:p>
          </table:table-cell>
          <table:table-cell table:formula="of:=[Weapons.U62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illar of Fire</text:p>
          </table:table-cell>
          <table:table-cell office:value-type="string" calcext:value-type="string">
            <text:p>burnfores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illar of F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60 fire damage</text:p>
          </table:table-cell>
          <table:table-cell table:formula="of:=[Weapons.H370]" office:value-type="float" office:value="0" calcext:value-type="float">
            <text:p/>
          </table:table-cell>
          <table:table-cell table:formula="of:=[Weapons.I370]" office:value-type="float" office:value="0" calcext:value-type="float">
            <text:p/>
          </table:table-cell>
          <table:table-cell table:formula="of:=[Weapons.O370]" office:value-type="string" office:string-value="once target is hit" calcext:value-type="string">
            <text:p>once target is hit</text:p>
          </table:table-cell>
          <table:table-cell table:formula="of:=[Weapons.P370]" office:value-type="float" office:value="55" calcext:value-type="float">
            <text:p>55</text:p>
          </table:table-cell>
          <table:table-cell table:formula="of:=[Weapons.Q370]" office:value-type="string" office:string-value="Fire Cloud" calcext:value-type="string">
            <text:p>Fire Cloud</text:p>
          </table:table-cell>
          <table:table-cell table:formula="of:=[Weapons.R370]" office:value-type="float" office:value="8" calcext:value-type="float">
            <text:p>8</text:p>
          </table:table-cell>
          <table:table-cell table:formula="of:=[Weapons.S370]" office:value-type="string" office:string-value="D8 fire damage" calcext:value-type="string">
            <text:p>D8 fire damage</text:p>
          </table:table-cell>
          <table:table-cell table:formula="of:=[Weapons.T370]" office:value-type="string" office:string-value="9 squares near and including target" calcext:value-type="string">
            <text:p>9 squares near and including target</text:p>
          </table:table-cell>
          <table:table-cell table:formula="of:=[Weapons.U370]" office:value-type="float" office:value="0" calcext:value-type="float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orm Magic</text:p>
          </table:table-cell>
          <table:table-cell table:number-columns-repeated="102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c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h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shock damage</text:p>
          </table:table-cell>
          <table:table-cell table:formula="of:=[Weapons.H109]" office:value-type="float" office:value="0" calcext:value-type="float">
            <text:p/>
          </table:table-cell>
          <table:table-cell table:formula="of:=[Weapons.I109]" office:value-type="string" office:string-value="an" calcext:value-type="string">
            <text:p>an</text:p>
          </table:table-cell>
          <table:table-cell table:formula="of:=[Weapons.O109]" office:value-type="string" office:string-value="if target is affected" calcext:value-type="string">
            <text:p>if target is affected</text:p>
          </table:table-cell>
          <table:table-cell table:formula="of:=[Weapons.P109]" office:value-type="float" office:value="165" calcext:value-type="float">
            <text:p>165</text:p>
          </table:table-cell>
          <table:table-cell table:formula="of:=[Weapons.Q109]" office:value-type="string" office:string-value="Shock Stun" calcext:value-type="string">
            <text:p>Shock Stun</text:p>
          </table:table-cell>
          <table:table-cell table:formula="of:=[Weapons.R109]" office:value-type="float" office:value="64" calcext:value-type="float">
            <text:p>64</text:p>
          </table:table-cell>
          <table:table-cell table:formula="of:=[Weapons.S109]" office:value-type="string" office:string-value="= 0x40 (Stun)" calcext:value-type="string">
            <text:p>= 0x40 (Stun)</text:p>
          </table:table-cell>
          <table:table-cell table:formula="of:=[Weapons.T109]" office:value-type="float" office:value="0" calcext:value-type="float">
            <text:p/>
          </table:table-cell>
          <table:table-cell table:formula="of:=[Weapons.U109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ck Field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Shock 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shock damage</text:p>
          </table:table-cell>
          <table:table-cell table:formula="of:=[Weapons.H625]" office:value-type="string" office:string-value="3 squares near and including target" calcext:value-type="string">
            <text:p>3 squares near and including target</text:p>
          </table:table-cell>
          <table:table-cell table:formula="of:=[Weapons.I625]" office:value-type="string" office:string-value="an" calcext:value-type="string">
            <text:p>an</text:p>
          </table:table-cell>
          <table:table-cell table:formula="of:=[Weapons.O625]" office:value-type="string" office:string-value="if target is affected" calcext:value-type="string">
            <text:p>if target is affected</text:p>
          </table:table-cell>
          <table:table-cell table:formula="of:=[Weapons.P625]" office:value-type="float" office:value="165" calcext:value-type="float">
            <text:p>165</text:p>
          </table:table-cell>
          <table:table-cell table:formula="of:=[Weapons.Q625]" office:value-type="string" office:string-value="Shock Stun" calcext:value-type="string">
            <text:p>Shock Stun</text:p>
          </table:table-cell>
          <table:table-cell table:formula="of:=[Weapons.R625]" office:value-type="float" office:value="64" calcext:value-type="float">
            <text:p>64</text:p>
          </table:table-cell>
          <table:table-cell table:formula="of:=[Weapons.S625]" office:value-type="string" office:string-value="= 0x40 (Stun)" calcext:value-type="string">
            <text:p>= 0x40 (Stun)</text:p>
          </table:table-cell>
          <table:table-cell table:formula="of:=[Weapons.T625]" office:value-type="float" office:value="0" calcext:value-type="float">
            <text:p/>
          </table:table-cell>
          <table:table-cell table:formula="of:=[Weapons.U625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ks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Spa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shock damage</text:p>
          </table:table-cell>
          <table:table-cell table:formula="of:=[Weapons.H439]" office:value-type="string" office:string-value="2 random units" calcext:value-type="string">
            <text:p>2 random units</text:p>
          </table:table-cell>
          <table:table-cell table:formula="of:=[Weapons.I439]" office:value-type="string" office:string-value="an" calcext:value-type="string">
            <text:p>an</text:p>
          </table:table-cell>
          <table:table-cell table:formula="of:=[Weapons.O439]" office:value-type="string" office:string-value="if target is affected" calcext:value-type="string">
            <text:p>if target is affected</text:p>
          </table:table-cell>
          <table:table-cell table:formula="of:=[Weapons.P439]" office:value-type="float" office:value="15" calcext:value-type="float">
            <text:p>15</text:p>
          </table:table-cell>
          <table:table-cell table:formula="of:=[Weapons.Q439]" office:value-type="string" office:string-value="aff (mr)" calcext:value-type="string">
            <text:p>aff (mr)</text:p>
          </table:table-cell>
          <table:table-cell table:formula="of:=[Weapons.R439]" office:value-type="float" office:value="64" calcext:value-type="float">
            <text:p>64</text:p>
          </table:table-cell>
          <table:table-cell table:formula="of:=[Weapons.S439]" office:value-type="string" office:string-value="= 0x40 (Stun)" calcext:value-type="string">
            <text:p>= 0x40 (Stun)</text:p>
          </table:table-cell>
          <table:table-cell table:formula="of:=[Weapons.T439]" office:value-type="float" office:value="0" calcext:value-type="float">
            <text:p/>
          </table:table-cell>
          <table:table-cell table:formula="of:=[Weapons.U43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ning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Shock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 Lightning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hain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shock damage</text:p>
          </table:table-cell>
          <table:table-cell table:formula="of:=[Weapons.H112]" office:value-type="string" office:string-value="Chain lightning, 8 targets at max distance of 2 squares" calcext:value-type="string">
            <text:p>Chain lightning, 8 targets at max distance of 2 squares</text:p>
          </table:table-cell>
          <table:table-cell table:formula="of:=[Weapons.I112]" office:value-type="string" office:string-value="an" calcext:value-type="string">
            <text:p>an</text:p>
          </table:table-cell>
          <table:table-cell table:formula="of:=[Weapons.O112]" office:value-type="string" office:string-value="if target is affected" calcext:value-type="string">
            <text:p>if target is affected</text:p>
          </table:table-cell>
          <table:table-cell table:formula="of:=[Weapons.P112]" office:value-type="float" office:value="165" calcext:value-type="float">
            <text:p>165</text:p>
          </table:table-cell>
          <table:table-cell table:formula="of:=[Weapons.Q112]" office:value-type="string" office:string-value="Shock Stun" calcext:value-type="string">
            <text:p>Shock Stun</text:p>
          </table:table-cell>
          <table:table-cell table:formula="of:=[Weapons.R112]" office:value-type="float" office:value="64" calcext:value-type="float">
            <text:p>64</text:p>
          </table:table-cell>
          <table:table-cell table:formula="of:=[Weapons.S112]" office:value-type="string" office:string-value="= 0x40 (Stun)" calcext:value-type="string">
            <text:p>= 0x40 (Stun)</text:p>
          </table:table-cell>
          <table:table-cell table:formula="of:=[Weapons.T112]" office:value-type="float" office:value="0" calcext:value-type="float">
            <text:p/>
          </table:table-cell>
          <table:table-cell table:formula="of:=[Weapons.U112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b Lightning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Orb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152]" office:value-type="string" office:string-value="15 squares near and including target" calcext:value-type="string">
            <text:p>15 squares near and including target</text:p>
          </table:table-cell>
          <table:table-cell table:formula="of:=[Weapons.I152]" office:value-type="string" office:string-value="an" calcext:value-type="string">
            <text:p>an</text:p>
          </table:table-cell>
          <table:table-cell table:formula="of:=[Weapons.O152]" office:value-type="string" office:string-value="if target is affected" calcext:value-type="string">
            <text:p>if target is affected</text:p>
          </table:table-cell>
          <table:table-cell table:formula="of:=[Weapons.P152]" office:value-type="float" office:value="15" calcext:value-type="float">
            <text:p>15</text:p>
          </table:table-cell>
          <table:table-cell table:formula="of:=[Weapons.Q152]" office:value-type="string" office:string-value="aff (mr)" calcext:value-type="string">
            <text:p>aff (mr)</text:p>
          </table:table-cell>
          <table:table-cell table:formula="of:=[Weapons.R152]" office:value-type="float" office:value="64" calcext:value-type="float">
            <text:p>64</text:p>
          </table:table-cell>
          <table:table-cell table:formula="of:=[Weapons.S152]" office:value-type="string" office:string-value="= 0x40 (Stun)" calcext:value-type="string">
            <text:p>= 0x40 (Stun)</text:p>
          </table:table-cell>
          <table:table-cell table:formula="of:=[Weapons.T152]" office:value-type="float" office:value="0" calcext:value-type="float">
            <text:p/>
          </table:table-cell>
          <table:table-cell table:formula="of:=[Weapons.U152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ning Bolt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Lightning Bo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shock damage</text:p>
          </table:table-cell>
          <table:table-cell table:formula="of:=[Weapons.H626]" office:value-type="string" office:string-value="Far beam, 5 squares" calcext:value-type="string">
            <text:p>Far beam, 5 squares</text:p>
          </table:table-cell>
          <table:table-cell table:formula="of:=[Weapons.I626]" office:value-type="string" office:string-value="an" calcext:value-type="string">
            <text:p>an</text:p>
          </table:table-cell>
          <table:table-cell table:formula="of:=[Weapons.O626]" office:value-type="string" office:string-value="if target is affected" calcext:value-type="string">
            <text:p>if target is affected</text:p>
          </table:table-cell>
          <table:table-cell table:formula="of:=[Weapons.P626]" office:value-type="float" office:value="165" calcext:value-type="float">
            <text:p>165</text:p>
          </table:table-cell>
          <table:table-cell table:formula="of:=[Weapons.Q626]" office:value-type="string" office:string-value="Shock Stun" calcext:value-type="string">
            <text:p>Shock Stun</text:p>
          </table:table-cell>
          <table:table-cell table:formula="of:=[Weapons.R626]" office:value-type="float" office:value="64" calcext:value-type="float">
            <text:p>64</text:p>
          </table:table-cell>
          <table:table-cell table:formula="of:=[Weapons.S626]" office:value-type="string" office:string-value="= 0x40 (Stun)" calcext:value-type="string">
            <text:p>= 0x40 (Stun)</text:p>
          </table:table-cell>
          <table:table-cell table:formula="of:=[Weapons.T626]" office:value-type="float" office:value="0" calcext:value-type="float">
            <text:p/>
          </table:table-cell>
          <table:table-cell table:formula="of:=[Weapons.U626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 Strike</text:p>
          </table:table-cell>
          <table:table-cell office:value-type="string" calcext:value-type="string">
            <text:p>slowtocast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Thunder Strik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45 shock damage</text:p>
          </table:table-cell>
          <table:table-cell table:formula="of:=[Weapons.H627]" office:value-type="float" office:value="0" calcext:value-type="float">
            <text:p/>
          </table:table-cell>
          <table:table-cell table:formula="of:=[Weapons.I627]" office:value-type="string" office:string-value="an + scatter" calcext:value-type="string">
            <text:p>an + scatter</text:p>
          </table:table-cell>
          <table:table-cell table:formula="of:=[Weapons.O627]" office:value-type="string" office:string-value="once target is hit" calcext:value-type="string">
            <text:p>once target is hit</text:p>
          </table:table-cell>
          <table:table-cell table:formula="of:=[Weapons.P627]" office:value-type="float" office:value="727" calcext:value-type="float">
            <text:p>727</text:p>
          </table:table-cell>
          <table:table-cell table:formula="of:=[Weapons.Q627]" office:value-type="string" office:string-value="Area Shock Stun" calcext:value-type="string">
            <text:p>Area Shock Stun</text:p>
          </table:table-cell>
          <table:table-cell table:formula="of:=[Weapons.R627]" office:value-type="float" office:value="64" calcext:value-type="float">
            <text:p>64</text:p>
          </table:table-cell>
          <table:table-cell table:formula="of:=[Weapons.S627]" office:value-type="string" office:string-value="= 0x40 (Stun)" calcext:value-type="string">
            <text:p>= 0x40 (Stun)</text:p>
          </table:table-cell>
          <table:table-cell table:formula="of:=[Weapons.T627]" office:value-type="string" office:string-value="6 squares near and including target" calcext:value-type="string">
            <text:p>6 squares near and including target</text:p>
          </table:table-cell>
          <table:table-cell table:formula="of:=[Weapons.U627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head</text:p>
          </table:table-cell>
          <table:table-cell office:value-type="string" calcext:value-type="string">
            <text:p>slowtocas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hunder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shock damage</text:p>
          </table:table-cell>
          <table:table-cell table:formula="of:=[Weapons.H151]" office:value-type="string" office:string-value="3 random units" calcext:value-type="string">
            <text:p>3 random units</text:p>
          </table:table-cell>
          <table:table-cell table:formula="of:=[Weapons.I151]" office:value-type="string" office:string-value="an" calcext:value-type="string">
            <text:p>an</text:p>
          </table:table-cell>
          <table:table-cell table:formula="of:=[Weapons.O151]" office:value-type="string" office:string-value="if target is affected" calcext:value-type="string">
            <text:p>if target is affected</text:p>
          </table:table-cell>
          <table:table-cell table:formula="of:=[Weapons.P151]" office:value-type="float" office:value="727" calcext:value-type="float">
            <text:p>727</text:p>
          </table:table-cell>
          <table:table-cell table:formula="of:=[Weapons.Q151]" office:value-type="string" office:string-value="Area Shock Stun" calcext:value-type="string">
            <text:p>Area Shock Stun</text:p>
          </table:table-cell>
          <table:table-cell table:formula="of:=[Weapons.R151]" office:value-type="float" office:value="64" calcext:value-type="float">
            <text:p>64</text:p>
          </table:table-cell>
          <table:table-cell table:formula="of:=[Weapons.S151]" office:value-type="string" office:string-value="= 0x40 (Stun)" calcext:value-type="string">
            <text:p>= 0x40 (Stun)</text:p>
          </table:table-cell>
          <table:table-cell table:formula="of:=[Weapons.T151]" office:value-type="string" office:string-value="6 squares near and including target" calcext:value-type="string">
            <text:p>6 squares near and including target</text:p>
          </table:table-cell>
          <table:table-cell table:formula="of:=[Weapons.U151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Shock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Clouds</text:p>
          </table:table-cell>
          <table:table-cell office:value-type="string" calcext:value-type="string">
            <text:p>slowtoca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mmon Cloud Ele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196]" office:value-type="float" office:value="0" calcext:value-type="float">
            <text:p/>
          </table:table-cell>
          <table:table-cell table:formula="of:=[Weapons.I19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ctive Wind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Protective Wind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5]" office:value-type="string" office:string-value="20 squares near and including target" calcext:value-type="string">
            <text:p>20 squares near and including target</text:p>
          </table:table-cell>
          <table:table-cell table:formula="of:=[Weapons.I65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slowtocas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119]" office:value-type="string" office:string-value="All squares" calcext:value-type="string">
            <text:p>All squares</text:p>
          </table:table-cell>
          <table:table-cell table:formula="of:=[Weapons.I119]" office:value-type="string" office:string-value="mundane" calcext:value-type="string">
            <text:p>mundane</text:p>
          </table:table-cell>
          <table:table-cell table:formula="of:=[Weapons.O119]" office:value-type="string" office:string-value="if target is affected" calcext:value-type="string">
            <text:p>if target is affected</text:p>
          </table:table-cell>
          <table:table-cell table:formula="of:=[Weapons.P119]" office:value-type="float" office:value="118" calcext:value-type="float">
            <text:p>118</text:p>
          </table:table-cell>
          <table:table-cell table:formula="of:=[Weapons.Q119]" office:value-type="string" office:string-value="aff (str-resistable)" calcext:value-type="string">
            <text:p>aff (str-resistable)</text:p>
          </table:table-cell>
          <table:table-cell table:formula="of:=[Weapons.R119]" office:value-type="float" office:value="64" calcext:value-type="float">
            <text:p>64</text:p>
          </table:table-cell>
          <table:table-cell table:formula="of:=[Weapons.S119]" office:value-type="string" office:string-value="= 0x40 (Stun)" calcext:value-type="string">
            <text:p>= 0x40 (Stun)</text:p>
          </table:table-cell>
          <table:table-cell table:formula="of:=[Weapons.T119]" office:value-type="float" office:value="0" calcext:value-type="float">
            <text:p/>
          </table:table-cell>
          <table:table-cell table:formula="of:=[Weapons.U11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ly Storm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Friendly Storm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6]" office:value-type="string" office:string-value="All friendly units" calcext:value-type="string">
            <text:p>All friendly units</text:p>
          </table:table-cell>
          <table:table-cell table:formula="of:=[Weapons.I65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Lightning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Call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269]" office:value-type="string" office:string-value="12 random units" calcext:value-type="string">
            <text:p>12 random units</text:p>
          </table:table-cell>
          <table:table-cell table:formula="of:=[Weapons.I269]" office:value-type="string" office:string-value="an" calcext:value-type="string">
            <text:p>an</text:p>
          </table:table-cell>
          <table:table-cell table:formula="of:=[Weapons.O269]" office:value-type="string" office:string-value="if target is affected" calcext:value-type="string">
            <text:p>if target is affected</text:p>
          </table:table-cell>
          <table:table-cell table:formula="of:=[Weapons.P269]" office:value-type="float" office:value="15" calcext:value-type="float">
            <text:p>15</text:p>
          </table:table-cell>
          <table:table-cell table:formula="of:=[Weapons.Q269]" office:value-type="string" office:string-value="aff (mr)" calcext:value-type="string">
            <text:p>aff (mr)</text:p>
          </table:table-cell>
          <table:table-cell table:formula="of:=[Weapons.R269]" office:value-type="float" office:value="64" calcext:value-type="float">
            <text:p>64</text:p>
          </table:table-cell>
          <table:table-cell table:formula="of:=[Weapons.S269]" office:value-type="string" office:string-value="= 0x40 (Stun)" calcext:value-type="string">
            <text:p>= 0x40 (Stun)</text:p>
          </table:table-cell>
          <table:table-cell table:formula="of:=[Weapons.T269]" office:value-type="float" office:value="0" calcext:value-type="float">
            <text:p/>
          </table:table-cell>
          <table:table-cell table:formula="of:=[Weapons.U26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ning Storm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Lightning Stor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14 shock damage</text:p>
          </table:table-cell>
          <table:table-cell table:formula="of:=[Weapons.H728]" office:value-type="string" office:string-value="Chain lightning, 12 targets at max distance of 2 squares" calcext:value-type="string">
            <text:p>Chain lightning, 12 targets at max distance of 2 squares</text:p>
          </table:table-cell>
          <table:table-cell table:formula="of:=[Weapons.I728]" office:value-type="string" office:string-value="an" calcext:value-type="string">
            <text:p>an</text:p>
          </table:table-cell>
          <table:table-cell table:formula="of:=[Weapons.O728]" office:value-type="string" office:string-value="if target is affected" calcext:value-type="string">
            <text:p>if target is affected</text:p>
          </table:table-cell>
          <table:table-cell table:formula="of:=[Weapons.P728]" office:value-type="float" office:value="165" calcext:value-type="float">
            <text:p>165</text:p>
          </table:table-cell>
          <table:table-cell table:formula="of:=[Weapons.Q728]" office:value-type="string" office:string-value="Shock Stun" calcext:value-type="string">
            <text:p>Shock Stun</text:p>
          </table:table-cell>
          <table:table-cell table:formula="of:=[Weapons.R728]" office:value-type="float" office:value="64" calcext:value-type="float">
            <text:p>64</text:p>
          </table:table-cell>
          <table:table-cell table:formula="of:=[Weapons.S728]" office:value-type="string" office:string-value="= 0x40 (Stun)" calcext:value-type="string">
            <text:p>= 0x40 (Stun)</text:p>
          </table:table-cell>
          <table:table-cell table:formula="of:=[Weapons.T728]" office:value-type="float" office:value="0" calcext:value-type="float">
            <text:p/>
          </table:table-cell>
          <table:table-cell table:formula="of:=[Weapons.U728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lemental Magic</text:p>
          </table:table-cell>
          <table:table-cell table:number-columns-repeated="102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burnfores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245]" office:value-type="string" office:string-value="4 random units" calcext:value-type="string">
            <text:p>4 random units</text:p>
          </table:table-cell>
          <table:table-cell table:formula="of:=[Weapons.I2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ydration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Dehyd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424]" office:value-type="float" office:value="0" calcext:value-type="float">
            <text:p/>
          </table:table-cell>
          <table:table-cell table:formula="of:=[Weapons.I424]" office:value-type="string" office:string-value="an + strresist + inanimate" calcext:value-type="string">
            <text:p>an + strresist + inanimate</text:p>
          </table:table-cell>
          <table:table-cell table:number-columns-repeated="10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Grip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aff (earth, unresistable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2]" office:value-type="float" office:value="0" calcext:value-type="float">
            <text:p/>
          </table:table-cell>
          <table:table-cell table:formula="of:=[Weapons.I312]" office:value-type="string" office:string-value="flying" calcext:value-type="string">
            <text:p>flying</text:p>
          </table:table-cell>
          <table:table-cell table:number-columns-repeated="1014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rrent of Water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Torrent of Wa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blunt damage</text:p>
          </table:table-cell>
          <table:table-cell table:formula="of:=[Weapons.H189]" office:value-type="string" office:string-value="5 squares near and including target" calcext:value-type="string">
            <text:p>5 squares near and including target</text:p>
          </table:table-cell>
          <table:table-cell table:formula="of:=[Weapons.I189]" office:value-type="float" office:value="0" calcext:value-type="float">
            <text:p/>
          </table:table-cell>
          <table:table-cell table:formula="of:=[Weapons.O189]" office:value-type="string" office:string-value="if target is affected" calcext:value-type="string">
            <text:p>if target is affected</text:p>
          </table:table-cell>
          <table:table-cell table:formula="of:=[Weapons.P189]" office:value-type="float" office:value="118" calcext:value-type="float">
            <text:p>118</text:p>
          </table:table-cell>
          <table:table-cell table:formula="of:=[Weapons.Q189]" office:value-type="string" office:string-value="aff (str-resistable)" calcext:value-type="string">
            <text:p>aff (str-resistable)</text:p>
          </table:table-cell>
          <table:table-cell table:formula="of:=[Weapons.R189]" office:value-type="float" office:value="64" calcext:value-type="float">
            <text:p>64</text:p>
          </table:table-cell>
          <table:table-cell table:formula="of:=[Weapons.S189]" office:value-type="string" office:string-value="= 0x40 (Stun)" calcext:value-type="string">
            <text:p>= 0x40 (Stun)</text:p>
          </table:table-cell>
          <table:table-cell table:formula="of:=[Weapons.T189]" office:value-type="float" office:value="0" calcext:value-type="float">
            <text:p/>
          </table:table-cell>
          <table:table-cell table:formula="of:=[Weapons.U18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ilor's Death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Sailor's Deat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181]" office:value-type="float" office:value="0" calcext:value-type="float">
            <text:p/>
          </table:table-cell>
          <table:table-cell table:formula="of:=[Weapons.I181]" office:value-type="string" office:string-value="hardmr + an + drown" calcext:value-type="string">
            <text:p>hardmr + an + drown</text:p>
          </table:table-cell>
          <table:table-cell table:formula="of:=[Weapons.O181]" office:value-type="string" office:string-value="if target is affected" calcext:value-type="string">
            <text:p>if target is affected</text:p>
          </table:table-cell>
          <table:table-cell table:formula="of:=[Weapons.P181]" office:value-type="float" office:value="192" calcext:value-type="float">
            <text:p>192</text:p>
          </table:table-cell>
          <table:table-cell table:formula="of:=[Weapons.Q181]" office:value-type="string" office:string-value="Drown" calcext:value-type="string">
            <text:p>Drown</text:p>
          </table:table-cell>
          <table:table-cell table:formula="of:=[Weapons.R181]" office:value-type="float" office:value="999" calcext:value-type="float">
            <text:p>999</text:p>
          </table:table-cell>
          <table:table-cell table:formula="of:=[Weapons.S181]" office:value-type="string" office:string-value="D999 magic damage" calcext:value-type="string">
            <text:p>D999 magic damage</text:p>
          </table:table-cell>
          <table:table-cell table:formula="of:=[Weapons.T181]" office:value-type="float" office:value="0" calcext:value-type="float">
            <text:p/>
          </table:table-cell>
          <table:table-cell table:formula="of:=[Weapons.U181]" office:value-type="string" office:string-value="easymr + an + drown" calcext:value-type="string">
            <text:p>easymr + an + drown</text:p>
          </table:table-cell>
          <table:table-cell table:number-columns-repeated="1007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rth Meld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Earth Mel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9]" office:value-type="string" office:string-value="9 squares near and including target" calcext:value-type="string">
            <text:p>9 squares near and including target</text:p>
          </table:table-cell>
          <table:table-cell table:formula="of:=[Weapons.I31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burnfor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56]" office:value-type="string" office:string-value="5 squares near and including target" calcext:value-type="string">
            <text:p>5 squares near and including target</text:p>
          </table:table-cell>
          <table:table-cell table:formula="of:=[Weapons.I5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b Lightning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Orb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152]" office:value-type="string" office:string-value="15 squares near and including target" calcext:value-type="string">
            <text:p>15 squares near and including target</text:p>
          </table:table-cell>
          <table:table-cell table:formula="of:=[Weapons.I152]" office:value-type="string" office:string-value="an" calcext:value-type="string">
            <text:p>an</text:p>
          </table:table-cell>
          <table:table-cell table:formula="of:=[Weapons.O152]" office:value-type="string" office:string-value="if target is affected" calcext:value-type="string">
            <text:p>if target is affected</text:p>
          </table:table-cell>
          <table:table-cell table:formula="of:=[Weapons.P152]" office:value-type="float" office:value="15" calcext:value-type="float">
            <text:p>15</text:p>
          </table:table-cell>
          <table:table-cell table:formula="of:=[Weapons.Q152]" office:value-type="string" office:string-value="aff (mr)" calcext:value-type="string">
            <text:p>aff (mr)</text:p>
          </table:table-cell>
          <table:table-cell table:formula="of:=[Weapons.R152]" office:value-type="float" office:value="64" calcext:value-type="float">
            <text:p>64</text:p>
          </table:table-cell>
          <table:table-cell table:formula="of:=[Weapons.S152]" office:value-type="string" office:string-value="= 0x40 (Stun)" calcext:value-type="string">
            <text:p>= 0x40 (Stun)</text:p>
          </table:table-cell>
          <table:table-cell table:formula="of:=[Weapons.T152]" office:value-type="float" office:value="0" calcext:value-type="float">
            <text:p/>
          </table:table-cell>
          <table:table-cell table:formula="of:=[Weapons.U152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Lightning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Call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269]" office:value-type="string" office:string-value="12 random units" calcext:value-type="string">
            <text:p>12 random units</text:p>
          </table:table-cell>
          <table:table-cell table:formula="of:=[Weapons.I269]" office:value-type="string" office:string-value="an" calcext:value-type="string">
            <text:p>an</text:p>
          </table:table-cell>
          <table:table-cell table:formula="of:=[Weapons.O269]" office:value-type="string" office:string-value="if target is affected" calcext:value-type="string">
            <text:p>if target is affected</text:p>
          </table:table-cell>
          <table:table-cell table:formula="of:=[Weapons.P269]" office:value-type="float" office:value="15" calcext:value-type="float">
            <text:p>15</text:p>
          </table:table-cell>
          <table:table-cell table:formula="of:=[Weapons.Q269]" office:value-type="string" office:string-value="aff (mr)" calcext:value-type="string">
            <text:p>aff (mr)</text:p>
          </table:table-cell>
          <table:table-cell table:formula="of:=[Weapons.R269]" office:value-type="float" office:value="64" calcext:value-type="float">
            <text:p>64</text:p>
          </table:table-cell>
          <table:table-cell table:formula="of:=[Weapons.S269]" office:value-type="string" office:string-value="= 0x40 (Stun)" calcext:value-type="string">
            <text:p>= 0x40 (Stun)</text:p>
          </table:table-cell>
          <table:table-cell table:formula="of:=[Weapons.T269]" office:value-type="float" office:value="0" calcext:value-type="float">
            <text:p/>
          </table:table-cell>
          <table:table-cell table:formula="of:=[Weapons.U26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Storm</text:p>
          </table:table-cell>
          <table:table-cell office:value-type="string" calcext:value-type="string">
            <text:p>burnfo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Weapons.H59]" office:value-type="string" office:string-value="50 squares near and including target" calcext:value-type="string">
            <text:p>50 squares near and including target</text:p>
          </table:table-cell>
          <table:table-cell table:formula="of:=[Weapons.I5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Waves</text:p>
          </table:table-cell>
          <table:table-cell office:value-type="string" calcext:value-type="string">
            <text:p>slowtoca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units summoned</text:p>
          </table:table-cell>
          <table:table-cell table:formula="of:=[Weapons.H197]" office:value-type="float" office:value="0" calcext:value-type="float">
            <text:p/>
          </table:table-cell>
          <table:table-cell table:formula="of:=[Weapons.I19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rk Prayers</text:p>
          </table:table-cell>
          <table:table-cell table:number-columns-repeated="1023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18]" office:value-type="float" office:value="0" calcext:value-type="float">
            <text:p/>
          </table:table-cell>
          <table:table-cell table:formula="of:=[Weapons.I18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Spider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Summon Small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366]" office:value-type="float" office:value="0" calcext:value-type="float">
            <text:p/>
          </table:table-cell>
          <table:table-cell table:formula="of:=[Weapons.I36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Scorpion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Summon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474]" office:value-type="float" office:value="0" calcext:value-type="float">
            <text:p/>
          </table:table-cell>
          <table:table-cell table:formula="of:=[Weapons.I474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bind Heart</text:p>
          </table:table-cell>
          <table:table-cell office:value-type="string" calcext:value-type="string">
            <text:p>slowtocast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ellbind 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4]" office:value-type="float" office:value="0" calcext:value-type="float">
            <text:p/>
          </table:table-cell>
          <table:table-cell table:formula="of:=[Weapons.I644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hes of Fire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Lashes of F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fire damage</text:p>
          </table:table-cell>
          <table:table-cell table:formula="of:=[Weapons.H213]" office:value-type="string" office:string-value="3 random units" calcext:value-type="string">
            <text:p>3 random units</text:p>
          </table:table-cell>
          <table:table-cell table:formula="of:=[Weapons.I213]" office:value-type="float" office:value="0" calcext:value-type="float">
            <text:p/>
          </table:table-cell>
          <table:table-cell table:formula="of:=[Weapons.O213]" office:value-type="string" office:string-value="if target is affected" calcext:value-type="string">
            <text:p>if target is affected</text:p>
          </table:table-cell>
          <table:table-cell table:formula="of:=[Weapons.P213]" office:value-type="float" office:value="212" calcext:value-type="float">
            <text:p>212</text:p>
          </table:table-cell>
          <table:table-cell table:formula="of:=[Weapons.Q213]" office:value-type="string" office:string-value="aff (mr)" calcext:value-type="string">
            <text:p>aff (mr)</text:p>
          </table:table-cell>
          <table:table-cell table:formula="of:=[Weapons.R213]" office:value-type="float" office:value="64" calcext:value-type="float">
            <text:p>64</text:p>
          </table:table-cell>
          <table:table-cell table:formula="of:=[Weapons.S213]" office:value-type="string" office:string-value="= 0x40 (Stun)" calcext:value-type="string">
            <text:p>= 0x40 (Stun)</text:p>
          </table:table-cell>
          <table:table-cell table:formula="of:=[Weapons.T213]" office:value-type="float" office:value="0" calcext:value-type="float">
            <text:p/>
          </table:table-cell>
          <table:table-cell table:formula="of:=[Weapons.U213]" office:value-type="string" office:string-value="mr + an" calcext:value-type="string">
            <text:p>mr + an</text:p>
          </table:table-cell>
          <table:table-cell table:number-columns-repeated="100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geance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Venge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magic damage</text:p>
          </table:table-cell>
          <table:table-cell table:formula="of:=[Weapons.H367]" office:value-type="string" office:string-value="2 random units" calcext:value-type="string">
            <text:p>2 random units</text:p>
          </table:table-cell>
          <table:table-cell table:formula="of:=[Weapons.I367]" office:value-type="float" office:value="0" calcext:value-type="float">
            <text:p/>
          </table:table-cell>
          <table:table-cell table:formula="of:=[Weapons.O367]" office:value-type="string" office:string-value="if target is affected" calcext:value-type="string">
            <text:p>if target is affected</text:p>
          </table:table-cell>
          <table:table-cell table:formula="of:=[Weapons.P367]" office:value-type="float" office:value="366" calcext:value-type="float">
            <text:p>366</text:p>
          </table:table-cell>
          <table:table-cell table:formula="of:=[Weapons.Q367]" office:value-type="string" office:string-value="aff (unresistable)" calcext:value-type="string">
            <text:p>aff (unresistable)</text:p>
          </table:table-cell>
          <table:table-cell table:formula="of:=[Weapons.R367]" office:value-type="float" office:value="2" calcext:value-type="float">
            <text:p>2</text:p>
          </table:table-cell>
          <table:table-cell table:formula="of:=[Weapons.S367]" office:value-type="string" office:string-value="= 0x2 (Curse)" calcext:value-type="string">
            <text:p>= 0x2 (Curse)</text:p>
          </table:table-cell>
          <table:table-cell table:formula="of:=[Weapons.T367]" office:value-type="float" office:value="0" calcext:value-type="float">
            <text:p/>
          </table:table-cell>
          <table:table-cell table:formula="of:=[Weapons.U367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l Large Spiders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Summon Large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475]" office:value-type="float" office:value="0" calcext:value-type="float">
            <text:p/>
          </table:table-cell>
          <table:table-cell table:formula="of:=[Weapons.I47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slowtocas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oul D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84]" office:value-type="string" office:string-value="All units" calcext:value-type="string">
            <text:p>All units</text:p>
          </table:table-cell>
          <table:table-cell table:formula="of:=[Weapons.I84]" office:value-type="string" office:string-value="drain + inanimate" calcext:value-type="string">
            <text:p>drain + inanimate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slowtocas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up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magic damage</text:p>
          </table:table-cell>
          <table:table-cell table:formula="of:=[Weapons.H155]" office:value-type="string" office:string-value="100 squares near and including target" calcext:value-type="string">
            <text:p>100 squares near and including target</text:p>
          </table:table-cell>
          <table:table-cell table:formula="of:=[Weapons.I155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hes of Death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Lash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magic damage</text:p>
          </table:table-cell>
          <table:table-cell table:formula="of:=[Weapons.H364]" office:value-type="string" office:string-value="3 random units" calcext:value-type="string">
            <text:p>3 random units</text:p>
          </table:table-cell>
          <table:table-cell table:formula="of:=[Weapons.I364]" office:value-type="float" office:value="0" calcext:value-type="float">
            <text:p/>
          </table:table-cell>
          <table:table-cell table:formula="of:=[Weapons.O364]" office:value-type="string" office:string-value="if target is affected" calcext:value-type="string">
            <text:p>if target is affected</text:p>
          </table:table-cell>
          <table:table-cell table:formula="of:=[Weapons.P364]" office:value-type="float" office:value="363" calcext:value-type="float">
            <text:p>363</text:p>
          </table:table-cell>
          <table:table-cell table:formula="of:=[Weapons.Q364]" office:value-type="string" office:string-value="aff (mr)" calcext:value-type="string">
            <text:p>aff (mr)</text:p>
          </table:table-cell>
          <table:table-cell table:formula="of:=[Weapons.R364]" office:value-type="float" office:value="999" calcext:value-type="float">
            <text:p>999</text:p>
          </table:table-cell>
          <table:table-cell table:formula="of:=[Weapons.S364]" office:value-type="string" office:string-value="D999 magic damage" calcext:value-type="string">
            <text:p>D999 magic damage</text:p>
          </table:table-cell>
          <table:table-cell table:formula="of:=[Weapons.T364]" office:value-type="float" office:value="0" calcext:value-type="float">
            <text:p/>
          </table:table-cell>
          <table:table-cell table:formula="of:=[Weapons.U364]" office:value-type="string" office:string-value="mr + an" calcext:value-type="string">
            <text:p>mr + an</text:p>
          </table:table-cell>
          <table:table-cell table:number-columns-repeated="100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der Swarm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Summon Large Spi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units summoned</text:p>
          </table:table-cell>
          <table:table-cell table:formula="of:=[Weapons.H475]" office:value-type="float" office:value="0" calcext:value-type="float">
            <text:p/>
          </table:table-cell>
          <table:table-cell table:formula="of:=[Weapons.I47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r and the Sun</text:p>
          </table:table-cell>
          <table:table-cell table:number-columns-repeated="1023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eneration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light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u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128]" office:value-type="float" office:value="0" calcext:value-type="float">
            <text:p/>
          </table:table-cell>
          <table:table-cell table:formula="of:=[Weapons.I128]" office:value-type="string" office:string-value="an + holykill" calcext:value-type="string">
            <text:p>an + holykill</text:p>
          </table:table-cell>
          <table:table-cell table:formula="of:=[Weapons.O128]" office:value-type="string" office:string-value="if target is affected" calcext:value-type="string">
            <text:p>if target is affected</text:p>
          </table:table-cell>
          <table:table-cell table:formula="of:=[Weapons.P128]" office:value-type="float" office:value="15" calcext:value-type="float">
            <text:p>15</text:p>
          </table:table-cell>
          <table:table-cell table:formula="of:=[Weapons.Q128]" office:value-type="string" office:string-value="aff (mr)" calcext:value-type="string">
            <text:p>aff (mr)</text:p>
          </table:table-cell>
          <table:table-cell table:formula="of:=[Weapons.R128]" office:value-type="float" office:value="67108864" calcext:value-type="float">
            <text:p>67108864</text:p>
          </table:table-cell>
          <table:table-cell table:formula="of:=[Weapons.S128]" office:value-type="string" office:string-value="= 0x4000000 (Blindness)" calcext:value-type="string">
            <text:p>= 0x4000000 (Blindness)</text:p>
          </table:table-cell>
          <table:table-cell table:formula="of:=[Weapons.T128]" office:value-type="float" office:value="0" calcext:value-type="float">
            <text:p/>
          </table:table-cell>
          <table:table-cell table:formula="of:=[Weapons.U128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Boi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lood Bo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69]" office:value-type="float" office:value="0" calcext:value-type="float">
            <text:p/>
          </table:table-cell>
          <table:table-cell table:formula="of:=[Weapons.I69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 of the Su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ura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8]" office:value-type="float" office:value="0" calcext:value-type="float">
            <text:p/>
          </table:table-cell>
          <table:table-cell table:formula="of:=[Weapons.I208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Ray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Solar R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30]" office:value-type="string" office:string-value="25 squares near and including target" calcext:value-type="string">
            <text:p>25 squares near and including target</text:p>
          </table:table-cell>
          <table:table-cell table:formula="of:=[Weapons.I130]" office:value-type="string" office:string-value="an + holykill" calcext:value-type="string">
            <text:p>an + holykill</text:p>
          </table:table-cell>
          <table:table-cell table:formula="of:=[Weapons.O130]" office:value-type="string" office:string-value="if target is affected" calcext:value-type="string">
            <text:p>if target is affected</text:p>
          </table:table-cell>
          <table:table-cell table:formula="of:=[Weapons.P130]" office:value-type="float" office:value="159" calcext:value-type="float">
            <text:p>159</text:p>
          </table:table-cell>
          <table:table-cell table:formula="of:=[Weapons.Q130]" office:value-type="string" office:string-value="blindness (easymr)" calcext:value-type="string">
            <text:p>blindness (easymr)</text:p>
          </table:table-cell>
          <table:table-cell table:formula="of:=[Weapons.R130]" office:value-type="float" office:value="67108864" calcext:value-type="float">
            <text:p>67108864</text:p>
          </table:table-cell>
          <table:table-cell table:formula="of:=[Weapons.S130]" office:value-type="string" office:string-value="= 0x4000000 (Blindness)" calcext:value-type="string">
            <text:p>= 0x4000000 (Blindness)</text:p>
          </table:table-cell>
          <table:table-cell table:formula="of:=[Weapons.T130]" office:value-type="float" office:value="0" calcext:value-type="float">
            <text:p/>
          </table:table-cell>
          <table:table-cell table:formula="of:=[Weapons.U130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inerate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Inciner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451]" office:value-type="float" office:value="0" calcext:value-type="float">
            <text:p/>
          </table:table-cell>
          <table:table-cell table:formula="of:=[Weapons.I45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 Brilliance</text:p>
          </table:table-cell>
          <table:table-cell office:value-type="string" calcext:value-type="string">
            <text:p>slowtocas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olar Brill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31]" office:value-type="string" office:string-value="All squares" calcext:value-type="string">
            <text:p>All squares</text:p>
          </table:table-cell>
          <table:table-cell table:formula="of:=[Weapons.I131]" office:value-type="string" office:string-value="an + holykill" calcext:value-type="string">
            <text:p>an + holykill</text:p>
          </table:table-cell>
          <table:table-cell table:formula="of:=[Weapons.O131]" office:value-type="string" office:string-value="if target is affected" calcext:value-type="string">
            <text:p>if target is affected</text:p>
          </table:table-cell>
          <table:table-cell table:formula="of:=[Weapons.P131]" office:value-type="float" office:value="15" calcext:value-type="float">
            <text:p>15</text:p>
          </table:table-cell>
          <table:table-cell table:formula="of:=[Weapons.Q131]" office:value-type="string" office:string-value="aff (mr)" calcext:value-type="string">
            <text:p>aff (mr)</text:p>
          </table:table-cell>
          <table:table-cell table:formula="of:=[Weapons.R131]" office:value-type="float" office:value="67108864" calcext:value-type="float">
            <text:p>67108864</text:p>
          </table:table-cell>
          <table:table-cell table:formula="of:=[Weapons.S131]" office:value-type="string" office:string-value="= 0x4000000 (Blindness)" calcext:value-type="string">
            <text:p>= 0x4000000 (Blindness)</text:p>
          </table:table-cell>
          <table:table-cell table:formula="of:=[Weapons.T131]" office:value-type="float" office:value="0" calcext:value-type="float">
            <text:p/>
          </table:table-cell>
          <table:table-cell table:formula="of:=[Weapons.U131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the Sun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Army of the Su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= 0x2000 (Awe +1)</text:p>
          </table:table-cell>
          <table:table-cell table:formula="of:=[Weapons.H209]" office:value-type="string" office:string-value="25 squares near and including target" calcext:value-type="string">
            <text:p>25 squares near and including target</text:p>
          </table:table-cell>
          <table:table-cell table:formula="of:=[Weapons.I209]" office:value-type="string" office:string-value="undead + onlyfriend" calcext:value-type="string">
            <text:p>undead + onlyfriend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Jaguars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Mass Regeneration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32]" office:value-type="string" office:string-value="25 squares near and including target" calcext:value-type="string">
            <text:p>25 squares near and including target</text:p>
          </table:table-cell>
          <table:table-cell table:formula="of:=[Weapons.I632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y Mother</text:p>
          </table:table-cell>
          <table:table-cell table:number-columns-repeated="1023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eneration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Burst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Blood Bur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369]" office:value-type="string" office:string-value="5 squares near and including target" calcext:value-type="string">
            <text:p>5 squares near and including target</text:p>
          </table:table-cell>
          <table:table-cell table:formula="of:=[Weapons.I369]" office:value-type="string" office:string-value="easymr + inanimate" calcext:value-type="string">
            <text:p>easymr + inanimate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Rush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strength, row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6]" office:value-type="string" office:string-value="25 squares near and including target" calcext:value-type="string">
            <text:p>25 squares near and including target</text:p>
          </table:table-cell>
          <table:table-cell table:formula="of:=[Weapons.I44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m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33 magic damage</text:p>
          </table:table-cell>
          <table:table-cell table:formula="of:=[Weapons.H486]" office:value-type="float" office:value="0" calcext:value-type="float">
            <text:p/>
          </table:table-cell>
          <table:table-cell table:formula="of:=[Weapons.I486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Jaguars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Mass Regeneration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32]" office:value-type="string" office:string-value="25 squares near and including target" calcext:value-type="string">
            <text:p>25 squares near and including target</text:p>
          </table:table-cell>
          <table:table-cell table:formula="of:=[Weapons.I632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 of Blood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Rain of Bl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ar: D7 vs morale</text:p>
          </table:table-cell>
          <table:table-cell table:formula="of:=[Weapons.H470]" office:value-type="string" office:string-value="All squares" calcext:value-type="string">
            <text:p>All squares</text:p>
          </table:table-cell>
          <table:table-cell table:formula="of:=[Weapons.I470]" office:value-type="string" office:string-value="mr + an + onlyenemy" calcext:value-type="string">
            <text:p>mr + an + onlyenemy</text:p>
          </table:table-cell>
          <table:table-cell table:number-columns-repeated="10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ght</text:p>
          </table:table-cell>
          <table:table-cell table:number-columns-repeated="1023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light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Moo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0]" office:value-type="float" office:value="0" calcext:value-type="float">
            <text:p/>
          </table:table-cell>
          <table:table-cell table:formula="of:=[Weapons.I460]" office:value-type="string" office:string-value="an + onlyenemy" calcext:value-type="string">
            <text:p>an + onlyenemy</text:p>
          </table:table-cell>
          <table:table-cell table:formula="of:=[Weapons.O460]" office:value-type="string" office:string-value="if target is affected" calcext:value-type="string">
            <text:p>if target is affected</text:p>
          </table:table-cell>
          <table:table-cell table:formula="of:=[Weapons.P460]" office:value-type="float" office:value="451" calcext:value-type="float">
            <text:p>451</text:p>
          </table:table-cell>
          <table:table-cell table:formula="of:=[Weapons.Q460]" office:value-type="string" office:string-value="Confusion" calcext:value-type="string">
            <text:p>Confusion</text:p>
          </table:table-cell>
          <table:table-cell table:formula="of:=[Weapons.R460]" office:value-type="float" office:value="262144" calcext:value-type="float">
            <text:p>262144</text:p>
          </table:table-cell>
          <table:table-cell table:formula="of:=[Weapons.S460]" office:value-type="string" office:string-value="= 0x40000 (Confusion)" calcext:value-type="string">
            <text:p>= 0x40000 (Confusion)</text:p>
          </table:table-cell>
          <table:table-cell table:formula="of:=[Weapons.T460]" office:value-type="float" office:value="0" calcext:value-type="float">
            <text:p/>
          </table:table-cell>
          <table:table-cell table:formula="of:=[Weapons.U460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umber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l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227]" office:value-type="float" office:value="0" calcext:value-type="float">
            <text:p/>
          </table:table-cell>
          <table:table-cell table:formula="of:=[Weapons.I227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form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Shadow For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5]" office:value-type="float" office:value="0" calcext:value-type="float">
            <text:p/>
          </table:table-cell>
          <table:table-cell table:formula="of:=[Weapons.I63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f the Moon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Touch of the M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228]" office:value-type="string" office:string-value="5 squares near and including target" calcext:value-type="string">
            <text:p>5 squares near and including target</text:p>
          </table:table-cell>
          <table:table-cell table:formula="of:=[Weapons.I228]" office:value-type="string" office:string-value="mr + an + onlyenemy" calcext:value-type="string">
            <text:p>mr + an + onlyenemy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nbeams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Moonbe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1]" office:value-type="string" office:string-value="9 squares near and including target" calcext:value-type="string">
            <text:p>9 squares near and including target</text:p>
          </table:table-cell>
          <table:table-cell table:formula="of:=[Weapons.I461]" office:value-type="string" office:string-value="an + onlyenemy" calcext:value-type="string">
            <text:p>an + onlyenemy</text:p>
          </table:table-cell>
          <table:table-cell table:formula="of:=[Weapons.O461]" office:value-type="string" office:string-value="if target is affected" calcext:value-type="string">
            <text:p>if target is affected</text:p>
          </table:table-cell>
          <table:table-cell table:formula="of:=[Weapons.P461]" office:value-type="float" office:value="451" calcext:value-type="float">
            <text:p>451</text:p>
          </table:table-cell>
          <table:table-cell table:formula="of:=[Weapons.Q461]" office:value-type="string" office:string-value="Confusion" calcext:value-type="string">
            <text:p>Confusion</text:p>
          </table:table-cell>
          <table:table-cell table:formula="of:=[Weapons.R461]" office:value-type="float" office:value="262144" calcext:value-type="float">
            <text:p>262144</text:p>
          </table:table-cell>
          <table:table-cell table:formula="of:=[Weapons.S461]" office:value-type="string" office:string-value="= 0x40000 (Confusion)" calcext:value-type="string">
            <text:p>= 0x40000 (Confusion)</text:p>
          </table:table-cell>
          <table:table-cell table:formula="of:=[Weapons.T461]" office:value-type="float" office:value="0" calcext:value-type="float">
            <text:p/>
          </table:table-cell>
          <table:table-cell table:formula="of:=[Weapons.U461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ar Brilliance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Lunar Brill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59]" office:value-type="string" office:string-value="25 squares near and including target" calcext:value-type="string">
            <text:p>25 squares near and including target</text:p>
          </table:table-cell>
          <table:table-cell table:formula="of:=[Weapons.I459]" office:value-type="string" office:string-value="an + onlyenemy" calcext:value-type="string">
            <text:p>an + onlyenemy</text:p>
          </table:table-cell>
          <table:table-cell table:formula="of:=[Weapons.O459]" office:value-type="string" office:string-value="if target is affected" calcext:value-type="string">
            <text:p>if target is affected</text:p>
          </table:table-cell>
          <table:table-cell table:formula="of:=[Weapons.P459]" office:value-type="float" office:value="451" calcext:value-type="float">
            <text:p>451</text:p>
          </table:table-cell>
          <table:table-cell table:formula="of:=[Weapons.Q459]" office:value-type="string" office:string-value="Confusion" calcext:value-type="string">
            <text:p>Confusion</text:p>
          </table:table-cell>
          <table:table-cell table:formula="of:=[Weapons.R459]" office:value-type="float" office:value="262144" calcext:value-type="float">
            <text:p>262144</text:p>
          </table:table-cell>
          <table:table-cell table:formula="of:=[Weapons.S459]" office:value-type="string" office:string-value="= 0x40000 (Confusion)" calcext:value-type="string">
            <text:p>= 0x40000 (Confusion)</text:p>
          </table:table-cell>
          <table:table-cell table:formula="of:=[Weapons.T459]" office:value-type="float" office:value="0" calcext:value-type="float">
            <text:p/>
          </table:table-cell>
          <table:table-cell table:formula="of:=[Weapons.U459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Darknes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th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y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468]" office:value-type="float" office:value="0" calcext:value-type="float">
            <text:p/>
          </table:table-cell>
          <table:table-cell table:formula="of:=[Weapons.I468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 Sap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trength Sap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1]" office:value-type="string" office:string-value="3 squares near and including target" calcext:value-type="string">
            <text:p>3 squares near and including target</text:p>
          </table:table-cell>
          <table:table-cell table:formula="of:=[Weapons.I251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nes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aknes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2]" office:value-type="string" office:string-value="25 squares near and including target" calcext:value-type="string">
            <text:p>25 squares near and including target</text:p>
          </table:table-cell>
          <table:table-cell table:formula="of:=[Weapons.I252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er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Wi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283]" office:value-type="string" office:string-value="5 squares near and including target" calcext:value-type="string">
            <text:p>5 squares near and including target</text:p>
          </table:table-cell>
          <table:table-cell table:formula="of:=[Weapons.I283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ce Macabre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ummon Long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units summoned</text:p>
          </table:table-cell>
          <table:table-cell table:formula="of:=[Weapons.H267]" office:value-type="float" office:value="0" calcext:value-type="float">
            <text:p/>
          </table:table-cell>
          <table:table-cell table:formula="of:=[Weapons.I26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e of Death</text:p>
          </table:table-cell>
          <table:table-cell office:value-type="string" calcext:value-type="string">
            <text:p>slowtocas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hade of Death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4]" office:value-type="string" office:string-value="All squares" calcext:value-type="string">
            <text:p>All squares</text:p>
          </table:table-cell>
          <table:table-cell table:formula="of:=[Weapons.I254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</text:p>
          </table:table-cell>
          <table:table-cell table:number-columns-repeated="1023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ydration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Dehyd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424]" office:value-type="float" office:value="0" calcext:value-type="float">
            <text:p/>
          </table:table-cell>
          <table:table-cell table:formula="of:=[Weapons.I424]" office:value-type="string" office:string-value="an + strresist + inanimate" calcext:value-type="string">
            <text:p>an + strresist + inanimate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rent of Water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Torrent of Wa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blunt damage</text:p>
          </table:table-cell>
          <table:table-cell table:formula="of:=[Weapons.H189]" office:value-type="string" office:string-value="5 squares near and including target" calcext:value-type="string">
            <text:p>5 squares near and including target</text:p>
          </table:table-cell>
          <table:table-cell table:formula="of:=[Weapons.I189]" office:value-type="float" office:value="0" calcext:value-type="float">
            <text:p/>
          </table:table-cell>
          <table:table-cell table:formula="of:=[Weapons.O189]" office:value-type="string" office:string-value="if target is affected" calcext:value-type="string">
            <text:p>if target is affected</text:p>
          </table:table-cell>
          <table:table-cell table:formula="of:=[Weapons.P189]" office:value-type="float" office:value="118" calcext:value-type="float">
            <text:p>118</text:p>
          </table:table-cell>
          <table:table-cell table:formula="of:=[Weapons.Q189]" office:value-type="string" office:string-value="aff (str-resistable)" calcext:value-type="string">
            <text:p>aff (str-resistable)</text:p>
          </table:table-cell>
          <table:table-cell table:formula="of:=[Weapons.R189]" office:value-type="float" office:value="64" calcext:value-type="float">
            <text:p>64</text:p>
          </table:table-cell>
          <table:table-cell table:formula="of:=[Weapons.S189]" office:value-type="string" office:string-value="= 0x40 (Stun)" calcext:value-type="string">
            <text:p>= 0x40 (Stun)</text:p>
          </table:table-cell>
          <table:table-cell table:formula="of:=[Weapons.T189]" office:value-type="float" office:value="0" calcext:value-type="float">
            <text:p/>
          </table:table-cell>
          <table:table-cell table:formula="of:=[Weapons.U18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sing Tide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ising Ti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93]" office:value-type="string" office:string-value="25 squares near and including target" calcext:value-type="string">
            <text:p>25 squares near and including target</text:p>
          </table:table-cell>
          <table:table-cell table:formula="of:=[Weapons.I393]" office:value-type="string" office:string-value="mr + strresist" calcext:value-type="string">
            <text:p>mr + strresist</text:p>
          </table:table-cell>
          <table:table-cell table:formula="of:=[Weapons.O393]" office:value-type="string" office:string-value="if target is affected" calcext:value-type="string">
            <text:p>if target is affected</text:p>
          </table:table-cell>
          <table:table-cell table:formula="of:=[Weapons.P393]" office:value-type="float" office:value="392" calcext:value-type="float">
            <text:p>392</text:p>
          </table:table-cell>
          <table:table-cell table:formula="of:=[Weapons.Q393]" office:value-type="string" office:string-value="minor water damage" calcext:value-type="string">
            <text:p>minor water damage</text:p>
          </table:table-cell>
          <table:table-cell table:formula="of:=[Weapons.R393]" office:value-type="float" office:value="3" calcext:value-type="float">
            <text:p>3</text:p>
          </table:table-cell>
          <table:table-cell table:formula="of:=[Weapons.S393]" office:value-type="string" office:string-value="D3 blunt damage" calcext:value-type="string">
            <text:p>D3 blunt damage</text:p>
          </table:table-cell>
          <table:table-cell table:formula="of:=[Weapons.T393]" office:value-type="float" office:value="0" calcext:value-type="float">
            <text:p/>
          </table:table-cell>
          <table:table-cell table:formula="of:=[Weapons.U393]" office:value-type="string" office:string-value="an + drown" calcext:value-type="string">
            <text:p>an + drown</text:p>
          </table:table-cell>
          <table:table-cell table:number-columns-repeated="100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uge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Delug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blunt damage</text:p>
          </table:table-cell>
          <table:table-cell table:formula="of:=[Weapons.H320]" office:value-type="string" office:string-value="25 squares near and including target" calcext:value-type="string">
            <text:p>25 squares near and including target</text:p>
          </table:table-cell>
          <table:table-cell table:formula="of:=[Weapons.I320]" office:value-type="float" office:value="0" calcext:value-type="float">
            <text:p/>
          </table:table-cell>
          <table:table-cell table:formula="of:=[Weapons.O320]" office:value-type="string" office:string-value="if target is affected" calcext:value-type="string">
            <text:p>if target is affected</text:p>
          </table:table-cell>
          <table:table-cell table:formula="of:=[Weapons.P320]" office:value-type="float" office:value="118" calcext:value-type="float">
            <text:p>118</text:p>
          </table:table-cell>
          <table:table-cell table:formula="of:=[Weapons.Q320]" office:value-type="string" office:string-value="aff (str-resistable)" calcext:value-type="string">
            <text:p>aff (str-resistable)</text:p>
          </table:table-cell>
          <table:table-cell table:formula="of:=[Weapons.R320]" office:value-type="float" office:value="64" calcext:value-type="float">
            <text:p>64</text:p>
          </table:table-cell>
          <table:table-cell table:formula="of:=[Weapons.S320]" office:value-type="string" office:string-value="= 0x40 (Stun)" calcext:value-type="string">
            <text:p>= 0x40 (Stun)</text:p>
          </table:table-cell>
          <table:table-cell table:formula="of:=[Weapons.T320]" office:value-type="float" office:value="0" calcext:value-type="float">
            <text:p/>
          </table:table-cell>
          <table:table-cell table:formula="of:=[Weapons.U320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ving Rain</text:p>
          </table:table-cell>
          <table:table-cell office:value-type="string" calcext:value-type="string">
            <text:p>slowtoca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mmon Lesser Wa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units summoned</text:p>
          </table:table-cell>
          <table:table-cell table:formula="of:=[Weapons.H197]" office:value-type="float" office:value="0" calcext:value-type="float">
            <text:p/>
          </table:table-cell>
          <table:table-cell table:formula="of:=[Weapons.I19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y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c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h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shock damage</text:p>
          </table:table-cell>
          <table:table-cell table:formula="of:=[Weapons.H109]" office:value-type="float" office:value="0" calcext:value-type="float">
            <text:p/>
          </table:table-cell>
          <table:table-cell table:formula="of:=[Weapons.I109]" office:value-type="string" office:string-value="an" calcext:value-type="string">
            <text:p>an</text:p>
          </table:table-cell>
          <table:table-cell table:formula="of:=[Weapons.O109]" office:value-type="string" office:string-value="if target is affected" calcext:value-type="string">
            <text:p>if target is affected</text:p>
          </table:table-cell>
          <table:table-cell table:formula="of:=[Weapons.P109]" office:value-type="float" office:value="165" calcext:value-type="float">
            <text:p>165</text:p>
          </table:table-cell>
          <table:table-cell table:formula="of:=[Weapons.Q109]" office:value-type="string" office:string-value="Shock Stun" calcext:value-type="string">
            <text:p>Shock Stun</text:p>
          </table:table-cell>
          <table:table-cell table:formula="of:=[Weapons.R109]" office:value-type="float" office:value="64" calcext:value-type="float">
            <text:p>64</text:p>
          </table:table-cell>
          <table:table-cell table:formula="of:=[Weapons.S109]" office:value-type="string" office:string-value="= 0x40 (Stun)" calcext:value-type="string">
            <text:p>= 0x40 (Stun)</text:p>
          </table:table-cell>
          <table:table-cell table:formula="of:=[Weapons.T109]" office:value-type="float" office:value="0" calcext:value-type="float">
            <text:p/>
          </table:table-cell>
          <table:table-cell table:formula="of:=[Weapons.U109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ssing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4]" office:value-type="string" office:string-value="9 squares near and including target" calcext:value-type="string">
            <text:p>9 squares near and including target</text:p>
          </table:table-cell>
          <table:table-cell table:formula="of:=[Weapons.I684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head</text:p>
          </table:table-cell>
          <table:table-cell office:value-type="string" calcext:value-type="string">
            <text:p>slowtocas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hunder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 shock damage</text:p>
          </table:table-cell>
          <table:table-cell table:formula="of:=[Weapons.H151]" office:value-type="string" office:string-value="3 random units" calcext:value-type="string">
            <text:p>3 random units</text:p>
          </table:table-cell>
          <table:table-cell table:formula="of:=[Weapons.I151]" office:value-type="string" office:string-value="an" calcext:value-type="string">
            <text:p>an</text:p>
          </table:table-cell>
          <table:table-cell table:formula="of:=[Weapons.O151]" office:value-type="string" office:string-value="if target is affected" calcext:value-type="string">
            <text:p>if target is affected</text:p>
          </table:table-cell>
          <table:table-cell table:formula="of:=[Weapons.P151]" office:value-type="float" office:value="727" calcext:value-type="float">
            <text:p>727</text:p>
          </table:table-cell>
          <table:table-cell table:formula="of:=[Weapons.Q151]" office:value-type="string" office:string-value="Area Shock Stun" calcext:value-type="string">
            <text:p>Area Shock Stun</text:p>
          </table:table-cell>
          <table:table-cell table:formula="of:=[Weapons.R151]" office:value-type="float" office:value="64" calcext:value-type="float">
            <text:p>64</text:p>
          </table:table-cell>
          <table:table-cell table:formula="of:=[Weapons.S151]" office:value-type="string" office:string-value="= 0x40 (Stun)" calcext:value-type="string">
            <text:p>= 0x40 (Stun)</text:p>
          </table:table-cell>
          <table:table-cell table:formula="of:=[Weapons.T151]" office:value-type="string" office:string-value="6 squares near and including target" calcext:value-type="string">
            <text:p>6 squares near and including target</text:p>
          </table:table-cell>
          <table:table-cell table:formula="of:=[Weapons.U151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Blessing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Blessing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= 0x10000 (Blessing)</text:p>
          </table:table-cell>
          <table:table-cell table:formula="of:=[Weapons.H685]" office:value-type="string" office:string-value="25 squares near and including target" calcext:value-type="string">
            <text:p>25 squares near and including target</text:p>
          </table:table-cell>
          <table:table-cell table:formula="of:=[Weapons.I68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d of Power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Word of 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612]" office:value-type="float" office:value="0" calcext:value-type="float">
            <text:p/>
          </table:table-cell>
          <table:table-cell table:formula="of:=[Weapons.I612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slowtocas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119]" office:value-type="string" office:string-value="All squares" calcext:value-type="string">
            <text:p>All squares</text:p>
          </table:table-cell>
          <table:table-cell table:formula="of:=[Weapons.I119]" office:value-type="string" office:string-value="mundane" calcext:value-type="string">
            <text:p>mundane</text:p>
          </table:table-cell>
          <table:table-cell table:formula="of:=[Weapons.O119]" office:value-type="string" office:string-value="if target is affected" calcext:value-type="string">
            <text:p>if target is affected</text:p>
          </table:table-cell>
          <table:table-cell table:formula="of:=[Weapons.P119]" office:value-type="float" office:value="118" calcext:value-type="float">
            <text:p>118</text:p>
          </table:table-cell>
          <table:table-cell table:formula="of:=[Weapons.Q119]" office:value-type="string" office:string-value="aff (str-resistable)" calcext:value-type="string">
            <text:p>aff (str-resistable)</text:p>
          </table:table-cell>
          <table:table-cell table:formula="of:=[Weapons.R119]" office:value-type="float" office:value="64" calcext:value-type="float">
            <text:p>64</text:p>
          </table:table-cell>
          <table:table-cell table:formula="of:=[Weapons.S119]" office:value-type="string" office:string-value="= 0x40 (Stun)" calcext:value-type="string">
            <text:p>= 0x40 (Stun)</text:p>
          </table:table-cell>
          <table:table-cell table:formula="of:=[Weapons.T119]" office:value-type="float" office:value="0" calcext:value-type="float">
            <text:p/>
          </table:table-cell>
          <table:table-cell table:formula="of:=[Weapons.U119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ving Clouds</text:p>
          </table:table-cell>
          <table:table-cell office:value-type="string" calcext:value-type="string">
            <text:p>slowtoca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mmon Cloud Ele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196]" office:value-type="float" office:value="0" calcext:value-type="float">
            <text:p/>
          </table:table-cell>
          <table:table-cell table:formula="of:=[Weapons.I19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mit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fire damage</text:p>
          </table:table-cell>
          <table:table-cell table:formula="of:=[Weapons.H402]" office:value-type="float" office:value="0" calcext:value-type="float">
            <text:p/>
          </table:table-cell>
          <table:table-cell table:formula="of:=[Weapons.I4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ahualli Magic</text:p>
          </table:table-cell>
          <table:table-cell table:number-columns-repeated="1023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Vengeful Spiri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ar: D9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c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ain Lif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magic damage</text:p>
          </table:table-cell>
          <table:table-cell table:formula="of:=[Weapons.H20]" office:value-type="float" office:value="0" calcext:value-type="float">
            <text:p/>
          </table:table-cell>
          <table:table-cell table:formula="of:=[Weapons.I20]" office:value-type="string" office:string-value="drain + an + inanimate" calcext:value-type="string">
            <text:p>drain + an + inanimate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m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Ha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0 magic damage</text:p>
          </table:table-cell>
          <table:table-cell table:formula="of:=[Weapons.H486]" office:value-type="float" office:value="0" calcext:value-type="float">
            <text:p/>
          </table:table-cell>
          <table:table-cell table:formula="of:=[Weapons.I486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 Curse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Cur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494]" office:value-type="string" office:string-value="15 random units" calcext:value-type="string">
            <text:p>15 random units</text:p>
          </table:table-cell>
          <table:table-cell table:formula="of:=[Weapons.I494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e of Death</text:p>
          </table:table-cell>
          <table:table-cell office:value-type="string" calcext:value-type="string">
            <text:p>slowtocas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hade of Death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Weakness)</text:p>
          </table:table-cell>
          <table:table-cell table:formula="of:=[Weapons.H254]" office:value-type="string" office:string-value="All squares" calcext:value-type="string">
            <text:p>All squares</text:p>
          </table:table-cell>
          <table:table-cell table:formula="of:=[Weapons.I254]" office:value-type="string" office:string-value="hardmr + undead" calcext:value-type="string">
            <text:p>hardmr +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ol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02]" office:value-type="string" office:string-value="3 random units" calcext:value-type="string">
            <text:p>3 random units</text:p>
          </table:table-cell>
          <table:table-cell table:formula="of:=[Weapons.I30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lave</text:p>
          </table:table-cell>
          <table:table-cell office:value-type="string" calcext:value-type="string">
            <text:p>bitflag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Ensl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5]" office:value-type="float" office:value="0" calcext:value-type="float">
            <text:p/>
          </table:table-cell>
          <table:table-cell table:formula="of:=[Weapons.I645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ilderm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Bewildermen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667]" office:value-type="string" office:string-value="6 random units" calcext:value-type="string">
            <text:p>6 random units</text:p>
          </table:table-cell>
          <table:table-cell table:formula="of:=[Weapons.I667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Control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Ensl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236]" office:value-type="string" office:string-value="25 squares near and including target" calcext:value-type="string">
            <text:p>25 squares near and including target</text:p>
          </table:table-cell>
          <table:table-cell table:formula="of:=[Weapons.I236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Command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Mass Comm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235]" office:value-type="string" office:string-value="All enemy units" calcext:value-type="string">
            <text:p>All enemy units</text:p>
          </table:table-cell>
          <table:table-cell table:formula="of:=[Weapons.I235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Confusion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6]" office:value-type="string" office:string-value="100 squares near and including target" calcext:value-type="string">
            <text:p>100 squares near and including target</text:p>
          </table:table-cell>
          <table:table-cell table:formula="of:=[Weapons.I456]" office:value-type="string" office:string-value="mr + nostr + mind + onlyenemy" calcext:value-type="string">
            <text:p>mr + nostr + mind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ck Magic</text:p>
          </table:table-cell>
          <table:table-cell table:number-columns-repeated="1023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ay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De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468]" office:value-type="float" office:value="0" calcext:value-type="float">
            <text:p/>
          </table:table-cell>
          <table:table-cell table:formula="of:=[Weapons.I468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Disintegra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232]" office:value-type="float" office:value="0" calcext:value-type="float">
            <text:p/>
          </table:table-cell>
          <table:table-cell table:formula="of:=[Weapons.I232]" office:value-type="string" office:string-value="an" calcext:value-type="string">
            <text:p>an</text:p>
          </table:table-cell>
          <table:table-cell table:formula="of:=[Weapons.O232]" office:value-type="string" office:string-value="if target is affected" calcext:value-type="string">
            <text:p>if target is affected</text:p>
          </table:table-cell>
          <table:table-cell table:formula="of:=[Weapons.P232]" office:value-type="float" office:value="231" calcext:value-type="float">
            <text:p>231</text:p>
          </table:table-cell>
          <table:table-cell table:formula="of:=[Weapons.Q232]" office:value-type="string" office:string-value="..." calcext:value-type="string">
            <text:p>...</text:p>
          </table:table-cell>
          <table:table-cell table:formula="of:=[Weapons.R232]" office:value-type="float" office:value="999" calcext:value-type="float">
            <text:p>999</text:p>
          </table:table-cell>
          <table:table-cell table:formula="of:=[Weapons.S232]" office:value-type="string" office:string-value="D999 magic damage" calcext:value-type="string">
            <text:p>D999 magic damage</text:p>
          </table:table-cell>
          <table:table-cell table:formula="of:=[Weapons.T232]" office:value-type="float" office:value="0" calcext:value-type="float">
            <text:p/>
          </table:table-cell>
          <table:table-cell table:formula="of:=[Weapons.U232]" office:value-type="string" office:string-value="mr + an" calcext:value-type="string">
            <text:p>mr + an</text:p>
          </table:table-cell>
          <table:table-cell table:number-columns-repeated="100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 of Deat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loud of Dea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Decay)</text:p>
          </table:table-cell>
          <table:table-cell table:formula="of:=[Weapons.H33]" office:value-type="string" office:string-value="25 squares near and including target" calcext:value-type="string">
            <text:p>25 squares near and including target</text:p>
          </table:table-cell>
          <table:table-cell table:formula="of:=[Weapons.I33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Spel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eath Spe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 magic damage</text:p>
          </table:table-cell>
          <table:table-cell table:formula="of:=[Weapons.H107]" office:value-type="string" office:string-value="25 squares near and including target" calcext:value-type="string">
            <text:p>25 squares near and including target</text:p>
          </table:table-cell>
          <table:table-cell table:formula="of:=[Weapons.I107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oll Magic</text:p>
          </table:table-cell>
          <table:table-cell table:number-columns-repeated="1023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 Cloud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Sleep 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38]" office:value-type="string" office:string-value="5 squares near and including target" calcext:value-type="string">
            <text:p>5 squares near and including target</text:p>
          </table:table-cell>
          <table:table-cell table:formula="of:=[Weapons.I338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Frogs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Summon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311]" office:value-type="float" office:value="0" calcext:value-type="float">
            <text:p/>
          </table:table-cell>
          <table:table-cell table:formula="of:=[Weapons.I31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Wolf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the Frog Prince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olymorph int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morph</text:p>
          </table:table-cell>
          <table:table-cell table:formula="of:=[Weapons.H78]" office:value-type="float" office:value="0" calcext:value-type="float">
            <text:p/>
          </table:table-cell>
          <table:table-cell table:formula="of:=[Weapons.I78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 of Frogs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Summon Fro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units summoned</text:p>
          </table:table-cell>
          <table:table-cell table:formula="of:=[Weapons.H311]" office:value-type="float" office:value="0" calcext:value-type="float">
            <text:p/>
          </table:table-cell>
          <table:table-cell table:formula="of:=[Weapons.I31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romise for Life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Promise for 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37]" office:value-type="string" office:string-value="25 squares near and including target" calcext:value-type="string">
            <text:p>25 squares near and including target</text:p>
          </table:table-cell>
          <table:table-cell table:formula="of:=[Weapons.I33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Giant Toad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Summon Giant T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342]" office:value-type="float" office:value="0" calcext:value-type="float">
            <text:p/>
          </table:table-cell>
          <table:table-cell table:formula="of:=[Weapons.I34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Monster Toad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Summon Monster T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310]" office:value-type="float" office:value="0" calcext:value-type="float">
            <text:p/>
          </table:table-cell>
          <table:table-cell table:formula="of:=[Weapons.I31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ack Death (only enemi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336]" office:value-type="string" office:string-value="All enemy units" calcext:value-type="string">
            <text:p>All enemy units</text:p>
          </table:table-cell>
          <table:table-cell table:formula="of:=[Weapons.I336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 of the Stones</text:p>
          </table:table-cell>
          <table:table-cell office:value-type="string" calcext:value-type="string">
            <text:p>slowtocas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lumber of the S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9]" office:value-type="string" office:string-value="100 squares near and including target" calcext:value-type="string">
            <text:p>100 squares near and including target</text:p>
          </table:table-cell>
          <table:table-cell table:formula="of:=[Weapons.I309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Wolf Pack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16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ead of Monsters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Dread Sp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339]" office:value-type="string" office:string-value="100 squares near and including target" calcext:value-type="string">
            <text:p>100 squares near and including target</text:p>
          </table:table-cell>
          <table:table-cell table:formula="of:=[Weapons.I339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Giant Toads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Summon Giant T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units summoned</text:p>
          </table:table-cell>
          <table:table-cell table:formula="of:=[Weapons.H342]" office:value-type="float" office:value="0" calcext:value-type="float">
            <text:p/>
          </table:table-cell>
          <table:table-cell table:formula="of:=[Weapons.I34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id Magic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light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Star 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magic damage</text:p>
          </table:table-cell>
          <table:table-cell table:formula="of:=[Weapons.H353]" office:value-type="float" office:value="0" calcext:value-type="float">
            <text:p/>
          </table:table-cell>
          <table:table-cell table:formula="of:=[Weapons.I353]" office:value-type="string" office:string-value="an" calcext:value-type="string">
            <text:p>an</text:p>
          </table:table-cell>
          <table:table-cell table:formula="of:=[Weapons.O353]" office:value-type="string" office:string-value="if target is affected" calcext:value-type="string">
            <text:p>if target is affected</text:p>
          </table:table-cell>
          <table:table-cell table:formula="of:=[Weapons.P353]" office:value-type="float" office:value="352" calcext:value-type="float">
            <text:p>352</text:p>
          </table:table-cell>
          <table:table-cell table:formula="of:=[Weapons.Q353]" office:value-type="string" office:string-value="aff (easymr)" calcext:value-type="string">
            <text:p>aff (easymr)</text:p>
          </table:table-cell>
          <table:table-cell table:formula="of:=[Weapons.R353]" office:value-type="float" office:value="16" calcext:value-type="float">
            <text:p>16</text:p>
          </table:table-cell>
          <table:table-cell table:formula="of:=[Weapons.S353]" office:value-type="string" office:string-value="= 0x10 (Paralyzation)" calcext:value-type="string">
            <text:p>= 0x10 (Paralyzation)</text:p>
          </table:table-cell>
          <table:table-cell table:formula="of:=[Weapons.T353]" office:value-type="float" office:value="0" calcext:value-type="float">
            <text:p/>
          </table:table-cell>
          <table:table-cell table:formula="of:=[Weapons.U353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d Burn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Mind B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magic damage</text:p>
          </table:table-cell>
          <table:table-cell table:formula="of:=[Weapons.H352]" office:value-type="float" office:value="0" calcext:value-type="float">
            <text:p/>
          </table:table-cell>
          <table:table-cell table:formula="of:=[Weapons.I352]" office:value-type="string" office:string-value="hardmr + an + mind" calcext:value-type="string">
            <text:p>hardmr + an + mi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ds of the Void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Words of the Vo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55]" office:value-type="string" office:string-value="3 random units" calcext:value-type="string">
            <text:p>3 random units</text:p>
          </table:table-cell>
          <table:table-cell table:formula="of:=[Weapons.I355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 the Stars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357]" office:value-type="string" office:string-value="2 random units" calcext:value-type="string">
            <text:p>2 random units</text:p>
          </table:table-cell>
          <table:table-cell table:formula="of:=[Weapons.I357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 Showers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Star Show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347]" office:value-type="string" office:string-value="5 random units" calcext:value-type="string">
            <text:p>5 random units</text:p>
          </table:table-cell>
          <table:table-cell table:formula="of:=[Weapons.I347]" office:value-type="string" office:string-value="an" calcext:value-type="string">
            <text:p>an</text:p>
          </table:table-cell>
          <table:table-cell table:formula="of:=[Weapons.O347]" office:value-type="string" office:string-value="if target is affected" calcext:value-type="string">
            <text:p>if target is affected</text:p>
          </table:table-cell>
          <table:table-cell table:formula="of:=[Weapons.P347]" office:value-type="float" office:value="15" calcext:value-type="float">
            <text:p>15</text:p>
          </table:table-cell>
          <table:table-cell table:formula="of:=[Weapons.Q347]" office:value-type="string" office:string-value="aff (mr)" calcext:value-type="string">
            <text:p>aff (mr)</text:p>
          </table:table-cell>
          <table:table-cell table:formula="of:=[Weapons.R347]" office:value-type="float" office:value="16" calcext:value-type="float">
            <text:p>16</text:p>
          </table:table-cell>
          <table:table-cell table:formula="of:=[Weapons.S347]" office:value-type="string" office:string-value="= 0x10 (Paralyzation)" calcext:value-type="string">
            <text:p>= 0x10 (Paralyzation)</text:p>
          </table:table-cell>
          <table:table-cell table:formula="of:=[Weapons.T347]" office:value-type="float" office:value="0" calcext:value-type="float">
            <text:p/>
          </table:table-cell>
          <table:table-cell table:formula="of:=[Weapons.U347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de Mind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Invade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6]" office:value-type="float" office:value="0" calcext:value-type="float">
            <text:p/>
          </table:table-cell>
          <table:table-cell table:formula="of:=[Weapons.I646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nge Hymn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Strange Hym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345]" office:value-type="string" office:string-value="25 squares near and including target" calcext:value-type="string">
            <text:p>25 squares near and including target</text:p>
          </table:table-cell>
          <table:table-cell table:formula="of:=[Weapons.I345]" office:value-type="string" office:string-value="easymr" calcext:value-type="string">
            <text:p>easymr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slowtoc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e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40 blunt damage</text:p>
          </table:table-cell>
          <table:table-cell table:formula="of:=[Weapons.H61]" office:value-type="float" office:value="0" calcext:value-type="float">
            <text:p/>
          </table:table-cell>
          <table:table-cell table:formula="of:=[Weapons.I61]" office:value-type="string" office:string-value="scatter" calcext:value-type="string">
            <text:p>scatter</text:p>
          </table:table-cell>
          <table:table-cell table:formula="of:=[Weapons.O61]" office:value-type="string" office:string-value="once target is hit" calcext:value-type="string">
            <text:p>once target is hit</text:p>
          </table:table-cell>
          <table:table-cell table:formula="of:=[Weapons.P61]" office:value-type="float" office:value="191" calcext:value-type="float">
            <text:p>191</text:p>
          </table:table-cell>
          <table:table-cell table:formula="of:=[Weapons.Q61]" office:value-type="string" office:string-value="Meteor Flame Burst" calcext:value-type="string">
            <text:p>Meteor Flame Burst</text:p>
          </table:table-cell>
          <table:table-cell table:formula="of:=[Weapons.R61]" office:value-type="float" office:value="8" calcext:value-type="float">
            <text:p>8</text:p>
          </table:table-cell>
          <table:table-cell table:formula="of:=[Weapons.S61]" office:value-type="string" office:string-value="D8 fire damage" calcext:value-type="string">
            <text:p>D8 fire damage</text:p>
          </table:table-cell>
          <table:table-cell table:formula="of:=[Weapons.T61]" office:value-type="string" office:string-value="5 squares near and including target" calcext:value-type="string">
            <text:p>5 squares near and including target</text:p>
          </table:table-cell>
          <table:table-cell table:formula="of:=[Weapons.U61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Lesser Horror</text:p>
          </table:table-cell>
          <table:table-cell office:value-type="string" calcext:value-type="string">
            <text:p>slowtocas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ummon Spine Membrane Ho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350]" office:value-type="float" office:value="0" calcext:value-type="float">
            <text:p/>
          </table:table-cell>
          <table:table-cell table:formula="of:=[Weapons.I3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sight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358]" office:value-type="string" office:string-value="5 random units" calcext:value-type="string">
            <text:p>5 random units</text:p>
          </table:table-cell>
          <table:table-cell table:formula="of:=[Weapons.I358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tal Overload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Mental Overload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7]" office:value-type="string" office:string-value="4 random units" calcext:value-type="string">
            <text:p>4 random units</text:p>
          </table:table-cell>
          <table:table-cell table:formula="of:=[Weapons.I457]" office:value-type="string" office:string-value="mr + nostr + mind + onlyenemy" calcext:value-type="string">
            <text:p>mr + nostr + mind + onlyenemy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or Showers</text:p>
          </table:table-cell>
          <table:table-cell office:value-type="string" calcext:value-type="string">
            <text:p>slowtoc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eor Show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35 blunt damage</text:p>
          </table:table-cell>
          <table:table-cell table:formula="of:=[Weapons.H62]" office:value-type="string" office:string-value="25% of all squares" calcext:value-type="string">
            <text:p>25% of all squares</text:p>
          </table:table-cell>
          <table:table-cell table:formula="of:=[Weapons.I62]" office:value-type="float" office:value="0" calcext:value-type="float">
            <text:p/>
          </table:table-cell>
          <table:table-cell table:formula="of:=[Weapons.O62]" office:value-type="string" office:string-value="once target is hit" calcext:value-type="string">
            <text:p>once target is hit</text:p>
          </table:table-cell>
          <table:table-cell table:formula="of:=[Weapons.P62]" office:value-type="float" office:value="191" calcext:value-type="float">
            <text:p>191</text:p>
          </table:table-cell>
          <table:table-cell table:formula="of:=[Weapons.Q62]" office:value-type="string" office:string-value="Meteor Flame Burst" calcext:value-type="string">
            <text:p>Meteor Flame Burst</text:p>
          </table:table-cell>
          <table:table-cell table:formula="of:=[Weapons.R62]" office:value-type="float" office:value="8" calcext:value-type="float">
            <text:p>8</text:p>
          </table:table-cell>
          <table:table-cell table:formula="of:=[Weapons.S62]" office:value-type="string" office:string-value="D8 fire damage" calcext:value-type="string">
            <text:p>D8 fire damage</text:p>
          </table:table-cell>
          <table:table-cell table:formula="of:=[Weapons.T62]" office:value-type="string" office:string-value="5 squares near and including target" calcext:value-type="string">
            <text:p>5 squares near and including target</text:p>
          </table:table-cell>
          <table:table-cell table:formula="of:=[Weapons.U62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d Vortex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aff (mr)[paralyze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348]" office:value-type="string" office:string-value="All squares" calcext:value-type="string">
            <text:p>All squares</text:p>
          </table:table-cell>
          <table:table-cell table:formula="of:=[Weapons.I348]" office:value-type="string" office:string-value="easymr + mind" calcext:value-type="string">
            <text:p>easymr + mind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Gate</text:p>
          </table:table-cell>
          <table:table-cell office:value-type="string" calcext:value-type="string">
            <text:p>slowtocas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ummon Mind Slime Ho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349]" office:value-type="float" office:value="0" calcext:value-type="float">
            <text:p/>
          </table:table-cell>
          <table:table-cell table:formula="of:=[Weapons.I34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ew Way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A New W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356]" office:value-type="string" office:string-value="7 random units" calcext:value-type="string">
            <text:p>7 random units</text:p>
          </table:table-cell>
          <table:table-cell table:formula="of:=[Weapons.I356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ge Dimensions</text:p>
          </table:table-cell>
          <table:table-cell office:value-type="string" calcext:value-type="string">
            <text:p>slowtoca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trange Dimensio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359]" office:value-type="string" office:string-value="All friendly units" calcext:value-type="string">
            <text:p>All friendly units</text:p>
          </table:table-cell>
          <table:table-cell table:formula="of:=[Weapons.I35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Spine Membranes</text:p>
          </table:table-cell>
          <table:table-cell office:value-type="string" calcext:value-type="string">
            <text:p>slowtocas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ummon Spine Membrane Ho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350]" office:value-type="float" office:value="0" calcext:value-type="float">
            <text:p/>
          </table:table-cell>
          <table:table-cell table:formula="of:=[Weapons.I3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Float Cat Horrors</text:p>
          </table:table-cell>
          <table:table-cell office:value-type="string" calcext:value-type="string">
            <text:p>slowtocas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ummon Float Cat Ho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351]" office:value-type="float" office:value="0" calcext:value-type="float">
            <text:p/>
          </table:table-cell>
          <table:table-cell table:formula="of:=[Weapons.I35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bols of Insanity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6]" office:value-type="string" office:string-value="100 squares near and including target" calcext:value-type="string">
            <text:p>100 squares near and including target</text:p>
          </table:table-cell>
          <table:table-cell table:formula="of:=[Weapons.I456]" office:value-type="string" office:string-value="mr + nostr + mind + onlyenemy" calcext:value-type="string">
            <text:p>mr + nostr + mind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lusionism</text:p>
          </table:table-cell>
          <table:table-cell table:number-columns-repeated="1023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ror Image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Mirror I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irror images</text:p>
          </table:table-cell>
          <table:table-cell table:formula="of:=[Weapons.H430]" office:value-type="float" office:value="0" calcext:value-type="float">
            <text:p/>
          </table:table-cell>
          <table:table-cell table:formula="of:=[Weapons.I43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 Self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en (self)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= 0x200000 (Displacement)</text:p>
          </table:table-cell>
          <table:table-cell table:formula="of:=[Weapons.H31]" office:value-type="float" office:value="0" calcext:value-type="float">
            <text:p/>
          </table:table-cell>
          <table:table-cell table:formula="of:=[Weapons.I3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m of Light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Beam of 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573]" office:value-type="float" office:value="0" calcext:value-type="float">
            <text:p/>
          </table:table-cell>
          <table:table-cell table:formula="of:=[Weapons.I573]" office:value-type="string" office:string-value="hardmr + an" calcext:value-type="string">
            <text:p>hardmr + an</text:p>
          </table:table-cell>
          <table:table-cell table:formula="of:=[Weapons.O573]" office:value-type="string" office:string-value="if target is affected" calcext:value-type="string">
            <text:p>if target is affected</text:p>
          </table:table-cell>
          <table:table-cell table:formula="of:=[Weapons.P573]" office:value-type="float" office:value="488" calcext:value-type="float">
            <text:p>488</text:p>
          </table:table-cell>
          <table:table-cell table:formula="of:=[Weapons.Q573]" office:value-type="string" office:string-value="aff (mr+huge)" calcext:value-type="string">
            <text:p>aff (mr+huge)</text:p>
          </table:table-cell>
          <table:table-cell table:formula="of:=[Weapons.R573]" office:value-type="float" office:value="67108864" calcext:value-type="float">
            <text:p>67108864</text:p>
          </table:table-cell>
          <table:table-cell table:formula="of:=[Weapons.S573]" office:value-type="string" office:string-value="= 0x4000000 (Blindness)" calcext:value-type="string">
            <text:p>= 0x4000000 (Blindness)</text:p>
          </table:table-cell>
          <table:table-cell table:formula="of:=[Weapons.T573]" office:value-type="float" office:value="0" calcext:value-type="float">
            <text:p/>
          </table:table-cell>
          <table:table-cell table:formula="of:=[Weapons.U573]" office:value-type="string" office:string-value="mr + huge" calcext:value-type="string">
            <text:p>mr + huge</text:p>
          </table:table-cell>
          <table:table-cell table:number-columns-repeated="100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ary Army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Mirror I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mirror images</text:p>
          </table:table-cell>
          <table:table-cell table:formula="of:=[Weapons.H430]" office:value-type="float" office:value="0" calcext:value-type="float">
            <text:p/>
          </table:table-cell>
          <table:table-cell table:formula="of:=[Weapons.I43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ilderment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4]" office:value-type="string" office:string-value="9 squares near and including target" calcext:value-type="string">
            <text:p>9 squares near and including target</text:p>
          </table:table-cell>
          <table:table-cell table:formula="of:=[Weapons.I454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 Spray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Color Sp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magic damage</text:p>
          </table:table-cell>
          <table:table-cell table:formula="of:=[Weapons.H489]" office:value-type="string" office:string-value="5 squares near and including target" calcext:value-type="string">
            <text:p>5 squares near and including target</text:p>
          </table:table-cell>
          <table:table-cell table:formula="of:=[Weapons.I489]" office:value-type="string" office:string-value="hardmr + an" calcext:value-type="string">
            <text:p>hardmr + an</text:p>
          </table:table-cell>
          <table:table-cell table:formula="of:=[Weapons.O489]" office:value-type="string" office:string-value="if target is affected" calcext:value-type="string">
            <text:p>if target is affected</text:p>
          </table:table-cell>
          <table:table-cell table:formula="of:=[Weapons.P489]" office:value-type="float" office:value="488" calcext:value-type="float">
            <text:p>488</text:p>
          </table:table-cell>
          <table:table-cell table:formula="of:=[Weapons.Q489]" office:value-type="string" office:string-value="aff (mr+huge)" calcext:value-type="string">
            <text:p>aff (mr+huge)</text:p>
          </table:table-cell>
          <table:table-cell table:formula="of:=[Weapons.R489]" office:value-type="float" office:value="67108864" calcext:value-type="float">
            <text:p>67108864</text:p>
          </table:table-cell>
          <table:table-cell table:formula="of:=[Weapons.S489]" office:value-type="string" office:string-value="= 0x4000000 (Blindness)" calcext:value-type="string">
            <text:p>= 0x4000000 (Blindness)</text:p>
          </table:table-cell>
          <table:table-cell table:formula="of:=[Weapons.T489]" office:value-type="float" office:value="0" calcext:value-type="float">
            <text:p/>
          </table:table-cell>
          <table:table-cell table:formula="of:=[Weapons.U489]" office:value-type="string" office:string-value="mr + huge" calcext:value-type="string">
            <text:p>mr + huge</text:p>
          </table:table-cell>
          <table:table-cell table:number-columns-repeated="100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slowtoca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6]" office:value-type="string" office:string-value="All units" calcext:value-type="string">
            <text:p>All units</text:p>
          </table:table-cell>
          <table:table-cell table:formula="of:=[Weapons.I306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 of Confusion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Mist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5]" office:value-type="string" office:string-value="25 squares near and including target" calcext:value-type="string">
            <text:p>25 squares near and including target</text:p>
          </table:table-cell>
          <table:table-cell table:formula="of:=[Weapons.I455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ions of Dread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Dread Sp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339]" office:value-type="string" office:string-value="100 squares near and including target" calcext:value-type="string">
            <text:p>100 squares near and including target</text:p>
          </table:table-cell>
          <table:table-cell table:formula="of:=[Weapons.I339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ce Arm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= 0x200000 (Displacement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ge Magic</text:p>
          </table:table-cell>
          <table:table-cell table:number-columns-repeated="1023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2]" office:value-type="string" office:string-value="3 squares near and including target" calcext:value-type="string">
            <text:p>3 squares near and including target</text:p>
          </table:table-cell>
          <table:table-cell table:formula="of:=[Weapons.I67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wilderment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4]" office:value-type="string" office:string-value="9 squares near and including target" calcext:value-type="string">
            <text:p>9 squares near and including target</text:p>
          </table:table-cell>
          <table:table-cell table:formula="of:=[Weapons.I454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slowtoca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6]" office:value-type="string" office:string-value="All units" calcext:value-type="string">
            <text:p>All units</text:p>
          </table:table-cell>
          <table:table-cell table:formula="of:=[Weapons.I306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ulnerability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Invulnerability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= 0x400000 (Non-Magical Invulnerability)</text:p>
          </table:table-cell>
          <table:table-cell table:formula="of:=[Weapons.H617]" office:value-type="float" office:value="0" calcext:value-type="float">
            <text:p/>
          </table:table-cell>
          <table:table-cell table:formula="of:=[Weapons.I61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ddles of Insanity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8]" office:value-type="string" office:string-value="8 random units" calcext:value-type="string">
            <text:p>8 random units</text:p>
          </table:table-cell>
          <table:table-cell table:formula="of:=[Weapons.I458]" office:value-type="string" office:string-value="hardmr + nostr + mind + onlyenemy" calcext:value-type="string">
            <text:p>hardmr + nostr + mind + onlyenem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warf Magic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 Burs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lame Bur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55]" office:value-type="float" office:value="0" calcext:value-type="float">
            <text:p/>
          </table:table-cell>
          <table:table-cell table:formula="of:=[Weapons.I5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d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r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blunt damage</text:p>
          </table:table-cell>
          <table:table-cell table:formula="of:=[Weapons.H315]" office:value-type="string" office:string-value="5 squares near and including target" calcext:value-type="string">
            <text:p>5 squares near and including target</text:p>
          </table:table-cell>
          <table:table-cell table:formula="of:=[Weapons.I315]" office:value-type="string" office:string-value="mundane + flying" calcext:value-type="string">
            <text:p>mundane + flying</text:p>
          </table:table-cell>
          <table:table-cell table:formula="of:=[Weapons.O315]" office:value-type="string" office:string-value="if target is affected" calcext:value-type="string">
            <text:p>if target is affected</text:p>
          </table:table-cell>
          <table:table-cell table:formula="of:=[Weapons.P315]" office:value-type="float" office:value="118" calcext:value-type="float">
            <text:p>118</text:p>
          </table:table-cell>
          <table:table-cell table:formula="of:=[Weapons.Q315]" office:value-type="string" office:string-value="aff (str-resistable)" calcext:value-type="string">
            <text:p>aff (str-resistable)</text:p>
          </table:table-cell>
          <table:table-cell table:formula="of:=[Weapons.R315]" office:value-type="float" office:value="64" calcext:value-type="float">
            <text:p>64</text:p>
          </table:table-cell>
          <table:table-cell table:formula="of:=[Weapons.S315]" office:value-type="string" office:string-value="= 0x40 (Stun)" calcext:value-type="string">
            <text:p>= 0x40 (Stun)</text:p>
          </table:table-cell>
          <table:table-cell table:formula="of:=[Weapons.T315]" office:value-type="float" office:value="0" calcext:value-type="float">
            <text:p/>
          </table:table-cell>
          <table:table-cell table:formula="of:=[Weapons.U3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Grip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aff (earth, unresistable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2]" office:value-type="float" office:value="0" calcext:value-type="float">
            <text:p/>
          </table:table-cell>
          <table:table-cell table:formula="of:=[Weapons.I312]" office:value-type="string" office:string-value="flying" calcext:value-type="string">
            <text:p>flying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keless Flame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Smokeless Fla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450]" office:value-type="float" office:value="0" calcext:value-type="float">
            <text:p/>
          </table:table-cell>
          <table:table-cell table:formula="of:=[Weapons.I450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es of Confusion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4]" office:value-type="string" office:string-value="9 squares near and including target" calcext:value-type="string">
            <text:p>9 squares near and including target</text:p>
          </table:table-cell>
          <table:table-cell table:formula="of:=[Weapons.I454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ter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tion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rup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9 blunt damage</text:p>
          </table:table-cell>
          <table:table-cell table:formula="of:=[Weapons.H315]" office:value-type="string" office:string-value="5 squares near and including target" calcext:value-type="string">
            <text:p>5 squares near and including target</text:p>
          </table:table-cell>
          <table:table-cell table:formula="of:=[Weapons.I315]" office:value-type="string" office:string-value="mundane + flying" calcext:value-type="string">
            <text:p>mundane + flying</text:p>
          </table:table-cell>
          <table:table-cell table:formula="of:=[Weapons.O315]" office:value-type="string" office:string-value="if target is affected" calcext:value-type="string">
            <text:p>if target is affected</text:p>
          </table:table-cell>
          <table:table-cell table:formula="of:=[Weapons.P315]" office:value-type="float" office:value="118" calcext:value-type="float">
            <text:p>118</text:p>
          </table:table-cell>
          <table:table-cell table:formula="of:=[Weapons.Q315]" office:value-type="string" office:string-value="aff (str-resistable)" calcext:value-type="string">
            <text:p>aff (str-resistable)</text:p>
          </table:table-cell>
          <table:table-cell table:formula="of:=[Weapons.R315]" office:value-type="float" office:value="64" calcext:value-type="float">
            <text:p>64</text:p>
          </table:table-cell>
          <table:table-cell table:formula="of:=[Weapons.S315]" office:value-type="string" office:string-value="= 0x40 (Stun)" calcext:value-type="string">
            <text:p>= 0x40 (Stun)</text:p>
          </table:table-cell>
          <table:table-cell table:formula="of:=[Weapons.T315]" office:value-type="float" office:value="0" calcext:value-type="float">
            <text:p/>
          </table:table-cell>
          <table:table-cell table:formula="of:=[Weapons.U3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 Meld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Earth Mel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9]" office:value-type="string" office:string-value="9 squares near and including target" calcext:value-type="string">
            <text:p>9 squares near and including target</text:p>
          </table:table-cell>
          <table:table-cell table:formula="of:=[Weapons.I31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y of Stone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2]" office:value-type="string" office:string-value="25 squares near and including target" calcext:value-type="string">
            <text:p>25 squares near and including target</text:p>
          </table:table-cell>
          <table:table-cell table:formula="of:=[Weapons.I432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Steel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Pillars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Flame Pillar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452]" office:value-type="string" office:string-value="3 random units" calcext:value-type="string">
            <text:p>3 random units</text:p>
          </table:table-cell>
          <table:table-cell table:formula="of:=[Weapons.I45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sm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Chas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00 blunt damage</text:p>
          </table:table-cell>
          <table:table-cell table:formula="of:=[Weapons.H192]" office:value-type="string" office:string-value="Far crack, 15 squares" calcext:value-type="string">
            <text:p>Far crack, 15 squares</text:p>
          </table:table-cell>
          <table:table-cell table:formula="of:=[Weapons.I192]" office:value-type="string" office:string-value="an + flying + large" calcext:value-type="string">
            <text:p>an + flying + large</text:p>
          </table:table-cell>
          <table:table-cell table:formula="of:=[Weapons.O192]" office:value-type="string" office:string-value="once target is hit" calcext:value-type="string">
            <text:p>once target is hit</text:p>
          </table:table-cell>
          <table:table-cell table:formula="of:=[Weapons.P192]" office:value-type="float" office:value="167" calcext:value-type="float">
            <text:p>167</text:p>
          </table:table-cell>
          <table:table-cell table:formula="of:=[Weapons.Q192]" office:value-type="string" office:string-value="aff (unresistable + mundane + fly)" calcext:value-type="string">
            <text:p>aff (unresistable + mundane + fly)</text:p>
          </table:table-cell>
          <table:table-cell table:formula="of:=[Weapons.R192]" office:value-type="float" office:value="256" calcext:value-type="float">
            <text:p>256</text:p>
          </table:table-cell>
          <table:table-cell table:formula="of:=[Weapons.S192]" office:value-type="string" office:string-value="= 0x100 (Earth Grip)" calcext:value-type="string">
            <text:p>= 0x100 (Earth Grip)</text:p>
          </table:table-cell>
          <table:table-cell table:formula="of:=[Weapons.T192]" office:value-type="float" office:value="0" calcext:value-type="float">
            <text:p/>
          </table:table-cell>
          <table:table-cell table:formula="of:=[Weapons.U192]" office:value-type="string" office:string-value="an + mundane + flying" calcext:value-type="string">
            <text:p>an + mundane + flying</text:p>
          </table:table-cell>
          <table:table-cell table:number-columns-repeated="100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ws of the Earth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Maws of the Ea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100 blunt damage</text:p>
          </table:table-cell>
          <table:table-cell table:formula="of:=[Weapons.H652]" office:value-type="string" office:string-value="Far crack, 5 squares" calcext:value-type="string">
            <text:p>Far crack, 5 squares</text:p>
          </table:table-cell>
          <table:table-cell table:formula="of:=[Weapons.I652]" office:value-type="string" office:string-value="an + flying + large" calcext:value-type="string">
            <text:p>an + flying + large</text:p>
          </table:table-cell>
          <table:table-cell table:formula="of:=[Weapons.O652]" office:value-type="string" office:string-value="once target is hit" calcext:value-type="string">
            <text:p>once target is hit</text:p>
          </table:table-cell>
          <table:table-cell table:formula="of:=[Weapons.P652]" office:value-type="float" office:value="651" calcext:value-type="float">
            <text:p>651</text:p>
          </table:table-cell>
          <table:table-cell table:formula="of:=[Weapons.Q652]" office:value-type="string" office:string-value="Maws of the Earth (grip)" calcext:value-type="string">
            <text:p>Maws of the Earth (grip)</text:p>
          </table:table-cell>
          <table:table-cell table:formula="of:=[Weapons.R652]" office:value-type="float" office:value="256" calcext:value-type="float">
            <text:p>256</text:p>
          </table:table-cell>
          <table:table-cell table:formula="of:=[Weapons.S652]" office:value-type="string" office:string-value="= 0x100 (Earth Grip)" calcext:value-type="string">
            <text:p>= 0x100 (Earth Grip)</text:p>
          </table:table-cell>
          <table:table-cell table:formula="of:=[Weapons.T652]" office:value-type="float" office:value="0" calcext:value-type="float">
            <text:p/>
          </table:table-cell>
          <table:table-cell table:formula="of:=[Weapons.U652]" office:value-type="string" office:string-value="an + flying + large" calcext:value-type="string">
            <text:p>an + flying + large</text:p>
          </table:table-cell>
          <table:table-cell table:formula="of:=[Weapons.V652]" office:value-type="string" office:string-value="once target is hit" calcext:value-type="string">
            <text:p>once target is hit</text:p>
          </table:table-cell>
          <table:table-cell table:formula="of:=[Weapons.W652]" office:value-type="float" office:value="652" calcext:value-type="float">
            <text:p>652</text:p>
          </table:table-cell>
          <table:table-cell table:formula="of:=[Weapons.X652]" office:value-type="string" office:string-value="Maws of the Earth (fire)" calcext:value-type="string">
            <text:p>Maws of the Earth (fire)</text:p>
          </table:table-cell>
          <table:table-cell table:formula="of:=[Weapons.Y652]" office:value-type="float" office:value="8" calcext:value-type="float">
            <text:p>8</text:p>
          </table:table-cell>
          <table:table-cell table:formula="of:=[Weapons.Z652]" office:value-type="string" office:string-value="D8 fire damage" calcext:value-type="string">
            <text:p>D8 fire damage</text:p>
          </table:table-cell>
          <table:table-cell table:formula="of:=[Weapons.AA652]" office:value-type="float" office:value="0" calcext:value-type="float">
            <text:p/>
          </table:table-cell>
          <table:table-cell table:formula="of:=[Weapons.AB652]" office:value-type="float" office:value="0" calcext:value-type="float">
            <text:p/>
          </table:table-cell>
          <table:table-cell table:number-columns-repeated="1000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Gold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float" office:value="131076" calcext:value-type="float">
            <text:p>131076</text:p>
          </table:table-cell>
          <table:table-cell office:value-type="string" calcext:value-type="string">
            <text:p>= 0x20004 (Fire Immunity + Armor +2)</text:p>
          </table:table-cell>
          <table:table-cell table:formula="of:=[Weapons.H383]" office:value-type="string" office:string-value="25 squares near and including target" calcext:value-type="string">
            <text:p>25 squares near and including target</text:p>
          </table:table-cell>
          <table:table-cell table:formula="of:=[Weapons.I383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Steel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Legion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5]" office:value-type="string" office:string-value="25 squares near and including target" calcext:value-type="string">
            <text:p>25 squares near and including target</text:p>
          </table:table-cell>
          <table:table-cell table:formula="of:=[Weapons.I435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 of Stone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Legion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1]" office:value-type="string" office:string-value="All friendly units" calcext:value-type="string">
            <text:p>All friendly units</text:p>
          </table:table-cell>
          <table:table-cell table:formula="of:=[Weapons.I431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ladies</text:p>
          </table:table-cell>
          <table:table-cell table:number-columns-repeated="1023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ase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Disease S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611]" office:value-type="float" office:value="0" calcext:value-type="float">
            <text:p/>
          </table:table-cell>
          <table:table-cell table:formula="of:=[Weapons.I611]" office:value-type="string" office:string-value="hardmr" calcext:value-type="string">
            <text:p>hardmr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38]" office:value-type="float" office:value="0" calcext:value-type="float">
            <text:p/>
          </table:table-cell>
          <table:table-cell table:formula="of:=[Weapons.I38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gue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8]" office:value-type="string" office:string-value="25 squares near and including target" calcext:value-type="string">
            <text:p>25 squares near and including target</text:p>
          </table:table-cell>
          <table:table-cell table:formula="of:=[Weapons.I88]" office:value-type="string" office:string-value="mr + onlyenemy" calcext:value-type="string">
            <text:p>mr + onlyenemy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Cur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499]" office:value-type="string" office:string-value="5 random units" calcext:value-type="string">
            <text:p>5 random units</text:p>
          </table:table-cell>
          <table:table-cell table:formula="of:=[Weapons.I49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Murder of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Death</text:p>
          </table:table-cell>
          <table:table-cell office:value-type="string" calcext:value-type="string">
            <text:p>slowtocas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ack 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 0x1 (Disease)</text:p>
          </table:table-cell>
          <table:table-cell table:formula="of:=[Weapons.H89]" office:value-type="string" office:string-value="All squares" calcext:value-type="string">
            <text:p>All squares</text:p>
          </table:table-cell>
          <table:table-cell table:formula="of:=[Weapons.I89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e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Cur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Curse)</text:p>
          </table:table-cell>
          <table:table-cell table:formula="of:=[Weapons.H494]" office:value-type="string" office:string-value="15 random units" calcext:value-type="string">
            <text:p>15 random units</text:p>
          </table:table-cell>
          <table:table-cell table:formula="of:=[Weapons.I494]" office:value-type="float" office:value="0" calcext:value-type="float">
            <text:p/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st Wards</text:p>
          </table:table-cell>
          <table:table-cell table:number-columns-repeated="1023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riend Animal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19]" office:value-type="float" office:value="0" calcext:value-type="float">
            <text:p/>
          </table:table-cell>
          <table:table-cell table:formula="of:=[Weapons.I219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Wolf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Snak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ummon 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38]" office:value-type="float" office:value="0" calcext:value-type="float">
            <text:p/>
          </table:table-cell>
          <table:table-cell table:formula="of:=[Weapons.I138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Beasts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20]" office:value-type="string" office:string-value="9 squares near and including target" calcext:value-type="string">
            <text:p>9 squares near and including target</text:p>
          </table:table-cell>
          <table:table-cell table:formula="of:=[Weapons.I220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Murder of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Great Boar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Summon Great 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473]" office:value-type="float" office:value="0" calcext:value-type="float">
            <text:p/>
          </table:table-cell>
          <table:table-cell table:formula="of:=[Weapons.I47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Serpent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ummon Serp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39]" office:value-type="float" office:value="0" calcext:value-type="float">
            <text:p/>
          </table:table-cell>
          <table:table-cell table:formula="of:=[Weapons.I139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Boars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Summon Great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473]" office:value-type="float" office:value="0" calcext:value-type="float">
            <text:p/>
          </table:table-cell>
          <table:table-cell table:formula="of:=[Weapons.I473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rrior Wards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ghness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835008" calcext:value-type="float">
            <text:p>1835008</text:p>
          </table:table-cell>
          <table:table-cell office:value-type="string" calcext:value-type="string">
            <text:p>= 0x1C0000 (Pierce Resistance + Slash Resistance + Blunt Resistance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 of Luc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 of Fortitude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Army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2]" office:value-type="string" office:string-value="25 squares near and including target" calcext:value-type="string">
            <text:p>25 squares near and including target</text:p>
          </table:table-cell>
          <table:table-cell table:formula="of:=[Weapons.I432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 of Strength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strength, row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6]" office:value-type="string" office:string-value="25 squares near and including target" calcext:value-type="string">
            <text:p>25 squares near and including target</text:p>
          </table:table-cell>
          <table:table-cell table:formula="of:=[Weapons.I446]" office:value-type="float" office:value="0" calcext:value-type="float">
            <text:p/>
          </table:table-cell>
          <table:table-cell table:number-columns-repeated="101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 of Toughness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835008" calcext:value-type="float">
            <text:p>1835008</text:p>
          </table:table-cell>
          <table:table-cell office:value-type="string" calcext:value-type="string">
            <text:p>= 0x1C0000 (Pierce Resistance + Slash Resistance + Blunt Resistance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 of Stone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Legion of 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1]" office:value-type="string" office:string-value="All friendly units" calcext:value-type="string">
            <text:p>All friendly units</text:p>
          </table:table-cell>
          <table:table-cell table:formula="of:=[Weapons.I431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ine Magic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Crows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Summon Murder Of Cr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units summoned</text:p>
          </table:table-cell>
          <table:table-cell table:formula="of:=[Weapons.H472]" office:value-type="float" office:value="0" calcext:value-type="float">
            <text:p/>
          </table:table-cell>
          <table:table-cell table:formula="of:=[Weapons.I472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Mantis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Summon Giant Mant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units summoned</text:p>
          </table:table-cell>
          <table:table-cell table:formula="of:=[Weapons.H511]" office:value-type="float" office:value="0" calcext:value-type="float">
            <text:p/>
          </table:table-cell>
          <table:table-cell table:formula="of:=[Weapons.I51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vatio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Starvation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= 0x804 (Decay + Weakness)</text:p>
          </table:table-cell>
          <table:table-cell table:formula="of:=[Weapons.H512]" office:value-type="string" office:string-value="25 squares near and including target" calcext:value-type="string">
            <text:p>25 squares near and including target</text:p>
          </table:table-cell>
          <table:table-cell table:formula="of:=[Weapons.I512]" office:value-type="string" office:string-value="mr + an + inanimate" calcext:value-type="string">
            <text:p>mr + an + inanima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igh Arcana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burnfores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245]" office:value-type="string" office:string-value="4 random units" calcext:value-type="string">
            <text:p>4 random units</text:p>
          </table:table-cell>
          <table:table-cell table:formula="of:=[Weapons.I2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Shield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Fire Shield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39]" office:value-type="float" office:value="0" calcext:value-type="float">
            <text:p/>
          </table:table-cell>
          <table:table-cell table:formula="of:=[Weapons.I63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 Grip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aff (earth, unresistable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2]" office:value-type="float" office:value="0" calcext:value-type="float">
            <text:p/>
          </table:table-cell>
          <table:table-cell table:formula="of:=[Weapons.I312]" office:value-type="string" office:string-value="flying" calcext:value-type="string">
            <text:p>flying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slowtoc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e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40 blunt damage</text:p>
          </table:table-cell>
          <table:table-cell table:formula="of:=[Weapons.H61]" office:value-type="float" office:value="0" calcext:value-type="float">
            <text:p/>
          </table:table-cell>
          <table:table-cell table:formula="of:=[Weapons.I61]" office:value-type="string" office:string-value="scatter" calcext:value-type="string">
            <text:p>scatter</text:p>
          </table:table-cell>
          <table:table-cell table:formula="of:=[Weapons.O61]" office:value-type="string" office:string-value="once target is hit" calcext:value-type="string">
            <text:p>once target is hit</text:p>
          </table:table-cell>
          <table:table-cell table:formula="of:=[Weapons.P61]" office:value-type="float" office:value="191" calcext:value-type="float">
            <text:p>191</text:p>
          </table:table-cell>
          <table:table-cell table:formula="of:=[Weapons.Q61]" office:value-type="string" office:string-value="Meteor Flame Burst" calcext:value-type="string">
            <text:p>Meteor Flame Burst</text:p>
          </table:table-cell>
          <table:table-cell table:formula="of:=[Weapons.R61]" office:value-type="float" office:value="8" calcext:value-type="float">
            <text:p>8</text:p>
          </table:table-cell>
          <table:table-cell table:formula="of:=[Weapons.S61]" office:value-type="string" office:string-value="D8 fire damage" calcext:value-type="string">
            <text:p>D8 fire damage</text:p>
          </table:table-cell>
          <table:table-cell table:formula="of:=[Weapons.T61]" office:value-type="string" office:string-value="5 squares near and including target" calcext:value-type="string">
            <text:p>5 squares near and including target</text:p>
          </table:table-cell>
          <table:table-cell table:formula="of:=[Weapons.U61]" office:value-type="float" office:value="0" calcext:value-type="float">
            <text:p/>
          </table:table-cell>
          <table:table-cell table:number-columns-repeated="1007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 Combustion</text:p>
          </table:table-cell>
          <table:table-cell office:value-type="string" calcext:value-type="string">
            <text:p>burnforest slowtocas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ss Combus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 0x20 (Burn)</text:p>
          </table:table-cell>
          <table:table-cell table:formula="of:=[Weapons.H506]" office:value-type="string" office:string-value="50 squares near and including target" calcext:value-type="string">
            <text:p>50 squares near and including target</text:p>
          </table:table-cell>
          <table:table-cell table:formula="of:=[Weapons.I506]" office:value-type="string" office:string-value="onlyenemy" calcext:value-type="string">
            <text:p>onlyenemy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Flame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Soldiers of Flam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= 0x400 (Fire Shield (3))</text:p>
          </table:table-cell>
          <table:table-cell table:formula="of:=[Weapons.H640]" office:value-type="string" office:string-value="5 squares near and including target" calcext:value-type="string">
            <text:p>5 squares near and including target</text:p>
          </table:table-cell>
          <table:table-cell table:formula="of:=[Weapons.I640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 Meld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Earth Mel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arth Grip)</text:p>
          </table:table-cell>
          <table:table-cell table:formula="of:=[Weapons.H319]" office:value-type="string" office:string-value="9 squares near and including target" calcext:value-type="string">
            <text:p>9 squares near and including target</text:p>
          </table:table-cell>
          <table:table-cell table:formula="of:=[Weapons.I31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s of Steel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Soldiers of Steel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6]" office:value-type="string" office:string-value="5 squares near and including target" calcext:value-type="string">
            <text:p>5 squares near and including target</text:p>
          </table:table-cell>
          <table:table-cell table:formula="of:=[Weapons.I436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or Showers</text:p>
          </table:table-cell>
          <table:table-cell office:value-type="string" calcext:value-type="string">
            <text:p>slowtoc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eor Show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35 blunt damage</text:p>
          </table:table-cell>
          <table:table-cell table:formula="of:=[Weapons.H62]" office:value-type="string" office:string-value="25% of all squares" calcext:value-type="string">
            <text:p>25% of all squares</text:p>
          </table:table-cell>
          <table:table-cell table:formula="of:=[Weapons.I62]" office:value-type="float" office:value="0" calcext:value-type="float">
            <text:p/>
          </table:table-cell>
          <table:table-cell table:formula="of:=[Weapons.O62]" office:value-type="string" office:string-value="once target is hit" calcext:value-type="string">
            <text:p>once target is hit</text:p>
          </table:table-cell>
          <table:table-cell table:formula="of:=[Weapons.P62]" office:value-type="float" office:value="191" calcext:value-type="float">
            <text:p>191</text:p>
          </table:table-cell>
          <table:table-cell table:formula="of:=[Weapons.Q62]" office:value-type="string" office:string-value="Meteor Flame Burst" calcext:value-type="string">
            <text:p>Meteor Flame Burst</text:p>
          </table:table-cell>
          <table:table-cell table:formula="of:=[Weapons.R62]" office:value-type="float" office:value="8" calcext:value-type="float">
            <text:p>8</text:p>
          </table:table-cell>
          <table:table-cell table:formula="of:=[Weapons.S62]" office:value-type="string" office:string-value="D8 fire damage" calcext:value-type="string">
            <text:p>D8 fire damage</text:p>
          </table:table-cell>
          <table:table-cell table:formula="of:=[Weapons.T62]" office:value-type="string" office:string-value="5 squares near and including target" calcext:value-type="string">
            <text:p>5 squares near and including target</text:p>
          </table:table-cell>
          <table:table-cell table:formula="of:=[Weapons.U62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Gold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Oak Army</text:p>
          </table:table-cell>
          <table:table-cell office:value-type="float" office:value="131076" calcext:value-type="float">
            <text:p>131076</text:p>
          </table:table-cell>
          <table:table-cell office:value-type="string" calcext:value-type="string">
            <text:p>= 0x20004 (Fire Immunity + Armor +2)</text:p>
          </table:table-cell>
          <table:table-cell table:formula="of:=[Weapons.H383]" office:value-type="string" office:string-value="25 squares near and including target" calcext:value-type="string">
            <text:p>25 squares near and including target</text:p>
          </table:table-cell>
          <table:table-cell table:formula="of:=[Weapons.I383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umbering Army</text:p>
          </table:table-cell>
          <table:table-cell office:value-type="string" calcext:value-type="string">
            <text:p>slowtoca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umbering 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306]" office:value-type="string" office:string-value="All units" calcext:value-type="string">
            <text:p>All units</text:p>
          </table:table-cell>
          <table:table-cell table:formula="of:=[Weapons.I306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n Magic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light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Moo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0]" office:value-type="float" office:value="0" calcext:value-type="float">
            <text:p/>
          </table:table-cell>
          <table:table-cell table:formula="of:=[Weapons.I460]" office:value-type="string" office:string-value="an + onlyenemy" calcext:value-type="string">
            <text:p>an + onlyenemy</text:p>
          </table:table-cell>
          <table:table-cell table:formula="of:=[Weapons.O460]" office:value-type="string" office:string-value="if target is affected" calcext:value-type="string">
            <text:p>if target is affected</text:p>
          </table:table-cell>
          <table:table-cell table:formula="of:=[Weapons.P460]" office:value-type="float" office:value="451" calcext:value-type="float">
            <text:p>451</text:p>
          </table:table-cell>
          <table:table-cell table:formula="of:=[Weapons.Q460]" office:value-type="string" office:string-value="Confusion" calcext:value-type="string">
            <text:p>Confusion</text:p>
          </table:table-cell>
          <table:table-cell table:formula="of:=[Weapons.R460]" office:value-type="float" office:value="262144" calcext:value-type="float">
            <text:p>262144</text:p>
          </table:table-cell>
          <table:table-cell table:formula="of:=[Weapons.S460]" office:value-type="string" office:string-value="= 0x40000 (Confusion)" calcext:value-type="string">
            <text:p>= 0x40000 (Confusion)</text:p>
          </table:table-cell>
          <table:table-cell table:formula="of:=[Weapons.T460]" office:value-type="float" office:value="0" calcext:value-type="float">
            <text:p/>
          </table:table-cell>
          <table:table-cell table:formula="of:=[Weapons.U460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r: D10 vs morale</text:p>
          </table:table-cell>
          <table:table-cell table:formula="of:=[Weapons.H32]" office:value-type="float" office:value="0" calcext:value-type="float">
            <text:p/>
          </table:table-cell>
          <table:table-cell table:formula="of:=[Weapons.I32]" office:value-type="string" office:string-value="hardmr + an" calcext:value-type="string">
            <text:p>hardmr + an</text:p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form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Shadow For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5]" office:value-type="float" office:value="0" calcext:value-type="float">
            <text:p/>
          </table:table-cell>
          <table:table-cell table:formula="of:=[Weapons.I63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or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T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ar: D8 vs morale</text:p>
          </table:table-cell>
          <table:table-cell table:formula="of:=[Weapons.H613]" office:value-type="string" office:string-value="25 squares near and including target" calcext:value-type="string">
            <text:p>25 squares near and including target</text:p>
          </table:table-cell>
          <table:table-cell table:formula="of:=[Weapons.I613]" office:value-type="string" office:string-value="hardmr + an + onlyenemy" calcext:value-type="string">
            <text:p>hardmr + an + onlyenemy</text:p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f the Moon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Touch of the M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228]" office:value-type="string" office:string-value="5 squares near and including target" calcext:value-type="string">
            <text:p>5 squares near and including target</text:p>
          </table:table-cell>
          <table:table-cell table:formula="of:=[Weapons.I228]" office:value-type="string" office:string-value="mr + an + onlyenemy" calcext:value-type="string">
            <text:p>mr + an + onlyenemy</text:p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nbeams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Moonbe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1]" office:value-type="string" office:string-value="9 squares near and including target" calcext:value-type="string">
            <text:p>9 squares near and including target</text:p>
          </table:table-cell>
          <table:table-cell table:formula="of:=[Weapons.I461]" office:value-type="string" office:string-value="an + onlyenemy" calcext:value-type="string">
            <text:p>an + onlyenemy</text:p>
          </table:table-cell>
          <table:table-cell table:formula="of:=[Weapons.O461]" office:value-type="string" office:string-value="if target is affected" calcext:value-type="string">
            <text:p>if target is affected</text:p>
          </table:table-cell>
          <table:table-cell table:formula="of:=[Weapons.P461]" office:value-type="float" office:value="451" calcext:value-type="float">
            <text:p>451</text:p>
          </table:table-cell>
          <table:table-cell table:formula="of:=[Weapons.Q461]" office:value-type="string" office:string-value="Confusion" calcext:value-type="string">
            <text:p>Confusion</text:p>
          </table:table-cell>
          <table:table-cell table:formula="of:=[Weapons.R461]" office:value-type="float" office:value="262144" calcext:value-type="float">
            <text:p>262144</text:p>
          </table:table-cell>
          <table:table-cell table:formula="of:=[Weapons.S461]" office:value-type="string" office:string-value="= 0x40000 (Confusion)" calcext:value-type="string">
            <text:p>= 0x40000 (Confusion)</text:p>
          </table:table-cell>
          <table:table-cell table:formula="of:=[Weapons.T461]" office:value-type="float" office:value="0" calcext:value-type="float">
            <text:p/>
          </table:table-cell>
          <table:table-cell table:formula="of:=[Weapons.U461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 Warriors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Shade Warrior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637]" office:value-type="string" office:string-value="9 squares near and including target" calcext:value-type="string">
            <text:p>9 squares near and including target</text:p>
          </table:table-cell>
          <table:table-cell table:formula="of:=[Weapons.I637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agic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643]" office:value-type="string" office:string-value="25 squares near and including target" calcext:value-type="string">
            <text:p>25 squares near and including target</text:p>
          </table:table-cell>
          <table:table-cell table:formula="of:=[Weapons.I64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ar Brilliance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Lunar Brill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59]" office:value-type="string" office:string-value="25 squares near and including target" calcext:value-type="string">
            <text:p>25 squares near and including target</text:p>
          </table:table-cell>
          <table:table-cell table:formula="of:=[Weapons.I459]" office:value-type="string" office:string-value="an + onlyenemy" calcext:value-type="string">
            <text:p>an + onlyenemy</text:p>
          </table:table-cell>
          <table:table-cell table:formula="of:=[Weapons.O459]" office:value-type="string" office:string-value="if target is affected" calcext:value-type="string">
            <text:p>if target is affected</text:p>
          </table:table-cell>
          <table:table-cell table:formula="of:=[Weapons.P459]" office:value-type="float" office:value="451" calcext:value-type="float">
            <text:p>451</text:p>
          </table:table-cell>
          <table:table-cell table:formula="of:=[Weapons.Q459]" office:value-type="string" office:string-value="Confusion" calcext:value-type="string">
            <text:p>Confusion</text:p>
          </table:table-cell>
          <table:table-cell table:formula="of:=[Weapons.R459]" office:value-type="float" office:value="262144" calcext:value-type="float">
            <text:p>262144</text:p>
          </table:table-cell>
          <table:table-cell table:formula="of:=[Weapons.S459]" office:value-type="string" office:string-value="= 0x40000 (Confusion)" calcext:value-type="string">
            <text:p>= 0x40000 (Confusion)</text:p>
          </table:table-cell>
          <table:table-cell table:formula="of:=[Weapons.T459]" office:value-type="float" office:value="0" calcext:value-type="float">
            <text:p/>
          </table:table-cell>
          <table:table-cell table:formula="of:=[Weapons.U459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Darknes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= 0x100 (Etherealness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lver Arcana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c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h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shock damage</text:p>
          </table:table-cell>
          <table:table-cell table:formula="of:=[Weapons.H109]" office:value-type="float" office:value="0" calcext:value-type="float">
            <text:p/>
          </table:table-cell>
          <table:table-cell table:formula="of:=[Weapons.I109]" office:value-type="string" office:string-value="an" calcext:value-type="string">
            <text:p>an</text:p>
          </table:table-cell>
          <table:table-cell table:formula="of:=[Weapons.O109]" office:value-type="string" office:string-value="if target is affected" calcext:value-type="string">
            <text:p>if target is affected</text:p>
          </table:table-cell>
          <table:table-cell table:formula="of:=[Weapons.P109]" office:value-type="float" office:value="165" calcext:value-type="float">
            <text:p>165</text:p>
          </table:table-cell>
          <table:table-cell table:formula="of:=[Weapons.Q109]" office:value-type="string" office:string-value="Shock Stun" calcext:value-type="string">
            <text:p>Shock Stun</text:p>
          </table:table-cell>
          <table:table-cell table:formula="of:=[Weapons.R109]" office:value-type="float" office:value="64" calcext:value-type="float">
            <text:p>64</text:p>
          </table:table-cell>
          <table:table-cell table:formula="of:=[Weapons.S109]" office:value-type="string" office:string-value="= 0x40 (Stun)" calcext:value-type="string">
            <text:p>= 0x40 (Stun)</text:p>
          </table:table-cell>
          <table:table-cell table:formula="of:=[Weapons.T109]" office:value-type="float" office:value="0" calcext:value-type="float">
            <text:p/>
          </table:table-cell>
          <table:table-cell table:formula="of:=[Weapons.U109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st of Wind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ust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5]" office:value-type="string" office:string-value="5 squares near and including target" calcext:value-type="string">
            <text:p>5 squares near and including target</text:p>
          </table:table-cell>
          <table:table-cell table:formula="of:=[Weapons.I115]" office:value-type="string" office:string-value="mundane" calcext:value-type="string">
            <text:p>mundane</text:p>
          </table:table-cell>
          <table:table-cell table:formula="of:=[Weapons.O115]" office:value-type="string" office:string-value="if target is affected" calcext:value-type="string">
            <text:p>if target is affected</text:p>
          </table:table-cell>
          <table:table-cell table:formula="of:=[Weapons.P115]" office:value-type="float" office:value="118" calcext:value-type="float">
            <text:p>118</text:p>
          </table:table-cell>
          <table:table-cell table:formula="of:=[Weapons.Q115]" office:value-type="string" office:string-value="aff (str-resistable)" calcext:value-type="string">
            <text:p>aff (str-resistable)</text:p>
          </table:table-cell>
          <table:table-cell table:formula="of:=[Weapons.R115]" office:value-type="float" office:value="64" calcext:value-type="float">
            <text:p>64</text:p>
          </table:table-cell>
          <table:table-cell table:formula="of:=[Weapons.S115]" office:value-type="string" office:string-value="= 0x40 (Stun)" calcext:value-type="string">
            <text:p>= 0x40 (Stun)</text:p>
          </table:table-cell>
          <table:table-cell table:formula="of:=[Weapons.T115]" office:value-type="float" office:value="0" calcext:value-type="float">
            <text:p/>
          </table:table-cell>
          <table:table-cell table:formula="of:=[Weapons.U115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 Wind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orm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blunt damage</text:p>
          </table:table-cell>
          <table:table-cell table:formula="of:=[Weapons.H117]" office:value-type="string" office:string-value="25 squares near and including target" calcext:value-type="string">
            <text:p>25 squares near and including target</text:p>
          </table:table-cell>
          <table:table-cell table:formula="of:=[Weapons.I117]" office:value-type="string" office:string-value="mundane" calcext:value-type="string">
            <text:p>mundane</text:p>
          </table:table-cell>
          <table:table-cell table:formula="of:=[Weapons.O117]" office:value-type="string" office:string-value="if target is affected" calcext:value-type="string">
            <text:p>if target is affected</text:p>
          </table:table-cell>
          <table:table-cell table:formula="of:=[Weapons.P117]" office:value-type="float" office:value="118" calcext:value-type="float">
            <text:p>118</text:p>
          </table:table-cell>
          <table:table-cell table:formula="of:=[Weapons.Q117]" office:value-type="string" office:string-value="aff (str-resistable)" calcext:value-type="string">
            <text:p>aff (str-resistable)</text:p>
          </table:table-cell>
          <table:table-cell table:formula="of:=[Weapons.R117]" office:value-type="float" office:value="64" calcext:value-type="float">
            <text:p>64</text:p>
          </table:table-cell>
          <table:table-cell table:formula="of:=[Weapons.S117]" office:value-type="string" office:string-value="= 0x40 (Stun)" calcext:value-type="string">
            <text:p>= 0x40 (Stun)</text:p>
          </table:table-cell>
          <table:table-cell table:formula="of:=[Weapons.T117]" office:value-type="float" office:value="0" calcext:value-type="float">
            <text:p/>
          </table:table-cell>
          <table:table-cell table:formula="of:=[Weapons.U117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 Lightning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hain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shock damage</text:p>
          </table:table-cell>
          <table:table-cell table:formula="of:=[Weapons.H112]" office:value-type="string" office:string-value="Chain lightning, 8 targets at max distance of 2 squares" calcext:value-type="string">
            <text:p>Chain lightning, 8 targets at max distance of 2 squares</text:p>
          </table:table-cell>
          <table:table-cell table:formula="of:=[Weapons.I112]" office:value-type="string" office:string-value="an" calcext:value-type="string">
            <text:p>an</text:p>
          </table:table-cell>
          <table:table-cell table:formula="of:=[Weapons.O112]" office:value-type="string" office:string-value="if target is affected" calcext:value-type="string">
            <text:p>if target is affected</text:p>
          </table:table-cell>
          <table:table-cell table:formula="of:=[Weapons.P112]" office:value-type="float" office:value="165" calcext:value-type="float">
            <text:p>165</text:p>
          </table:table-cell>
          <table:table-cell table:formula="of:=[Weapons.Q112]" office:value-type="string" office:string-value="Shock Stun" calcext:value-type="string">
            <text:p>Shock Stun</text:p>
          </table:table-cell>
          <table:table-cell table:formula="of:=[Weapons.R112]" office:value-type="float" office:value="64" calcext:value-type="float">
            <text:p>64</text:p>
          </table:table-cell>
          <table:table-cell table:formula="of:=[Weapons.S112]" office:value-type="string" office:string-value="= 0x40 (Stun)" calcext:value-type="string">
            <text:p>= 0x40 (Stun)</text:p>
          </table:table-cell>
          <table:table-cell table:formula="of:=[Weapons.T112]" office:value-type="float" office:value="0" calcext:value-type="float">
            <text:p/>
          </table:table-cell>
          <table:table-cell table:formula="of:=[Weapons.U112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ning Bolt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Lightning Bo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shock damage</text:p>
          </table:table-cell>
          <table:table-cell table:formula="of:=[Weapons.H626]" office:value-type="string" office:string-value="Far beam, 5 squares" calcext:value-type="string">
            <text:p>Far beam, 5 squares</text:p>
          </table:table-cell>
          <table:table-cell table:formula="of:=[Weapons.I626]" office:value-type="string" office:string-value="an" calcext:value-type="string">
            <text:p>an</text:p>
          </table:table-cell>
          <table:table-cell table:formula="of:=[Weapons.O626]" office:value-type="string" office:string-value="if target is affected" calcext:value-type="string">
            <text:p>if target is affected</text:p>
          </table:table-cell>
          <table:table-cell table:formula="of:=[Weapons.P626]" office:value-type="float" office:value="165" calcext:value-type="float">
            <text:p>165</text:p>
          </table:table-cell>
          <table:table-cell table:formula="of:=[Weapons.Q626]" office:value-type="string" office:string-value="Shock Stun" calcext:value-type="string">
            <text:p>Shock Stun</text:p>
          </table:table-cell>
          <table:table-cell table:formula="of:=[Weapons.R626]" office:value-type="float" office:value="64" calcext:value-type="float">
            <text:p>64</text:p>
          </table:table-cell>
          <table:table-cell table:formula="of:=[Weapons.S626]" office:value-type="string" office:string-value="= 0x40 (Stun)" calcext:value-type="string">
            <text:p>= 0x40 (Stun)</text:p>
          </table:table-cell>
          <table:table-cell table:formula="of:=[Weapons.T626]" office:value-type="float" office:value="0" calcext:value-type="float">
            <text:p/>
          </table:table-cell>
          <table:table-cell table:formula="of:=[Weapons.U626]" office:value-type="string" office:string-value="mr + strresist" calcext:value-type="string">
            <text:p>mr + strresist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Clouds</text:p>
          </table:table-cell>
          <table:table-cell office:value-type="string" calcext:value-type="string">
            <text:p>slowtoca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mmon Cloud Ele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196]" office:value-type="float" office:value="0" calcext:value-type="float">
            <text:p/>
          </table:table-cell>
          <table:table-cell table:formula="of:=[Weapons.I196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ctive Wind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Protective Wind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5]" office:value-type="string" office:string-value="20 squares near and including target" calcext:value-type="string">
            <text:p>20 squares near and including target</text:p>
          </table:table-cell>
          <table:table-cell table:formula="of:=[Weapons.I65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agic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643]" office:value-type="string" office:string-value="25 squares near and including target" calcext:value-type="string">
            <text:p>25 squares near and including target</text:p>
          </table:table-cell>
          <table:table-cell table:formula="of:=[Weapons.I64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Tempest</text:p>
          </table:table-cell>
          <table:table-cell office:value-type="string" calcext:value-type="string">
            <text:p>slowtocas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rcane Tem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blunt damage</text:p>
          </table:table-cell>
          <table:table-cell table:formula="of:=[Weapons.H118]" office:value-type="string" office:string-value="All enemy units" calcext:value-type="string">
            <text:p>All enemy units</text:p>
          </table:table-cell>
          <table:table-cell table:formula="of:=[Weapons.I118]" office:value-type="string" office:string-value="onlyenemy" calcext:value-type="string">
            <text:p>onlyenemy</text:p>
          </table:table-cell>
          <table:table-cell table:formula="of:=[Weapons.O118]" office:value-type="string" office:string-value="if target is affected" calcext:value-type="string">
            <text:p>if target is affected</text:p>
          </table:table-cell>
          <table:table-cell table:formula="of:=[Weapons.P118]" office:value-type="float" office:value="118" calcext:value-type="float">
            <text:p>118</text:p>
          </table:table-cell>
          <table:table-cell table:formula="of:=[Weapons.Q118]" office:value-type="string" office:string-value="aff (str-resistable)" calcext:value-type="string">
            <text:p>aff (str-resistable)</text:p>
          </table:table-cell>
          <table:table-cell table:formula="of:=[Weapons.R118]" office:value-type="float" office:value="64" calcext:value-type="float">
            <text:p>64</text:p>
          </table:table-cell>
          <table:table-cell table:formula="of:=[Weapons.S118]" office:value-type="string" office:string-value="= 0x40 (Stun)" calcext:value-type="string">
            <text:p>= 0x40 (Stun)</text:p>
          </table:table-cell>
          <table:table-cell table:formula="of:=[Weapons.T118]" office:value-type="float" office:value="0" calcext:value-type="float">
            <text:p/>
          </table:table-cell>
          <table:table-cell table:formula="of:=[Weapons.U1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ly Storm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Friendly Storm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6]" office:value-type="string" office:string-value="All friendly units" calcext:value-type="string">
            <text:p>All friendly units</text:p>
          </table:table-cell>
          <table:table-cell table:formula="of:=[Weapons.I65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Lightning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Call Light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shock damage</text:p>
          </table:table-cell>
          <table:table-cell table:formula="of:=[Weapons.H269]" office:value-type="string" office:string-value="12 random units" calcext:value-type="string">
            <text:p>12 random units</text:p>
          </table:table-cell>
          <table:table-cell table:formula="of:=[Weapons.I269]" office:value-type="string" office:string-value="an" calcext:value-type="string">
            <text:p>an</text:p>
          </table:table-cell>
          <table:table-cell table:formula="of:=[Weapons.O269]" office:value-type="string" office:string-value="if target is affected" calcext:value-type="string">
            <text:p>if target is affected</text:p>
          </table:table-cell>
          <table:table-cell table:formula="of:=[Weapons.P269]" office:value-type="float" office:value="15" calcext:value-type="float">
            <text:p>15</text:p>
          </table:table-cell>
          <table:table-cell table:formula="of:=[Weapons.Q269]" office:value-type="string" office:string-value="aff (mr)" calcext:value-type="string">
            <text:p>aff (mr)</text:p>
          </table:table-cell>
          <table:table-cell table:formula="of:=[Weapons.R269]" office:value-type="float" office:value="64" calcext:value-type="float">
            <text:p>64</text:p>
          </table:table-cell>
          <table:table-cell table:formula="of:=[Weapons.S269]" office:value-type="string" office:string-value="= 0x40 (Stun)" calcext:value-type="string">
            <text:p>= 0x40 (Stun)</text:p>
          </table:table-cell>
          <table:table-cell table:formula="of:=[Weapons.T269]" office:value-type="float" office:value="0" calcext:value-type="float">
            <text:p/>
          </table:table-cell>
          <table:table-cell table:formula="of:=[Weapons.U26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est Magic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riend Animal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19]" office:value-type="float" office:value="0" calcext:value-type="float">
            <text:p/>
          </table:table-cell>
          <table:table-cell table:formula="of:=[Weapons.I219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on Wolf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unit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itude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 0x2 (Armor +1)</text:p>
          </table:table-cell>
          <table:table-cell table:formula="of:=[Weapons.H433]" office:value-type="string" office:string-value="5 squares near and including target" calcext:value-type="string">
            <text:p>5 squares near and including target</text:p>
          </table:table-cell>
          <table:table-cell table:formula="of:=[Weapons.I43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54]" office:value-type="float" office:value="0" calcext:value-type="float">
            <text:p/>
          </table:table-cell>
          <table:table-cell table:formula="of:=[Weapons.I54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the Frog Prince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olymorph int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morph</text:p>
          </table:table-cell>
          <table:table-cell table:formula="of:=[Weapons.H78]" office:value-type="float" office:value="0" calcext:value-type="float">
            <text:p/>
          </table:table-cell>
          <table:table-cell table:formula="of:=[Weapons.I78]" office:value-type="string" office:string-value="mr + an + inanimate + onlyenemy" calcext:value-type="string">
            <text:p>mr + an + inanimate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ud of Confusion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loud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4]" office:value-type="string" office:string-value="9 squares near and including target" calcext:value-type="string">
            <text:p>9 squares near and including target</text:p>
          </table:table-cell>
          <table:table-cell table:formula="of:=[Weapons.I454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Beasts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Charm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formula="of:=[Weapons.H220]" office:value-type="string" office:string-value="9 squares near and including target" calcext:value-type="string">
            <text:p>9 squares near and including target</text:p>
          </table:table-cell>
          <table:table-cell table:formula="of:=[Weapons.I220]" office:value-type="string" office:string-value="easymr + an + affectanimal + onlyenemy" calcext:value-type="string">
            <text:p>easymr + an + affectanimal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Wolve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ummon Wo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units summoned</text:p>
          </table:table-cell>
          <table:table-cell table:formula="of:=[Weapons.H150]" office:value-type="float" office:value="0" calcext:value-type="float">
            <text:p/>
          </table:table-cell>
          <table:table-cell table:formula="of:=[Weapons.I150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hanting Voi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nchanting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2]" office:value-type="string" office:string-value="100 squares near and including target" calcext:value-type="string">
            <text:p>100 squares near and including target</text:p>
          </table:table-cell>
          <table:table-cell table:formula="of:=[Weapons.I82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 of Confusion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Mist of 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5]" office:value-type="string" office:string-value="25 squares near and including target" calcext:value-type="string">
            <text:p>25 squares near and including target</text:p>
          </table:table-cell>
          <table:table-cell table:formula="of:=[Weapons.I455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chemy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d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 0x8 (Cold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eneration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Regeneration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Regeneration)</text:p>
          </table:table-cell>
          <table:table-cell table:formula="of:=[Weapons.H629]" office:value-type="float" office:value="0" calcext:value-type="float">
            <text:p/>
          </table:table-cell>
          <table:table-cell table:formula="of:=[Weapons.I629]" office:value-type="string" office:string-value="inanimate" calcext:value-type="string">
            <text:p>inanimate</text:p>
          </table:table-cell>
          <table:table-cell table:number-columns-repeated="1014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ghness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835008" calcext:value-type="float">
            <text:p>1835008</text:p>
          </table:table-cell>
          <table:table-cell office:value-type="string" calcext:value-type="string">
            <text:p>= 0x1C0000 (Pierce Resistance + Slash Resistance + Blunt Resistance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sh is Stronger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970180" calcext:value-type="float">
            <text:p>1970180</text:p>
          </table:table-cell>
          <table:table-cell office:value-type="string" calcext:value-type="string">
            <text:p>= 0x1E1004 (Fire Immunity + Regeneration + Armor +2 + Pierce Resistance + Slash Resistance + Blunt Resistance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d Arcana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beam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s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fire damage</text:p>
          </table:table-cell>
          <table:table-cell table:formula="of:=[Weapons.H662]" office:value-type="string" office:string-value="3 squares near and including target" calcext:value-type="string">
            <text:p>3 squares near and including target</text:p>
          </table:table-cell>
          <table:table-cell table:formula="of:=[Weapons.I662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Resistance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3]" office:value-type="string" office:string-value="5 squares near and including target" calcext:value-type="string">
            <text:p>5 squares near and including target</text:p>
          </table:table-cell>
          <table:table-cell table:formula="of:=[Weapons.I67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inerate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Inciner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 fire damage</text:p>
          </table:table-cell>
          <table:table-cell table:formula="of:=[Weapons.H451]" office:value-type="float" office:value="0" calcext:value-type="float">
            <text:p/>
          </table:table-cell>
          <table:table-cell table:formula="of:=[Weapons.I45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burnfor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reb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 fire damage</text:p>
          </table:table-cell>
          <table:table-cell table:formula="of:=[Weapons.H56]" office:value-type="string" office:string-value="5 squares near and including target" calcext:value-type="string">
            <text:p>5 squares near and including target</text:p>
          </table:table-cell>
          <table:table-cell table:formula="of:=[Weapons.I56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Ward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lemental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 0x4 (Fire Immunity)</text:p>
          </table:table-cell>
          <table:table-cell table:formula="of:=[Weapons.H675]" office:value-type="string" office:string-value="25 squares near and including target" calcext:value-type="string">
            <text:p>25 squares near and including target</text:p>
          </table:table-cell>
          <table:table-cell table:formula="of:=[Weapons.I67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Fire</text:p>
          </table:table-cell>
          <table:table-cell office:value-type="string" calcext:value-type="string">
            <text:p>burnfor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mmon Lesser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units summoned</text:p>
          </table:table-cell>
          <table:table-cell table:formula="of:=[Weapons.H195]" office:value-type="float" office:value="0" calcext:value-type="float">
            <text:p/>
          </table:table-cell>
          <table:table-cell table:formula="of:=[Weapons.I195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 Flare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Sunb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 fire damage</text:p>
          </table:table-cell>
          <table:table-cell table:formula="of:=[Weapons.H129]" office:value-type="string" office:string-value="5 squares near and including target" calcext:value-type="string">
            <text:p>5 squares near and including target</text:p>
          </table:table-cell>
          <table:table-cell table:formula="of:=[Weapons.I129]" office:value-type="string" office:string-value="an + holykill" calcext:value-type="string">
            <text:p>an + holykill</text:p>
          </table:table-cell>
          <table:table-cell table:formula="of:=[Weapons.O129]" office:value-type="string" office:string-value="if target is affected" calcext:value-type="string">
            <text:p>if target is affected</text:p>
          </table:table-cell>
          <table:table-cell table:formula="of:=[Weapons.P129]" office:value-type="float" office:value="15" calcext:value-type="float">
            <text:p>15</text:p>
          </table:table-cell>
          <table:table-cell table:formula="of:=[Weapons.Q129]" office:value-type="string" office:string-value="aff (mr)" calcext:value-type="string">
            <text:p>aff (mr)</text:p>
          </table:table-cell>
          <table:table-cell table:formula="of:=[Weapons.R129]" office:value-type="float" office:value="67108864" calcext:value-type="float">
            <text:p>67108864</text:p>
          </table:table-cell>
          <table:table-cell table:formula="of:=[Weapons.S129]" office:value-type="string" office:string-value="= 0x4000000 (Blindness)" calcext:value-type="string">
            <text:p>= 0x4000000 (Blindness)</text:p>
          </table:table-cell>
          <table:table-cell table:formula="of:=[Weapons.T129]" office:value-type="float" office:value="0" calcext:value-type="float">
            <text:p/>
          </table:table-cell>
          <table:table-cell table:formula="of:=[Weapons.U129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agic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Antimagi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Magic Resistance +2)</text:p>
          </table:table-cell>
          <table:table-cell table:formula="of:=[Weapons.H643]" office:value-type="string" office:string-value="25 squares near and including target" calcext:value-type="string">
            <text:p>25 squares near and including target</text:p>
          </table:table-cell>
          <table:table-cell table:formula="of:=[Weapons.I643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u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22]" office:value-type="string" office:string-value="9 squares near and including target" calcext:value-type="string">
            <text:p>9 squares near and including target</text:p>
          </table:table-cell>
          <table:table-cell table:formula="of:=[Weapons.I122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e Storm</text:p>
          </table:table-cell>
          <table:table-cell office:value-type="string" calcext:value-type="string">
            <text:p>burnfore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mest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 fire damage</text:p>
          </table:table-cell>
          <table:table-cell table:formula="of:=[Weapons.H59]" office:value-type="string" office:string-value="50 squares near and including target" calcext:value-type="string">
            <text:p>50 squares near and including target</text:p>
          </table:table-cell>
          <table:table-cell table:formula="of:=[Weapons.I59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lar of Fire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Pillar of F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60 fire damage</text:p>
          </table:table-cell>
          <table:table-cell table:formula="of:=[Weapons.H370]" office:value-type="float" office:value="0" calcext:value-type="float">
            <text:p/>
          </table:table-cell>
          <table:table-cell table:formula="of:=[Weapons.I370]" office:value-type="float" office:value="0" calcext:value-type="float">
            <text:p/>
          </table:table-cell>
          <table:table-cell table:formula="of:=[Weapons.O370]" office:value-type="string" office:string-value="once target is hit" calcext:value-type="string">
            <text:p>once target is hit</text:p>
          </table:table-cell>
          <table:table-cell table:formula="of:=[Weapons.P370]" office:value-type="float" office:value="55" calcext:value-type="float">
            <text:p>55</text:p>
          </table:table-cell>
          <table:table-cell table:formula="of:=[Weapons.Q370]" office:value-type="string" office:string-value="Fire Cloud" calcext:value-type="string">
            <text:p>Fire Cloud</text:p>
          </table:table-cell>
          <table:table-cell table:formula="of:=[Weapons.R370]" office:value-type="float" office:value="8" calcext:value-type="float">
            <text:p>8</text:p>
          </table:table-cell>
          <table:table-cell table:formula="of:=[Weapons.S370]" office:value-type="string" office:string-value="D8 fire damage" calcext:value-type="string">
            <text:p>D8 fire damage</text:p>
          </table:table-cell>
          <table:table-cell table:formula="of:=[Weapons.T370]" office:value-type="string" office:string-value="9 squares near and including target" calcext:value-type="string">
            <text:p>9 squares near and including target</text:p>
          </table:table-cell>
          <table:table-cell table:formula="of:=[Weapons.U370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Gol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rmy of Gold</text:p>
          </table:table-cell>
          <table:table-cell office:value-type="float" office:value="131076" calcext:value-type="float">
            <text:p>131076</text:p>
          </table:table-cell>
          <table:table-cell office:value-type="string" calcext:value-type="string">
            <text:p>= 0x20004 (Fire Immunity + Armor +2)</text:p>
          </table:table-cell>
          <table:table-cell table:formula="of:=[Weapons.H73]" office:value-type="string" office:string-value="All friendly units" calcext:value-type="string">
            <text:p>All friendly units</text:p>
          </table:table-cell>
          <table:table-cell table:formula="of:=[Weapons.I73]" office:value-type="string" office:string-value="ethereal + onlyfriend" calcext:value-type="string">
            <text:p>ethereal + onlyfriend</text:p>
          </table:table-cell>
          <table:table-cell table:number-columns-repeated="1014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Fortune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tal Arcana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 Shield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Air Shield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= 0x800 (Air Shield)</text:p>
          </table:table-cell>
          <table:table-cell table:formula="of:=[Weapons.H650]" office:value-type="string" office:string-value="5 squares near and including target" calcext:value-type="string">
            <text:p>5 squares near and including target</text:p>
          </table:table-cell>
          <table:table-cell table:formula="of:=[Weapons.I650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on Skin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Ironskin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= 0x20000 (Armor +2)</text:p>
          </table:table-cell>
          <table:table-cell table:formula="of:=[Weapons.H437]" office:value-type="float" office:value="0" calcext:value-type="float">
            <text:p/>
          </table:table-cell>
          <table:table-cell table:formula="of:=[Weapons.I437]" office:value-type="string" office:string-value="ethereal" calcext:value-type="string">
            <text:p>ethereal</text:p>
          </table:table-cell>
          <table:table-cell table:number-columns-repeated="101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5]" office:value-type="float" office:value="0" calcext:value-type="float">
            <text:p/>
          </table:table-cell>
          <table:table-cell table:formula="of:=[Weapons.I105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ee Magic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gle Vine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Tangle Vin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49]" office:value-type="float" office:value="0" calcext:value-type="float">
            <text:p/>
          </table:table-cell>
          <table:table-cell table:formula="of:=[Weapons.I249]" office:value-type="string" office:string-value="mundane + flying" calcext:value-type="string">
            <text:p>mundane + flying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Arrow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Poison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231]" office:value-type="float" office:value="0" calcext:value-type="float">
            <text:p/>
          </table:table-cell>
          <table:table-cell table:formula="of:=[Weapons.I231]" office:value-type="string" office:string-value="mundane" calcext:value-type="string">
            <text:p>mundane</text:p>
          </table:table-cell>
          <table:table-cell table:formula="of:=[Weapons.O231]" office:value-type="string" office:string-value="if target is affected" calcext:value-type="string">
            <text:p>if target is affected</text:p>
          </table:table-cell>
          <table:table-cell table:formula="of:=[Weapons.P231]" office:value-type="float" office:value="35" calcext:value-type="float">
            <text:p>35</text:p>
          </table:table-cell>
          <table:table-cell table:formula="of:=[Weapons.Q231]" office:value-type="string" office:string-value="Poison" calcext:value-type="string">
            <text:p>Poison</text:p>
          </table:table-cell>
          <table:table-cell table:formula="of:=[Weapons.R231]" office:value-type="float" office:value="10" calcext:value-type="float">
            <text:p>10</text:p>
          </table:table-cell>
          <table:table-cell table:formula="of:=[Weapons.S231]" office:value-type="string" office:string-value="D10 poison damage" calcext:value-type="string">
            <text:p>D10 poison damage</text:p>
          </table:table-cell>
          <table:table-cell table:formula="of:=[Weapons.T231]" office:value-type="float" office:value="0" calcext:value-type="float">
            <text:p/>
          </table:table-cell>
          <table:table-cell table:formula="of:=[Weapons.U23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e Arrow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Vine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 pierce damage</text:p>
          </table:table-cell>
          <table:table-cell table:formula="of:=[Weapons.H663]" office:value-type="float" office:value="0" calcext:value-type="float">
            <text:p/>
          </table:table-cell>
          <table:table-cell table:formula="of:=[Weapons.I663]" office:value-type="string" office:string-value="mundane" calcext:value-type="string">
            <text:p>mundane</text:p>
          </table:table-cell>
          <table:table-cell table:formula="of:=[Weapons.O663]" office:value-type="string" office:string-value="if target is affected" calcext:value-type="string">
            <text:p>if target is affected</text:p>
          </table:table-cell>
          <table:table-cell table:formula="of:=[Weapons.P663]" office:value-type="float" office:value="662" calcext:value-type="float">
            <text:p>662</text:p>
          </table:table-cell>
          <table:table-cell table:formula="of:=[Weapons.Q663]" office:value-type="string" office:string-value="Entangle" calcext:value-type="string">
            <text:p>Entangle</text:p>
          </table:table-cell>
          <table:table-cell table:formula="of:=[Weapons.R663]" office:value-type="float" office:value="512" calcext:value-type="float">
            <text:p>512</text:p>
          </table:table-cell>
          <table:table-cell table:formula="of:=[Weapons.S663]" office:value-type="string" office:string-value="= 0x200 (Entanglement)" calcext:value-type="string">
            <text:p>= 0x200 (Entanglement)</text:p>
          </table:table-cell>
          <table:table-cell table:formula="of:=[Weapons.T663]" office:value-type="float" office:value="0" calcext:value-type="float">
            <text:p/>
          </table:table-cell>
          <table:table-cell table:formula="of:=[Weapons.U663]" office:value-type="string" office:string-value="mundane + flying" calcext:value-type="string">
            <text:p>mundane + flying</text:p>
          </table:table-cell>
          <table:table-cell table:number-columns-repeated="100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 Vine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Poison Vi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331]" office:value-type="float" office:value="0" calcext:value-type="float">
            <text:p/>
          </table:table-cell>
          <table:table-cell table:formula="of:=[Weapons.I331]" office:value-type="float" office:value="0" calcext:value-type="float">
            <text:p/>
          </table:table-cell>
          <table:table-cell table:formula="of:=[Weapons.O331]" office:value-type="string" office:string-value="if target is affected" calcext:value-type="string">
            <text:p>if target is affected</text:p>
          </table:table-cell>
          <table:table-cell table:formula="of:=[Weapons.P331]" office:value-type="float" office:value="35" calcext:value-type="float">
            <text:p>35</text:p>
          </table:table-cell>
          <table:table-cell table:formula="of:=[Weapons.Q331]" office:value-type="string" office:string-value="Poison" calcext:value-type="string">
            <text:p>Poison</text:p>
          </table:table-cell>
          <table:table-cell table:formula="of:=[Weapons.R331]" office:value-type="float" office:value="5" calcext:value-type="float">
            <text:p>5</text:p>
          </table:table-cell>
          <table:table-cell table:formula="of:=[Weapons.S331]" office:value-type="string" office:string-value="D5 poison damage" calcext:value-type="string">
            <text:p>D5 poison damage</text:p>
          </table:table-cell>
          <table:table-cell table:formula="of:=[Weapons.T331]" office:value-type="float" office:value="0" calcext:value-type="float">
            <text:p/>
          </table:table-cell>
          <table:table-cell table:formula="of:=[Weapons.U33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79]" office:value-type="string" office:string-value="2 random units" calcext:value-type="string">
            <text:p>2 random units</text:p>
          </table:table-cell>
          <table:table-cell table:formula="of:=[Weapons.I79]" office:value-type="string" office:string-value="hardmr + an + mind + onlyenemy" calcext:value-type="string">
            <text:p>hardmr + an + mind + onlyenemy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strength, aoe 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Strength +2)</text:p>
          </table:table-cell>
          <table:table-cell table:formula="of:=[Weapons.H445]" office:value-type="string" office:string-value="3 squares near and including target" calcext:value-type="string">
            <text:p>3 squares near and including target</text:p>
          </table:table-cell>
          <table:table-cell table:formula="of:=[Weapons.I445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ar Cage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Briar Cag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191]" office:value-type="string" office:string-value="9 squares near and including target" calcext:value-type="string">
            <text:p>9 squares near and including target</text:p>
          </table:table-cell>
          <table:table-cell table:formula="of:=[Weapons.I191]" office:value-type="float" office:value="0" calcext:value-type="float">
            <text:p/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 Vines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Poison Vin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17]" office:value-type="string" office:string-value="3 squares near and including target" calcext:value-type="string">
            <text:p>3 squares near and including target</text:p>
          </table:table-cell>
          <table:table-cell table:formula="of:=[Weapons.I217]" office:value-type="string" office:string-value="onlyenemy" calcext:value-type="string">
            <text:p>onlyenemy</text:p>
          </table:table-cell>
          <table:table-cell table:formula="of:=[Weapons.O217]" office:value-type="string" office:string-value="if target is affected" calcext:value-type="string">
            <text:p>if target is affected</text:p>
          </table:table-cell>
          <table:table-cell table:formula="of:=[Weapons.P217]" office:value-type="float" office:value="35" calcext:value-type="float">
            <text:p>35</text:p>
          </table:table-cell>
          <table:table-cell table:formula="of:=[Weapons.Q217]" office:value-type="string" office:string-value="Poison" calcext:value-type="string">
            <text:p>Poison</text:p>
          </table:table-cell>
          <table:table-cell table:formula="of:=[Weapons.R217]" office:value-type="float" office:value="5" calcext:value-type="float">
            <text:p>5</text:p>
          </table:table-cell>
          <table:table-cell table:formula="of:=[Weapons.S217]" office:value-type="string" office:string-value="D5 poison damage" calcext:value-type="string">
            <text:p>D5 poison damage</text:p>
          </table:table-cell>
          <table:table-cell table:formula="of:=[Weapons.T217]" office:value-type="float" office:value="0" calcext:value-type="float">
            <text:p/>
          </table:table-cell>
          <table:table-cell table:formula="of:=[Weapons.U217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se of Wood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Curse of Wood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= 0x1000 (Transform into Tree)</text:p>
          </table:table-cell>
          <table:table-cell table:formula="of:=[Weapons.H284]" office:value-type="string" office:string-value="25 squares near and including target" calcext:value-type="string">
            <text:p>25 squares near and including target</text:p>
          </table:table-cell>
          <table:table-cell table:formula="of:=[Weapons.I284]" office:value-type="string" office:string-value="mr + an" calcext:value-type="string">
            <text:p>mr + an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ing Thorns</text:p>
          </table:table-cell>
          <table:table-cell office:value-type="string" calcext:value-type="string">
            <text:p>bitflag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hooting Tho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 pierce damage</text:p>
          </table:table-cell>
          <table:table-cell table:formula="of:=[Weapons.H371]" office:value-type="string" office:string-value="7 random units" calcext:value-type="string">
            <text:p>7 random units</text:p>
          </table:table-cell>
          <table:table-cell table:formula="of:=[Weapons.I371]" office:value-type="string" office:string-value="mundane" calcext:value-type="string">
            <text:p>mundane</text:p>
          </table:table-cell>
          <table:table-cell table:formula="of:=[Weapons.O371]" office:value-type="string" office:string-value="if target is affected" calcext:value-type="string">
            <text:p>if target is affected</text:p>
          </table:table-cell>
          <table:table-cell table:formula="of:=[Weapons.P371]" office:value-type="float" office:value="35" calcext:value-type="float">
            <text:p>35</text:p>
          </table:table-cell>
          <table:table-cell table:formula="of:=[Weapons.Q371]" office:value-type="string" office:string-value="Poison" calcext:value-type="string">
            <text:p>Poison</text:p>
          </table:table-cell>
          <table:table-cell table:formula="of:=[Weapons.R371]" office:value-type="float" office:value="10" calcext:value-type="float">
            <text:p>10</text:p>
          </table:table-cell>
          <table:table-cell table:formula="of:=[Weapons.S371]" office:value-type="string" office:string-value="D10 poison damage" calcext:value-type="string">
            <text:p>D10 poison damage</text:p>
          </table:table-cell>
          <table:table-cell table:formula="of:=[Weapons.T371]" office:value-type="float" office:value="0" calcext:value-type="float">
            <text:p/>
          </table:table-cell>
          <table:table-cell table:formula="of:=[Weapons.U371]" office:value-type="string" office:string-value="an" calcext:value-type="string">
            <text:p>an</text:p>
          </table:table-cell>
          <table:table-cell table:number-columns-repeated="100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chanted Slee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chanted 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formula="of:=[Weapons.H80]" office:value-type="string" office:string-value="25 squares near and including target" calcext:value-type="string">
            <text:p>25 squares near and including target</text:p>
          </table:table-cell>
          <table:table-cell table:formula="of:=[Weapons.I80]" office:value-type="string" office:string-value="mr + an + mind + onlyenemy" calcext:value-type="string">
            <text:p>mr + an + mind + onlyenemy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Dragonflies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Summon Dragonf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units summoned</text:p>
          </table:table-cell>
          <table:table-cell table:formula="of:=[Weapons.H711]" office:value-type="float" office:value="0" calcext:value-type="float">
            <text:p/>
          </table:table-cell>
          <table:table-cell table:formula="of:=[Weapons.I711]" office:value-type="string" office:string-value="an" calcext:value-type="string">
            <text:p>an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lowtoca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ild Growth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= 0x200 (Entanglement)</text:p>
          </table:table-cell>
          <table:table-cell table:formula="of:=[Weapons.H218]" office:value-type="string" office:string-value="100 squares near and including target" calcext:value-type="string">
            <text:p>100 squares near and including target</text:p>
          </table:table-cell>
          <table:table-cell table:formula="of:=[Weapons.I218]" office:value-type="string" office:string-value="an + strresist + onlyenemy" calcext:value-type="string">
            <text:p>an + strresist + onlyenemy</text:p>
          </table:table-cell>
          <table:table-cell table:number-columns-repeated="101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slowtocas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blunt damage</text:p>
          </table:table-cell>
          <table:table-cell table:formula="of:=[Weapons.H318]" office:value-type="string" office:string-value="All squares" calcext:value-type="string">
            <text:p>All squares</text:p>
          </table:table-cell>
          <table:table-cell table:formula="of:=[Weapons.I318]" office:value-type="string" office:string-value="mundane + flying" calcext:value-type="string">
            <text:p>mundane + flying</text:p>
          </table:table-cell>
          <table:table-cell table:formula="of:=[Weapons.O318]" office:value-type="string" office:string-value="if target is affected" calcext:value-type="string">
            <text:p>if target is affected</text:p>
          </table:table-cell>
          <table:table-cell table:formula="of:=[Weapons.P318]" office:value-type="float" office:value="118" calcext:value-type="float">
            <text:p>118</text:p>
          </table:table-cell>
          <table:table-cell table:formula="of:=[Weapons.Q318]" office:value-type="string" office:string-value="aff (str-resistable)" calcext:value-type="string">
            <text:p>aff (str-resistable)</text:p>
          </table:table-cell>
          <table:table-cell table:formula="of:=[Weapons.R318]" office:value-type="float" office:value="64" calcext:value-type="float">
            <text:p>64</text:p>
          </table:table-cell>
          <table:table-cell table:formula="of:=[Weapons.S318]" office:value-type="string" office:string-value="= 0x40 (Stun)" calcext:value-type="string">
            <text:p>= 0x40 (Stun)</text:p>
          </table:table-cell>
          <table:table-cell table:formula="of:=[Weapons.T318]" office:value-type="float" office:value="0" calcext:value-type="float">
            <text:p/>
          </table:table-cell>
          <table:table-cell table:formula="of:=[Weapons.U318]" office:value-type="string" office:string-value="an + strresist" calcext:value-type="string">
            <text:p>an + strresis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rology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light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Star 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magic damage</text:p>
          </table:table-cell>
          <table:table-cell table:formula="of:=[Weapons.H353]" office:value-type="float" office:value="0" calcext:value-type="float">
            <text:p/>
          </table:table-cell>
          <table:table-cell table:formula="of:=[Weapons.I353]" office:value-type="string" office:string-value="an" calcext:value-type="string">
            <text:p>an</text:p>
          </table:table-cell>
          <table:table-cell table:formula="of:=[Weapons.O353]" office:value-type="string" office:string-value="if target is affected" calcext:value-type="string">
            <text:p>if target is affected</text:p>
          </table:table-cell>
          <table:table-cell table:formula="of:=[Weapons.P353]" office:value-type="float" office:value="352" calcext:value-type="float">
            <text:p>352</text:p>
          </table:table-cell>
          <table:table-cell table:formula="of:=[Weapons.Q353]" office:value-type="string" office:string-value="aff (easymr)" calcext:value-type="string">
            <text:p>aff (easymr)</text:p>
          </table:table-cell>
          <table:table-cell table:formula="of:=[Weapons.R353]" office:value-type="float" office:value="16" calcext:value-type="float">
            <text:p>16</text:p>
          </table:table-cell>
          <table:table-cell table:formula="of:=[Weapons.S353]" office:value-type="string" office:string-value="= 0x10 (Paralyzation)" calcext:value-type="string">
            <text:p>= 0x10 (Paralyzation)</text:p>
          </table:table-cell>
          <table:table-cell table:formula="of:=[Weapons.T353]" office:value-type="float" office:value="0" calcext:value-type="float">
            <text:p/>
          </table:table-cell>
          <table:table-cell table:formula="of:=[Weapons.U353]" office:value-type="string" office:string-value="easymr" calcext:value-type="string">
            <text:p>easymr</text:p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d Burn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Mind B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 magic damage</text:p>
          </table:table-cell>
          <table:table-cell table:formula="of:=[Weapons.H352]" office:value-type="float" office:value="0" calcext:value-type="float">
            <text:p/>
          </table:table-cell>
          <table:table-cell table:formula="of:=[Weapons.I352]" office:value-type="string" office:string-value="hardmr + an + mind" calcext:value-type="string">
            <text:p>hardmr + an + mi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lyze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Paraly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234]" office:value-type="float" office:value="0" calcext:value-type="float">
            <text:p/>
          </table:table-cell>
          <table:table-cell table:formula="of:=[Weapons.I234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ds of the Void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Words of the Vo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= 0x40 (Stun)</text:p>
          </table:table-cell>
          <table:table-cell table:formula="of:=[Weapons.H355]" office:value-type="string" office:string-value="3 random units" calcext:value-type="string">
            <text:p>3 random units</text:p>
          </table:table-cell>
          <table:table-cell table:formula="of:=[Weapons.I355]" office:value-type="string" office:string-value="mr" calcext:value-type="string">
            <text:p>mr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 the Stars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357]" office:value-type="string" office:string-value="2 random units" calcext:value-type="string">
            <text:p>2 random units</text:p>
          </table:table-cell>
          <table:table-cell table:formula="of:=[Weapons.I357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usion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onfusion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3]" office:value-type="float" office:value="0" calcext:value-type="float">
            <text:p/>
          </table:table-cell>
          <table:table-cell table:formula="of:=[Weapons.I453]" office:value-type="string" office:string-value="mr + nostr + mind" calcext:value-type="string">
            <text:p>mr + nostr + mi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light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Moon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0]" office:value-type="float" office:value="0" calcext:value-type="float">
            <text:p/>
          </table:table-cell>
          <table:table-cell table:formula="of:=[Weapons.I460]" office:value-type="string" office:string-value="an + onlyenemy" calcext:value-type="string">
            <text:p>an + onlyenemy</text:p>
          </table:table-cell>
          <table:table-cell table:formula="of:=[Weapons.O460]" office:value-type="string" office:string-value="if target is affected" calcext:value-type="string">
            <text:p>if target is affected</text:p>
          </table:table-cell>
          <table:table-cell table:formula="of:=[Weapons.P460]" office:value-type="float" office:value="451" calcext:value-type="float">
            <text:p>451</text:p>
          </table:table-cell>
          <table:table-cell table:formula="of:=[Weapons.Q460]" office:value-type="string" office:string-value="Confusion" calcext:value-type="string">
            <text:p>Confusion</text:p>
          </table:table-cell>
          <table:table-cell table:formula="of:=[Weapons.R460]" office:value-type="float" office:value="262144" calcext:value-type="float">
            <text:p>262144</text:p>
          </table:table-cell>
          <table:table-cell table:formula="of:=[Weapons.S460]" office:value-type="string" office:string-value="= 0x40000 (Confusion)" calcext:value-type="string">
            <text:p>= 0x40000 (Confusion)</text:p>
          </table:table-cell>
          <table:table-cell table:formula="of:=[Weapons.T460]" office:value-type="float" office:value="0" calcext:value-type="float">
            <text:p/>
          </table:table-cell>
          <table:table-cell table:formula="of:=[Weapons.U460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 Showers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Star Show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 magic damage</text:p>
          </table:table-cell>
          <table:table-cell table:formula="of:=[Weapons.H347]" office:value-type="string" office:string-value="5 random units" calcext:value-type="string">
            <text:p>5 random units</text:p>
          </table:table-cell>
          <table:table-cell table:formula="of:=[Weapons.I347]" office:value-type="string" office:string-value="an" calcext:value-type="string">
            <text:p>an</text:p>
          </table:table-cell>
          <table:table-cell table:formula="of:=[Weapons.O347]" office:value-type="string" office:string-value="if target is affected" calcext:value-type="string">
            <text:p>if target is affected</text:p>
          </table:table-cell>
          <table:table-cell table:formula="of:=[Weapons.P347]" office:value-type="float" office:value="15" calcext:value-type="float">
            <text:p>15</text:p>
          </table:table-cell>
          <table:table-cell table:formula="of:=[Weapons.Q347]" office:value-type="string" office:string-value="aff (mr)" calcext:value-type="string">
            <text:p>aff (mr)</text:p>
          </table:table-cell>
          <table:table-cell table:formula="of:=[Weapons.R347]" office:value-type="float" office:value="16" calcext:value-type="float">
            <text:p>16</text:p>
          </table:table-cell>
          <table:table-cell table:formula="of:=[Weapons.S347]" office:value-type="string" office:string-value="= 0x10 (Paralyzation)" calcext:value-type="string">
            <text:p>= 0x10 (Paralyzation)</text:p>
          </table:table-cell>
          <table:table-cell table:formula="of:=[Weapons.T347]" office:value-type="float" office:value="0" calcext:value-type="float">
            <text:p/>
          </table:table-cell>
          <table:table-cell table:formula="of:=[Weapons.U347]" office:value-type="string" office:string-value="mr" calcext:value-type="string">
            <text:p>mr</text:p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lay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Soul Slay (+mr-paralyze)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999 magic damage</text:p>
          </table:table-cell>
          <table:table-cell table:formula="of:=[Weapons.H346]" office:value-type="float" office:value="0" calcext:value-type="float">
            <text:p/>
          </table:table-cell>
          <table:table-cell table:formula="of:=[Weapons.I346]" office:value-type="string" office:string-value="hardmr + an + mind" calcext:value-type="string">
            <text:p>hardmr + an + mind</text:p>
          </table:table-cell>
          <table:table-cell table:formula="of:=[Weapons.O346]" office:value-type="string" office:string-value="once target is hit" calcext:value-type="string">
            <text:p>once target is hit</text:p>
          </table:table-cell>
          <table:table-cell table:formula="of:=[Weapons.P346]" office:value-type="float" office:value="436" calcext:value-type="float">
            <text:p>436</text:p>
          </table:table-cell>
          <table:table-cell table:formula="of:=[Weapons.Q346]" office:value-type="string" office:string-value="aff (mind+mr)" calcext:value-type="string">
            <text:p>aff (mind+mr)</text:p>
          </table:table-cell>
          <table:table-cell table:formula="of:=[Weapons.R346]" office:value-type="float" office:value="16" calcext:value-type="float">
            <text:p>16</text:p>
          </table:table-cell>
          <table:table-cell table:formula="of:=[Weapons.S346]" office:value-type="string" office:string-value="= 0x10 (Paralyzation)" calcext:value-type="string">
            <text:p>= 0x10 (Paralyzation)</text:p>
          </table:table-cell>
          <table:table-cell table:formula="of:=[Weapons.T346]" office:value-type="float" office:value="0" calcext:value-type="float">
            <text:p/>
          </table:table-cell>
          <table:table-cell table:formula="of:=[Weapons.U346]" office:value-type="string" office:string-value="mr + mind" calcext:value-type="string">
            <text:p>mr + mind</text:p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de Mind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Invade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lave</text:p>
          </table:table-cell>
          <table:table-cell table:formula="of:=[Weapons.H646]" office:value-type="float" office:value="0" calcext:value-type="float">
            <text:p/>
          </table:table-cell>
          <table:table-cell table:formula="of:=[Weapons.I646]" office:value-type="string" office:string-value="mr + an + mind" calcext:value-type="string">
            <text:p>mr + an + mi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slowtoca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te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40 blunt damage</text:p>
          </table:table-cell>
          <table:table-cell table:formula="of:=[Weapons.H61]" office:value-type="float" office:value="0" calcext:value-type="float">
            <text:p/>
          </table:table-cell>
          <table:table-cell table:formula="of:=[Weapons.I61]" office:value-type="string" office:string-value="scatter" calcext:value-type="string">
            <text:p>scatter</text:p>
          </table:table-cell>
          <table:table-cell table:formula="of:=[Weapons.O61]" office:value-type="string" office:string-value="once target is hit" calcext:value-type="string">
            <text:p>once target is hit</text:p>
          </table:table-cell>
          <table:table-cell table:formula="of:=[Weapons.P61]" office:value-type="float" office:value="191" calcext:value-type="float">
            <text:p>191</text:p>
          </table:table-cell>
          <table:table-cell table:formula="of:=[Weapons.Q61]" office:value-type="string" office:string-value="Meteor Flame Burst" calcext:value-type="string">
            <text:p>Meteor Flame Burst</text:p>
          </table:table-cell>
          <table:table-cell table:formula="of:=[Weapons.R61]" office:value-type="float" office:value="8" calcext:value-type="float">
            <text:p>8</text:p>
          </table:table-cell>
          <table:table-cell table:formula="of:=[Weapons.S61]" office:value-type="string" office:string-value="D8 fire damage" calcext:value-type="string">
            <text:p>D8 fire damage</text:p>
          </table:table-cell>
          <table:table-cell table:formula="of:=[Weapons.T61]" office:value-type="string" office:string-value="5 squares near and including target" calcext:value-type="string">
            <text:p>5 squares near and including target</text:p>
          </table:table-cell>
          <table:table-cell table:formula="of:=[Weapons.U61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sight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358]" office:value-type="string" office:string-value="5 random units" calcext:value-type="string">
            <text:p>5 random units</text:p>
          </table:table-cell>
          <table:table-cell table:formula="of:=[Weapons.I358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tal Overload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Mental Overload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= 0x40000 (Confusion)</text:p>
          </table:table-cell>
          <table:table-cell table:formula="of:=[Weapons.H457]" office:value-type="string" office:string-value="4 random units" calcext:value-type="string">
            <text:p>4 random units</text:p>
          </table:table-cell>
          <table:table-cell table:formula="of:=[Weapons.I457]" office:value-type="string" office:string-value="mr + nostr + mind + onlyenemy" calcext:value-type="string">
            <text:p>mr + nostr + mind + onlyenemy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nbeams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Moonbe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61]" office:value-type="string" office:string-value="9 squares near and including target" calcext:value-type="string">
            <text:p>9 squares near and including target</text:p>
          </table:table-cell>
          <table:table-cell table:formula="of:=[Weapons.I461]" office:value-type="string" office:string-value="an + onlyenemy" calcext:value-type="string">
            <text:p>an + onlyenemy</text:p>
          </table:table-cell>
          <table:table-cell table:formula="of:=[Weapons.O461]" office:value-type="string" office:string-value="if target is affected" calcext:value-type="string">
            <text:p>if target is affected</text:p>
          </table:table-cell>
          <table:table-cell table:formula="of:=[Weapons.P461]" office:value-type="float" office:value="451" calcext:value-type="float">
            <text:p>451</text:p>
          </table:table-cell>
          <table:table-cell table:formula="of:=[Weapons.Q461]" office:value-type="string" office:string-value="Confusion" calcext:value-type="string">
            <text:p>Confusion</text:p>
          </table:table-cell>
          <table:table-cell table:formula="of:=[Weapons.R461]" office:value-type="float" office:value="262144" calcext:value-type="float">
            <text:p>262144</text:p>
          </table:table-cell>
          <table:table-cell table:formula="of:=[Weapons.S461]" office:value-type="string" office:string-value="= 0x40000 (Confusion)" calcext:value-type="string">
            <text:p>= 0x40000 (Confusion)</text:p>
          </table:table-cell>
          <table:table-cell table:formula="of:=[Weapons.T461]" office:value-type="float" office:value="0" calcext:value-type="float">
            <text:p/>
          </table:table-cell>
          <table:table-cell table:formula="of:=[Weapons.U461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eor Showers</text:p>
          </table:table-cell>
          <table:table-cell office:value-type="string" calcext:value-type="string">
            <text:p>slowtoc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eor Show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35 blunt damage</text:p>
          </table:table-cell>
          <table:table-cell table:formula="of:=[Weapons.H62]" office:value-type="string" office:string-value="25% of all squares" calcext:value-type="string">
            <text:p>25% of all squares</text:p>
          </table:table-cell>
          <table:table-cell table:formula="of:=[Weapons.I62]" office:value-type="float" office:value="0" calcext:value-type="float">
            <text:p/>
          </table:table-cell>
          <table:table-cell table:formula="of:=[Weapons.O62]" office:value-type="string" office:string-value="once target is hit" calcext:value-type="string">
            <text:p>once target is hit</text:p>
          </table:table-cell>
          <table:table-cell table:formula="of:=[Weapons.P62]" office:value-type="float" office:value="191" calcext:value-type="float">
            <text:p>191</text:p>
          </table:table-cell>
          <table:table-cell table:formula="of:=[Weapons.Q62]" office:value-type="string" office:string-value="Meteor Flame Burst" calcext:value-type="string">
            <text:p>Meteor Flame Burst</text:p>
          </table:table-cell>
          <table:table-cell table:formula="of:=[Weapons.R62]" office:value-type="float" office:value="8" calcext:value-type="float">
            <text:p>8</text:p>
          </table:table-cell>
          <table:table-cell table:formula="of:=[Weapons.S62]" office:value-type="string" office:string-value="D8 fire damage" calcext:value-type="string">
            <text:p>D8 fire damage</text:p>
          </table:table-cell>
          <table:table-cell table:formula="of:=[Weapons.T62]" office:value-type="string" office:string-value="5 squares near and including target" calcext:value-type="string">
            <text:p>5 squares near and including target</text:p>
          </table:table-cell>
          <table:table-cell table:formula="of:=[Weapons.U62]" office:value-type="float" office:value="0" calcext:value-type="float">
            <text:p/>
          </table:table-cell>
          <table:table-cell table:number-columns-repeated="100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d Vortex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aff (mr)[paralyze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348]" office:value-type="string" office:string-value="All squares" calcext:value-type="string">
            <text:p>All squares</text:p>
          </table:table-cell>
          <table:table-cell table:formula="of:=[Weapons.I348]" office:value-type="string" office:string-value="easymr + mind" calcext:value-type="string">
            <text:p>easymr + mi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tal Hold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Strange Hym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 0x10 (Paralyzation)</text:p>
          </table:table-cell>
          <table:table-cell table:formula="of:=[Weapons.H345]" office:value-type="string" office:string-value="25 squares near and including target" calcext:value-type="string">
            <text:p>25 squares near and including target</text:p>
          </table:table-cell>
          <table:table-cell table:formula="of:=[Weapons.I345]" office:value-type="string" office:string-value="easymr" calcext:value-type="string">
            <text:p>easymr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 Foretelling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Luck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= 0x80 (Luck)</text:p>
          </table:table-cell>
          <table:table-cell table:formula="of:=[Weapons.H106]" office:value-type="string" office:string-value="25 squares near and including target" calcext:value-type="string">
            <text:p>25 squares near and including target</text:p>
          </table:table-cell>
          <table:table-cell table:formula="of:=[Weapons.I106]" office:value-type="string" office:string-value="onlyfriend" calcext:value-type="string">
            <text:p>onlyfriend</text:p>
          </table:table-cell>
          <table:table-cell table:number-columns-repeated="1014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ar Brilliance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Lunar Brill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 magic damage</text:p>
          </table:table-cell>
          <table:table-cell table:formula="of:=[Weapons.H459]" office:value-type="string" office:string-value="25 squares near and including target" calcext:value-type="string">
            <text:p>25 squares near and including target</text:p>
          </table:table-cell>
          <table:table-cell table:formula="of:=[Weapons.I459]" office:value-type="string" office:string-value="an + onlyenemy" calcext:value-type="string">
            <text:p>an + onlyenemy</text:p>
          </table:table-cell>
          <table:table-cell table:formula="of:=[Weapons.O459]" office:value-type="string" office:string-value="if target is affected" calcext:value-type="string">
            <text:p>if target is affected</text:p>
          </table:table-cell>
          <table:table-cell table:formula="of:=[Weapons.P459]" office:value-type="float" office:value="451" calcext:value-type="float">
            <text:p>451</text:p>
          </table:table-cell>
          <table:table-cell table:formula="of:=[Weapons.Q459]" office:value-type="string" office:string-value="Confusion" calcext:value-type="string">
            <text:p>Confusion</text:p>
          </table:table-cell>
          <table:table-cell table:formula="of:=[Weapons.R459]" office:value-type="float" office:value="262144" calcext:value-type="float">
            <text:p>262144</text:p>
          </table:table-cell>
          <table:table-cell table:formula="of:=[Weapons.S459]" office:value-type="string" office:string-value="= 0x40000 (Confusion)" calcext:value-type="string">
            <text:p>= 0x40000 (Confusion)</text:p>
          </table:table-cell>
          <table:table-cell table:formula="of:=[Weapons.T459]" office:value-type="float" office:value="0" calcext:value-type="float">
            <text:p/>
          </table:table-cell>
          <table:table-cell table:formula="of:=[Weapons.U459]" office:value-type="string" office:string-value="mr + nostr + mind" calcext:value-type="string">
            <text:p>mr + nostr + mind</text:p>
          </table:table-cell>
          <table:table-cell table:number-columns-repeated="1007"/>
        </table:table-row>
        <table:table-row table:style-name="ro2" table:number-rows-repeated="10476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hs" table:style-name="ta1">
        <table:table-column table:style-name="co39" table:default-cell-style-name="ce15"/>
        <table:table-column table:style-name="co40" table:default-cell-style-name="ce16"/>
        <table:table-column table:style-name="co4" table:default-cell-style-name="ce15"/>
        <table:table-column table:style-name="co41" table:number-columns-repeated="3" table:default-cell-style-name="ce15"/>
        <table:table-column table:style-name="co25" table:number-columns-repeated="1018" table:default-cell-style-name="ce15"/>
        <table:table-row table:style-name="ro4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path</text:p>
          </table:table-cell>
          <table:table-cell table:style-name="ce1" office:value-type="string" calcext:value-type="string">
            <text:p>spells</text:p>
            <text:p>total</text:p>
          </table:table-cell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level 3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fernal Magic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emental Magi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yromanc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ydromancy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orm Magic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eomancy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dge Magic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if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rk Magi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ul Magic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lood Magi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ystal Sorce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rnet Sorcery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ade Sorcer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yx Sorc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hite Mag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iritis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ortune Magi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olar Magic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ysticis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rpent Magic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olden Magic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ron Arcan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Kuro D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ayer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nchantmen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rost Magic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ark Prayer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Wizardry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hamanis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r and the Su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igh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a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loody Moth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ahualli Magic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omman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lack Mag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ecromancy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ruidis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itcher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oll Magic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oid Magic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llusionis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ge Magic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warf Magic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ladie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ast Ward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arrior Ward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aladin Mag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amine Magi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igh Arcan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on Magi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ilver Arcan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orest Mag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lchem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old Arcana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etal Arca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k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eath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ree Magic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strolog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nds" table:style-name="ta1">
        <office:forms form:automatic-focus="false" form:apply-design-mode="false"/>
        <table:table-column table:style-name="co7" table:default-cell-style-name="ce25"/>
        <table:table-column table:style-name="co20" table:default-cell-style-name="ce25"/>
        <table:table-column table:style-name="co47" table:default-cell-style-name="ce25"/>
        <table:table-column table:style-name="co25" table:number-columns-repeated="1021" table:default-cell-style-name="ce25"/>
        <table:table-row table:style-name="ro2">
          <table:table-cell table:style-name="ce5" office:value-type="string" calcext:value-type="string">
            <text:p>№</text:p>
          </table:table-cell>
          <table:table-cell table:style-name="ce26" office:value-type="string" calcext:value-type="string">
            <text:p>sound</text:p>
          </table:table-cell>
          <table:table-cell table:style-name="ce26"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wosh.smp</text:p>
          </table:table-cell>
          <table:table-cell office:value-type="string" calcext:value-type="string">
            <text:p>move s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ear.smp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ringit.smp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pulse.smp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mbush.wav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me_click.sw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ame_highlight.sw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assclick.wav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ord.wav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hip.sw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ubble.sw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onk.smp</text:p>
          </table:table-cell>
          <table:table-cell office:value-type="string" calcext:value-type="string">
            <text:p>heavy blow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tapult.wav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ossb.smp</text:p>
          </table:table-cell>
          <table:table-cell office:value-type="string" calcext:value-type="string">
            <text:p>crossbow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il.smp</text:p>
          </table:table-cell>
          <table:table-cell office:value-type="string" calcext:value-type="string">
            <text:p>arrow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ling.sw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re.smp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quake.smp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rain.smp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avelin.smp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land.smp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apid.smp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ear.smp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irduct.smp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l.smp</text:p>
          </table:table-cell>
          <table:table-cell office:value-type="string" calcext:value-type="string">
            <text:p>lightning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rowl.smp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owl.sw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hunder.smp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ag.smp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odlat.smp</text:p>
          </table:table-cell>
          <table:table-cell office:value-type="string" calcext:value-type="string">
            <text:p>blessing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yme.smp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gic.smp</text:p>
          </table:table-cell>
          <table:table-cell office:value-type="string" calcext:value-type="string">
            <text:p>enchantment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rtyr.smp</text:p>
          </table:table-cell>
          <table:table-cell office:value-type="string" calcext:value-type="string">
            <text:p>pain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it1.smp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it2.smp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it3.smp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it4.smp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it5.smp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mallsnow.sw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now.sw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hatter.smp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ump.smp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muller.smp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keleton.smp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rpa.smp</text:p>
          </table:table-cell>
          <table:table-cell office:value-type="string" calcext:value-type="string">
            <text:p>harp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arth.smp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lasror.smp</text:p>
          </table:table-cell>
          <table:table-cell office:value-type="string" calcext:value-type="string">
            <text:p>blowgun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kor.smp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lefant.smp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rgele.smp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asande.smp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ris.smp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ir.smp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uller.smp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whip.smp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tab.smp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igrydoo.smp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rchhit.smp</text:p>
          </table:table-cell>
          <table:table-cell office:value-type="string" calcext:value-type="string">
            <text:p>summoning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uffled.smp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klapp.smp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wind2.smp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wish.smp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rums.smp</text:p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laugh1.smp</text:p>
          </table:table-cell>
          <table:table-cell table:number-columns-repeated="10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laugh2.smp</text:p>
          </table:table-cell>
          <table:table-cell table:number-columns-repeated="102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ird2.smp</text:p>
          </table:table-cell>
          <table:table-cell table:number-columns-repeated="102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windshort.wav</text:p>
          </table:table-cell>
          <table:table-cell table:number-columns-repeated="102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ap.smp</text:p>
          </table:table-cell>
          <table:table-cell table:number-columns-repeated="102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mallfire.smp</text:p>
          </table:table-cell>
          <table:table-cell table:number-columns-repeated="102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lash.wav</text:p>
          </table:table-cell>
          <table:table-cell table:number-columns-repeated="102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echo.wav</text:p>
          </table:table-cell>
          <table:table-cell table:number-columns-repeated="102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erie.wav</text:p>
          </table:table-cell>
          <table:table-cell table:number-columns-repeated="102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energy.wav</text:p>
          </table:table-cell>
          <table:table-cell table:number-columns-repeated="102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frog.wav</text:p>
          </table:table-cell>
          <table:table-cell table:number-columns-repeated="102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swish.wav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ron.wav</text:p>
          </table:table-cell>
          <table:table-cell table:number-columns-repeated="102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knife1.wav</text:p>
          </table:table-cell>
          <table:table-cell table:number-columns-repeated="102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knife2.wav</text:p>
          </table:table-cell>
          <table:table-cell table:number-columns-repeated="102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lion.sw</text:p>
          </table:table-cell>
          <table:table-cell table:number-columns-repeated="102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lion2.sw</text:p>
          </table:table-cell>
          <table:table-cell table:number-columns-repeated="102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_death.sw</text:p>
          </table:table-cell>
          <table:table-cell table:number-columns-repeated="102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_death2.sw</text:p>
          </table:table-cell>
          <table:table-cell table:number-columns-repeated="102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_death2.sw</text:p>
          </table:table-cell>
          <table:table-cell table:number-columns-repeated="102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_death.sw</text:p>
          </table:table-cell>
          <table:table-cell table:number-columns-repeated="102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it_impact.sw</text:p>
          </table:table-cell>
          <table:table-cell table:number-columns-repeated="102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nake.sw</text:p>
          </table:table-cell>
          <table:table-cell table:number-columns-repeated="102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ron.sw</text:p>
          </table:table-cell>
          <table:table-cell table:number-columns-repeated="102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whip.sw</text:p>
          </table:table-cell>
          <table:table-cell table:number-columns-repeated="102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water1.wav</text:p>
          </table:table-cell>
          <table:table-cell table:number-columns-repeated="102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water2.wav</text:p>
          </table:table-cell>
          <table:table-cell table:number-columns-repeated="102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omb.sw</text:p>
          </table:table-cell>
          <table:table-cell table:number-columns-repeated="102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xxx</text:p>
          </table:table-cell>
          <table:table-cell table:number-columns-repeated="102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rumpet.sw</text:p>
          </table:table-cell>
          <table:table-cell table:number-columns-repeated="102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ncorp.sw</text:p>
          </table:table-cell>
          <table:table-cell table:number-columns-repeated="102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swosh2.sw</text:p>
          </table:table-cell>
          <table:table-cell table:number-columns-repeated="102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whip2.sw</text:p>
          </table:table-cell>
          <table:table-cell table:number-columns-repeated="102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springgun.sw</text:p>
          </table:table-cell>
          <table:table-cell table:number-columns-repeated="102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egabless.sw</text:p>
          </table:table-cell>
          <table:table-cell table:number-columns-repeated="102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izzle.sw</text:p>
          </table:table-cell>
          <table:table-cell table:number-columns-repeated="102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shortsizz.sw</text:p>
          </table:table-cell>
          <table:table-cell table:number-columns-repeated="102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wind.sw</text:p>
          </table:table-cell>
          <table:table-cell table:number-columns-repeated="102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windshort2.sw</text:p>
          </table:table-cell>
          <table:table-cell table:number-columns-repeated="102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hortsag.sw</text:p>
          </table:table-cell>
          <table:table-cell table:number-columns-repeated="102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aughter.sw</text:p>
          </table:table-cell>
          <table:table-cell table:number-columns-repeated="102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orn.sw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drian7.sw2</text:p>
          </table:table-cell>
          <table:table-cell table:number-columns-repeated="102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adrian10.sw2</text:p>
          </table:table-cell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drian11.sw2</text:p>
          </table:table-cell>
          <table:table-cell table:number-columns-repeated="102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adrian13.sw2</text:p>
          </table:table-cell>
          <table:table-cell table:number-columns-repeated="102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drian14.sw2</text:p>
          </table:table-cell>
          <table:table-cell table:number-columns-repeated="102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adrian17.sw2</text:p>
          </table:table-cell>
          <table:table-cell table:number-columns-repeated="102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drian18.sw2</text:p>
          </table:table-cell>
          <table:table-cell table:number-columns-repeated="102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drian20.sw2</text:p>
          </table:table-cell>
          <table:table-cell table:number-columns-repeated="102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drian22.sw2</text:p>
          </table:table-cell>
          <table:table-cell table:number-columns-repeated="102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drian23.sw2</text:p>
          </table:table-cell>
          <table:table-cell table:number-columns-repeated="102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drian24.sw2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drian25.sw2</text:p>
          </table:table-cell>
          <table:table-cell table:number-columns-repeated="102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drian26.sw2</text:p>
          </table:table-cell>
          <table:table-cell table:number-columns-repeated="102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adrian29.sw2</text:p>
          </table:table-cell>
          <table:table-cell table:number-columns-repeated="102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drian30.sw2</text:p>
          </table:table-cell>
          <table:table-cell table:number-columns-repeated="102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drian52.sw2</text:p>
          </table:table-cell>
          <table:table-cell table:number-columns-repeated="102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adrian64.sw2</text:p>
          </table:table-cell>
          <table:table-cell table:number-columns-repeated="102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adrian72.sw2</text:p>
          </table:table-cell>
          <table:table-cell table:number-columns-repeated="102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drian73.sw2</text:p>
          </table:table-cell>
          <table:table-cell table:number-columns-repeated="102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adrian74.sw2</text:p>
          </table:table-cell>
          <table:table-cell table:number-columns-repeated="102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drian89.sw2</text:p>
          </table:table-cell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adrian92.sw2</text:p>
          </table:table-cell>
          <table:table-cell table:number-columns-repeated="102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adrian110.sw2</text:p>
          </table:table-cell>
          <table:table-cell table:number-columns-repeated="102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adrian116.sw2</text:p>
          </table:table-cell>
          <table:table-cell table:number-columns-repeated="102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adrian129.sw2</text:p>
          </table:table-cell>
          <table:table-cell table:number-columns-repeated="102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drian130.sw2</text:p>
          </table:table-cell>
          <table:table-cell table:number-columns-repeated="102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adrian226.sw2</text:p>
          </table:table-cell>
          <table:table-cell table:number-columns-repeated="102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adrian233.sw2</text:p>
          </table:table-cell>
          <table:table-cell table:number-columns-repeated="1022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number:min-integer-digits="1" number:grouping="true"/>
    </number:number-style>
    <number:number-style style:name="N123P1" style:volatile="true">
      <number:text>-</number:text>
      <number:number number:decimal-places="2" number:min-integer-digits="1" number:grouping="true"/>
    </number:number-style>
    <number:number-style style:name="N123P2" style:volatile="true">
      <number:text/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5:56:20.844248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5:56:32.593204999</dc:date>
    <meta:generator>LibreOffice/4.2.8.2$Linux_X86_64 LibreOffice_project/420m0$Build-2</meta:generator>
    <meta:editing-duration>PT6H7M39S</meta:editing-duration>
    <meta:editing-cycles>9</meta:editing-cycles>
    <meta:document-statistic meta:table-count="4" meta:cell-count="18201" meta:object-count="0"/>
  </office:meta>
</office:document-meta>
</file>